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20_3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9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2" style:family="table-cell" style:parent-style-name="Excel_5f_BuiltIn_5f_Currency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Excel_5f_BuiltIn_5f_Comma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Currency_20_3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Comma_20_3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Comma_20_3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Currency_20_2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Comma_20_2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Currency_20_2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Comma_20_2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Currenc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Comma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25"/>
        <table:table-column table:style-name="co1" table:default-cell-style-name="Default"/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23398068" calcext:value-type="float">
            <text:p><text:s/>$23,398,068 </text:p>
          </table:table-cell>
          <table:table-cell table:style-name="ce24" office:value-type="float" office:value="158.748281781113" calcext:value-type="float">
            <text:p><text:s/>$158.75 </text:p>
          </table:table-cell>
          <table:table-cell office:value-type="float" office:value="196.2521509318" calcext:value-type="float">
            <text:p>196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621438" calcext:value-type="float">
            <text:p>621,438 </text:p>
          </table:table-cell>
          <table:table-cell office:value-type="float" office:value="100.686649384316" calcext:value-type="float">
            <text:p>100.69 </text:p>
          </table:table-cell>
          <table:table-cell office:value-type="float" office:value="124.473608722479" calcext:value-type="float">
            <text:p>124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12-2013</text:p>
          </table:table-cell>
          <table:table-cell office:value-type="float" office:value="1406050" calcext:value-type="float">
            <text:p>1,406,050 </text:p>
          </table:table-cell>
          <table:table-cell office:value-type="float" office:value="79.4288780928709" calcext:value-type="float">
            <text:p>79.43 </text:p>
          </table:table-cell>
          <table:table-cell office:value-type="float" office:value="98.1937441900565" calcext:value-type="float">
            <text:p>98.1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12-2013</text:p>
          </table:table-cell>
          <table:table-cell office:value-type="float" office:value="323632" calcext:value-type="float">
            <text:p>323,632 </text:p>
          </table:table-cell>
          <table:table-cell office:value-type="float" office:value="48.2025618111409" calcext:value-type="float">
            <text:p>48.20 </text:p>
          </table:table-cell>
          <table:table-cell office:value-type="float" office:value="59.5902918111767" calcext:value-type="float">
            <text:p>59.5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12-2013</text:p>
          </table:table-cell>
          <table:table-cell office:value-type="float" office:value="5061943" calcext:value-type="float">
            <text:p>5,061,943 </text:p>
          </table:table-cell>
          <table:table-cell office:value-type="float" office:value="112.305437845273" calcext:value-type="float">
            <text:p>112.31 </text:p>
          </table:table-cell>
          <table:table-cell office:value-type="float" office:value="138.837305772305" calcext:value-type="float">
            <text:p>138.8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12-2013</text:p>
          </table:table-cell>
          <table:table-cell office:value-type="float" office:value="13760470" calcext:value-type="float">
            <text:p>13,760,470 </text:p>
          </table:table-cell>
          <table:table-cell office:value-type="float" office:value="60.2974015161474" calcext:value-type="float">
            <text:p>60.30 </text:p>
          </table:table-cell>
          <table:table-cell office:value-type="float" office:value="74.542505974702" calcext:value-type="float">
            <text:p>74.5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12-2013</text:p>
          </table:table-cell>
          <table:table-cell office:value-type="float" office:value="1698228" calcext:value-type="float">
            <text:p>1,698,228 </text:p>
          </table:table-cell>
          <table:table-cell office:value-type="float" office:value="96.3478951548848" calcext:value-type="float">
            <text:p>96.35 </text:p>
          </table:table-cell>
          <table:table-cell office:value-type="float" office:value="119.109835078211" calcext:value-type="float">
            <text:p>119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12-2013</text:p>
          </table:table-cell>
          <table:table-cell office:value-type="float" office:value="641369" calcext:value-type="float">
            <text:p>641,369 </text:p>
          </table:table-cell>
          <table:table-cell office:value-type="float" office:value="99.9017133956386" calcext:value-type="float">
            <text:p>99.90 </text:p>
          </table:table-cell>
          <table:table-cell office:value-type="float" office:value="123.5032336457" calcext:value-type="float">
            <text:p>123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12-2013</text:p>
          </table:table-cell>
          <table:table-cell office:value-type="float" office:value="4714975" calcext:value-type="float">
            <text:p>4,714,975 </text:p>
          </table:table-cell>
          <table:table-cell office:value-type="float" office:value="108.639976958525" calcext:value-type="float">
            <text:p>108.64 </text:p>
          </table:table-cell>
          <table:table-cell office:value-type="float" office:value="134.305889273747" calcext:value-type="float">
            <text:p>134.3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12-2013</text:p>
          </table:table-cell>
          <table:table-cell office:value-type="float" office:value="516426" calcext:value-type="float">
            <text:p>516,426 </text:p>
          </table:table-cell>
          <table:table-cell office:value-type="float" office:value="87.0576534052596" calcext:value-type="float">
            <text:p>87.06 </text:p>
          </table:table-cell>
          <table:table-cell office:value-type="float" office:value="107.62479785082" calcext:value-type="float">
            <text:p>107.6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1496189" calcext:value-type="float">
            <text:p>1,496,189 </text:p>
          </table:table-cell>
          <table:table-cell office:value-type="float" office:value="63.6540736013614" calcext:value-type="float">
            <text:p>63.65 </text:p>
          </table:table-cell>
          <table:table-cell office:value-type="float" office:value="78.6921831195815" calcext:value-type="float">
            <text:p>78.6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12-2013</text:p>
          </table:table-cell>
          <table:table-cell office:value-type="float" office:value="2992400" calcext:value-type="float">
            <text:p>2,992,400 </text:p>
          </table:table-cell>
          <table:table-cell office:value-type="float" office:value="230.895061728395" calcext:value-type="float">
            <text:p>230.90 </text:p>
          </table:table-cell>
          <table:table-cell office:value-type="float" office:value="285.443420207899" calcext:value-type="float">
            <text:p>285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915510" calcext:value-type="float">
            <text:p>915,510 </text:p>
          </table:table-cell>
          <table:table-cell office:value-type="float" office:value="103.576196402308" calcext:value-type="float">
            <text:p>103.58 </text:p>
          </table:table-cell>
          <table:table-cell office:value-type="float" office:value="128.045803716572" calcext:value-type="float">
            <text:p>128.0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12-2013</text:p>
          </table:table-cell>
          <table:table-cell office:value-type="float" office:value="2452785" calcext:value-type="float">
            <text:p>2,452,785 </text:p>
          </table:table-cell>
          <table:table-cell office:value-type="float" office:value="94.2508837995696" calcext:value-type="float">
            <text:p>94.25 </text:p>
          </table:table-cell>
          <table:table-cell office:value-type="float" office:value="116.517410238133" calcext:value-type="float">
            <text:p>116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12-2013</text:p>
          </table:table-cell>
          <table:table-cell office:value-type="float" office:value="665701" calcext:value-type="float">
            <text:p>665,701 </text:p>
          </table:table-cell>
          <table:table-cell office:value-type="float" office:value="92.7676978818283" calcext:value-type="float">
            <text:p>92.77 </text:p>
          </table:table-cell>
          <table:table-cell office:value-type="float" office:value="114.683825500568" calcext:value-type="float">
            <text:p>114.6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12-2013</text:p>
          </table:table-cell>
          <table:table-cell office:value-type="float" office:value="13823577" calcext:value-type="float">
            <text:p>13,823,577 </text:p>
          </table:table-cell>
          <table:table-cell office:value-type="float" office:value="99.5590645886149" calcext:value-type="float">
            <text:p>99.56 </text:p>
          </table:table-cell>
          <table:table-cell office:value-type="float" office:value="123.079634948202" calcext:value-type="float">
            <text:p>123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12-2013</text:p>
          </table:table-cell>
          <table:table-cell office:value-type="float" office:value="3930139" calcext:value-type="float">
            <text:p>3,930,139 </text:p>
          </table:table-cell>
          <table:table-cell office:value-type="float" office:value="77.2706342652668" calcext:value-type="float">
            <text:p>77.27 </text:p>
          </table:table-cell>
          <table:table-cell office:value-type="float" office:value="95.5256208651906" calcext:value-type="float">
            <text:p>95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12-2013</text:p>
          </table:table-cell>
          <table:table-cell office:value-type="float" office:value="2400230" calcext:value-type="float">
            <text:p>2,400,230 </text:p>
          </table:table-cell>
          <table:table-cell office:value-type="float" office:value="105.065878748085" calcext:value-type="float">
            <text:p>105.07 </text:p>
          </table:table-cell>
          <table:table-cell office:value-type="float" office:value="129.887419646419" calcext:value-type="float">
            <text:p>129.8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12-2013</text:p>
          </table:table-cell>
          <table:table-cell office:value-type="float" office:value="359105" calcext:value-type="float">
            <text:p>359,105 </text:p>
          </table:table-cell>
          <table:table-cell office:value-type="float" office:value="48.8179717237629" calcext:value-type="float">
            <text:p>48.82 </text:p>
          </table:table-cell>
          <table:table-cell office:value-type="float" office:value="60.3510907168515" calcext:value-type="float">
            <text:p>60.3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12-2013</text:p>
          </table:table-cell>
          <table:table-cell office:value-type="float" office:value="5122168" calcext:value-type="float">
            <text:p>5,122,168 </text:p>
          </table:table-cell>
          <table:table-cell office:value-type="float" office:value="66.3467481833608" calcext:value-type="float">
            <text:p>66.35 </text:p>
          </table:table-cell>
          <table:table-cell office:value-type="float" office:value="82.0209950761442" calcext:value-type="float">
            <text:p>82.0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12-2013</text:p>
          </table:table-cell>
          <table:table-cell office:value-type="float" office:value="4169977" calcext:value-type="float">
            <text:p>4,169,977 </text:p>
          </table:table-cell>
          <table:table-cell office:value-type="float" office:value="104.505463385294" calcext:value-type="float">
            <text:p>104.51 </text:p>
          </table:table-cell>
          <table:table-cell office:value-type="float" office:value="129.194607610099" calcext:value-type="float">
            <text:p>129.1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12-2013</text:p>
          </table:table-cell>
          <table:table-cell office:value-type="float" office:value="1346772" calcext:value-type="float">
            <text:p>1,346,772 </text:p>
          </table:table-cell>
          <table:table-cell office:value-type="float" office:value="90.7650626769106" calcext:value-type="float">
            <text:p>90.77 </text:p>
          </table:table-cell>
          <table:table-cell office:value-type="float" office:value="112.208072931235" calcext:value-type="float">
            <text:p>112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12-2013</text:p>
          </table:table-cell>
          <table:table-cell office:value-type="float" office:value="1178763" calcext:value-type="float">
            <text:p>1,178,763 </text:p>
          </table:table-cell>
          <table:table-cell office:value-type="float" office:value="84.7543140638481" calcext:value-type="float">
            <text:p>84.75 </text:p>
          </table:table-cell>
          <table:table-cell office:value-type="float" office:value="104.777300573961" calcext:value-type="float">
            <text:p>104.7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12-2013</text:p>
          </table:table-cell>
          <table:table-cell office:value-type="float" office:value="16882390" calcext:value-type="float">
            <text:p>16,882,390 </text:p>
          </table:table-cell>
          <table:table-cell office:value-type="float" office:value="92.0869356519083" calcext:value-type="float">
            <text:p>92.09 </text:p>
          </table:table-cell>
          <table:table-cell office:value-type="float" office:value="113.842234962416" calcext:value-type="float">
            <text:p>113.8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12-2013</text:p>
          </table:table-cell>
          <table:table-cell office:value-type="float" office:value="15852985" calcext:value-type="float">
            <text:p>15,852,985 </text:p>
          </table:table-cell>
          <table:table-cell office:value-type="float" office:value="64.494676631286" calcext:value-type="float">
            <text:p>64.49 </text:p>
          </table:table-cell>
          <table:table-cell office:value-type="float" office:value="79.7313764314812" calcext:value-type="float">
            <text:p>79.7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12-2013</text:p>
          </table:table-cell>
          <table:table-cell office:value-type="float" office:value="585998" calcext:value-type="float">
            <text:p>585,998 </text:p>
          </table:table-cell>
          <table:table-cell office:value-type="float" office:value="139.756260434057" calcext:value-type="float">
            <text:p>139.76 </text:p>
          </table:table-cell>
          <table:table-cell office:value-type="float" office:value="172.773313881824" calcext:value-type="float">
            <text:p>172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12-2013</text:p>
          </table:table-cell>
          <table:table-cell office:value-type="float" office:value="2904103" calcext:value-type="float">
            <text:p>2,904,103 </text:p>
          </table:table-cell>
          <table:table-cell office:value-type="float" office:value="87.7054542159942" calcext:value-type="float">
            <text:p>87.71 </text:p>
          </table:table-cell>
          <table:table-cell office:value-type="float" office:value="108.425639920137" calcext:value-type="float">
            <text:p>108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12-2013</text:p>
          </table:table-cell>
          <table:table-cell office:value-type="float" office:value="1544810" calcext:value-type="float">
            <text:p>1,544,810 </text:p>
          </table:table-cell>
          <table:table-cell office:value-type="float" office:value="125.686274509804" calcext:value-type="float">
            <text:p>125.69 </text:p>
          </table:table-cell>
          <table:table-cell office:value-type="float" office:value="155.379330336086" calcext:value-type="float">
            <text:p>155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12-2013</text:p>
          </table:table-cell>
          <table:table-cell office:value-type="float" office:value="6936294" calcext:value-type="float">
            <text:p>6,936,294 </text:p>
          </table:table-cell>
          <table:table-cell office:value-type="float" office:value="71.1779784504874" calcext:value-type="float">
            <text:p>71.18 </text:p>
          </table:table-cell>
          <table:table-cell office:value-type="float" office:value="87.9935909425849" calcext:value-type="float">
            <text:p>87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12-2013</text:p>
          </table:table-cell>
          <table:table-cell office:value-type="float" office:value="996213" calcext:value-type="float">
            <text:p>996,213 </text:p>
          </table:table-cell>
          <table:table-cell office:value-type="float" office:value="59.6035060428383" calcext:value-type="float">
            <text:p>59.60 </text:p>
          </table:table-cell>
          <table:table-cell office:value-type="float" office:value="73.6846794985294" calcext:value-type="float">
            <text:p>73.6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13730031" calcext:value-type="float">
            <text:p>13,730,031 </text:p>
          </table:table-cell>
          <table:table-cell office:value-type="float" office:value="65.7461476579484" calcext:value-type="float">
            <text:p>65.75 </text:p>
          </table:table-cell>
          <table:table-cell office:value-type="float" office:value="81.2785042369334" calcext:value-type="float">
            <text:p>81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13163818" calcext:value-type="float">
            <text:p>13,163,818 </text:p>
          </table:table-cell>
          <table:table-cell office:value-type="float" office:value="133.451789823704" calcext:value-type="float">
            <text:p>133.45 </text:p>
          </table:table-cell>
          <table:table-cell office:value-type="float" office:value="164.979428468475" calcext:value-type="float">
            <text:p>164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12-2013</text:p>
          </table:table-cell>
          <table:table-cell office:value-type="float" office:value="2689814" calcext:value-type="float">
            <text:p>2,689,814 </text:p>
          </table:table-cell>
          <table:table-cell office:value-type="float" office:value="106.455614042031" calcext:value-type="float">
            <text:p>106.46 </text:p>
          </table:table-cell>
          <table:table-cell office:value-type="float" office:value="131.605476293097" calcext:value-type="float">
            <text:p>131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12-2013</text:p>
          </table:table-cell>
          <table:table-cell office:value-type="float" office:value="1961181" calcext:value-type="float">
            <text:p>1,961,181 </text:p>
          </table:table-cell>
          <table:table-cell office:value-type="float" office:value="80.0090159921671" calcext:value-type="float">
            <text:p>80.01 </text:p>
          </table:table-cell>
          <table:table-cell office:value-type="float" office:value="98.9109381608922" calcext:value-type="float">
            <text:p>98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12-2013</text:p>
          </table:table-cell>
          <table:table-cell office:value-type="float" office:value="6921153" calcext:value-type="float">
            <text:p>6,921,153 </text:p>
          </table:table-cell>
          <table:table-cell office:value-type="float" office:value="80.0475694805871" calcext:value-type="float">
            <text:p>80.05 </text:p>
          </table:table-cell>
          <table:table-cell office:value-type="float" office:value="98.9585998107914" calcext:value-type="float">
            <text:p>98.9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12-2013</text:p>
          </table:table-cell>
          <table:table-cell office:value-type="float" office:value="21765728" calcext:value-type="float">
            <text:p>21,765,728 </text:p>
          </table:table-cell>
          <table:table-cell office:value-type="float" office:value="48.6396939366107" calcext:value-type="float">
            <text:p>48.64 </text:p>
          </table:table-cell>
          <table:table-cell office:value-type="float" office:value="60.1306952656414" calcext:value-type="float">
            <text:p>60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12-2013</text:p>
          </table:table-cell>
          <table:table-cell office:value-type="float" office:value="1956791" calcext:value-type="float">
            <text:p>1,956,791 </text:p>
          </table:table-cell>
          <table:table-cell office:value-type="float" office:value="91.5329310506128" calcext:value-type="float">
            <text:p>91.53 </text:p>
          </table:table-cell>
          <table:table-cell office:value-type="float" office:value="113.15734821334" calcext:value-type="float">
            <text:p>113.1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12-2013</text:p>
          </table:table-cell>
          <table:table-cell office:value-type="float" office:value="679848" calcext:value-type="float">
            <text:p>679,848 </text:p>
          </table:table-cell>
          <table:table-cell office:value-type="float" office:value="46.8763704061229" calcext:value-type="float">
            <text:p>46.88 </text:p>
          </table:table-cell>
          <table:table-cell office:value-type="float" office:value="57.9507911321022" calcext:value-type="float">
            <text:p>57.9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1959746" calcext:value-type="float">
            <text:p>1,959,746 </text:p>
          </table:table-cell>
          <table:table-cell office:value-type="float" office:value="72.028300499853" calcext:value-type="float">
            <text:p>72.03 </text:p>
          </table:table-cell>
          <table:table-cell office:value-type="float" office:value="89.0447993670189" calcext:value-type="float">
            <text:p>89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2486025" calcext:value-type="float">
            <text:p><text:s/>$2,486,025 </text:p>
          </table:table-cell>
          <table:table-cell table:style-name="ce24" office:value-type="float" office:value="74.1609987470915" calcext:value-type="float">
            <text:p><text:s/>$74.16 </text:p>
          </table:table-cell>
          <table:table-cell office:value-type="float" office:value="99.2547623565899" calcext:value-type="float">
            <text:p>99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12-2013</text:p>
          </table:table-cell>
          <table:table-cell office:value-type="float" office:value="8669918" calcext:value-type="float">
            <text:p>8,669,918 </text:p>
          </table:table-cell>
          <table:table-cell office:value-type="float" office:value="85.3548412503077" calcext:value-type="float">
            <text:p>85.35 </text:p>
          </table:table-cell>
          <table:table-cell office:value-type="float" office:value="114.236251229235" calcext:value-type="float">
            <text:p>114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12-2013</text:p>
          </table:table-cell>
          <table:table-cell office:value-type="float" office:value="1984448" calcext:value-type="float">
            <text:p>1,984,448 </text:p>
          </table:table-cell>
          <table:table-cell office:value-type="float" office:value="124.518290769907" calcext:value-type="float">
            <text:p>124.52 </text:p>
          </table:table-cell>
          <table:table-cell office:value-type="float" office:value="166.651387767355" calcext:value-type="float">
            <text:p>166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12-2013</text:p>
          </table:table-cell>
          <table:table-cell office:value-type="float" office:value="1090803" calcext:value-type="float">
            <text:p>1,090,803 </text:p>
          </table:table-cell>
          <table:table-cell office:value-type="float" office:value="85.7549528301887" calcext:value-type="float">
            <text:p>85.75 </text:p>
          </table:table-cell>
          <table:table-cell office:value-type="float" office:value="114.771748059755" calcext:value-type="float">
            <text:p>114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12-2013</text:p>
          </table:table-cell>
          <table:table-cell office:value-type="float" office:value="1938825" calcext:value-type="float">
            <text:p>1,938,825 </text:p>
          </table:table-cell>
          <table:table-cell office:value-type="float" office:value="59.5974732571007" calcext:value-type="float">
            <text:p>59.60 </text:p>
          </table:table-cell>
          <table:table-cell office:value-type="float" office:value="79.763395114993" calcext:value-type="float">
            <text:p>79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12-2013</text:p>
          </table:table-cell>
          <table:table-cell office:value-type="float" office:value="958491" calcext:value-type="float">
            <text:p>958,491 </text:p>
          </table:table-cell>
          <table:table-cell office:value-type="float" office:value="63.1209087915706" calcext:value-type="float">
            <text:p>63.12 </text:p>
          </table:table-cell>
          <table:table-cell office:value-type="float" office:value="84.4790510872811" calcext:value-type="float">
            <text:p>84.4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12-2013</text:p>
          </table:table-cell>
          <table:table-cell office:value-type="float" office:value="21766723" calcext:value-type="float">
            <text:p>21,766,723 </text:p>
          </table:table-cell>
          <table:table-cell office:value-type="float" office:value="98.6862058803527" calcext:value-type="float">
            <text:p>98.69 </text:p>
          </table:table-cell>
          <table:table-cell office:value-type="float" office:value="132.078532894786" calcext:value-type="float">
            <text:p>132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12-2013</text:p>
          </table:table-cell>
          <table:table-cell office:value-type="float" office:value="3937350" calcext:value-type="float">
            <text:p>3,937,350 </text:p>
          </table:table-cell>
          <table:table-cell office:value-type="float" office:value="53.340784393416" calcext:value-type="float">
            <text:p>53.34 </text:p>
          </table:table-cell>
          <table:table-cell office:value-type="float" office:value="71.389638331836" calcext:value-type="float">
            <text:p>71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12-2013</text:p>
          </table:table-cell>
          <table:table-cell office:value-type="float" office:value="390315" calcext:value-type="float">
            <text:p>390,315 </text:p>
          </table:table-cell>
          <table:table-cell office:value-type="float" office:value="81.7756128221244" calcext:value-type="float">
            <text:p>81.78 </text:p>
          </table:table-cell>
          <table:table-cell office:value-type="float" office:value="109.445923792158" calcext:value-type="float">
            <text:p>109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3238782" calcext:value-type="float">
            <text:p>3,238,782 </text:p>
          </table:table-cell>
          <table:table-cell office:value-type="float" office:value="46.5094992604506" calcext:value-type="float">
            <text:p>46.51 </text:p>
          </table:table-cell>
          <table:table-cell office:value-type="float" office:value="62.2468598644792" calcext:value-type="float">
            <text:p>62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12-2013</text:p>
          </table:table-cell>
          <table:table-cell office:value-type="float" office:value="511765" calcext:value-type="float">
            <text:p>511,765 </text:p>
          </table:table-cell>
          <table:table-cell office:value-type="float" office:value="75.6265701196985" calcext:value-type="float">
            <text:p>75.63 </text:p>
          </table:table-cell>
          <table:table-cell office:value-type="float" office:value="101.216237266075" calcext:value-type="float">
            <text:p>101.2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12-2013</text:p>
          </table:table-cell>
          <table:table-cell office:value-type="float" office:value="2181972" calcext:value-type="float">
            <text:p>2,181,972 </text:p>
          </table:table-cell>
          <table:table-cell office:value-type="float" office:value="65.5384615384615" calcext:value-type="float">
            <text:p>65.54 </text:p>
          </table:table-cell>
          <table:table-cell office:value-type="float" office:value="87.7146281079667" calcext:value-type="float">
            <text:p>87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12-2013</text:p>
          </table:table-cell>
          <table:table-cell office:value-type="float" office:value="727389" calcext:value-type="float">
            <text:p>727,389 </text:p>
          </table:table-cell>
          <table:table-cell office:value-type="float" office:value="41.8159816039092" calcext:value-type="float">
            <text:p>41.82 </text:p>
          </table:table-cell>
          <table:table-cell office:value-type="float" office:value="55.965202558256" calcext:value-type="float">
            <text:p>55.9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12-2013</text:p>
          </table:table-cell>
          <table:table-cell office:value-type="float" office:value="1725552" calcext:value-type="float">
            <text:p>1,725,552 </text:p>
          </table:table-cell>
          <table:table-cell office:value-type="float" office:value="71.9279699874948" calcext:value-type="float">
            <text:p>71.93 </text:p>
          </table:table-cell>
          <table:table-cell office:value-type="float" office:value="96.266146472046" calcext:value-type="float">
            <text:p>96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12-2013</text:p>
          </table:table-cell>
          <table:table-cell office:value-type="float" office:value="1064137" calcext:value-type="float">
            <text:p>1,064,137 </text:p>
          </table:table-cell>
          <table:table-cell office:value-type="float" office:value="61.5250346901018" calcext:value-type="float">
            <text:p>61.53 </text:p>
          </table:table-cell>
          <table:table-cell office:value-type="float" office:value="82.3431830789158" calcext:value-type="float">
            <text:p>82.3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12-2013</text:p>
          </table:table-cell>
          <table:table-cell office:value-type="float" office:value="3746824" calcext:value-type="float">
            <text:p>3,746,824 </text:p>
          </table:table-cell>
          <table:table-cell office:value-type="float" office:value="68.0869343994185" calcext:value-type="float">
            <text:p>68.09 </text:p>
          </table:table-cell>
          <table:table-cell office:value-type="float" office:value="91.12542451659" calcext:value-type="float">
            <text:p>91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12-2013</text:p>
          </table:table-cell>
          <table:table-cell office:value-type="float" office:value="1149295" calcext:value-type="float">
            <text:p>1,149,295 </text:p>
          </table:table-cell>
          <table:table-cell office:value-type="float" office:value="39.4743259488236" calcext:value-type="float">
            <text:p>39.47 </text:p>
          </table:table-cell>
          <table:table-cell office:value-type="float" office:value="52.8312038326038" calcext:value-type="float">
            <text:p>52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12-2013</text:p>
          </table:table-cell>
          <table:table-cell office:value-type="float" office:value="1641131" calcext:value-type="float">
            <text:p>1,641,131 </text:p>
          </table:table-cell>
          <table:table-cell office:value-type="float" office:value="54.7481651988257" calcext:value-type="float">
            <text:p>54.75 </text:p>
          </table:table-cell>
          <table:table-cell office:value-type="float" office:value="73.2732328052943" calcext:value-type="float">
            <text:p>73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12-2013</text:p>
          </table:table-cell>
          <table:table-cell office:value-type="float" office:value="771316" calcext:value-type="float">
            <text:p>771,316 </text:p>
          </table:table-cell>
          <table:table-cell office:value-type="float" office:value="107.425626740947" calcext:value-type="float">
            <text:p>107.43 </text:p>
          </table:table-cell>
          <table:table-cell office:value-type="float" office:value="143.775100569268" calcext:value-type="float">
            <text:p>143.7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12-2013</text:p>
          </table:table-cell>
          <table:table-cell office:value-type="float" office:value="1028262" calcext:value-type="float">
            <text:p>1,028,262 </text:p>
          </table:table-cell>
          <table:table-cell office:value-type="float" office:value="81.8679936305733" calcext:value-type="float">
            <text:p>81.87 </text:p>
          </table:table-cell>
          <table:table-cell office:value-type="float" office:value="109.569563378245" calcext:value-type="float">
            <text:p>109.5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12-2013</text:p>
          </table:table-cell>
          <table:table-cell office:value-type="float" office:value="22466964" calcext:value-type="float">
            <text:p>22,466,964 </text:p>
          </table:table-cell>
          <table:table-cell office:value-type="float" office:value="69.6892067942976" calcext:value-type="float">
            <text:p>69.69 </text:p>
          </table:table-cell>
          <table:table-cell office:value-type="float" office:value="93.2698558008368" calcext:value-type="float">
            <text:p>93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12-2013</text:p>
          </table:table-cell>
          <table:table-cell office:value-type="float" office:value="1256181" calcext:value-type="float">
            <text:p>1,256,181 </text:p>
          </table:table-cell>
          <table:table-cell office:value-type="float" office:value="87.9925049033343" calcext:value-type="float">
            <text:p>87.99 </text:p>
          </table:table-cell>
          <table:table-cell office:value-type="float" office:value="117.766417805748" calcext:value-type="float">
            <text:p>117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12-2013</text:p>
          </table:table-cell>
          <table:table-cell office:value-type="float" office:value="512249" calcext:value-type="float">
            <text:p>512,249 </text:p>
          </table:table-cell>
          <table:table-cell office:value-type="float" office:value="97.4227843286421" calcext:value-type="float">
            <text:p>97.42 </text:p>
          </table:table-cell>
          <table:table-cell office:value-type="float" office:value="130.387608986131" calcext:value-type="float">
            <text:p>130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12-2013</text:p>
          </table:table-cell>
          <table:table-cell office:value-type="float" office:value="2934482" calcext:value-type="float">
            <text:p>2,934,482 </text:p>
          </table:table-cell>
          <table:table-cell office:value-type="float" office:value="61.4782954831141" calcext:value-type="float">
            <text:p>61.48 </text:p>
          </table:table-cell>
          <table:table-cell office:value-type="float" office:value="82.2806287854102" calcext:value-type="float">
            <text:p>82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12-2013</text:p>
          </table:table-cell>
          <table:table-cell office:value-type="float" office:value="1076199" calcext:value-type="float">
            <text:p>1,076,199 </text:p>
          </table:table-cell>
          <table:table-cell office:value-type="float" office:value="106.081715130606" calcext:value-type="float">
            <text:p>106.08 </text:p>
          </table:table-cell>
          <table:table-cell office:value-type="float" office:value="141.976451282363" calcext:value-type="float">
            <text:p>141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12-2013</text:p>
          </table:table-cell>
          <table:table-cell office:value-type="float" office:value="1882317" calcext:value-type="float">
            <text:p>1,882,317 </text:p>
          </table:table-cell>
          <table:table-cell office:value-type="float" office:value="119.534959039817" calcext:value-type="float">
            <text:p>119.53 </text:p>
          </table:table-cell>
          <table:table-cell office:value-type="float" office:value="159.981852365049" calcext:value-type="float">
            <text:p>159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12-2013</text:p>
          </table:table-cell>
          <table:table-cell office:value-type="float" office:value="1681297" calcext:value-type="float">
            <text:p>1,681,297 </text:p>
          </table:table-cell>
          <table:table-cell office:value-type="float" office:value="59.3804125167762" calcext:value-type="float">
            <text:p>59.38 </text:p>
          </table:table-cell>
          <table:table-cell office:value-type="float" office:value="79.4728878057356" calcext:value-type="float">
            <text:p>79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12-2013</text:p>
          </table:table-cell>
          <table:table-cell office:value-type="float" office:value="932447" calcext:value-type="float">
            <text:p>932,447 </text:p>
          </table:table-cell>
          <table:table-cell office:value-type="float" office:value="83.2393322620961" calcext:value-type="float">
            <text:p>83.24 </text:p>
          </table:table-cell>
          <table:table-cell office:value-type="float" office:value="111.404920132897" calcext:value-type="float">
            <text:p>111.4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84343899" calcext:value-type="float">
            <text:p>84,343,899 </text:p>
          </table:table-cell>
          <table:table-cell office:value-type="float" office:value="75.8266684647023" calcext:value-type="float">
            <text:p>75.83 </text:p>
          </table:table-cell>
          <table:table-cell office:value-type="float" office:value="101.4840426357" calcext:value-type="float">
            <text:p>101.4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12-2013</text:p>
          </table:table-cell>
          <table:table-cell office:value-type="float" office:value="4537315" calcext:value-type="float">
            <text:p>4,537,315 </text:p>
          </table:table-cell>
          <table:table-cell office:value-type="float" office:value="68.6110145015197" calcext:value-type="float">
            <text:p>68.61 </text:p>
          </table:table-cell>
          <table:table-cell office:value-type="float" office:value="91.8268369418361" calcext:value-type="float">
            <text:p>91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12-2013</text:p>
          </table:table-cell>
          <table:table-cell office:value-type="float" office:value="690312" calcext:value-type="float">
            <text:p>690,312 </text:p>
          </table:table-cell>
          <table:table-cell office:value-type="float" office:value="44.4159052888946" calcext:value-type="float">
            <text:p>44.42 </text:p>
          </table:table-cell>
          <table:table-cell office:value-type="float" office:value="59.4448591413413" calcext:value-type="float">
            <text:p>59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12-2013</text:p>
          </table:table-cell>
          <table:table-cell office:value-type="float" office:value="1445196" calcext:value-type="float">
            <text:p>1,445,196 </text:p>
          </table:table-cell>
          <table:table-cell office:value-type="float" office:value="55.5140014596858" calcext:value-type="float">
            <text:p>55.51 </text:p>
          </table:table-cell>
          <table:table-cell office:value-type="float" office:value="74.2982041158203" calcext:value-type="float">
            <text:p>74.3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2640531" calcext:value-type="float">
            <text:p>2,640,531 </text:p>
          </table:table-cell>
          <table:table-cell office:value-type="float" office:value="46.6393069097075" calcext:value-type="float">
            <text:p>46.64 </text:p>
          </table:table-cell>
          <table:table-cell office:value-type="float" office:value="62.4205903642935" calcext:value-type="float">
            <text:p>62.4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12-2013</text:p>
          </table:table-cell>
          <table:table-cell office:value-type="float" office:value="5670075" calcext:value-type="float">
            <text:p>5,670,075 </text:p>
          </table:table-cell>
          <table:table-cell office:value-type="float" office:value="70.7715494645398" calcext:value-type="float">
            <text:p>70.77 </text:p>
          </table:table-cell>
          <table:table-cell office:value-type="float" office:value="94.7184293952896" calcext:value-type="float">
            <text:p>94.7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12-2013</text:p>
          </table:table-cell>
          <table:table-cell office:value-type="float" office:value="1009474" calcext:value-type="float">
            <text:p>1,009,474 </text:p>
          </table:table-cell>
          <table:table-cell office:value-type="float" office:value="57.73041290175" calcext:value-type="float">
            <text:p>57.73 </text:p>
          </table:table-cell>
          <table:table-cell office:value-type="float" office:value="77.2645799020571" calcext:value-type="float">
            <text:p>77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12-2013</text:p>
          </table:table-cell>
          <table:table-cell office:value-type="float" office:value="2276182" calcext:value-type="float">
            <text:p>2,276,182 </text:p>
          </table:table-cell>
          <table:table-cell office:value-type="float" office:value="61.5583621808741" calcext:value-type="float">
            <text:p>61.56 </text:p>
          </table:table-cell>
          <table:table-cell office:value-type="float" office:value="82.3877875507061" calcext:value-type="float">
            <text:p>82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12-2013</text:p>
          </table:table-cell>
          <table:table-cell office:value-type="float" office:value="1203222" calcext:value-type="float">
            <text:p>1,203,222 </text:p>
          </table:table-cell>
          <table:table-cell office:value-type="float" office:value="56.8388681562662" calcext:value-type="float">
            <text:p>56.84 </text:p>
          </table:table-cell>
          <table:table-cell office:value-type="float" office:value="76.0713642855168" calcext:value-type="float">
            <text:p>76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12-2013</text:p>
          </table:table-cell>
          <table:table-cell office:value-type="float" office:value="812958" calcext:value-type="float">
            <text:p>812,958 </text:p>
          </table:table-cell>
          <table:table-cell office:value-type="float" office:value="52.8546908523503" calcext:value-type="float">
            <text:p>52.85 </text:p>
          </table:table-cell>
          <table:table-cell office:value-type="float" office:value="70.7390659323719" calcext:value-type="float">
            <text:p>70.7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12-2013</text:p>
          </table:table-cell>
          <table:table-cell office:value-type="float" office:value="1387088" calcext:value-type="float">
            <text:p>1,387,088 </text:p>
          </table:table-cell>
          <table:table-cell office:value-type="float" office:value="73.5621552821383" calcext:value-type="float">
            <text:p>73.56 </text:p>
          </table:table-cell>
          <table:table-cell office:value-type="float" office:value="98.4532889836999" calcext:value-type="float">
            <text:p>98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12-2013</text:p>
          </table:table-cell>
          <table:table-cell office:value-type="float" office:value="517046" calcext:value-type="float">
            <text:p>517,046 </text:p>
          </table:table-cell>
          <table:table-cell office:value-type="float" office:value="42.6043177323665" calcext:value-type="float">
            <text:p>42.60 </text:p>
          </table:table-cell>
          <table:table-cell office:value-type="float" office:value="57.0202869881999" calcext:value-type="float">
            <text:p>57.0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12-2013</text:p>
          </table:table-cell>
          <table:table-cell office:value-type="float" office:value="2356072" calcext:value-type="float">
            <text:p>2,356,072 </text:p>
          </table:table-cell>
          <table:table-cell office:value-type="float" office:value="65.009436565311" calcext:value-type="float">
            <text:p>65.01 </text:p>
          </table:table-cell>
          <table:table-cell office:value-type="float" office:value="87.006597621891" calcext:value-type="float">
            <text:p>87.0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12-2013</text:p>
          </table:table-cell>
          <table:table-cell office:value-type="float" office:value="8964537" calcext:value-type="float">
            <text:p>8,964,537 </text:p>
          </table:table-cell>
          <table:table-cell office:value-type="float" office:value="88.4713551175896" calcext:value-type="float">
            <text:p>88.47 </text:p>
          </table:table-cell>
          <table:table-cell office:value-type="float" office:value="118.407295963044" calcext:value-type="float">
            <text:p>118.4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12-2013</text:p>
          </table:table-cell>
          <table:table-cell office:value-type="float" office:value="13126725" calcext:value-type="float">
            <text:p>13,126,725 </text:p>
          </table:table-cell>
          <table:table-cell office:value-type="float" office:value="41.6878916161979" calcext:value-type="float">
            <text:p>41.69 </text:p>
          </table:table-cell>
          <table:table-cell office:value-type="float" office:value="55.793770922958" calcext:value-type="float">
            <text:p>55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12-2013</text:p>
          </table:table-cell>
          <table:table-cell office:value-type="float" office:value="2604130" calcext:value-type="float">
            <text:p>2,604,130 </text:p>
          </table:table-cell>
          <table:table-cell office:value-type="float" office:value="48.3239622186346" calcext:value-type="float">
            <text:p>48.32 </text:p>
          </table:table-cell>
          <table:table-cell office:value-type="float" office:value="64.6752803653082" calcext:value-type="float">
            <text:p>64.6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12-2013</text:p>
          </table:table-cell>
          <table:table-cell office:value-type="float" office:value="168580" calcext:value-type="float">
            <text:p>168,580 </text:p>
          </table:table-cell>
          <table:table-cell office:value-type="float" office:value="73.6800699300699" calcext:value-type="float">
            <text:p>73.68 </text:p>
          </table:table-cell>
          <table:table-cell office:value-type="float" office:value="98.6111022623308" calcext:value-type="float">
            <text:p>98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12-2013</text:p>
          </table:table-cell>
          <table:table-cell office:value-type="float" office:value="2544332" calcext:value-type="float">
            <text:p>2,544,332 </text:p>
          </table:table-cell>
          <table:table-cell office:value-type="float" office:value="70.3242675511332" calcext:value-type="float">
            <text:p>70.32 </text:p>
          </table:table-cell>
          <table:table-cell office:value-type="float" office:value="94.119801264984" calcext:value-type="float">
            <text:p>94.1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12-2013</text:p>
          </table:table-cell>
          <table:table-cell office:value-type="float" office:value="6130745" calcext:value-type="float">
            <text:p>6,130,745 </text:p>
          </table:table-cell>
          <table:table-cell office:value-type="float" office:value="88.1538118655279" calcext:value-type="float">
            <text:p>88.15 </text:p>
          </table:table-cell>
          <table:table-cell office:value-type="float" office:value="117.982306001288" calcext:value-type="float">
            <text:p>117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12-2013</text:p>
          </table:table-cell>
          <table:table-cell office:value-type="float" office:value="797754" calcext:value-type="float">
            <text:p>797,754 </text:p>
          </table:table-cell>
          <table:table-cell office:value-type="float" office:value="107.412683452269" calcext:value-type="float">
            <text:p>107.41 </text:p>
          </table:table-cell>
          <table:table-cell office:value-type="float" office:value="143.757777676324" calcext:value-type="float">
            <text:p>143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12-2013</text:p>
          </table:table-cell>
          <table:table-cell office:value-type="float" office:value="899111" calcext:value-type="float">
            <text:p>899,111 </text:p>
          </table:table-cell>
          <table:table-cell office:value-type="float" office:value="37.5490081436626" calcext:value-type="float">
            <text:p>37.55 </text:p>
          </table:table-cell>
          <table:table-cell office:value-type="float" office:value="50.2544186700432" calcext:value-type="float">
            <text:p>50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12-2013</text:p>
          </table:table-cell>
          <table:table-cell office:value-type="float" office:value="1309851" calcext:value-type="float">
            <text:p>1,309,851 </text:p>
          </table:table-cell>
          <table:table-cell office:value-type="float" office:value="81.7941176470588" calcext:value-type="float">
            <text:p>81.79 </text:p>
          </table:table-cell>
          <table:table-cell office:value-type="float" office:value="109.470690071366" calcext:value-type="float">
            <text:p>109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752670" calcext:value-type="float">
            <text:p><text:s/>$752,670 </text:p>
          </table:table-cell>
          <table:table-cell table:style-name="ce24" office:value-type="float" office:value="66.2619948939167" calcext:value-type="float">
            <text:p><text:s/>$66.26 </text:p>
          </table:table-cell>
          <table:table-cell office:value-type="float" office:value="88.6829825323411" calcext:value-type="float">
            <text:p>88.6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12-2013</text:p>
          </table:table-cell>
          <table:table-cell office:value-type="float" office:value="1996174" calcext:value-type="float">
            <text:p>1,996,174 </text:p>
          </table:table-cell>
          <table:table-cell office:value-type="float" office:value="77.6570317058938" calcext:value-type="float">
            <text:p>77.66 </text:p>
          </table:table-cell>
          <table:table-cell office:value-type="float" office:value="103.933743578244" calcext:value-type="float">
            <text:p>103.9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12-2013</text:p>
          </table:table-cell>
          <table:table-cell office:value-type="float" office:value="52888383" calcext:value-type="float">
            <text:p>52,888,383 </text:p>
          </table:table-cell>
          <table:table-cell office:value-type="float" office:value="158.703396518561" calcext:value-type="float">
            <text:p>158.70 </text:p>
          </table:table-cell>
          <table:table-cell office:value-type="float" office:value="212.403664631758" calcext:value-type="float">
            <text:p>212.4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12-2013</text:p>
          </table:table-cell>
          <table:table-cell office:value-type="float" office:value="2310597" calcext:value-type="float">
            <text:p>2,310,597 </text:p>
          </table:table-cell>
          <table:table-cell office:value-type="float" office:value="68.5494704364079" calcext:value-type="float">
            <text:p>68.55 </text:p>
          </table:table-cell>
          <table:table-cell office:value-type="float" office:value="91.7444682890357" calcext:value-type="float">
            <text:p>91.7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12-2013</text:p>
          </table:table-cell>
          <table:table-cell office:value-type="float" office:value="706579" calcext:value-type="float">
            <text:p>706,579 </text:p>
          </table:table-cell>
          <table:table-cell office:value-type="float" office:value="54.6930102949145" calcext:value-type="float">
            <text:p>54.69 </text:p>
          </table:table-cell>
          <table:table-cell office:value-type="float" office:value="73.1994152061115" calcext:value-type="float">
            <text:p>73.2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12-2013</text:p>
          </table:table-cell>
          <table:table-cell office:value-type="float" office:value="849064" calcext:value-type="float">
            <text:p>849,064 </text:p>
          </table:table-cell>
          <table:table-cell office:value-type="float" office:value="63.0243467933492" calcext:value-type="float">
            <text:p>63.02 </text:p>
          </table:table-cell>
          <table:table-cell office:value-type="float" office:value="84.3498155275116" calcext:value-type="float">
            <text:p>84.3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12-2013</text:p>
          </table:table-cell>
          <table:table-cell office:value-type="float" office:value="802406" calcext:value-type="float">
            <text:p>802,406 </text:p>
          </table:table-cell>
          <table:table-cell office:value-type="float" office:value="90.3305189688168" calcext:value-type="float">
            <text:p>90.33 </text:p>
          </table:table-cell>
          <table:table-cell office:value-type="float" office:value="120.895542741716" calcext:value-type="float">
            <text:p>120.9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12-2013</text:p>
          </table:table-cell>
          <table:table-cell office:value-type="float" office:value="1459846" calcext:value-type="float">
            <text:p>1,459,846 </text:p>
          </table:table-cell>
          <table:table-cell office:value-type="float" office:value="45.3748795573928" calcext:value-type="float">
            <text:p>45.37 </text:p>
          </table:table-cell>
          <table:table-cell office:value-type="float" office:value="60.7283203235521" calcext:value-type="float">
            <text:p>60.7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12-2013</text:p>
          </table:table-cell>
          <table:table-cell office:value-type="float" office:value="1470614" calcext:value-type="float">
            <text:p>1,470,614 </text:p>
          </table:table-cell>
          <table:table-cell office:value-type="float" office:value="133.58288672904" calcext:value-type="float">
            <text:p>133.58 </text:p>
          </table:table-cell>
          <table:table-cell office:value-type="float" office:value="178.783159628337" calcext:value-type="float">
            <text:p>178.7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12-2013</text:p>
          </table:table-cell>
          <table:table-cell office:value-type="float" office:value="2875148" calcext:value-type="float">
            <text:p>2,875,148 </text:p>
          </table:table-cell>
          <table:table-cell office:value-type="float" office:value="30.0665927676573" calcext:value-type="float">
            <text:p>30.07 </text:p>
          </table:table-cell>
          <table:table-cell office:value-type="float" office:value="40.2401878405559" calcext:value-type="float">
            <text:p>40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12-2013</text:p>
          </table:table-cell>
          <table:table-cell office:value-type="float" office:value="1223835" calcext:value-type="float">
            <text:p>1,223,835 </text:p>
          </table:table-cell>
          <table:table-cell office:value-type="float" office:value="81.16693195384" calcext:value-type="float">
            <text:p>81.17 </text:p>
          </table:table-cell>
          <table:table-cell office:value-type="float" office:value="108.631284346179" calcext:value-type="float">
            <text:p>108.6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12-2013</text:p>
          </table:table-cell>
          <table:table-cell office:value-type="float" office:value="1990529" calcext:value-type="float">
            <text:p>1,990,529 </text:p>
          </table:table-cell>
          <table:table-cell office:value-type="float" office:value="103.366516072078" calcext:value-type="float">
            <text:p>103.37 </text:p>
          </table:table-cell>
          <table:table-cell office:value-type="float" office:value="138.342513742981" calcext:value-type="float">
            <text:p>138.3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12-2013</text:p>
          </table:table-cell>
          <table:table-cell office:value-type="float" office:value="1878301" calcext:value-type="float">
            <text:p>1,878,301 </text:p>
          </table:table-cell>
          <table:table-cell office:value-type="float" office:value="150.97668997669" calcext:value-type="float">
            <text:p>150.98 </text:p>
          </table:table-cell>
          <table:table-cell office:value-type="float" office:value="202.062482142726" calcext:value-type="float">
            <text:p>202.0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12-2013</text:p>
          </table:table-cell>
          <table:table-cell office:value-type="float" office:value="723221" calcext:value-type="float">
            <text:p>723,221 </text:p>
          </table:table-cell>
          <table:table-cell office:value-type="float" office:value="58.0154821113429" calcext:value-type="float">
            <text:p>58.02 </text:p>
          </table:table-cell>
          <table:table-cell office:value-type="float" office:value="77.6461076205526" calcext:value-type="float">
            <text:p>77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12-2013</text:p>
          </table:table-cell>
          <table:table-cell office:value-type="float" office:value="987761" calcext:value-type="float">
            <text:p>987,761 </text:p>
          </table:table-cell>
          <table:table-cell office:value-type="float" office:value="62.2996531062756" calcext:value-type="float">
            <text:p>62.30 </text:p>
          </table:table-cell>
          <table:table-cell office:value-type="float" office:value="83.3799081515726" calcext:value-type="float">
            <text:p>83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12-2013</text:p>
          </table:table-cell>
          <table:table-cell office:value-type="float" office:value="1810913" calcext:value-type="float">
            <text:p>1,810,913 </text:p>
          </table:table-cell>
          <table:table-cell office:value-type="float" office:value="53.2637136386364" calcext:value-type="float">
            <text:p>53.26 </text:p>
          </table:table-cell>
          <table:table-cell office:value-type="float" office:value="71.2864892429682" calcext:value-type="float">
            <text:p>71.2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12-2013</text:p>
          </table:table-cell>
          <table:table-cell office:value-type="float" office:value="1682533" calcext:value-type="float">
            <text:p>1,682,533 </text:p>
          </table:table-cell>
          <table:table-cell office:value-type="float" office:value="69.4830889944249" calcext:value-type="float">
            <text:p>69.48 </text:p>
          </table:table-cell>
          <table:table-cell office:value-type="float" office:value="92.9939941809901" calcext:value-type="float">
            <text:p>92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12-2013</text:p>
          </table:table-cell>
          <table:table-cell office:value-type="float" office:value="1133875" calcext:value-type="float">
            <text:p>1,133,875 </text:p>
          </table:table-cell>
          <table:table-cell office:value-type="float" office:value="60.6642234230378" calcext:value-type="float">
            <text:p>60.66 </text:p>
          </table:table-cell>
          <table:table-cell office:value-type="float" office:value="81.1911001891252" calcext:value-type="float">
            <text:p>81.1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12-2013</text:p>
          </table:table-cell>
          <table:table-cell office:value-type="float" office:value="3086433" calcext:value-type="float">
            <text:p>3,086,433 </text:p>
          </table:table-cell>
          <table:table-cell office:value-type="float" office:value="48.8939881188119" calcext:value-type="float">
            <text:p>48.89 </text:p>
          </table:table-cell>
          <table:table-cell office:value-type="float" office:value="65.4381852103756" calcext:value-type="float">
            <text:p>65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12-2013</text:p>
          </table:table-cell>
          <table:table-cell office:value-type="float" office:value="1939784" calcext:value-type="float">
            <text:p>1,939,784 </text:p>
          </table:table-cell>
          <table:table-cell office:value-type="float" office:value="68.3166866239346" calcext:value-type="float">
            <text:p>68.32 </text:p>
          </table:table-cell>
          <table:table-cell office:value-type="float" office:value="91.4329177115376" calcext:value-type="float">
            <text:p>91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12-2013</text:p>
          </table:table-cell>
          <table:table-cell office:value-type="float" office:value="1515645" calcext:value-type="float">
            <text:p>1,515,645 </text:p>
          </table:table-cell>
          <table:table-cell office:value-type="float" office:value="64.8265611633875" calcext:value-type="float">
            <text:p>64.83 </text:p>
          </table:table-cell>
          <table:table-cell office:value-type="float" office:value="86.7618429008727" calcext:value-type="float">
            <text:p>86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12-2013</text:p>
          </table:table-cell>
          <table:table-cell office:value-type="float" office:value="2792319" calcext:value-type="float">
            <text:p>2,792,319 </text:p>
          </table:table-cell>
          <table:table-cell office:value-type="float" office:value="77.7479883057219" calcext:value-type="float">
            <text:p>77.75 </text:p>
          </table:table-cell>
          <table:table-cell office:value-type="float" office:value="104.055477048035" calcext:value-type="float">
            <text:p>104.0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12-2013</text:p>
          </table:table-cell>
          <table:table-cell office:value-type="float" office:value="35539000" calcext:value-type="float">
            <text:p>35,539,000 </text:p>
          </table:table-cell>
          <table:table-cell office:value-type="float" office:value="84.3828057478797" calcext:value-type="float">
            <text:p>84.38 </text:p>
          </table:table-cell>
          <table:table-cell office:value-type="float" office:value="112.935309299844" calcext:value-type="float">
            <text:p>112.9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12-2013</text:p>
          </table:table-cell>
          <table:table-cell office:value-type="float" office:value="2388294" calcext:value-type="float">
            <text:p>2,388,294 </text:p>
          </table:table-cell>
          <table:table-cell office:value-type="float" office:value="69.0278331743692" calcext:value-type="float">
            <text:p>69.03 </text:p>
          </table:table-cell>
          <table:table-cell office:value-type="float" office:value="92.3846940232996" calcext:value-type="float">
            <text:p>92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12-2013</text:p>
          </table:table-cell>
          <table:table-cell office:value-type="float" office:value="784006" calcext:value-type="float">
            <text:p>784,006 </text:p>
          </table:table-cell>
          <table:table-cell office:value-type="float" office:value="105.136918331769" calcext:value-type="float">
            <text:p>105.14 </text:p>
          </table:table-cell>
          <table:table-cell office:value-type="float" office:value="140.71196478234" calcext:value-type="float">
            <text:p>140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734238" calcext:value-type="float">
            <text:p>734,238 </text:p>
          </table:table-cell>
          <table:table-cell office:value-type="float" office:value="78.8062681120532" calcext:value-type="float">
            <text:p>78.81 </text:p>
          </table:table-cell>
          <table:table-cell office:value-type="float" office:value="105.471845657665" calcext:value-type="float">
            <text:p>105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4230149" calcext:value-type="float">
            <text:p>4,230,149 </text:p>
          </table:table-cell>
          <table:table-cell office:value-type="float" office:value="45.3606095050184" calcext:value-type="float">
            <text:p>45.36 </text:p>
          </table:table-cell>
          <table:table-cell office:value-type="float" office:value="60.7092217315541" calcext:value-type="float">
            <text:p>60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12-2013</text:p>
          </table:table-cell>
          <table:table-cell office:value-type="float" office:value="1234306" calcext:value-type="float">
            <text:p>1,234,306 </text:p>
          </table:table-cell>
          <table:table-cell office:value-type="float" office:value="55.8762335898597" calcext:value-type="float">
            <text:p>55.88 </text:p>
          </table:table-cell>
          <table:table-cell office:value-type="float" office:value="74.783004275011" calcext:value-type="float">
            <text:p>74.7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12-2013</text:p>
          </table:table-cell>
          <table:table-cell office:value-type="float" office:value="4640523" calcext:value-type="float">
            <text:p>4,640,523 </text:p>
          </table:table-cell>
          <table:table-cell office:value-type="float" office:value="59.8383386416681" calcext:value-type="float">
            <text:p>59.84 </text:p>
          </table:table-cell>
          <table:table-cell office:value-type="float" office:value="80.0857618159417" calcext:value-type="float">
            <text:p>80.0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12-2013</text:p>
          </table:table-cell>
          <table:table-cell office:value-type="float" office:value="1502698" calcext:value-type="float">
            <text:p>1,502,698 </text:p>
          </table:table-cell>
          <table:table-cell office:value-type="float" office:value="52.0144686742818" calcext:value-type="float">
            <text:p>52.01 </text:p>
          </table:table-cell>
          <table:table-cell office:value-type="float" office:value="69.6145388356518" calcext:value-type="float">
            <text:p>69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12-2013</text:p>
          </table:table-cell>
          <table:table-cell office:value-type="float" office:value="1377609" calcext:value-type="float">
            <text:p>1,377,609 </text:p>
          </table:table-cell>
          <table:table-cell office:value-type="float" office:value="58.7591810620601" calcext:value-type="float">
            <text:p>58.76 </text:p>
          </table:table-cell>
          <table:table-cell office:value-type="float" office:value="78.6414510472238" calcext:value-type="float">
            <text:p>78.6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12-2013</text:p>
          </table:table-cell>
          <table:table-cell office:value-type="float" office:value="2185402" calcext:value-type="float">
            <text:p>2,185,402 </text:p>
          </table:table-cell>
          <table:table-cell office:value-type="float" office:value="51.0464822946837" calcext:value-type="float">
            <text:p>51.05 </text:p>
          </table:table-cell>
          <table:table-cell office:value-type="float" office:value="68.319016125675" calcext:value-type="float">
            <text:p>68.3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12-2013</text:p>
          </table:table-cell>
          <table:table-cell office:value-type="float" office:value="1572654" calcext:value-type="float">
            <text:p>1,572,654 </text:p>
          </table:table-cell>
          <table:table-cell office:value-type="float" office:value="48.9740284005979" calcext:value-type="float">
            <text:p>48.97 </text:p>
          </table:table-cell>
          <table:table-cell office:value-type="float" office:value="65.5453086213577" calcext:value-type="float">
            <text:p>65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12-2013</text:p>
          </table:table-cell>
          <table:table-cell office:value-type="float" office:value="1545796" calcext:value-type="float">
            <text:p>1,545,796 </text:p>
          </table:table-cell>
          <table:table-cell office:value-type="float" office:value="82.7602527037156" calcext:value-type="float">
            <text:p>82.76 </text:p>
          </table:table-cell>
          <table:table-cell office:value-type="float" office:value="110.763735028593" calcext:value-type="float">
            <text:p>110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12-2013</text:p>
          </table:table-cell>
          <table:table-cell office:value-type="float" office:value="9021686" calcext:value-type="float">
            <text:p>9,021,686 </text:p>
          </table:table-cell>
          <table:table-cell office:value-type="float" office:value="72.4482116184572" calcext:value-type="float">
            <text:p>72.45 </text:p>
          </table:table-cell>
          <table:table-cell office:value-type="float" office:value="96.9624216075154" calcext:value-type="float">
            <text:p>96.9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12-2013</text:p>
          </table:table-cell>
          <table:table-cell office:value-type="float" office:value="10422301" calcext:value-type="float">
            <text:p>10,422,301 </text:p>
          </table:table-cell>
          <table:table-cell office:value-type="float" office:value="78.5290802371929" calcext:value-type="float">
            <text:p>78.53 </text:p>
          </table:table-cell>
          <table:table-cell office:value-type="float" office:value="105.100866071196" calcext:value-type="float">
            <text:p>105.1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12-2013</text:p>
          </table:table-cell>
          <table:table-cell office:value-type="float" office:value="835210" calcext:value-type="float">
            <text:p>835,210 </text:p>
          </table:table-cell>
          <table:table-cell office:value-type="float" office:value="120.573119676628" calcext:value-type="float">
            <text:p>120.57 </text:p>
          </table:table-cell>
          <table:table-cell office:value-type="float" office:value="161.371294107143" calcext:value-type="float">
            <text:p>161.3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12-2013</text:p>
          </table:table-cell>
          <table:table-cell office:value-type="float" office:value="896190" calcext:value-type="float">
            <text:p>896,190 </text:p>
          </table:table-cell>
          <table:table-cell office:value-type="float" office:value="73.8273333882527" calcext:value-type="float">
            <text:p>73.83 </text:p>
          </table:table-cell>
          <table:table-cell office:value-type="float" office:value="98.8081950711208" calcext:value-type="float">
            <text:p>98.8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12-2013</text:p>
          </table:table-cell>
          <table:table-cell office:value-type="float" office:value="1927825" calcext:value-type="float">
            <text:p>1,927,825 </text:p>
          </table:table-cell>
          <table:table-cell office:value-type="float" office:value="43.1329007718984" calcext:value-type="float">
            <text:p>43.13 </text:p>
          </table:table-cell>
          <table:table-cell office:value-type="float" office:value="57.7277260041358" calcext:value-type="float">
            <text:p>57.7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12-2013</text:p>
          </table:table-cell>
          <table:table-cell office:value-type="float" office:value="1947467" calcext:value-type="float">
            <text:p>1,947,467 </text:p>
          </table:table-cell>
          <table:table-cell office:value-type="float" office:value="51.1454946555664" calcext:value-type="float">
            <text:p>51.15 </text:p>
          </table:table-cell>
          <table:table-cell office:value-type="float" office:value="68.4515311742288" calcext:value-type="float">
            <text:p>68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12-2013</text:p>
          </table:table-cell>
          <table:table-cell office:value-type="float" office:value="2795368" calcext:value-type="float">
            <text:p>2,795,368 </text:p>
          </table:table-cell>
          <table:table-cell office:value-type="float" office:value="50.3860559851475" calcext:value-type="float">
            <text:p>50.39 </text:p>
          </table:table-cell>
          <table:table-cell office:value-type="float" office:value="67.4351221987526" calcext:value-type="float">
            <text:p>67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12-2013</text:p>
          </table:table-cell>
          <table:table-cell office:value-type="float" office:value="1253539" calcext:value-type="float">
            <text:p>1,253,539 </text:p>
          </table:table-cell>
          <table:table-cell office:value-type="float" office:value="70.8094108343219" calcext:value-type="float">
            <text:p>70.81 </text:p>
          </table:table-cell>
          <table:table-cell office:value-type="float" office:value="94.7691018690117" calcext:value-type="float">
            <text:p>94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12-2013</text:p>
          </table:table-cell>
          <table:table-cell office:value-type="float" office:value="2568036" calcext:value-type="float">
            <text:p>2,568,036 </text:p>
          </table:table-cell>
          <table:table-cell office:value-type="float" office:value="62.9482302186489" calcext:value-type="float">
            <text:p>62.95 </text:p>
          </table:table-cell>
          <table:table-cell office:value-type="float" office:value="84.247943483433" calcext:value-type="float">
            <text:p>84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12-2013</text:p>
          </table:table-cell>
          <table:table-cell office:value-type="float" office:value="1069805" calcext:value-type="float">
            <text:p>1,069,805 </text:p>
          </table:table-cell>
          <table:table-cell office:value-type="float" office:value="36.1860708970369" calcext:value-type="float">
            <text:p>36.19 </text:p>
          </table:table-cell>
          <table:table-cell office:value-type="float" office:value="48.4303060662998" calcext:value-type="float">
            <text:p>48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7098224" calcext:value-type="float">
            <text:p>7,098,224 </text:p>
          </table:table-cell>
          <table:table-cell office:value-type="float" office:value="106.85590413681" calcext:value-type="float">
            <text:p>106.86 </text:p>
          </table:table-cell>
          <table:table-cell office:value-type="float" office:value="143.012601646139" calcext:value-type="float">
            <text:p>143.0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18584977" calcext:value-type="float">
            <text:p><text:s/>$18,584,977 </text:p>
          </table:table-cell>
          <table:table-cell table:style-name="ce24" office:value-type="float" office:value="129.544533820331" calcext:value-type="float">
            <text:p><text:s/>$129.54 </text:p>
          </table:table-cell>
          <table:table-cell office:value-type="float" office:value="160.281743485642" calcext:value-type="float">
            <text:p>160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88576" calcext:value-type="float">
            <text:p>588,576 </text:p>
          </table:table-cell>
          <table:table-cell office:value-type="float" office:value="95.906143066645" calcext:value-type="float">
            <text:p>95.91 </text:p>
          </table:table-cell>
          <table:table-cell office:value-type="float" office:value="118.661925504515" calcext:value-type="float">
            <text:p>118.6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75463" calcext:value-type="float">
            <text:p>1,275,463 </text:p>
          </table:table-cell>
          <table:table-cell office:value-type="float" office:value="71.7358267716535" calcext:value-type="float">
            <text:p>71.74 </text:p>
          </table:table-cell>
          <table:table-cell office:value-type="float" office:value="88.7566850276478" calcext:value-type="float">
            <text:p>88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02551" calcext:value-type="float">
            <text:p>402,551 </text:p>
          </table:table-cell>
          <table:table-cell office:value-type="float" office:value="58.5018165964249" calcext:value-type="float">
            <text:p>58.50 </text:p>
          </table:table-cell>
          <table:table-cell office:value-type="float" office:value="72.3826230611717" calcext:value-type="float">
            <text:p>72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913675" calcext:value-type="float">
            <text:p>4,913,675 </text:p>
          </table:table-cell>
          <table:table-cell office:value-type="float" office:value="110.491668727935" calcext:value-type="float">
            <text:p>110.49 </text:p>
          </table:table-cell>
          <table:table-cell office:value-type="float" office:value="136.708178894785" calcext:value-type="float">
            <text:p>136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934803" calcext:value-type="float">
            <text:p>14,934,803 </text:p>
          </table:table-cell>
          <table:table-cell office:value-type="float" office:value="66.113037742698" calcext:value-type="float">
            <text:p>66.11 </text:p>
          </table:table-cell>
          <table:table-cell office:value-type="float" office:value="81.7997691143691" calcext:value-type="float">
            <text:p>81.8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38671" calcext:value-type="float">
            <text:p>1,638,671 </text:p>
          </table:table-cell>
          <table:table-cell office:value-type="float" office:value="93.339655958077" calcext:value-type="float">
            <text:p>93.34 </text:p>
          </table:table-cell>
          <table:table-cell office:value-type="float" office:value="115.486484470737" calcext:value-type="float">
            <text:p>115.4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09895" calcext:value-type="float">
            <text:p>609,895 </text:p>
          </table:table-cell>
          <table:table-cell office:value-type="float" office:value="100.114084044649" calcext:value-type="float">
            <text:p>100.11 </text:p>
          </table:table-cell>
          <table:table-cell office:value-type="float" office:value="123.868290424354" calcext:value-type="float">
            <text:p>123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20243" calcext:value-type="float">
            <text:p>4,620,243 </text:p>
          </table:table-cell>
          <table:table-cell office:value-type="float" office:value="106.624273054556" calcext:value-type="float">
            <text:p>106.62 </text:p>
          </table:table-cell>
          <table:table-cell office:value-type="float" office:value="131.923160932253" calcext:value-type="float">
            <text:p>131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30907" calcext:value-type="float">
            <text:p>530,907 </text:p>
          </table:table-cell>
          <table:table-cell office:value-type="float" office:value="89.2880928355197" calcext:value-type="float">
            <text:p>89.29 </text:p>
          </table:table-cell>
          <table:table-cell office:value-type="float" office:value="110.473601395128" calcext:value-type="float">
            <text:p>110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70535" calcext:value-type="float">
            <text:p>2,170,535 </text:p>
          </table:table-cell>
          <table:table-cell office:value-type="float" office:value="94.9241231522785" calcext:value-type="float">
            <text:p>94.92 </text:p>
          </table:table-cell>
          <table:table-cell office:value-type="float" office:value="117.446900374774" calcext:value-type="float">
            <text:p>117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130814" calcext:value-type="float">
            <text:p>3,130,814 </text:p>
          </table:table-cell>
          <table:table-cell office:value-type="float" office:value="249.129784355853" calcext:value-type="float">
            <text:p>249.13 </text:p>
          </table:table-cell>
          <table:table-cell office:value-type="float" office:value="308.241150847317" calcext:value-type="float">
            <text:p>308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40580" calcext:value-type="float">
            <text:p>840,580 </text:p>
          </table:table-cell>
          <table:table-cell office:value-type="float" office:value="96.8410138248848" calcext:value-type="float">
            <text:p>96.84 </text:p>
          </table:table-cell>
          <table:table-cell office:value-type="float" office:value="119.818614333024" calcext:value-type="float">
            <text:p>119.8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65113" calcext:value-type="float">
            <text:p>2,265,113 </text:p>
          </table:table-cell>
          <table:table-cell office:value-type="float" office:value="88.8837309684508" calcext:value-type="float">
            <text:p>88.88 </text:p>
          </table:table-cell>
          <table:table-cell office:value-type="float" office:value="109.973296031856" calcext:value-type="float">
            <text:p>109.9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93157" calcext:value-type="float">
            <text:p>593,157 </text:p>
          </table:table-cell>
          <table:table-cell office:value-type="float" office:value="83.2501052631579" calcext:value-type="float">
            <text:p>83.25 </text:p>
          </table:table-cell>
          <table:table-cell office:value-type="float" office:value="103.002972209144" calcext:value-type="float">
            <text:p>103.0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313777" calcext:value-type="float">
            <text:p>20,313,777 </text:p>
          </table:table-cell>
          <table:table-cell office:value-type="float" office:value="147.874217453338" calcext:value-type="float">
            <text:p>147.87 </text:p>
          </table:table-cell>
          <table:table-cell office:value-type="float" office:value="182.960536357854" calcext:value-type="float">
            <text:p>182.9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767164" calcext:value-type="float">
            <text:p>3,767,164 </text:p>
          </table:table-cell>
          <table:table-cell office:value-type="float" office:value="75.2574864654294" calcext:value-type="float">
            <text:p>75.26 </text:p>
          </table:table-cell>
          <table:table-cell office:value-type="float" office:value="93.113933759303" calcext:value-type="float">
            <text:p>93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81746" calcext:value-type="float">
            <text:p>2,081,746 </text:p>
          </table:table-cell>
          <table:table-cell office:value-type="float" office:value="91.3888230387638" calcext:value-type="float">
            <text:p>91.39 </text:p>
          </table:table-cell>
          <table:table-cell office:value-type="float" office:value="113.072774742233" calcext:value-type="float">
            <text:p>113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2821" calcext:value-type="float">
            <text:p>342,821 </text:p>
          </table:table-cell>
          <table:table-cell office:value-type="float" office:value="47.6338752257885" calcext:value-type="float">
            <text:p>47.63 </text:p>
          </table:table-cell>
          <table:table-cell office:value-type="float" office:value="58.936030297935" calcext:value-type="float">
            <text:p>58.9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578897" calcext:value-type="float">
            <text:p>4,578,897 </text:p>
          </table:table-cell>
          <table:table-cell office:value-type="float" office:value="59.8955760778568" calcext:value-type="float">
            <text:p>59.90 </text:p>
          </table:table-cell>
          <table:table-cell office:value-type="float" office:value="74.107081771204" calcext:value-type="float">
            <text:p>74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07800" calcext:value-type="float">
            <text:p>4,607,800 </text:p>
          </table:table-cell>
          <table:table-cell office:value-type="float" office:value="117.967229902714" calcext:value-type="float">
            <text:p>117.97 </text:p>
          </table:table-cell>
          <table:table-cell office:value-type="float" office:value="145.957476748517" calcext:value-type="float">
            <text:p>145.9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010847" calcext:value-type="float">
            <text:p>4,010,847 </text:p>
          </table:table-cell>
          <table:table-cell office:value-type="float" office:value="275.849174690509" calcext:value-type="float">
            <text:p>275.85 </text:p>
          </table:table-cell>
          <table:table-cell office:value-type="float" office:value="341.300287666257" calcext:value-type="float">
            <text:p>341.3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66874" calcext:value-type="float">
            <text:p>1,366,874 </text:p>
          </table:table-cell>
          <table:table-cell office:value-type="float" office:value="98.3221119263415" calcext:value-type="float">
            <text:p>98.32 </text:p>
          </table:table-cell>
          <table:table-cell office:value-type="float" office:value="121.651134617547" calcext:value-type="float">
            <text:p>121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934147" calcext:value-type="float">
            <text:p>15,934,147 </text:p>
          </table:table-cell>
          <table:table-cell office:value-type="float" office:value="88.020831146735" calcext:value-type="float">
            <text:p>88.02 </text:p>
          </table:table-cell>
          <table:table-cell office:value-type="float" office:value="108.905654782941" calcext:value-type="float">
            <text:p>108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979696" calcext:value-type="float">
            <text:p>11,979,696 </text:p>
          </table:table-cell>
          <table:table-cell office:value-type="float" office:value="49.1001332049101" calcext:value-type="float">
            <text:p>49.10 </text:p>
          </table:table-cell>
          <table:table-cell office:value-type="float" office:value="60.7501893238904" calcext:value-type="float">
            <text:p>60.7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87251" calcext:value-type="float">
            <text:p>587,251 </text:p>
          </table:table-cell>
          <table:table-cell office:value-type="float" office:value="143.266894364479" calcext:value-type="float">
            <text:p>143.27 </text:p>
          </table:table-cell>
          <table:table-cell office:value-type="float" office:value="177.26002738456" calcext:value-type="float">
            <text:p>177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783705" calcext:value-type="float">
            <text:p>2,783,705 </text:p>
          </table:table-cell>
          <table:table-cell office:value-type="float" office:value="84.4878293067865" calcext:value-type="float">
            <text:p>84.49 </text:p>
          </table:table-cell>
          <table:table-cell office:value-type="float" office:value="104.534372738495" calcext:value-type="float">
            <text:p>104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84041" calcext:value-type="float">
            <text:p>1,384,041 </text:p>
          </table:table-cell>
          <table:table-cell office:value-type="float" office:value="113.075245098039" calcext:value-type="float">
            <text:p>113.08 </text:p>
          </table:table-cell>
          <table:table-cell office:value-type="float" office:value="139.904763982682" calcext:value-type="float">
            <text:p>139.9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641706" calcext:value-type="float">
            <text:p>7,641,706 </text:p>
          </table:table-cell>
          <table:table-cell office:value-type="float" office:value="79.2971318279927" calcext:value-type="float">
            <text:p>79.30 </text:p>
          </table:table-cell>
          <table:table-cell office:value-type="float" office:value="98.1120713316173" calcext:value-type="float">
            <text:p>98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65448" calcext:value-type="float">
            <text:p>965,448 </text:p>
          </table:table-cell>
          <table:table-cell office:value-type="float" office:value="58.3987418340189" calcext:value-type="float">
            <text:p>58.40 </text:p>
          </table:table-cell>
          <table:table-cell office:value-type="float" office:value="72.2550916081601" calcext:value-type="float">
            <text:p>72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179824" calcext:value-type="float">
            <text:p>15,179,824 </text:p>
          </table:table-cell>
          <table:table-cell office:value-type="float" office:value="73.6034290479931" calcext:value-type="float">
            <text:p>73.60 </text:p>
          </table:table-cell>
          <table:table-cell office:value-type="float" office:value="91.0674158640768" calcext:value-type="float">
            <text:p>91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255775" calcext:value-type="float">
            <text:p>11,255,775 </text:p>
          </table:table-cell>
          <table:table-cell office:value-type="float" office:value="115.793006604531" calcext:value-type="float">
            <text:p>115.79 </text:p>
          </table:table-cell>
          <table:table-cell office:value-type="float" office:value="143.267372498783" calcext:value-type="float">
            <text:p>143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405032" calcext:value-type="float">
            <text:p>2,405,032 </text:p>
          </table:table-cell>
          <table:table-cell office:value-type="float" office:value="96.3168602322787" calcext:value-type="float">
            <text:p>96.32 </text:p>
          </table:table-cell>
          <table:table-cell office:value-type="float" office:value="119.170094096781" calcext:value-type="float">
            <text:p>119.1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45947" calcext:value-type="float">
            <text:p>2,345,947 </text:p>
          </table:table-cell>
          <table:table-cell office:value-type="float" office:value="96.8519114854265" calcext:value-type="float">
            <text:p>96.85 </text:p>
          </table:table-cell>
          <table:table-cell office:value-type="float" office:value="119.832097696467" calcext:value-type="float">
            <text:p>119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312121" calcext:value-type="float">
            <text:p>5,312,121 </text:p>
          </table:table-cell>
          <table:table-cell office:value-type="float" office:value="61.9908626242823" calcext:value-type="float">
            <text:p>61.99 </text:p>
          </table:table-cell>
          <table:table-cell office:value-type="float" office:value="76.6995198375517" calcext:value-type="float">
            <text:p>76.7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458232" calcext:value-type="float">
            <text:p>20,458,232 </text:p>
          </table:table-cell>
          <table:table-cell office:value-type="float" office:value="46.364685458905" calcext:value-type="float">
            <text:p>46.36 </text:p>
          </table:table-cell>
          <table:table-cell office:value-type="float" office:value="57.3656981299072" calcext:value-type="float">
            <text:p>57.3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41236" calcext:value-type="float">
            <text:p>1,941,236 </text:p>
          </table:table-cell>
          <table:table-cell office:value-type="float" office:value="92.0060666382293" calcext:value-type="float">
            <text:p>92.01 </text:p>
          </table:table-cell>
          <table:table-cell office:value-type="float" office:value="113.836472579263" calcext:value-type="float">
            <text:p>113.8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52508" calcext:value-type="float">
            <text:p>652,508 </text:p>
          </table:table-cell>
          <table:table-cell office:value-type="float" office:value="45.7707631874299" calcext:value-type="float">
            <text:p>45.77 </text:p>
          </table:table-cell>
          <table:table-cell office:value-type="float" office:value="56.6308551044268" calcext:value-type="float">
            <text:p>56.6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table:style-name="ce8" office:value-type="string" calcext:value-type="string">
            <text:p>2011-2012</text:p>
          </table:table-cell>
          <table:table-cell table:style-name="ce14" office:value-type="float" office:value="1762070" calcext:value-type="float">
            <text:p>1,762,070 </text:p>
          </table:table-cell>
          <table:table-cell office:value-type="float" office:value="67.3393969503573" calcext:value-type="float">
            <text:p>67.34 </text:p>
          </table:table-cell>
          <table:table-cell office:value-type="float" office:value="83.3171082574929" calcext:value-type="float">
            <text:p>83.3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2555580" calcext:value-type="float">
            <text:p><text:s/>$2,555,580 </text:p>
          </table:table-cell>
          <table:table-cell table:style-name="ce24" office:value-type="float" office:value="76.6635668216589" calcext:value-type="float">
            <text:p><text:s/>$76.66 </text:p>
          </table:table-cell>
          <table:table-cell office:value-type="float" office:value="108.5319971005" calcext:value-type="float">
            <text:p>108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289201" calcext:value-type="float">
            <text:p>8,289,201 </text:p>
          </table:table-cell>
          <table:table-cell office:value-type="float" office:value="82.2504564397698" calcext:value-type="float">
            <text:p>82.25 </text:p>
          </table:table-cell>
          <table:table-cell office:value-type="float" office:value="116.441311954636" calcext:value-type="float">
            <text:p>116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11093" calcext:value-type="float">
            <text:p>1,411,093 </text:p>
          </table:table-cell>
          <table:table-cell office:value-type="float" office:value="87.2121755253399" calcext:value-type="float">
            <text:p>87.21 </text:p>
          </table:table-cell>
          <table:table-cell office:value-type="float" office:value="123.465577896518" calcext:value-type="float">
            <text:p>123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77441" calcext:value-type="float">
            <text:p>1,177,441 </text:p>
          </table:table-cell>
          <table:table-cell office:value-type="float" office:value="91.6938711938323" calcext:value-type="float">
            <text:p>91.69 </text:p>
          </table:table-cell>
          <table:table-cell office:value-type="float" office:value="129.810278534171" calcext:value-type="float">
            <text:p>129.8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25810" calcext:value-type="float">
            <text:p>1,925,810 </text:p>
          </table:table-cell>
          <table:table-cell office:value-type="float" office:value="59.2629862136878" calcext:value-type="float">
            <text:p>59.26 </text:p>
          </table:table-cell>
          <table:table-cell office:value-type="float" office:value="83.8981345972774" calcext:value-type="float">
            <text:p>83.9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45792" calcext:value-type="float">
            <text:p>945,792 </text:p>
          </table:table-cell>
          <table:table-cell office:value-type="float" office:value="62.964649490713" calcext:value-type="float">
            <text:p>62.96 </text:p>
          </table:table-cell>
          <table:table-cell office:value-type="float" office:value="89.1385496301927" calcext:value-type="float">
            <text:p>89.1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446158" calcext:value-type="float">
            <text:p>19,446,158 </text:p>
          </table:table-cell>
          <table:table-cell office:value-type="float" office:value="90.7117873985996" calcext:value-type="float">
            <text:p>90.71 </text:p>
          </table:table-cell>
          <table:table-cell office:value-type="float" office:value="128.419950376539" calcext:value-type="float">
            <text:p>128.4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790509" calcext:value-type="float">
            <text:p>3,790,509 </text:p>
          </table:table-cell>
          <table:table-cell office:value-type="float" office:value="51.367478859497" calcext:value-type="float">
            <text:p>51.37 </text:p>
          </table:table-cell>
          <table:table-cell office:value-type="float" office:value="72.7205281174558" calcext:value-type="float">
            <text:p>72.7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80094" calcext:value-type="float">
            <text:p>380,094 </text:p>
          </table:table-cell>
          <table:table-cell office:value-type="float" office:value="79.2357723577236" calcext:value-type="float">
            <text:p>79.24 </text:p>
          </table:table-cell>
          <table:table-cell office:value-type="float" office:value="112.173447862" calcext:value-type="float">
            <text:p>112.1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24111" calcext:value-type="float">
            <text:p>3,224,111 </text:p>
          </table:table-cell>
          <table:table-cell office:value-type="float" office:value="46.4709926634861" calcext:value-type="float">
            <text:p>46.47 </text:p>
          </table:table-cell>
          <table:table-cell office:value-type="float" office:value="65.7886118544891" calcext:value-type="float">
            <text:p>65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8193" calcext:value-type="float">
            <text:p>468,193 </text:p>
          </table:table-cell>
          <table:table-cell office:value-type="float" office:value="69.3824836988737" calcext:value-type="float">
            <text:p>69.38 </text:p>
          </table:table-cell>
          <table:table-cell office:value-type="float" office:value="98.2242260805454" calcext:value-type="float">
            <text:p>98.2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52228" calcext:value-type="float">
            <text:p>2,052,228 </text:p>
          </table:table-cell>
          <table:table-cell office:value-type="float" office:value="61.4457917901734" calcext:value-type="float">
            <text:p>61.45 </text:p>
          </table:table-cell>
          <table:table-cell office:value-type="float" office:value="86.9883149569936" calcext:value-type="float">
            <text:p>86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05707" calcext:value-type="float">
            <text:p>705,707 </text:p>
          </table:table-cell>
          <table:table-cell office:value-type="float" office:value="40.5578735632184" calcext:value-type="float">
            <text:p>40.56 </text:p>
          </table:table-cell>
          <table:table-cell office:value-type="float" office:value="57.417456537152" calcext:value-type="float">
            <text:p>57.4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46830" calcext:value-type="float">
            <text:p>1,746,830 </text:p>
          </table:table-cell>
          <table:table-cell office:value-type="float" office:value="72.7663917353995" calcext:value-type="float">
            <text:p>72.77 </text:p>
          </table:table-cell>
          <table:table-cell office:value-type="float" office:value="103.014797566254" calcext:value-type="float">
            <text:p>103.0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14582" calcext:value-type="float">
            <text:p>1,114,582 </text:p>
          </table:table-cell>
          <table:table-cell office:value-type="float" office:value="65.0167415271539" calcext:value-type="float">
            <text:p>65.02 </text:p>
          </table:table-cell>
          <table:table-cell office:value-type="float" office:value="92.0436798789205" calcext:value-type="float">
            <text:p>92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601625" calcext:value-type="float">
            <text:p>3,601,625 </text:p>
          </table:table-cell>
          <table:table-cell office:value-type="float" office:value="65.7722931390274" calcext:value-type="float">
            <text:p>65.77 </text:p>
          </table:table-cell>
          <table:table-cell office:value-type="float" office:value="93.1133082401978" calcext:value-type="float">
            <text:p>93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16457" calcext:value-type="float">
            <text:p>1,016,457 </text:p>
          </table:table-cell>
          <table:table-cell office:value-type="float" office:value="35.2618122528273" calcext:value-type="float">
            <text:p>35.26 </text:p>
          </table:table-cell>
          <table:table-cell office:value-type="float" office:value="49.9198649873019" calcext:value-type="float">
            <text:p>49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89730" calcext:value-type="float">
            <text:p>1,589,730 </text:p>
          </table:table-cell>
          <table:table-cell office:value-type="float" office:value="53.4398951189996" calcext:value-type="float">
            <text:p>53.44 </text:p>
          </table:table-cell>
          <table:table-cell office:value-type="float" office:value="75.6544312058759" calcext:value-type="float">
            <text:p>75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69473" calcext:value-type="float">
            <text:p>769,473 </text:p>
          </table:table-cell>
          <table:table-cell office:value-type="float" office:value="105.551851851852" calcext:value-type="float">
            <text:p>105.55 </text:p>
          </table:table-cell>
          <table:table-cell office:value-type="float" office:value="149.428910681743" calcext:value-type="float">
            <text:p>149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46562" calcext:value-type="float">
            <text:p>1,246,562 </text:p>
          </table:table-cell>
          <table:table-cell office:value-type="float" office:value="99.2090728213291" calcext:value-type="float">
            <text:p>99.21 </text:p>
          </table:table-cell>
          <table:table-cell office:value-type="float" office:value="140.449489244815" calcext:value-type="float">
            <text:p>140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064725" calcext:value-type="float">
            <text:p>21,064,725 </text:p>
          </table:table-cell>
          <table:table-cell office:value-type="float" office:value="65.9011985321032" calcext:value-type="float">
            <text:p>65.90 </text:p>
          </table:table-cell>
          <table:table-cell office:value-type="float" office:value="93.2957985720146" calcext:value-type="float">
            <text:p>93.3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24186" calcext:value-type="float">
            <text:p>1,324,186 </text:p>
          </table:table-cell>
          <table:table-cell office:value-type="float" office:value="93.1803532474843" calcext:value-type="float">
            <text:p>93.18 </text:p>
          </table:table-cell>
          <table:table-cell office:value-type="float" office:value="131.914679263558" calcext:value-type="float">
            <text:p>131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22472" calcext:value-type="float">
            <text:p>522,472 </text:p>
          </table:table-cell>
          <table:table-cell office:value-type="float" office:value="99.6893722572028" calcext:value-type="float">
            <text:p>99.69 </text:p>
          </table:table-cell>
          <table:table-cell office:value-type="float" office:value="141.129445306641" calcext:value-type="float">
            <text:p>141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029807" calcext:value-type="float">
            <text:p>3,029,807 </text:p>
          </table:table-cell>
          <table:table-cell office:value-type="float" office:value="64.267075343628" calcext:value-type="float">
            <text:p>64.27 </text:p>
          </table:table-cell>
          <table:table-cell office:value-type="float" office:value="90.9823834713838" calcext:value-type="float">
            <text:p>90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01374" calcext:value-type="float">
            <text:p>1,001,374 </text:p>
          </table:table-cell>
          <table:table-cell office:value-type="float" office:value="99.1459405940594" calcext:value-type="float">
            <text:p>99.15 </text:p>
          </table:table-cell>
          <table:table-cell office:value-type="float" office:value="140.360113456666" calcext:value-type="float">
            <text:p>140.3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84493" calcext:value-type="float">
            <text:p>1,784,493 </text:p>
          </table:table-cell>
          <table:table-cell office:value-type="float" office:value="113.214883897982" calcext:value-type="float">
            <text:p>113.21 </text:p>
          </table:table-cell>
          <table:table-cell office:value-type="float" office:value="160.277403731205" calcext:value-type="float">
            <text:p>160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93340" calcext:value-type="float">
            <text:p>1,893,340 </text:p>
          </table:table-cell>
          <table:table-cell office:value-type="float" office:value="67.5758441002213" calcext:value-type="float">
            <text:p>67.58 </text:p>
          </table:table-cell>
          <table:table-cell office:value-type="float" office:value="95.6665808807241" calcext:value-type="float">
            <text:p>95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55360" calcext:value-type="float">
            <text:p>1,055,360 </text:p>
          </table:table-cell>
          <table:table-cell office:value-type="float" office:value="93.5022592362895" calcext:value-type="float">
            <text:p>93.50 </text:p>
          </table:table-cell>
          <table:table-cell office:value-type="float" office:value="132.370398991873" calcext:value-type="float">
            <text:p>132.3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8955468" calcext:value-type="float">
            <text:p>78,955,468 </text:p>
          </table:table-cell>
          <table:table-cell office:value-type="float" office:value="72.0381488344679" calcext:value-type="float">
            <text:p>72.04 </text:p>
          </table:table-cell>
          <table:table-cell office:value-type="float" office:value="101.983829928181" calcext:value-type="float">
            <text:p>101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468041" calcext:value-type="float">
            <text:p>4,468,041 </text:p>
          </table:table-cell>
          <table:table-cell office:value-type="float" office:value="67.9240042566129" calcext:value-type="float">
            <text:p>67.92 </text:p>
          </table:table-cell>
          <table:table-cell office:value-type="float" office:value="96.1594684236675" calcext:value-type="float">
            <text:p>96.1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13888" calcext:value-type="float">
            <text:p>713,888 </text:p>
          </table:table-cell>
          <table:table-cell office:value-type="float" office:value="46.1048824593128" calcext:value-type="float">
            <text:p>46.10 </text:p>
          </table:table-cell>
          <table:table-cell office:value-type="float" office:value="65.2703125727687" calcext:value-type="float">
            <text:p>65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58553" calcext:value-type="float">
            <text:p>1,258,553 </text:p>
          </table:table-cell>
          <table:table-cell office:value-type="float" office:value="48.4263726961407" calcext:value-type="float">
            <text:p>48.43 </text:p>
          </table:table-cell>
          <table:table-cell office:value-type="float" office:value="68.5568276945912" calcext:value-type="float">
            <text:p>68.5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03616" calcext:value-type="float">
            <text:p>2,203,616 </text:p>
          </table:table-cell>
          <table:table-cell office:value-type="float" office:value="39.1406039076377" calcext:value-type="float">
            <text:p>39.14 </text:p>
          </table:table-cell>
          <table:table-cell office:value-type="float" office:value="55.4110392449858" calcext:value-type="float">
            <text:p>55.4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239701" calcext:value-type="float">
            <text:p>5,239,701 </text:p>
          </table:table-cell>
          <table:table-cell office:value-type="float" office:value="66.1946156955885" calcext:value-type="float">
            <text:p>66.19 </text:p>
          </table:table-cell>
          <table:table-cell office:value-type="float" office:value="93.7111868986587" calcext:value-type="float">
            <text:p>93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40958" calcext:value-type="float">
            <text:p>840,958 </text:p>
          </table:table-cell>
          <table:table-cell office:value-type="float" office:value="48.6693674402454" calcext:value-type="float">
            <text:p>48.67 </text:p>
          </table:table-cell>
          <table:table-cell office:value-type="float" office:value="68.9008334062477" calcext:value-type="float">
            <text:p>68.9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28367" calcext:value-type="float">
            <text:p>2,228,367 </text:p>
          </table:table-cell>
          <table:table-cell office:value-type="float" office:value="60.2473031064969" calcext:value-type="float">
            <text:p>60.25 </text:p>
          </table:table-cell>
          <table:table-cell office:value-type="float" office:value="85.2916241332501" calcext:value-type="float">
            <text:p>85.2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95950" calcext:value-type="float">
            <text:p>1,195,950 </text:p>
          </table:table-cell>
          <table:table-cell office:value-type="float" office:value="54.9786236381189" calcext:value-type="float">
            <text:p>54.98 </text:p>
          </table:table-cell>
          <table:table-cell office:value-type="float" office:value="77.832796837676" calcext:value-type="float">
            <text:p>77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50356" calcext:value-type="float">
            <text:p>750,356 </text:p>
          </table:table-cell>
          <table:table-cell office:value-type="float" office:value="48.5039431157078" calcext:value-type="float">
            <text:p>48.50 </text:p>
          </table:table-cell>
          <table:table-cell office:value-type="float" office:value="68.6666435158552" calcext:value-type="float">
            <text:p>68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84082" calcext:value-type="float">
            <text:p>1,284,082 </text:p>
          </table:table-cell>
          <table:table-cell office:value-type="float" office:value="67.4341980884361" calcext:value-type="float">
            <text:p>67.43 </text:p>
          </table:table-cell>
          <table:table-cell office:value-type="float" office:value="95.4660537571149" calcext:value-type="float">
            <text:p>95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17902" calcext:value-type="float">
            <text:p>517,902 </text:p>
          </table:table-cell>
          <table:table-cell office:value-type="float" office:value="42.6924408540104" calcext:value-type="float">
            <text:p>42.69 </text:p>
          </table:table-cell>
          <table:table-cell office:value-type="float" office:value="60.4393463424357" calcext:value-type="float">
            <text:p>60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56218" calcext:value-type="float">
            <text:p>2,056,218 </text:p>
          </table:table-cell>
          <table:table-cell office:value-type="float" office:value="56.8267189918196" calcext:value-type="float">
            <text:p>56.83 </text:p>
          </table:table-cell>
          <table:table-cell office:value-type="float" office:value="80.4491306176564" calcext:value-type="float">
            <text:p>80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909127" calcext:value-type="float">
            <text:p>8,909,127 </text:p>
          </table:table-cell>
          <table:table-cell office:value-type="float" office:value="88.4684520972355" calcext:value-type="float">
            <text:p>88.47 </text:p>
          </table:table-cell>
          <table:table-cell office:value-type="float" office:value="125.244078570451" calcext:value-type="float">
            <text:p>125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633247" calcext:value-type="float">
            <text:p>13,633,247 </text:p>
          </table:table-cell>
          <table:table-cell office:value-type="float" office:value="43.8732034935735" calcext:value-type="float">
            <text:p>43.87 </text:p>
          </table:table-cell>
          <table:table-cell office:value-type="float" office:value="62.1109425475999" calcext:value-type="float">
            <text:p>62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433994" calcext:value-type="float">
            <text:p>2,433,994 </text:p>
          </table:table-cell>
          <table:table-cell office:value-type="float" office:value="45.1852525665064" calcext:value-type="float">
            <text:p>45.19 </text:p>
          </table:table-cell>
          <table:table-cell office:value-type="float" office:value="63.9683999042414" calcext:value-type="float">
            <text:p>63.9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2251" calcext:value-type="float">
            <text:p>152,251 </text:p>
          </table:table-cell>
          <table:table-cell office:value-type="float" office:value="66.3403050108933" calcext:value-type="float">
            <text:p>66.34 </text:p>
          </table:table-cell>
          <table:table-cell office:value-type="float" office:value="93.917438094654" calcext:value-type="float">
            <text:p>93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64872" calcext:value-type="float">
            <text:p>2,064,872 </text:p>
          </table:table-cell>
          <table:table-cell office:value-type="float" office:value="58.2359477677186" calcext:value-type="float">
            <text:p>58.24 </text:p>
          </table:table-cell>
          <table:table-cell office:value-type="float" office:value="82.4441645009039" calcext:value-type="float">
            <text:p>82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287819" calcext:value-type="float">
            <text:p>6,287,819 </text:p>
          </table:table-cell>
          <table:table-cell office:value-type="float" office:value="91.2945233324622" calcext:value-type="float">
            <text:p>91.29 </text:p>
          </table:table-cell>
          <table:table-cell office:value-type="float" office:value="129.244924967553" calcext:value-type="float">
            <text:p>129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83508" calcext:value-type="float">
            <text:p>683,508 </text:p>
          </table:table-cell>
          <table:table-cell office:value-type="float" office:value="96.9652432969215" calcext:value-type="float">
            <text:p>96.97 </text:p>
          </table:table-cell>
          <table:table-cell office:value-type="float" office:value="137.272917771125" calcext:value-type="float">
            <text:p>137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32882" calcext:value-type="float">
            <text:p>932,882 </text:p>
          </table:table-cell>
          <table:table-cell office:value-type="float" office:value="39.9812283032615" calcext:value-type="float">
            <text:p>39.98 </text:p>
          </table:table-cell>
          <table:table-cell office:value-type="float" office:value="56.6011044643708" calcext:value-type="float">
            <text:p>56.6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49074" calcext:value-type="float">
            <text:p>1,249,074 </text:p>
          </table:table-cell>
          <table:table-cell office:value-type="float" office:value="77.2989665202055" calcext:value-type="float">
            <text:p>77.30 </text:p>
          </table:table-cell>
          <table:table-cell office:value-type="float" office:value="109.431527361083" calcext:value-type="float">
            <text:p>109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944194" calcext:value-type="float">
            <text:p><text:s/>$944,194 </text:p>
          </table:table-cell>
          <table:table-cell table:style-name="ce24" office:value-type="float" office:value="82.3688388728954" calcext:value-type="float">
            <text:p><text:s/>$82.37 </text:p>
          </table:table-cell>
          <table:table-cell office:value-type="float" office:value="116.608905016391" calcext:value-type="float">
            <text:p>116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82652" calcext:value-type="float">
            <text:p>2,182,652 </text:p>
          </table:table-cell>
          <table:table-cell office:value-type="float" office:value="85.0074778002804" calcext:value-type="float">
            <text:p>85.01 </text:p>
          </table:table-cell>
          <table:table-cell office:value-type="float" office:value="120.344404997529" calcext:value-type="float">
            <text:p>120.3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2536758" calcext:value-type="float">
            <text:p>42,536,758 </text:p>
          </table:table-cell>
          <table:table-cell office:value-type="float" office:value="131.149878058933" calcext:value-type="float">
            <text:p>131.15 </text:p>
          </table:table-cell>
          <table:table-cell office:value-type="float" office:value="185.667831218121" calcext:value-type="float">
            <text:p>185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96666" calcext:value-type="float">
            <text:p>2,096,666 </text:p>
          </table:table-cell>
          <table:table-cell office:value-type="float" office:value="62.6693567670971" calcext:value-type="float">
            <text:p>62.67 </text:p>
          </table:table-cell>
          <table:table-cell office:value-type="float" office:value="88.7205060881039" calcext:value-type="float">
            <text:p>88.7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54550" calcext:value-type="float">
            <text:p>754,550 </text:p>
          </table:table-cell>
          <table:table-cell office:value-type="float" office:value="58.1900208220868" calcext:value-type="float">
            <text:p>58.19 </text:p>
          </table:table-cell>
          <table:table-cell office:value-type="float" office:value="82.3791460920717" calcext:value-type="float">
            <text:p>82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70033" calcext:value-type="float">
            <text:p>770,033 </text:p>
          </table:table-cell>
          <table:table-cell office:value-type="float" office:value="57.3624106078665" calcext:value-type="float">
            <text:p>57.36 </text:p>
          </table:table-cell>
          <table:table-cell office:value-type="float" office:value="81.2075049449925" calcext:value-type="float">
            <text:p>81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65910" calcext:value-type="float">
            <text:p>765,910 </text:p>
          </table:table-cell>
          <table:table-cell office:value-type="float" office:value="85.7010182387826" calcext:value-type="float">
            <text:p>85.70 </text:p>
          </table:table-cell>
          <table:table-cell office:value-type="float" office:value="121.326244637676" calcext:value-type="float">
            <text:p>121.3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90703" calcext:value-type="float">
            <text:p>1,490,703 </text:p>
          </table:table-cell>
          <table:table-cell office:value-type="float" office:value="45.2605963079913" calcext:value-type="float">
            <text:p>45.26 </text:p>
          </table:table-cell>
          <table:table-cell office:value-type="float" office:value="64.0750634351909" calcext:value-type="float">
            <text:p>64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14253" calcext:value-type="float">
            <text:p>714,253 </text:p>
          </table:table-cell>
          <table:table-cell office:value-type="float" office:value="64.5506552191595" calcext:value-type="float">
            <text:p>64.55 </text:p>
          </table:table-cell>
          <table:table-cell office:value-type="float" office:value="91.3838452283163" calcext:value-type="float">
            <text:p>91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156664" calcext:value-type="float">
            <text:p>3,156,664 </text:p>
          </table:table-cell>
          <table:table-cell office:value-type="float" office:value="33.2294412396311" calcext:value-type="float">
            <text:p>33.23 </text:p>
          </table:table-cell>
          <table:table-cell office:value-type="float" office:value="47.0426536331202" calcext:value-type="float">
            <text:p>47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77996" calcext:value-type="float">
            <text:p>1,177,996 </text:p>
          </table:table-cell>
          <table:table-cell office:value-type="float" office:value="78.0543334216804" calcext:value-type="float">
            <text:p>78.05 </text:p>
          </table:table-cell>
          <table:table-cell office:value-type="float" office:value="110.500894229329" calcext:value-type="float">
            <text:p>110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22061" calcext:value-type="float">
            <text:p>2,022,061 </text:p>
          </table:table-cell>
          <table:table-cell office:value-type="float" office:value="107.402188346524" calcext:value-type="float">
            <text:p>107.40 </text:p>
          </table:table-cell>
          <table:table-cell office:value-type="float" office:value="152.048417227034" calcext:value-type="float">
            <text:p>152.0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52364" calcext:value-type="float">
            <text:p>1,852,364 </text:p>
          </table:table-cell>
          <table:table-cell office:value-type="float" office:value="148.987694040055" calcext:value-type="float">
            <text:p>148.99 </text:p>
          </table:table-cell>
          <table:table-cell office:value-type="float" office:value="210.920684334726" calcext:value-type="float">
            <text:p>210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34648" calcext:value-type="float">
            <text:p>634,648 </text:p>
          </table:table-cell>
          <table:table-cell office:value-type="float" office:value="50.9798377379709" calcext:value-type="float">
            <text:p>50.98 </text:p>
          </table:table-cell>
          <table:table-cell office:value-type="float" office:value="72.1717476886066" calcext:value-type="float">
            <text:p>72.1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71892" calcext:value-type="float">
            <text:p>1,071,892 </text:p>
          </table:table-cell>
          <table:table-cell office:value-type="float" office:value="67.3849248758408" calcext:value-type="float">
            <text:p>67.38 </text:p>
          </table:table-cell>
          <table:table-cell office:value-type="float" office:value="95.3962980649624" calcext:value-type="float">
            <text:p>95.4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02071" calcext:value-type="float">
            <text:p>1,502,071 </text:p>
          </table:table-cell>
          <table:table-cell office:value-type="float" office:value="44.5520094913243" calcext:value-type="float">
            <text:p>44.55 </text:p>
          </table:table-cell>
          <table:table-cell office:value-type="float" office:value="63.0719227580704" calcext:value-type="float">
            <text:p>63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58212" calcext:value-type="float">
            <text:p>1,758,212 </text:p>
          </table:table-cell>
          <table:table-cell office:value-type="float" office:value="72.7887393914303" calcext:value-type="float">
            <text:p>72.79 </text:p>
          </table:table-cell>
          <table:table-cell office:value-type="float" office:value="103.046434963783" calcext:value-type="float">
            <text:p>103.0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43355" calcext:value-type="float">
            <text:p>1,043,355 </text:p>
          </table:table-cell>
          <table:table-cell office:value-type="float" office:value="55.9889991950631" calcext:value-type="float">
            <text:p>55.99 </text:p>
          </table:table-cell>
          <table:table-cell office:value-type="float" office:value="79.2631774156078" calcext:value-type="float">
            <text:p>79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07689" calcext:value-type="float">
            <text:p>3,207,689 </text:p>
          </table:table-cell>
          <table:table-cell office:value-type="float" office:value="50.92701552726" calcext:value-type="float">
            <text:p>50.93 </text:p>
          </table:table-cell>
          <table:table-cell office:value-type="float" office:value="72.0969677082666" calcext:value-type="float">
            <text:p>72.1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67955" calcext:value-type="float">
            <text:p>1,967,955 </text:p>
          </table:table-cell>
          <table:table-cell office:value-type="float" office:value="69.5636267232238" calcext:value-type="float">
            <text:p>69.56 </text:p>
          </table:table-cell>
          <table:table-cell office:value-type="float" office:value="98.4806688082789" calcext:value-type="float">
            <text:p>98.4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07068" calcext:value-type="float">
            <text:p>2,007,068 </text:p>
          </table:table-cell>
          <table:table-cell office:value-type="float" office:value="85.3417807636704" calcext:value-type="float">
            <text:p>85.34 </text:p>
          </table:table-cell>
          <table:table-cell office:value-type="float" office:value="120.817675023403" calcext:value-type="float">
            <text:p>120.8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894692" calcext:value-type="float">
            <text:p>2,894,692 </text:p>
          </table:table-cell>
          <table:table-cell office:value-type="float" office:value="80.7941274980462" calcext:value-type="float">
            <text:p>80.79 </text:p>
          </table:table-cell>
          <table:table-cell office:value-type="float" office:value="114.379598744133" calcext:value-type="float">
            <text:p>114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714000" calcext:value-type="float">
            <text:p>33,714,000 </text:p>
          </table:table-cell>
          <table:table-cell office:value-type="float" office:value="81.3304674439306" calcext:value-type="float">
            <text:p>81.33 </text:p>
          </table:table-cell>
          <table:table-cell office:value-type="float" office:value="115.138890906823" calcext:value-type="float">
            <text:p>115.1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62157" calcext:value-type="float">
            <text:p>1,562,157 </text:p>
          </table:table-cell>
          <table:table-cell office:value-type="float" office:value="45.1034213945431" calcext:value-type="float">
            <text:p>45.10 </text:p>
          </table:table-cell>
          <table:table-cell office:value-type="float" office:value="63.8525521699596" calcext:value-type="float">
            <text:p>63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47707" calcext:value-type="float">
            <text:p>747,707 </text:p>
          </table:table-cell>
          <table:table-cell office:value-type="float" office:value="100.905128205128" calcext:value-type="float">
            <text:p>100.91 </text:p>
          </table:table-cell>
          <table:table-cell office:value-type="float" office:value="142.850581257987" calcext:value-type="float">
            <text:p>142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90618" calcext:value-type="float">
            <text:p>690,618 </text:p>
          </table:table-cell>
          <table:table-cell office:value-type="float" office:value="74.7664826242287" calcext:value-type="float">
            <text:p>74.77 </text:p>
          </table:table-cell>
          <table:table-cell office:value-type="float" office:value="105.846310207091" calcext:value-type="float">
            <text:p>105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860517" calcext:value-type="float">
            <text:p>4,860,517 </text:p>
          </table:table-cell>
          <table:table-cell office:value-type="float" office:value="52.440115658075" calcext:value-type="float">
            <text:p>52.44 </text:p>
          </table:table-cell>
          <table:table-cell office:value-type="float" office:value="74.2390514361526" calcext:value-type="float">
            <text:p>74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96114" calcext:value-type="float">
            <text:p>1,096,114 </text:p>
          </table:table-cell>
          <table:table-cell office:value-type="float" office:value="49.4747912435116" calcext:value-type="float">
            <text:p>49.47 </text:p>
          </table:table-cell>
          <table:table-cell office:value-type="float" office:value="70.0410654291604" calcext:value-type="float">
            <text:p>70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525863" calcext:value-type="float">
            <text:p>4,525,863 </text:p>
          </table:table-cell>
          <table:table-cell office:value-type="float" office:value="58.5515996739848" calcext:value-type="float">
            <text:p>58.55 </text:p>
          </table:table-cell>
          <table:table-cell office:value-type="float" office:value="82.8910303746942" calcext:value-type="float">
            <text:p>82.8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38724" calcext:value-type="float">
            <text:p>1,338,724 </text:p>
          </table:table-cell>
          <table:table-cell office:value-type="float" office:value="46.1406217688013" calcext:value-type="float">
            <text:p>46.14 </text:p>
          </table:table-cell>
          <table:table-cell office:value-type="float" office:value="65.3209084267653" calcext:value-type="float">
            <text:p>65.3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54262" calcext:value-type="float">
            <text:p>1,254,262 </text:p>
          </table:table-cell>
          <table:table-cell office:value-type="float" office:value="53.8911231417032" calcext:value-type="float">
            <text:p>53.89 </text:p>
          </table:table-cell>
          <table:table-cell office:value-type="float" office:value="76.2932311010811" calcext:value-type="float">
            <text:p>76.2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21086" calcext:value-type="float">
            <text:p>2,021,086 </text:p>
          </table:table-cell>
          <table:table-cell office:value-type="float" office:value="47.9908344018616" calcext:value-type="float">
            <text:p>47.99 </text:p>
          </table:table-cell>
          <table:table-cell office:value-type="float" office:value="67.9402396221654" calcext:value-type="float">
            <text:p>67.9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31598" calcext:value-type="float">
            <text:p>1,431,598 </text:p>
          </table:table-cell>
          <table:table-cell office:value-type="float" office:value="44.5925118365313" calcext:value-type="float">
            <text:p>44.59 </text:p>
          </table:table-cell>
          <table:table-cell office:value-type="float" office:value="63.1292616035586" calcext:value-type="float">
            <text:p>63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36882" calcext:value-type="float">
            <text:p>1,536,882 </text:p>
          </table:table-cell>
          <table:table-cell office:value-type="float" office:value="82.1247194613658" calcext:value-type="float">
            <text:p>82.12 </text:p>
          </table:table-cell>
          <table:table-cell office:value-type="float" office:value="116.263307122076" calcext:value-type="float">
            <text:p>116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099292" calcext:value-type="float">
            <text:p>9,099,292 </text:p>
          </table:table-cell>
          <table:table-cell office:value-type="float" office:value="73.3831624958668" calcext:value-type="float">
            <text:p>73.38 </text:p>
          </table:table-cell>
          <table:table-cell office:value-type="float" office:value="103.887954988507" calcext:value-type="float">
            <text:p>103.8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004623" calcext:value-type="float">
            <text:p>10,004,623 </text:p>
          </table:table-cell>
          <table:table-cell office:value-type="float" office:value="76.3321278430116" calcext:value-type="float">
            <text:p>76.33 </text:p>
          </table:table-cell>
          <table:table-cell office:value-type="float" office:value="108.062781594871" calcext:value-type="float">
            <text:p>108.0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85086" calcext:value-type="float">
            <text:p>785,086 </text:p>
          </table:table-cell>
          <table:table-cell office:value-type="float" office:value="112.670206659013" calcext:value-type="float">
            <text:p>112.67 </text:p>
          </table:table-cell>
          <table:table-cell office:value-type="float" office:value="159.506308529515" calcext:value-type="float">
            <text:p>159.5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80221" calcext:value-type="float">
            <text:p>780,221 </text:p>
          </table:table-cell>
          <table:table-cell office:value-type="float" office:value="64.7164067684141" calcext:value-type="float">
            <text:p>64.72 </text:p>
          </table:table-cell>
          <table:table-cell office:value-type="float" office:value="91.618498368118" calcext:value-type="float">
            <text:p>91.6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85765" calcext:value-type="float">
            <text:p>1,985,765 </text:p>
          </table:table-cell>
          <table:table-cell office:value-type="float" office:value="43.8591085784963" calcext:value-type="float">
            <text:p>43.86 </text:p>
          </table:table-cell>
          <table:table-cell office:value-type="float" office:value="62.0909884892942" calcext:value-type="float">
            <text:p>62.0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39655" calcext:value-type="float">
            <text:p>1,739,655 </text:p>
          </table:table-cell>
          <table:table-cell office:value-type="float" office:value="46.1593876034812" calcext:value-type="float">
            <text:p>46.16 </text:p>
          </table:table-cell>
          <table:table-cell office:value-type="float" office:value="65.3474750685159" calcext:value-type="float">
            <text:p>65.3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499460" calcext:value-type="float">
            <text:p>2,499,460 </text:p>
          </table:table-cell>
          <table:table-cell office:value-type="float" office:value="45.2973051341996" calcext:value-type="float">
            <text:p>45.30 </text:p>
          </table:table-cell>
          <table:table-cell office:value-type="float" office:value="64.1270318262373" calcext:value-type="float">
            <text:p>64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62027" calcext:value-type="float">
            <text:p>1,162,027 </text:p>
          </table:table-cell>
          <table:table-cell office:value-type="float" office:value="66.5536655211913" calcext:value-type="float">
            <text:p>66.55 </text:p>
          </table:table-cell>
          <table:table-cell office:value-type="float" office:value="94.2194908590251" calcext:value-type="float">
            <text:p>94.2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26617" calcext:value-type="float">
            <text:p>2,026,617 </text:p>
          </table:table-cell>
          <table:table-cell office:value-type="float" office:value="49.3995612431444" calcext:value-type="float">
            <text:p>49.40 </text:p>
          </table:table-cell>
          <table:table-cell office:value-type="float" office:value="69.9345629205997" calcext:value-type="float">
            <text:p>69.9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28806" calcext:value-type="float">
            <text:p>1,028,806 </text:p>
          </table:table-cell>
          <table:table-cell office:value-type="float" office:value="35.004116906536" calcext:value-type="float">
            <text:p>35.00 </text:p>
          </table:table-cell>
          <table:table-cell office:value-type="float" office:value="49.5550477509534" calcext:value-type="float">
            <text:p>49.5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table:style-name="ce8" office:value-type="string" calcext:value-type="string">
            <text:p>2011-2012</text:p>
          </table:table-cell>
          <table:table-cell table:style-name="ce14" office:value-type="float" office:value="6825956" calcext:value-type="float">
            <text:p>6,825,956 </text:p>
          </table:table-cell>
          <table:table-cell office:value-type="float" office:value="103.465902717779" calcext:value-type="float">
            <text:p>103.47 </text:p>
          </table:table-cell>
          <table:table-cell office:value-type="float" office:value="146.475849211258" calcext:value-type="float">
            <text:p>146.4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Alexandria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17361081" calcext:value-type="float">
            <text:p><text:s/>$17,361,081 </text:p>
          </table:table-cell>
          <table:table-cell table:style-name="ce26" office:value-type="float" office:value="124.037844905191" calcext:value-type="float">
            <text:p><text:s/>$124.04 </text:p>
          </table:table-cell>
          <table:table-cell table:style-name="ce27" office:value-type="float" office:value="167.094300091597" calcext:value-type="float">
            <text:p>167.0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Be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96843" calcext:value-type="float">
            <text:p>596,843 </text:p>
          </table:table-cell>
          <table:table-cell table:style-name="ce27" office:value-type="float" office:value="95.9246223079396" calcext:value-type="float">
            <text:p>95.92 </text:p>
          </table:table-cell>
          <table:table-cell table:style-name="ce27" office:value-type="float" office:value="129.222316288608" calcext:value-type="float">
            <text:p>129.2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Bristo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71613" calcext:value-type="float">
            <text:p>1,371,613 </text:p>
          </table:table-cell>
          <table:table-cell table:style-name="ce27" office:value-type="float" office:value="76.9056910569106" calcext:value-type="float">
            <text:p>76.91 </text:p>
          </table:table-cell>
          <table:table-cell table:style-name="ce27" office:value-type="float" office:value="103.601466391466" calcext:value-type="float">
            <text:p>103.6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Buena Vist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91368" calcext:value-type="float">
            <text:p>391,368 </text:p>
          </table:table-cell>
          <table:table-cell table:style-name="ce27" office:value-type="float" office:value="58.8523308270677" calcext:value-type="float">
            <text:p>58.85 </text:p>
          </table:table-cell>
          <table:table-cell table:style-name="ce27" office:value-type="float" office:value="79.2813599415934" calcext:value-type="float">
            <text:p>79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Charlotte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423568" calcext:value-type="float">
            <text:p>4,423,568 </text:p>
          </table:table-cell>
          <table:table-cell table:style-name="ce27" office:value-type="float" office:value="101.749695227142" calcext:value-type="float">
            <text:p>101.75 </text:p>
          </table:table-cell>
          <table:table-cell table:style-name="ce27" office:value-type="float" office:value="137.069409110647" calcext:value-type="float">
            <text:p>137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Chesapea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816127" calcext:value-type="float">
            <text:p>14,816,127 </text:p>
          </table:table-cell>
          <table:table-cell table:style-name="ce27" office:value-type="float" office:value="66.6765387540559" calcext:value-type="float">
            <text:p>66.68 </text:p>
          </table:table-cell>
          <table:table-cell table:style-name="ce27" office:value-type="float" office:value="89.8215345820874" calcext:value-type="float">
            <text:p>89.8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Colonial Height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60293" calcext:value-type="float">
            <text:p>1,560,293 </text:p>
          </table:table-cell>
          <table:table-cell table:style-name="ce27" office:value-type="float" office:value="89.6153581069439" calcext:value-type="float">
            <text:p>89.62 </text:p>
          </table:table-cell>
          <table:table-cell table:style-name="ce27" office:value-type="float" office:value="120.722957995467" calcext:value-type="float">
            <text:p>120.7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Cov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56477" calcext:value-type="float">
            <text:p>556,477 </text:p>
          </table:table-cell>
          <table:table-cell table:style-name="ce27" office:value-type="float" office:value="93.3529609125986" calcext:value-type="float">
            <text:p>93.35 </text:p>
          </table:table-cell>
          <table:table-cell table:style-name="ce27" office:value-type="float" office:value="125.757970699119" calcext:value-type="float">
            <text:p>125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Dan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774703" calcext:value-type="float">
            <text:p>3,774,703 </text:p>
          </table:table-cell>
          <table:table-cell table:style-name="ce27" office:value-type="float" office:value="87.6716525374521" calcext:value-type="float">
            <text:p>87.67 </text:p>
          </table:table-cell>
          <table:table-cell table:style-name="ce27" office:value-type="float" office:value="118.104546477864" calcext:value-type="float">
            <text:p>118.1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Empor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30259" calcext:value-type="float">
            <text:p>430,259 </text:p>
          </table:table-cell>
          <table:table-cell table:style-name="ce27" office:value-type="float" office:value="72.5930487599123" calcext:value-type="float">
            <text:p>72.59 </text:p>
          </table:table-cell>
          <table:table-cell table:style-name="ce27" office:value-type="float" office:value="97.7918044555213" calcext:value-type="float">
            <text:p>97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Fair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14492" calcext:value-type="float">
            <text:p>2,014,492 </text:p>
          </table:table-cell>
          <table:table-cell table:style-name="ce27" office:value-type="float" office:value="89.2750720141813" calcext:value-type="float">
            <text:p>89.28 </text:p>
          </table:table-cell>
          <table:table-cell table:style-name="ce27" office:value-type="float" office:value="120.264550591303" calcext:value-type="float">
            <text:p>120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Falls Churc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046751" calcext:value-type="float">
            <text:p>3,046,751 </text:p>
          </table:table-cell>
          <table:table-cell table:style-name="ce27" office:value-type="float" office:value="247.060574116121" calcext:value-type="float">
            <text:p>247.06 </text:p>
          </table:table-cell>
          <table:table-cell table:style-name="ce27" office:value-type="float" office:value="332.821113940795" calcext:value-type="float">
            <text:p>332.8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Frankli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08178" calcext:value-type="float">
            <text:p>808,178 </text:p>
          </table:table-cell>
          <table:table-cell table:style-name="ce27" office:value-type="float" office:value="94.1712887438825" calcext:value-type="float">
            <text:p>94.17 </text:p>
          </table:table-cell>
          <table:table-cell table:style-name="ce27" office:value-type="float" office:value="126.860359379915" calcext:value-type="float">
            <text:p>126.8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Frederick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234131" calcext:value-type="float">
            <text:p>3,234,131 </text:p>
          </table:table-cell>
          <table:table-cell table:style-name="ce27" office:value-type="float" office:value="133.168533311373" calcext:value-type="float">
            <text:p>133.17 </text:p>
          </table:table-cell>
          <table:table-cell table:style-name="ce27" office:value-type="float" office:value="179.394465333516" calcext:value-type="float">
            <text:p>179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Gal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60640" calcext:value-type="float">
            <text:p>560,640 </text:p>
          </table:table-cell>
          <table:table-cell table:style-name="ce27" office:value-type="float" office:value="79.6137460948594" calcext:value-type="float">
            <text:p>79.61 </text:p>
          </table:table-cell>
          <table:table-cell table:style-name="ce27" office:value-type="float" office:value="107.249551066925" calcext:value-type="float">
            <text:p>107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509396" calcext:value-type="float">
            <text:p>9,509,396 </text:p>
          </table:table-cell>
          <table:table-cell table:style-name="ce27" office:value-type="float" office:value="69.1914491108589" calcext:value-type="float">
            <text:p>69.19 </text:p>
          </table:table-cell>
          <table:table-cell table:style-name="ce27" office:value-type="float" office:value="93.2094295119316" calcext:value-type="float">
            <text:p>93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Harriso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40541" calcext:value-type="float">
            <text:p>3,140,541 </text:p>
          </table:table-cell>
          <table:table-cell table:style-name="ce27" office:value-type="float" office:value="64.2053604285072" calcext:value-type="float">
            <text:p>64.21 </text:p>
          </table:table-cell>
          <table:table-cell table:style-name="ce27" office:value-type="float" office:value="86.4925521007753" calcext:value-type="float">
            <text:p>86.4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Hopew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94846" calcext:value-type="float">
            <text:p>2,094,846 </text:p>
          </table:table-cell>
          <table:table-cell table:style-name="ce27" office:value-type="float" office:value="92.729228453809" calcext:value-type="float">
            <text:p>92.73 </text:p>
          </table:table-cell>
          <table:table-cell table:style-name="ce27" office:value-type="float" office:value="124.917726024395" calcext:value-type="float">
            <text:p>124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Lex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8084" calcext:value-type="float">
            <text:p>368,084 </text:p>
          </table:table-cell>
          <table:table-cell table:style-name="ce27" office:value-type="float" office:value="52.2698097131497" calcext:value-type="float">
            <text:p>52.27 </text:p>
          </table:table-cell>
          <table:table-cell table:style-name="ce27" office:value-type="float" office:value="70.4138908299767" calcext:value-type="float">
            <text:p>70.4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Lynch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579726" calcext:value-type="float">
            <text:p>4,579,726 </text:p>
          </table:table-cell>
          <table:table-cell table:style-name="ce27" office:value-type="float" office:value="60.6040387465594" calcext:value-type="float">
            <text:p>60.60 </text:p>
          </table:table-cell>
          <table:table-cell table:style-name="ce27" office:value-type="float" office:value="81.6411269062332" calcext:value-type="float">
            <text:p>81.6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Manassa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740449" calcext:value-type="float">
            <text:p>3,740,449 </text:p>
          </table:table-cell>
          <table:table-cell table:style-name="ce27" office:value-type="float" office:value="98.8987335078396" calcext:value-type="float">
            <text:p>98.90 </text:p>
          </table:table-cell>
          <table:table-cell table:style-name="ce27" office:value-type="float" office:value="133.22881148144" calcext:value-type="float">
            <text:p>133.2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Manassas Par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86846" calcext:value-type="float">
            <text:p>1,086,846 </text:p>
          </table:table-cell>
          <table:table-cell table:style-name="ce27" office:value-type="float" office:value="76.1469908218314" calcext:value-type="float">
            <text:p>76.15 </text:p>
          </table:table-cell>
          <table:table-cell table:style-name="ce27" office:value-type="float" office:value="102.579403448848" calcext:value-type="float">
            <text:p>102.5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Martin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623300" calcext:value-type="float">
            <text:p>1,623,300 </text:p>
          </table:table-cell>
          <table:table-cell table:style-name="ce27" office:value-type="float" office:value="117.451703928804" calcext:value-type="float">
            <text:p>117.45 </text:p>
          </table:table-cell>
          <table:table-cell table:style-name="ce27" office:value-type="float" office:value="158.221954578055" calcext:value-type="float">
            <text:p>158.2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Newport New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6833481" calcext:value-type="float">
            <text:p>16,833,481 </text:p>
          </table:table-cell>
          <table:table-cell table:style-name="ce27" office:value-type="float" office:value="93.1472673044893" calcext:value-type="float">
            <text:p>93.15 </text:p>
          </table:table-cell>
          <table:table-cell table:style-name="ce27" office:value-type="float" office:value="125.480875998654" calcext:value-type="float">
            <text:p>125.4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Norfol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989795" calcext:value-type="float">
            <text:p>11,989,795 </text:p>
          </table:table-cell>
          <table:table-cell table:style-name="ce27" office:value-type="float" office:value="49.3807531208428" calcext:value-type="float">
            <text:p>49.38 </text:p>
          </table:table-cell>
          <table:table-cell table:style-name="ce27" office:value-type="float" office:value="66.5219747007863" calcext:value-type="float">
            <text:p>66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Nor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08890" calcext:value-type="float">
            <text:p>608,890 </text:p>
          </table:table-cell>
          <table:table-cell table:style-name="ce27" office:value-type="float" office:value="153.837796867105" calcext:value-type="float">
            <text:p>153.84 </text:p>
          </table:table-cell>
          <table:table-cell table:style-name="ce27" office:value-type="float" office:value="207.23851671875" calcext:value-type="float">
            <text:p>207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Peter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934013" calcext:value-type="float">
            <text:p>2,934,013 </text:p>
          </table:table-cell>
          <table:table-cell table:style-name="ce27" office:value-type="float" office:value="90.5000925354719" calcext:value-type="float">
            <text:p>90.50 </text:p>
          </table:table-cell>
          <table:table-cell table:style-name="ce27" office:value-type="float" office:value="121.914804566284" calcext:value-type="float">
            <text:p>121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Poquo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08442" calcext:value-type="float">
            <text:p>1,208,442 </text:p>
          </table:table-cell>
          <table:table-cell table:style-name="ce27" office:value-type="float" office:value="99.4602469135802" calcext:value-type="float">
            <text:p>99.46 </text:p>
          </table:table-cell>
          <table:table-cell table:style-name="ce27" office:value-type="float" office:value="133.985239405482" calcext:value-type="float">
            <text:p>133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Portsmou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171430" calcext:value-type="float">
            <text:p>8,171,430 </text:p>
          </table:table-cell>
          <table:table-cell table:style-name="ce27" office:value-type="float" office:value="85.5333647354373" calcext:value-type="float">
            <text:p>85.53 </text:p>
          </table:table-cell>
          <table:table-cell table:style-name="ce27" office:value-type="float" office:value="115.224008655354" calcext:value-type="float">
            <text:p>115.2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Ra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53787" calcext:value-type="float">
            <text:p>953,787 </text:p>
          </table:table-cell>
          <table:table-cell table:style-name="ce27" office:value-type="float" office:value="58.1293881033642" calcext:value-type="float">
            <text:p>58.13 </text:p>
          </table:table-cell>
          <table:table-cell table:style-name="ce27" office:value-type="float" office:value="78.3074667840988" calcext:value-type="float">
            <text:p>78.3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Richmo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458224" calcext:value-type="float">
            <text:p>14,458,224 </text:p>
          </table:table-cell>
          <table:table-cell table:style-name="ce27" office:value-type="float" office:value="70.7993771239974" calcext:value-type="float">
            <text:p>70.80 </text:p>
          </table:table-cell>
          <table:table-cell table:style-name="ce27" office:value-type="float" office:value="95.3755071808755" calcext:value-type="float">
            <text:p>95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Roano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547723" calcext:value-type="float">
            <text:p>10,547,723 </text:p>
          </table:table-cell>
          <table:table-cell table:style-name="ce27" office:value-type="float" office:value="108.703551405722" calcext:value-type="float">
            <text:p>108.70 </text:p>
          </table:table-cell>
          <table:table-cell table:style-name="ce27" office:value-type="float" office:value="146.437112427208" calcext:value-type="float">
            <text:p>146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Sale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21049" calcext:value-type="float">
            <text:p>2,321,049 </text:p>
          </table:table-cell>
          <table:table-cell table:style-name="ce27" office:value-type="float" office:value="93.5831384565761" calcext:value-type="float">
            <text:p>93.58 </text:p>
          </table:table-cell>
          <table:table-cell table:style-name="ce27" office:value-type="float" office:value="126.068048285819" calcext:value-type="float">
            <text:p>126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Staun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97526" calcext:value-type="float">
            <text:p>1,997,526 </text:p>
          </table:table-cell>
          <table:table-cell table:style-name="ce27" office:value-type="float" office:value="84.1205255621999" calcext:value-type="float">
            <text:p>84.12 </text:p>
          </table:table-cell>
          <table:table-cell table:style-name="ce27" office:value-type="float" office:value="113.32073975404" calcext:value-type="float">
            <text:p>113.3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Suffol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606032" calcext:value-type="float">
            <text:p>5,606,032 </text:p>
          </table:table-cell>
          <table:table-cell table:style-name="ce27" office:value-type="float" office:value="66.2769048885736" calcext:value-type="float">
            <text:p>66.28 </text:p>
          </table:table-cell>
          <table:table-cell table:style-name="ce27" office:value-type="float" office:value="89.2831783965483" calcext:value-type="float">
            <text:p>89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Virginia Beac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493781" calcext:value-type="float">
            <text:p>19,493,781 </text:p>
          </table:table-cell>
          <table:table-cell table:style-name="ce27" office:value-type="float" office:value="44.5069589994383" calcext:value-type="float">
            <text:p>44.51 </text:p>
          </table:table-cell>
          <table:table-cell table:style-name="ce27" office:value-type="float" office:value="59.9563719355247" calcext:value-type="float">
            <text:p>59.9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Waynesboro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96922" calcext:value-type="float">
            <text:p>1,896,922 </text:p>
          </table:table-cell>
          <table:table-cell table:style-name="ce27" office:value-type="float" office:value="90.3038179567742" calcext:value-type="float">
            <text:p>90.30 </text:p>
          </table:table-cell>
          <table:table-cell table:style-name="ce27" office:value-type="float" office:value="121.650398462016" calcext:value-type="float">
            <text:p>121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William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04330" calcext:value-type="float">
            <text:p>604,330 </text:p>
          </table:table-cell>
          <table:table-cell table:style-name="ce27" office:value-type="float" office:value="42.9577765140745" calcext:value-type="float">
            <text:p>42.96 </text:p>
          </table:table-cell>
          <table:table-cell table:style-name="ce27" office:value-type="float" office:value="57.8694317496169" calcext:value-type="float">
            <text:p>57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3" office:value-type="string" calcext:value-type="string">
            <text:p>Winchester</text:p>
          </table:table-cell>
          <table:table-cell table:style-name="ce9" office:value-type="string" calcext:value-type="string">
            <text:p>2010-2011</text:p>
          </table:table-cell>
          <table:table-cell table:style-name="ce17" office:value-type="float" office:value="1794257" calcext:value-type="float">
            <text:p>1,794,257 </text:p>
          </table:table-cell>
          <table:table-cell table:style-name="ce27" office:value-type="float" office:value="68.4752509254666" calcext:value-type="float">
            <text:p>68.48 </text:p>
          </table:table-cell>
          <table:table-cell table:style-name="ce27" office:value-type="float" office:value="92.2446220807281" calcext:value-type="float">
            <text:p>92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Accomack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2084254" calcext:value-type="float">
            <text:p><text:s/>$2,084,254 </text:p>
          </table:table-cell>
          <table:table-cell table:style-name="ce26" office:value-type="float" office:value="62.8468821613798" calcext:value-type="float">
            <text:p><text:s/>$62.85 </text:p>
          </table:table-cell>
          <table:table-cell table:style-name="ce27" office:value-type="float" office:value="89.6732663944287" calcext:value-type="float">
            <text:p>89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Albemar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498664" calcext:value-type="float">
            <text:p>8,498,664 </text:p>
          </table:table-cell>
          <table:table-cell table:style-name="ce27" office:value-type="float" office:value="85.8711124583207" calcext:value-type="float">
            <text:p>85.87 </text:p>
          </table:table-cell>
          <table:table-cell table:style-name="ce27" office:value-type="float" office:value="122.525459947047" calcext:value-type="float">
            <text:p>122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11160" calcext:value-type="float">
            <text:p>1,511,160 </text:p>
          </table:table-cell>
          <table:table-cell table:style-name="ce27" office:value-type="float" office:value="92.9944615384615" calcext:value-type="float">
            <text:p>92.99 </text:p>
          </table:table-cell>
          <table:table-cell table:style-name="ce27" office:value-type="float" office:value="132.689432410211" calcext:value-type="float">
            <text:p>132.6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Amel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00813" calcext:value-type="float">
            <text:p>1,100,813 </text:p>
          </table:table-cell>
          <table:table-cell table:style-name="ce27" office:value-type="float" office:value="86.7464933018124" calcext:value-type="float">
            <text:p>86.75 </text:p>
          </table:table-cell>
          <table:table-cell table:style-name="ce27" office:value-type="float" office:value="123.774499786024" calcext:value-type="float">
            <text:p>123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Amhers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84080" calcext:value-type="float">
            <text:p>1,884,080 </text:p>
          </table:table-cell>
          <table:table-cell table:style-name="ce27" office:value-type="float" office:value="58.2350941180107" calcext:value-type="float">
            <text:p>58.24 </text:p>
          </table:table-cell>
          <table:table-cell table:style-name="ce27" office:value-type="float" office:value="83.0929224927894" calcext:value-type="float">
            <text:p>83.0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Appomatto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33555" calcext:value-type="float">
            <text:p>1,133,555 </text:p>
          </table:table-cell>
          <table:table-cell table:style-name="ce27" office:value-type="float" office:value="75.7066052227343" calcext:value-type="float">
            <text:p>75.71 </text:p>
          </table:table-cell>
          <table:table-cell table:style-name="ce27" office:value-type="float" office:value="108.022201650728" calcext:value-type="float">
            <text:p>108.0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214273" calcext:value-type="float">
            <text:p>19,214,273 </text:p>
          </table:table-cell>
          <table:table-cell table:style-name="ce27" office:value-type="float" office:value="92.5422656976212" calcext:value-type="float">
            <text:p>92.54 </text:p>
          </table:table-cell>
          <table:table-cell table:style-name="ce27" office:value-type="float" office:value="132.044215389039" calcext:value-type="float">
            <text:p>132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August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50332" calcext:value-type="float">
            <text:p>3,650,332 </text:p>
          </table:table-cell>
          <table:table-cell table:style-name="ce27" office:value-type="float" office:value="49.4960271186441" calcext:value-type="float">
            <text:p>49.50 </text:p>
          </table:table-cell>
          <table:table-cell table:style-name="ce27" office:value-type="float" office:value="70.623557965514" calcext:value-type="float">
            <text:p>70.6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Ba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8821" calcext:value-type="float">
            <text:p>368,821 </text:p>
          </table:table-cell>
          <table:table-cell table:style-name="ce27" office:value-type="float" office:value="77.9583597548087" calcext:value-type="float">
            <text:p>77.96 </text:p>
          </table:table-cell>
          <table:table-cell table:style-name="ce27" office:value-type="float" office:value="111.235124504897" calcext:value-type="float">
            <text:p>111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Be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200508" calcext:value-type="float">
            <text:p>3,200,508 </text:p>
          </table:table-cell>
          <table:table-cell table:style-name="ce27" office:value-type="float" office:value="46.6030054167395" calcext:value-type="float">
            <text:p>46.60 </text:p>
          </table:table-cell>
          <table:table-cell table:style-name="ce27" office:value-type="float" office:value="66.4956410850299" calcext:value-type="float">
            <text:p>66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B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34095" calcext:value-type="float">
            <text:p>434,095 </text:p>
          </table:table-cell>
          <table:table-cell table:style-name="ce27" office:value-type="float" office:value="63.6129835873388" calcext:value-type="float">
            <text:p>63.61 </text:p>
          </table:table-cell>
          <table:table-cell table:style-name="ce27" office:value-type="float" office:value="90.7663805616322" calcext:value-type="float">
            <text:p>90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Botetour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24709" calcext:value-type="float">
            <text:p>1,724,709 </text:p>
          </table:table-cell>
          <table:table-cell table:style-name="ce27" office:value-type="float" office:value="52.0305599131169" calcext:value-type="float">
            <text:p>52.03 </text:p>
          </table:table-cell>
          <table:table-cell table:style-name="ce27" office:value-type="float" office:value="74.2399638499072" calcext:value-type="float">
            <text:p>74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Brunsw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25253" calcext:value-type="float">
            <text:p>825,253 </text:p>
          </table:table-cell>
          <table:table-cell table:style-name="ce27" office:value-type="float" office:value="47.3358380176666" calcext:value-type="float">
            <text:p>47.34 </text:p>
          </table:table-cell>
          <table:table-cell table:style-name="ce27" office:value-type="float" office:value="67.5412855272907" calcext:value-type="float">
            <text:p>67.5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Buchana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96486" calcext:value-type="float">
            <text:p>1,596,486 </text:p>
          </table:table-cell>
          <table:table-cell table:style-name="ce27" office:value-type="float" office:value="66.249730268072" calcext:value-type="float">
            <text:p>66.25 </text:p>
          </table:table-cell>
          <table:table-cell table:style-name="ce27" office:value-type="float" office:value="94.5286306428513" calcext:value-type="float">
            <text:p>94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Buckingh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06461" calcext:value-type="float">
            <text:p>1,006,461 </text:p>
          </table:table-cell>
          <table:table-cell table:style-name="ce27" office:value-type="float" office:value="58.6994634317042" calcext:value-type="float">
            <text:p>58.70 </text:p>
          </table:table-cell>
          <table:table-cell table:style-name="ce27" office:value-type="float" office:value="83.7555092710055" calcext:value-type="float">
            <text:p>83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Campb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66265" calcext:value-type="float">
            <text:p>3,666,265 </text:p>
          </table:table-cell>
          <table:table-cell table:style-name="ce27" office:value-type="float" office:value="66.8514095036651" calcext:value-type="float">
            <text:p>66.85 </text:p>
          </table:table-cell>
          <table:table-cell table:style-name="ce27" office:value-type="float" office:value="95.3871385038902" calcext:value-type="float">
            <text:p>95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Carolin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11259" calcext:value-type="float">
            <text:p>1,011,259 </text:p>
          </table:table-cell>
          <table:table-cell table:style-name="ce27" office:value-type="float" office:value="35.4268348222105" calcext:value-type="float">
            <text:p>35.43 </text:p>
          </table:table-cell>
          <table:table-cell table:style-name="ce27" office:value-type="float" office:value="50.5488878249511" calcext:value-type="float">
            <text:p>50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Carro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81589" calcext:value-type="float">
            <text:p>1,481,589 </text:p>
          </table:table-cell>
          <table:table-cell table:style-name="ce27" office:value-type="float" office:value="49.3172558418214" calcext:value-type="float">
            <text:p>49.32 </text:p>
          </table:table-cell>
          <table:table-cell table:style-name="ce27" office:value-type="float" office:value="70.3684776213687" calcext:value-type="float">
            <text:p>70.3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Charles Cit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44875" calcext:value-type="float">
            <text:p>744,875 </text:p>
          </table:table-cell>
          <table:table-cell table:style-name="ce27" office:value-type="float" office:value="102.656422271224" calcext:value-type="float">
            <text:p>102.66 </text:p>
          </table:table-cell>
          <table:table-cell table:style-name="ce27" office:value-type="float" office:value="146.475630689017" calcext:value-type="float">
            <text:p>146.4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Charlott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98173" calcext:value-type="float">
            <text:p>798,173 </text:p>
          </table:table-cell>
          <table:table-cell table:style-name="ce27" office:value-type="float" office:value="63.4175274114095" calcext:value-type="float">
            <text:p>63.42 </text:p>
          </table:table-cell>
          <table:table-cell table:style-name="ce27" office:value-type="float" office:value="90.4874933180687" calcext:value-type="float">
            <text:p>90.4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540657" calcext:value-type="float">
            <text:p>20,540,657 </text:p>
          </table:table-cell>
          <table:table-cell table:style-name="ce27" office:value-type="float" office:value="64.95356948608" calcext:value-type="float">
            <text:p>64.95 </text:p>
          </table:table-cell>
          <table:table-cell table:style-name="ce27" office:value-type="float" office:value="92.6791996592247" calcext:value-type="float">
            <text:p>92.6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Clar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99282" calcext:value-type="float">
            <text:p>1,399,282 </text:p>
          </table:table-cell>
          <table:table-cell table:style-name="ce27" office:value-type="float" office:value="99.7065697591563" calcext:value-type="float">
            <text:p>99.71 </text:p>
          </table:table-cell>
          <table:table-cell table:style-name="ce27" office:value-type="float" office:value="142.266624592904" calcext:value-type="float">
            <text:p>142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Crai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43298" calcext:value-type="float">
            <text:p>443,298 </text:p>
          </table:table-cell>
          <table:table-cell table:style-name="ce27" office:value-type="float" office:value="85.41387283237" calcext:value-type="float">
            <text:p>85.41 </text:p>
          </table:table-cell>
          <table:table-cell table:style-name="ce27" office:value-type="float" office:value="121.873046185634" calcext:value-type="float">
            <text:p>121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Culpep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065694" calcext:value-type="float">
            <text:p>3,065,694 </text:p>
          </table:table-cell>
          <table:table-cell table:style-name="ce27" office:value-type="float" office:value="65.6620188909593" calcext:value-type="float">
            <text:p>65.66 </text:p>
          </table:table-cell>
          <table:table-cell table:style-name="ce27" office:value-type="float" office:value="93.6900528634869" calcext:value-type="float">
            <text:p>93.6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Cumber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29115" calcext:value-type="float">
            <text:p>829,115 </text:p>
          </table:table-cell>
          <table:table-cell table:style-name="ce27" office:value-type="float" office:value="82.4825905292479" calcext:value-type="float">
            <text:p>82.48 </text:p>
          </table:table-cell>
          <table:table-cell table:style-name="ce27" office:value-type="float" office:value="117.690537049061" calcext:value-type="float">
            <text:p>117.6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Dicken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677885" calcext:value-type="float">
            <text:p>1,677,885 </text:p>
          </table:table-cell>
          <table:table-cell table:style-name="ce27" office:value-type="float" office:value="105.50745142426" calcext:value-type="float">
            <text:p>105.51 </text:p>
          </table:table-cell>
          <table:table-cell table:style-name="ce27" office:value-type="float" office:value="150.543630372469" calcext:value-type="float">
            <text:p>150.5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Dinwiddi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175410" calcext:value-type="float">
            <text:p>4,175,410 </text:p>
          </table:table-cell>
          <table:table-cell table:style-name="ce27" office:value-type="float" office:value="149.116460126424" calcext:value-type="float">
            <text:p>149.12 </text:p>
          </table:table-cell>
          <table:table-cell table:style-name="ce27" office:value-type="float" office:value="212.767278070767" calcext:value-type="float">
            <text:p>212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Es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93164" calcext:value-type="float">
            <text:p>893,164 </text:p>
          </table:table-cell>
          <table:table-cell table:style-name="ce27" office:value-type="float" office:value="80.0972110124653" calcext:value-type="float">
            <text:p>80.10 </text:p>
          </table:table-cell>
          <table:table-cell table:style-name="ce27" office:value-type="float" office:value="114.286950975992" calcext:value-type="float">
            <text:p>114.2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6481830" calcext:value-type="float">
            <text:p>76,481,830 </text:p>
          </table:table-cell>
          <table:table-cell table:style-name="ce27" office:value-type="float" office:value="70.7035145683842" calcext:value-type="float">
            <text:p>70.70 </text:p>
          </table:table-cell>
          <table:table-cell table:style-name="ce27" office:value-type="float" office:value="100.883526419537" calcext:value-type="float">
            <text:p>100.8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Fauqui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545791" calcext:value-type="float">
            <text:p>4,545,791 </text:p>
          </table:table-cell>
          <table:table-cell table:style-name="ce27" office:value-type="float" office:value="69.7175129978682" calcext:value-type="float">
            <text:p>69.72 </text:p>
          </table:table-cell>
          <table:table-cell table:style-name="ce27" office:value-type="float" office:value="99.4766470572296" calcext:value-type="float">
            <text:p>99.4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Floy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85478" calcext:value-type="float">
            <text:p>785,478 </text:p>
          </table:table-cell>
          <table:table-cell table:style-name="ce27" office:value-type="float" office:value="51.4089927351266" calcext:value-type="float">
            <text:p>51.41 </text:p>
          </table:table-cell>
          <table:table-cell table:style-name="ce27" office:value-type="float" office:value="73.3530788173159" calcext:value-type="float">
            <text:p>73.3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Fluvann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11330" calcext:value-type="float">
            <text:p>1,211,330 </text:p>
          </table:table-cell>
          <table:table-cell table:style-name="ce27" office:value-type="float" office:value="47.149974699311" calcext:value-type="float">
            <text:p>47.15 </text:p>
          </table:table-cell>
          <table:table-cell table:style-name="ce27" office:value-type="float" office:value="67.2760858819518" calcext:value-type="float">
            <text:p>67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Frankli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21861" calcext:value-type="float">
            <text:p>2,221,861 </text:p>
          </table:table-cell>
          <table:table-cell table:style-name="ce27" office:value-type="float" office:value="39.5637564771452" calcext:value-type="float">
            <text:p>39.56 </text:p>
          </table:table-cell>
          <table:table-cell table:style-name="ce27" office:value-type="float" office:value="56.4516671651139" calcext:value-type="float">
            <text:p>56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Freder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048484" calcext:value-type="float">
            <text:p>5,048,484 </text:p>
          </table:table-cell>
          <table:table-cell table:style-name="ce27" office:value-type="float" office:value="64.4720515931294" calcext:value-type="float">
            <text:p>64.47 </text:p>
          </table:table-cell>
          <table:table-cell table:style-name="ce27" office:value-type="float" office:value="91.9921443781471" calcext:value-type="float">
            <text:p>91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Gile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95342" calcext:value-type="float">
            <text:p>795,342 </text:p>
          </table:table-cell>
          <table:table-cell table:style-name="ce27" office:value-type="float" office:value="46.0107601527248" calcext:value-type="float">
            <text:p>46.01 </text:p>
          </table:table-cell>
          <table:table-cell table:style-name="ce27" office:value-type="float" office:value="65.6505941152462" calcext:value-type="float">
            <text:p>65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Gloucest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15875" calcext:value-type="float">
            <text:p>1,215,875 </text:p>
          </table:table-cell>
          <table:table-cell table:style-name="ce27" office:value-type="float" office:value="32.988089424277" calcext:value-type="float">
            <text:p>32.99 </text:p>
          </table:table-cell>
          <table:table-cell table:style-name="ce27" office:value-type="float" office:value="47.0691564808324" calcext:value-type="float">
            <text:p>47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Gooch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34088" calcext:value-type="float">
            <text:p>1,034,088 </text:p>
          </table:table-cell>
          <table:table-cell table:style-name="ce27" office:value-type="float" office:value="47.6165216190082" calcext:value-type="float">
            <text:p>47.62 </text:p>
          </table:table-cell>
          <table:table-cell table:style-name="ce27" office:value-type="float" office:value="67.941779783967" calcext:value-type="float">
            <text:p>67.9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Gray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77504" calcext:value-type="float">
            <text:p>777,504 </text:p>
          </table:table-cell>
          <table:table-cell table:style-name="ce27" office:value-type="float" office:value="50.0549797205949" calcext:value-type="float">
            <text:p>50.05 </text:p>
          </table:table-cell>
          <table:table-cell table:style-name="ce27" office:value-type="float" office:value="71.4211011984128" calcext:value-type="float">
            <text:p>71.4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Green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04837" calcext:value-type="float">
            <text:p>1,304,837 </text:p>
          </table:table-cell>
          <table:table-cell table:style-name="ce27" office:value-type="float" office:value="70.9034939955442" calcext:value-type="float">
            <text:p>70.90 </text:p>
          </table:table-cell>
          <table:table-cell table:style-name="ce27" office:value-type="float" office:value="101.16886767798" calcext:value-type="float">
            <text:p>101.1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Green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74315" calcext:value-type="float">
            <text:p>574,315 </text:p>
          </table:table-cell>
          <table:table-cell table:style-name="ce27" office:value-type="float" office:value="46.9096626643796" calcext:value-type="float">
            <text:p>46.91 </text:p>
          </table:table-cell>
          <table:table-cell table:style-name="ce27" office:value-type="float" office:value="66.9331959185188" calcext:value-type="float">
            <text:p>66.9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Hali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517040" calcext:value-type="float">
            <text:p>2,517,040 </text:p>
          </table:table-cell>
          <table:table-cell table:style-name="ce27" office:value-type="float" office:value="69.4528296680555" calcext:value-type="float">
            <text:p>69.45 </text:p>
          </table:table-cell>
          <table:table-cell table:style-name="ce27" office:value-type="float" office:value="99.0989828370141" calcext:value-type="float">
            <text:p>99.1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877419" calcext:value-type="float">
            <text:p>8,877,419 </text:p>
          </table:table-cell>
          <table:table-cell table:style-name="ce27" office:value-type="float" office:value="88.8959774891601" calcext:value-type="float">
            <text:p>88.90 </text:p>
          </table:table-cell>
          <table:table-cell table:style-name="ce27" office:value-type="float" office:value="126.841497885431" calcext:value-type="float">
            <text:p>126.8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231187" calcext:value-type="float">
            <text:p>15,231,187 </text:p>
          </table:table-cell>
          <table:table-cell table:style-name="ce27" office:value-type="float" office:value="49.6234935735579" calcext:value-type="float">
            <text:p>49.62 </text:p>
          </table:table-cell>
          <table:table-cell table:style-name="ce27" office:value-type="float" office:value="70.8054338673049" calcext:value-type="float">
            <text:p>70.8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Hen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276146" calcext:value-type="float">
            <text:p>2,276,146 </text:p>
          </table:table-cell>
          <table:table-cell table:style-name="ce27" office:value-type="float" office:value="42.033314250891" calcext:value-type="float">
            <text:p>42.03 </text:p>
          </table:table-cell>
          <table:table-cell table:style-name="ce27" office:value-type="float" office:value="59.975363242079" calcext:value-type="float">
            <text:p>59.98 </text:p>
          </table:table-cell>
          <table:table-cell office:value-type="string" calcext:value-type="string">
            <text:p>AAH</text:p>
          </table:table-cell>
        </table:table-row>
        <table:table-row table:style-name="ro2">
          <table:table-cell table:style-name="ce4" office:value-type="string" calcext:value-type="string">
            <text:p>Highland</text:p>
          </table:table-cell>
          <table:table-cell table:style-name="ce10"/>
          <table:table-cell table:style-name="ce16" office:value-type="float" office:value="135253" calcext:value-type="float">
            <text:p>135,253 </text:p>
          </table:table-cell>
          <table:table-cell table:style-name="ce27" office:value-type="float" office:value="58.2735889702714" calcext:value-type="float">
            <text:p>58.27 </text:p>
          </table:table-cell>
          <table:table-cell table:style-name="ce27" office:value-type="float" office:value="83.1478489906979" calcext:value-type="float">
            <text:p>83.1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Isle of Wigh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90707" calcext:value-type="float">
            <text:p>1,790,707 </text:p>
          </table:table-cell>
          <table:table-cell table:style-name="ce27" office:value-type="float" office:value="50.7713921179473" calcext:value-type="float">
            <text:p>50.77 </text:p>
          </table:table-cell>
          <table:table-cell table:style-name="ce27" office:value-type="float" office:value="72.4433164228862" calcext:value-type="float">
            <text:p>72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James Cit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143017" calcext:value-type="float">
            <text:p>6,143,017 </text:p>
          </table:table-cell>
          <table:table-cell table:style-name="ce27" office:value-type="float" office:value="91.6745064095868" calcext:value-type="float">
            <text:p>91.67 </text:p>
          </table:table-cell>
          <table:table-cell table:style-name="ce27" office:value-type="float" office:value="130.806050389822" calcext:value-type="float">
            <text:p>130.8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King &amp; Quee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80552" calcext:value-type="float">
            <text:p>680,552 </text:p>
          </table:table-cell>
          <table:table-cell table:style-name="ce27" office:value-type="float" office:value="97.9916486681065" calcext:value-type="float">
            <text:p>97.99 </text:p>
          </table:table-cell>
          <table:table-cell table:style-name="ce27" office:value-type="float" office:value="139.819684179086" calcext:value-type="float">
            <text:p>139.8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King Geor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59998" calcext:value-type="float">
            <text:p>1,059,998 </text:p>
          </table:table-cell>
          <table:table-cell table:style-name="ce27" office:value-type="float" office:value="44.9456411126187" calcext:value-type="float">
            <text:p>44.95 </text:p>
          </table:table-cell>
          <table:table-cell table:style-name="ce27" office:value-type="float" office:value="64.1308257490137" calcext:value-type="float">
            <text:p>64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King Willi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28244" calcext:value-type="float">
            <text:p>1,228,244 </text:p>
          </table:table-cell>
          <table:table-cell table:style-name="ce27" office:value-type="float" office:value="77.0783809224976" calcext:value-type="float">
            <text:p>77.08 </text:p>
          </table:table-cell>
          <table:table-cell table:style-name="ce27" office:value-type="float" office:value="109.979524011484" calcext:value-type="float">
            <text:p>109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Lancaster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727871" calcext:value-type="float">
            <text:p><text:s/>$727,871 </text:p>
          </table:table-cell>
          <table:table-cell table:style-name="ce26" office:value-type="float" office:value="63.89877973839" calcext:value-type="float">
            <text:p><text:s/>$63.90 </text:p>
          </table:table-cell>
          <table:table-cell table:style-name="ce27" office:value-type="float" office:value="91.1741696755281" calcext:value-type="float">
            <text:p>91.1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Le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49733" calcext:value-type="float">
            <text:p>2,049,733 </text:p>
          </table:table-cell>
          <table:table-cell table:style-name="ce27" office:value-type="float" office:value="80.1083753468558" calcext:value-type="float">
            <text:p>80.11 </text:p>
          </table:table-cell>
          <table:table-cell table:style-name="ce27" office:value-type="float" office:value="114.302880840728" calcext:value-type="float">
            <text:p>114.3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8057824" calcext:value-type="float">
            <text:p>38,057,824 </text:p>
          </table:table-cell>
          <table:table-cell table:style-name="ce27" office:value-type="float" office:value="121.858736964116" calcext:value-type="float">
            <text:p>121.86 </text:p>
          </table:table-cell>
          <table:table-cell table:style-name="ce27" office:value-type="float" office:value="173.874512250456" calcext:value-type="float">
            <text:p>173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Louis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34846" calcext:value-type="float">
            <text:p>1,734,846 </text:p>
          </table:table-cell>
          <table:table-cell table:style-name="ce27" office:value-type="float" office:value="52.3284770608995" calcext:value-type="float">
            <text:p>52.33 </text:p>
          </table:table-cell>
          <table:table-cell table:style-name="ce27" office:value-type="float" office:value="74.6650478451319" calcext:value-type="float">
            <text:p>74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Lune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79841" calcext:value-type="float">
            <text:p>679,841 </text:p>
          </table:table-cell>
          <table:table-cell table:style-name="ce27" office:value-type="float" office:value="52.6437199938052" calcext:value-type="float">
            <text:p>52.64 </text:p>
          </table:table-cell>
          <table:table-cell table:style-name="ce27" office:value-type="float" office:value="75.1148531899511" calcext:value-type="float">
            <text:p>75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Madi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50307" calcext:value-type="float">
            <text:p>750,307 </text:p>
          </table:table-cell>
          <table:table-cell table:style-name="ce27" office:value-type="float" office:value="56.3801472798317" calcext:value-type="float">
            <text:p>56.38 </text:p>
          </table:table-cell>
          <table:table-cell table:style-name="ce27" office:value-type="float" office:value="80.4461859125975" calcext:value-type="float">
            <text:p>80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Mathew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42924" calcext:value-type="float">
            <text:p>742,924 </text:p>
          </table:table-cell>
          <table:table-cell table:style-name="ce27" office:value-type="float" office:value="82.7493873914012" calcext:value-type="float">
            <text:p>82.75 </text:p>
          </table:table-cell>
          <table:table-cell table:style-name="ce27" office:value-type="float" office:value="118.071216969373" calcext:value-type="float">
            <text:p>118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Meckle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07638" calcext:value-type="float">
            <text:p>1,507,638 </text:p>
          </table:table-cell>
          <table:table-cell table:style-name="ce27" office:value-type="float" office:value="46.0671005591713" calcext:value-type="float">
            <text:p>46.07 </text:p>
          </table:table-cell>
          <table:table-cell table:style-name="ce27" office:value-type="float" office:value="65.7309835968291" calcext:value-type="float">
            <text:p>65.7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Middle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74522" calcext:value-type="float">
            <text:p>374,522 </text:p>
          </table:table-cell>
          <table:table-cell table:style-name="ce27" office:value-type="float" office:value="34.1748334702071" calcext:value-type="float">
            <text:p>34.17 </text:p>
          </table:table-cell>
          <table:table-cell table:style-name="ce27" office:value-type="float" office:value="48.7624658593221" calcext:value-type="float">
            <text:p>48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Montgome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08237" calcext:value-type="float">
            <text:p>3,608,237 </text:p>
          </table:table-cell>
          <table:table-cell table:style-name="ce27" office:value-type="float" office:value="38.2260890753454" calcext:value-type="float">
            <text:p>38.23 </text:p>
          </table:table-cell>
          <table:table-cell table:style-name="ce27" office:value-type="float" office:value="54.5430123338253" calcext:value-type="float">
            <text:p>54.5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Nel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59411" calcext:value-type="float">
            <text:p>1,159,411 </text:p>
          </table:table-cell>
          <table:table-cell table:style-name="ce27" office:value-type="float" office:value="77.1911451398136" calcext:value-type="float">
            <text:p>77.19 </text:p>
          </table:table-cell>
          <table:table-cell table:style-name="ce27" office:value-type="float" office:value="110.140421980506" calcext:value-type="float">
            <text:p>110.1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New Ken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19528" calcext:value-type="float">
            <text:p>1,719,528 </text:p>
          </table:table-cell>
          <table:table-cell table:style-name="ce27" office:value-type="float" office:value="93.3055510336969" calcext:value-type="float">
            <text:p>93.31 </text:p>
          </table:table-cell>
          <table:table-cell table:style-name="ce27" office:value-type="float" office:value="133.133311409763" calcext:value-type="float">
            <text:p>133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Nort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58851" calcext:value-type="float">
            <text:p>1,958,851 </text:p>
          </table:table-cell>
          <table:table-cell table:style-name="ce27" office:value-type="float" office:value="158.112115586407" calcext:value-type="float">
            <text:p>158.11 </text:p>
          </table:table-cell>
          <table:table-cell table:style-name="ce27" office:value-type="float" office:value="225.60275662934" calcext:value-type="float">
            <text:p>225.6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Northumber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59098" calcext:value-type="float">
            <text:p>559,098 </text:p>
          </table:table-cell>
          <table:table-cell table:style-name="ce27" office:value-type="float" office:value="45.3445255474453" calcext:value-type="float">
            <text:p>45.34 </text:p>
          </table:table-cell>
          <table:table-cell table:style-name="ce27" office:value-type="float" office:value="64.6999752271523" calcext:value-type="float">
            <text:p>64.7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Nottowa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35755" calcext:value-type="float">
            <text:p>1,235,755 </text:p>
          </table:table-cell>
          <table:table-cell table:style-name="ce27" office:value-type="float" office:value="77.9508610357661" calcext:value-type="float">
            <text:p>77.95 </text:p>
          </table:table-cell>
          <table:table-cell table:style-name="ce27" office:value-type="float" office:value="111.224424934653" calcext:value-type="float">
            <text:p>111.2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Oran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640971" calcext:value-type="float">
            <text:p>1,640,971 </text:p>
          </table:table-cell>
          <table:table-cell table:style-name="ce27" office:value-type="float" office:value="49.0120068098324" calcext:value-type="float">
            <text:p>49.01 </text:p>
          </table:table-cell>
          <table:table-cell table:style-name="ce27" office:value-type="float" office:value="69.9329321046969" calcext:value-type="float">
            <text:p>69.9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Pa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11500" calcext:value-type="float">
            <text:p>1,511,500 </text:p>
          </table:table-cell>
          <table:table-cell table:style-name="ce27" office:value-type="float" office:value="62.8691456617586" calcext:value-type="float">
            <text:p>62.87 </text:p>
          </table:table-cell>
          <table:table-cell table:style-name="ce27" office:value-type="float" office:value="89.7050331381665" calcext:value-type="float">
            <text:p>89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Patr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89534" calcext:value-type="float">
            <text:p>989,534 </text:p>
          </table:table-cell>
          <table:table-cell table:style-name="ce27" office:value-type="float" office:value="53.5172525689562" calcext:value-type="float">
            <text:p>53.52 </text:p>
          </table:table-cell>
          <table:table-cell table:style-name="ce27" office:value-type="float" office:value="76.3612558215818" calcext:value-type="float">
            <text:p>76.3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Pittsylvan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079723" calcext:value-type="float">
            <text:p>3,079,723 </text:p>
          </table:table-cell>
          <table:table-cell table:style-name="ce27" office:value-type="float" office:value="48.4949925991245" calcext:value-type="float">
            <text:p>48.49 </text:p>
          </table:table-cell>
          <table:table-cell table:style-name="ce27" office:value-type="float" office:value="69.1952287938553" calcext:value-type="float">
            <text:p>69.2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Powhata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67916" calcext:value-type="float">
            <text:p>2,067,916 </text:p>
          </table:table-cell>
          <table:table-cell table:style-name="ce27" office:value-type="float" office:value="73.7330100549098" calcext:value-type="float">
            <text:p>73.73 </text:p>
          </table:table-cell>
          <table:table-cell table:style-name="ce27" office:value-type="float" office:value="105.206171337806" calcext:value-type="float">
            <text:p>105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Prince Edwa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51033" calcext:value-type="float">
            <text:p>1,751,033 </text:p>
          </table:table-cell>
          <table:table-cell table:style-name="ce27" office:value-type="float" office:value="74.9329424854502" calcext:value-type="float">
            <text:p>74.93 </text:p>
          </table:table-cell>
          <table:table-cell table:style-name="ce27" office:value-type="float" office:value="106.91829860329" calcext:value-type="float">
            <text:p>106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Prince Geor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780149" calcext:value-type="float">
            <text:p>2,780,149 </text:p>
          </table:table-cell>
          <table:table-cell table:style-name="ce27" office:value-type="float" office:value="77.8208257522743" calcext:value-type="float">
            <text:p>77.82 </text:p>
          </table:table-cell>
          <table:table-cell table:style-name="ce27" office:value-type="float" office:value="111.038883691934" calcext:value-type="float">
            <text:p>111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928000" calcext:value-type="float">
            <text:p>31,928,000 </text:p>
          </table:table-cell>
          <table:table-cell table:style-name="ce27" office:value-type="float" office:value="79.422490435371" calcext:value-type="float">
            <text:p>79.42 </text:p>
          </table:table-cell>
          <table:table-cell table:style-name="ce27" office:value-type="float" office:value="113.324223853011" calcext:value-type="float">
            <text:p>113.3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Pulaski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943778" calcext:value-type="float">
            <text:p>2,943,778 </text:p>
          </table:table-cell>
          <table:table-cell table:style-name="ce27" office:value-type="float" office:value="84.4166666666667" calcext:value-type="float">
            <text:p>84.42 </text:p>
          </table:table-cell>
          <table:table-cell table:style-name="ce27" office:value-type="float" office:value="120.45017951235" calcext:value-type="float">
            <text:p>120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80654" calcext:value-type="float">
            <text:p>780,654 </text:p>
          </table:table-cell>
          <table:table-cell table:style-name="ce27" office:value-type="float" office:value="105.880103078801" calcext:value-type="float">
            <text:p>105.88 </text:p>
          </table:table-cell>
          <table:table-cell table:style-name="ce27" office:value-type="float" office:value="151.075349527672" calcext:value-type="float">
            <text:p>151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Richmo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71745" calcext:value-type="float">
            <text:p>671,745 </text:p>
          </table:table-cell>
          <table:table-cell table:style-name="ce27" office:value-type="float" office:value="72.5896909444564" calcext:value-type="float">
            <text:p>72.59 </text:p>
          </table:table-cell>
          <table:table-cell table:style-name="ce27" office:value-type="float" office:value="103.574822961569" calcext:value-type="float">
            <text:p>103.5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Roano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507944" calcext:value-type="float">
            <text:p>4,507,944 </text:p>
          </table:table-cell>
          <table:table-cell table:style-name="ce27" office:value-type="float" office:value="48.7999480384516" calcext:value-type="float">
            <text:p>48.80 </text:p>
          </table:table-cell>
          <table:table-cell table:style-name="ce27" office:value-type="float" office:value="69.6303553969377" calcext:value-type="float">
            <text:p>69.6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Rockbrid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67641" calcext:value-type="float">
            <text:p>1,267,641 </text:p>
          </table:table-cell>
          <table:table-cell table:style-name="ce27" office:value-type="float" office:value="56.827049804994" calcext:value-type="float">
            <text:p>56.83 </text:p>
          </table:table-cell>
          <table:table-cell table:style-name="ce27" office:value-type="float" office:value="81.0838501500742" calcext:value-type="float">
            <text:p>81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Rockingh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483046" calcext:value-type="float">
            <text:p>4,483,046 </text:p>
          </table:table-cell>
          <table:table-cell table:style-name="ce27" office:value-type="float" office:value="58.7447388421522" calcext:value-type="float">
            <text:p>58.74 </text:p>
          </table:table-cell>
          <table:table-cell table:style-name="ce27" office:value-type="float" office:value="83.8201106291411" calcext:value-type="float">
            <text:p>83.8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Russ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53053" calcext:value-type="float">
            <text:p>253,053 </text:p>
          </table:table-cell>
          <table:table-cell table:style-name="ce27" office:value-type="float" office:value="8.75706820777243" calcext:value-type="float">
            <text:p>8.76 </text:p>
          </table:table-cell>
          <table:table-cell table:style-name="ce27" office:value-type="float" office:value="12.4950496066505" calcext:value-type="float">
            <text:p>12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Scot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76382" calcext:value-type="float">
            <text:p>1,476,382 </text:p>
          </table:table-cell>
          <table:table-cell table:style-name="ce27" office:value-type="float" office:value="63.7003063381801" calcext:value-type="float">
            <text:p>63.70 </text:p>
          </table:table-cell>
          <table:table-cell table:style-name="ce27" office:value-type="float" office:value="90.8909772962542" calcext:value-type="float">
            <text:p>90.8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Shenandoa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66888" calcext:value-type="float">
            <text:p>2,166,888 </text:p>
          </table:table-cell>
          <table:table-cell table:style-name="ce27" office:value-type="float" office:value="51.6011716238421" calcext:value-type="float">
            <text:p>51.60 </text:p>
          </table:table-cell>
          <table:table-cell table:style-name="ce27" office:value-type="float" office:value="73.6272898535757" calcext:value-type="float">
            <text:p>73.6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Smy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58284" calcext:value-type="float">
            <text:p>1,558,284 </text:p>
          </table:table-cell>
          <table:table-cell table:style-name="ce27" office:value-type="float" office:value="48.3818926974665" calcext:value-type="float">
            <text:p>48.38 </text:p>
          </table:table-cell>
          <table:table-cell table:style-name="ce27" office:value-type="float" office:value="69.0338518526011" calcext:value-type="float">
            <text:p>69.0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Sout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97493" calcext:value-type="float">
            <text:p>1,497,493 </text:p>
          </table:table-cell>
          <table:table-cell table:style-name="ce27" office:value-type="float" office:value="80.6404415724287" calcext:value-type="float">
            <text:p>80.64 </text:p>
          </table:table-cell>
          <table:table-cell table:style-name="ce27" office:value-type="float" office:value="115.062061165104" calcext:value-type="float">
            <text:p>115.0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Spotsylvan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033487" calcext:value-type="float">
            <text:p>9,033,487 </text:p>
          </table:table-cell>
          <table:table-cell table:style-name="ce27" office:value-type="float" office:value="73.8048073073687" calcext:value-type="float">
            <text:p>73.80 </text:p>
          </table:table-cell>
          <table:table-cell table:style-name="ce27" office:value-type="float" office:value="105.308615467486" calcext:value-type="float">
            <text:p>105.3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Staf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694179" calcext:value-type="float">
            <text:p>9,694,179 </text:p>
          </table:table-cell>
          <table:table-cell table:style-name="ce27" office:value-type="float" office:value="75.1714006560123" calcext:value-type="float">
            <text:p>75.17 </text:p>
          </table:table-cell>
          <table:table-cell table:style-name="ce27" office:value-type="float" office:value="107.258543374667" calcext:value-type="float">
            <text:p>107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Sur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35533" calcext:value-type="float">
            <text:p>835,533 </text:p>
          </table:table-cell>
          <table:table-cell table:style-name="ce27" office:value-type="float" office:value="118.380986115047" calcext:value-type="float">
            <text:p>118.38 </text:p>
          </table:table-cell>
          <table:table-cell table:style-name="ce27" office:value-type="float" office:value="168.912272794547" calcext:value-type="float">
            <text:p>168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Sus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93215" calcext:value-type="float">
            <text:p>3,193,215 </text:p>
          </table:table-cell>
          <table:table-cell table:style-name="ce27" office:value-type="float" office:value="264.185902208985" calcext:value-type="float">
            <text:p>264.19 </text:p>
          </table:table-cell>
          <table:table-cell table:style-name="ce27" office:value-type="float" office:value="376.954464114957" calcext:value-type="float">
            <text:p>376.9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Tazew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27576" calcext:value-type="float">
            <text:p>1,827,576 </text:p>
          </table:table-cell>
          <table:table-cell table:style-name="ce27" office:value-type="float" office:value="40.5425262877679" calcext:value-type="float">
            <text:p>40.54 </text:p>
          </table:table-cell>
          <table:table-cell table:style-name="ce27" office:value-type="float" office:value="57.848227868657" calcext:value-type="float">
            <text:p>57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Warre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622432" calcext:value-type="float">
            <text:p>1,622,432 </text:p>
          </table:table-cell>
          <table:table-cell table:style-name="ce27" office:value-type="float" office:value="43.178496340652" calcext:value-type="float">
            <text:p>43.18 </text:p>
          </table:table-cell>
          <table:table-cell table:style-name="ce27" office:value-type="float" office:value="61.6093698160498" calcext:value-type="float">
            <text:p>61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Wash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648585" calcext:value-type="float">
            <text:p>2,648,585 </text:p>
          </table:table-cell>
          <table:table-cell table:style-name="ce27" office:value-type="float" office:value="48.2649063342809" calcext:value-type="float">
            <text:p>48.26 </text:p>
          </table:table-cell>
          <table:table-cell table:style-name="ce27" office:value-type="float" office:value="68.8669295018071" calcext:value-type="float">
            <text:p>68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Westmore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94356" calcext:value-type="float">
            <text:p>1,094,356 </text:p>
          </table:table-cell>
          <table:table-cell table:style-name="ce27" office:value-type="float" office:value="62.6994385241205" calcext:value-type="float">
            <text:p>62.70 </text:p>
          </table:table-cell>
          <table:table-cell table:style-name="ce27" office:value-type="float" office:value="89.462885988792" calcext:value-type="float">
            <text:p>89.4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Wis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72972" calcext:value-type="float">
            <text:p>1,872,972 </text:p>
          </table:table-cell>
          <table:table-cell table:style-name="ce27" office:value-type="float" office:value="45.1841165685612" calcext:value-type="float">
            <text:p>45.18 </text:p>
          </table:table-cell>
          <table:table-cell table:style-name="ce27" office:value-type="float" office:value="64.4710951840885" calcext:value-type="float">
            <text:p>64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4" office:value-type="string" calcext:value-type="string">
            <text:p>Wyth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21585" calcext:value-type="float">
            <text:p>921,585 </text:p>
          </table:table-cell>
          <table:table-cell table:style-name="ce27" office:value-type="float" office:value="31.5233453052848" calcext:value-type="float">
            <text:p>31.52 </text:p>
          </table:table-cell>
          <table:table-cell table:style-name="ce27" office:value-type="float" office:value="44.9791818462152" calcext:value-type="float">
            <text:p>44.98 </text:p>
          </table:table-cell>
          <table:table-cell office:value-type="string" calcext:value-type="string">
            <text:p>AAH</text:p>
          </table:table-cell>
        </table:table-row>
        <table:table-row table:style-name="ro2">
          <table:table-cell table:style-name="ce4" office:value-type="string" calcext:value-type="string">
            <text:p>York</text:p>
          </table:table-cell>
          <table:table-cell table:style-name="ce10" office:value-type="string" calcext:value-type="string">
            <text:p>2010-2011</text:p>
          </table:table-cell>
          <table:table-cell table:style-name="ce17" office:value-type="float" office:value="6572553" calcext:value-type="float">
            <text:p>6,572,553 </text:p>
          </table:table-cell>
          <table:table-cell table:style-name="ce27" office:value-type="float" office:value="100.399502016375" calcext:value-type="float">
            <text:p>100.40 </text:p>
          </table:table-cell>
          <table:table-cell table:style-name="ce27" office:value-type="float" office:value="143.255337107478" calcext:value-type="float">
            <text:p>143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18788382" calcext:value-type="float">
            <text:p><text:s/>$18,788,382 </text:p>
          </table:table-cell>
          <table:table-cell table:style-name="ce24" office:value-type="float" office:value="132.556768205978" calcext:value-type="float">
            <text:p><text:s/>$132.56 </text:p>
          </table:table-cell>
          <table:table-cell office:value-type="float" office:value="162.968306750329" calcext:value-type="float">
            <text:p>162.9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604893" calcext:value-type="float">
            <text:p>604,893 </text:p>
          </table:table-cell>
          <table:table-cell office:value-type="float" office:value="99.4325663950987" calcext:value-type="float">
            <text:p>99.43 </text:p>
          </table:table-cell>
          <table:table-cell office:value-type="float" office:value="122.244659405615" calcext:value-type="float">
            <text:p>122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9-2010</text:p>
          </table:table-cell>
          <table:table-cell office:value-type="float" office:value="1234030" calcext:value-type="float">
            <text:p>1,234,030 </text:p>
          </table:table-cell>
          <table:table-cell office:value-type="float" office:value="69.3524358428519" calcext:value-type="float">
            <text:p>69.35 </text:p>
          </table:table-cell>
          <table:table-cell office:value-type="float" office:value="85.2634625246595" calcext:value-type="float">
            <text:p>85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9-2010</text:p>
          </table:table-cell>
          <table:table-cell office:value-type="float" office:value="427838" calcext:value-type="float">
            <text:p>427,838 </text:p>
          </table:table-cell>
          <table:table-cell office:value-type="float" office:value="65.2898065429553" calcext:value-type="float">
            <text:p>65.29 </text:p>
          </table:table-cell>
          <table:table-cell office:value-type="float" office:value="80.2687736308444" calcext:value-type="float">
            <text:p>80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9-2010</text:p>
          </table:table-cell>
          <table:table-cell office:value-type="float" office:value="4338078" calcext:value-type="float">
            <text:p>4,338,078 </text:p>
          </table:table-cell>
          <table:table-cell office:value-type="float" office:value="107.598696944652" calcext:value-type="float">
            <text:p>107.60 </text:p>
          </table:table-cell>
          <table:table-cell office:value-type="float" office:value="132.284286098195" calcext:value-type="float">
            <text:p>132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9-2010</text:p>
          </table:table-cell>
          <table:table-cell office:value-type="float" office:value="15728048" calcext:value-type="float">
            <text:p>15,728,048 </text:p>
          </table:table-cell>
          <table:table-cell office:value-type="float" office:value="71.5042075476564" calcext:value-type="float">
            <text:p>71.50 </text:p>
          </table:table-cell>
          <table:table-cell office:value-type="float" office:value="87.9088996154338" calcext:value-type="float">
            <text:p>87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9-2010</text:p>
          </table:table-cell>
          <table:table-cell office:value-type="float" office:value="1567026" calcext:value-type="float">
            <text:p>1,567,026 </text:p>
          </table:table-cell>
          <table:table-cell office:value-type="float" office:value="88.8427624159866" calcext:value-type="float">
            <text:p>88.84 </text:p>
          </table:table-cell>
          <table:table-cell office:value-type="float" office:value="109.225313455569" calcext:value-type="float">
            <text:p>109.2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9-2010</text:p>
          </table:table-cell>
          <table:table-cell office:value-type="float" office:value="497653" calcext:value-type="float">
            <text:p>497,653 </text:p>
          </table:table-cell>
          <table:table-cell office:value-type="float" office:value="83.5436365596657" calcext:value-type="float">
            <text:p>83.54 </text:p>
          </table:table-cell>
          <table:table-cell office:value-type="float" office:value="102.710447562643" calcext:value-type="float">
            <text:p>102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9-2010</text:p>
          </table:table-cell>
          <table:table-cell office:value-type="float" office:value="6079235" calcext:value-type="float">
            <text:p>6,079,235 </text:p>
          </table:table-cell>
          <table:table-cell office:value-type="float" office:value="134.401630385809" calcext:value-type="float">
            <text:p>134.40 </text:p>
          </table:table-cell>
          <table:table-cell office:value-type="float" office:value="165.236422288327" calcext:value-type="float">
            <text:p>165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9-2010</text:p>
          </table:table-cell>
          <table:table-cell office:value-type="float" office:value="442148" calcext:value-type="float">
            <text:p>442,148 </text:p>
          </table:table-cell>
          <table:table-cell office:value-type="float" office:value="75.4385379186154" calcext:value-type="float">
            <text:p>75.44 </text:p>
          </table:table-cell>
          <table:table-cell office:value-type="float" office:value="92.745854886969" calcext:value-type="float">
            <text:p>92.7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2008150" calcext:value-type="float">
            <text:p>2,008,150 </text:p>
          </table:table-cell>
          <table:table-cell office:value-type="float" office:value="81.2964788994127" calcext:value-type="float">
            <text:p>81.30 </text:p>
          </table:table-cell>
          <table:table-cell office:value-type="float" office:value="99.9477408080293" calcext:value-type="float">
            <text:p>99.9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9-2010</text:p>
          </table:table-cell>
          <table:table-cell office:value-type="float" office:value="3181210" calcext:value-type="float">
            <text:p>3,181,210 </text:p>
          </table:table-cell>
          <table:table-cell office:value-type="float" office:value="271.639938144006" calcext:value-type="float">
            <text:p>271.64 </text:p>
          </table:table-cell>
          <table:table-cell office:value-type="float" office:value="333.960320278058" calcext:value-type="float">
            <text:p>333.9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867613" calcext:value-type="float">
            <text:p>867,613 </text:p>
          </table:table-cell>
          <table:table-cell office:value-type="float" office:value="103.75342541373" calcext:value-type="float">
            <text:p>103.75 </text:p>
          </table:table-cell>
          <table:table-cell office:value-type="float" office:value="127.556821790859" calcext:value-type="float">
            <text:p>127.5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9-2010</text:p>
          </table:table-cell>
          <table:table-cell office:value-type="float" office:value="3258385" calcext:value-type="float">
            <text:p>3,258,385 </text:p>
          </table:table-cell>
          <table:table-cell office:value-type="float" office:value="142.277774048433" calcext:value-type="float">
            <text:p>142.28 </text:p>
          </table:table-cell>
          <table:table-cell office:value-type="float" office:value="174.919532504364" calcext:value-type="float">
            <text:p>174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9-2010</text:p>
          </table:table-cell>
          <table:table-cell office:value-type="float" office:value="605403" calcext:value-type="float">
            <text:p>605,403 </text:p>
          </table:table-cell>
          <table:table-cell office:value-type="float" office:value="89.0552874954133" calcext:value-type="float">
            <text:p>89.06 </text:p>
          </table:table-cell>
          <table:table-cell office:value-type="float" office:value="109.486596623564" calcext:value-type="float">
            <text:p>109.4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9-2010</text:p>
          </table:table-cell>
          <table:table-cell office:value-type="float" office:value="10058695" calcext:value-type="float">
            <text:p>10,058,695 </text:p>
          </table:table-cell>
          <table:table-cell office:value-type="float" office:value="69.4908290745558" calcext:value-type="float">
            <text:p>69.49 </text:p>
          </table:table-cell>
          <table:table-cell office:value-type="float" office:value="85.4336063124248" calcext:value-type="float">
            <text:p>85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9-2010</text:p>
          </table:table-cell>
          <table:table-cell office:value-type="float" office:value="2810762" calcext:value-type="float">
            <text:p>2,810,762 </text:p>
          </table:table-cell>
          <table:table-cell office:value-type="float" office:value="59.9357558893842" calcext:value-type="float">
            <text:p>59.94 </text:p>
          </table:table-cell>
          <table:table-cell office:value-type="float" office:value="73.6863819425366" calcext:value-type="float">
            <text:p>73.6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9-2010</text:p>
          </table:table-cell>
          <table:table-cell office:value-type="float" office:value="1911528" calcext:value-type="float">
            <text:p>1,911,528 </text:p>
          </table:table-cell>
          <table:table-cell office:value-type="float" office:value="81.948709653823" calcext:value-type="float">
            <text:p>81.95 </text:p>
          </table:table-cell>
          <table:table-cell office:value-type="float" office:value="100.749608136988" calcext:value-type="float">
            <text:p>100.7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9-2010</text:p>
          </table:table-cell>
          <table:table-cell office:value-type="float" office:value="384254" calcext:value-type="float">
            <text:p>384,254 </text:p>
          </table:table-cell>
          <table:table-cell office:value-type="float" office:value="52.7666554415241" calcext:value-type="float">
            <text:p>52.77 </text:p>
          </table:table-cell>
          <table:table-cell office:value-type="float" office:value="64.8725267413044" calcext:value-type="float">
            <text:p>64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9-2010</text:p>
          </table:table-cell>
          <table:table-cell office:value-type="float" office:value="4696245" calcext:value-type="float">
            <text:p>4,696,245 </text:p>
          </table:table-cell>
          <table:table-cell office:value-type="float" office:value="64.8911361837107" calcext:value-type="float">
            <text:p>64.89 </text:p>
          </table:table-cell>
          <table:table-cell office:value-type="float" office:value="79.7786392206823" calcext:value-type="float">
            <text:p>79.7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9-2010</text:p>
          </table:table-cell>
          <table:table-cell office:value-type="float" office:value="4262921" calcext:value-type="float">
            <text:p>4,262,921 </text:p>
          </table:table-cell>
          <table:table-cell office:value-type="float" office:value="117.716732613793" calcext:value-type="float">
            <text:p>117.72 </text:p>
          </table:table-cell>
          <table:table-cell office:value-type="float" office:value="144.723629354339" calcext:value-type="float">
            <text:p>144.7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9-2010</text:p>
          </table:table-cell>
          <table:table-cell office:value-type="float" office:value="1849232" calcext:value-type="float">
            <text:p>1,849,232 </text:p>
          </table:table-cell>
          <table:table-cell office:value-type="float" office:value="131.838899509759" calcext:value-type="float">
            <text:p>131.84 </text:p>
          </table:table-cell>
          <table:table-cell office:value-type="float" office:value="162.085742642322" calcext:value-type="float">
            <text:p>162.0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9-2010</text:p>
          </table:table-cell>
          <table:table-cell office:value-type="float" office:value="5218774" calcext:value-type="float">
            <text:p>5,218,774 </text:p>
          </table:table-cell>
          <table:table-cell office:value-type="float" office:value="351.635430094534" calcext:value-type="float">
            <text:p>351.64 </text:p>
          </table:table-cell>
          <table:table-cell office:value-type="float" office:value="432.308598131207" calcext:value-type="float">
            <text:p>432.3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9-2010</text:p>
          </table:table-cell>
          <table:table-cell office:value-type="float" office:value="19471985" calcext:value-type="float">
            <text:p>19,471,985 </text:p>
          </table:table-cell>
          <table:table-cell office:value-type="float" office:value="106.642821267007" calcext:value-type="float">
            <text:p>106.64 </text:p>
          </table:table-cell>
          <table:table-cell office:value-type="float" office:value="131.109110792114" calcext:value-type="float">
            <text:p>131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9-2010</text:p>
          </table:table-cell>
          <table:table-cell office:value-type="float" office:value="13204771" calcext:value-type="float">
            <text:p>13,204,771 </text:p>
          </table:table-cell>
          <table:table-cell office:value-type="float" office:value="55.5373305220621" calcext:value-type="float">
            <text:p>55.54 </text:p>
          </table:table-cell>
          <table:table-cell office:value-type="float" office:value="68.2788577234311" calcext:value-type="float">
            <text:p>68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9-2010</text:p>
          </table:table-cell>
          <table:table-cell office:value-type="float" office:value="652394" calcext:value-type="float">
            <text:p>652,394 </text:p>
          </table:table-cell>
          <table:table-cell office:value-type="float" office:value="160.925688817085" calcext:value-type="float">
            <text:p>160.93 </text:p>
          </table:table-cell>
          <table:table-cell office:value-type="float" office:value="197.845703196375" calcext:value-type="float">
            <text:p>197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9-2010</text:p>
          </table:table-cell>
          <table:table-cell office:value-type="float" office:value="3293815" calcext:value-type="float">
            <text:p>3,293,815 </text:p>
          </table:table-cell>
          <table:table-cell office:value-type="float" office:value="107.946660286526" calcext:value-type="float">
            <text:p>107.95 </text:p>
          </table:table-cell>
          <table:table-cell office:value-type="float" office:value="132.71208014752" calcext:value-type="float">
            <text:p>132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9-2010</text:p>
          </table:table-cell>
          <table:table-cell office:value-type="float" office:value="1190385" calcext:value-type="float">
            <text:p>1,190,385 </text:p>
          </table:table-cell>
          <table:table-cell office:value-type="float" office:value="100.192224997315" calcext:value-type="float">
            <text:p>100.19 </text:p>
          </table:table-cell>
          <table:table-cell office:value-type="float" office:value="123.178600974854" calcext:value-type="float">
            <text:p>123.1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9-2010</text:p>
          </table:table-cell>
          <table:table-cell office:value-type="float" office:value="8844786" calcext:value-type="float">
            <text:p>8,844,786 </text:p>
          </table:table-cell>
          <table:table-cell office:value-type="float" office:value="90.1392896220749" calcext:value-type="float">
            <text:p>90.14 </text:p>
          </table:table-cell>
          <table:table-cell office:value-type="float" office:value="110.819293501187" calcext:value-type="float">
            <text:p>110.8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9-2010</text:p>
          </table:table-cell>
          <table:table-cell office:value-type="float" office:value="973406" calcext:value-type="float">
            <text:p>973,406 </text:p>
          </table:table-cell>
          <table:table-cell office:value-type="float" office:value="64.2858867478814" calcext:value-type="float">
            <text:p>64.29 </text:p>
          </table:table-cell>
          <table:table-cell office:value-type="float" office:value="79.034531793701" calcext:value-type="float">
            <text:p>79.0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14347564" calcext:value-type="float">
            <text:p>14,347,564 </text:p>
          </table:table-cell>
          <table:table-cell office:value-type="float" office:value="72.4250569360463" calcext:value-type="float">
            <text:p>72.43 </text:p>
          </table:table-cell>
          <table:table-cell office:value-type="float" office:value="89.0410128045905" calcext:value-type="float">
            <text:p>89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11458820" calcext:value-type="float">
            <text:p>11,458,820 </text:p>
          </table:table-cell>
          <table:table-cell office:value-type="float" office:value="122.812259174381" calcext:value-type="float">
            <text:p>122.81 </text:p>
          </table:table-cell>
          <table:table-cell office:value-type="float" office:value="150.98818564082" calcext:value-type="float">
            <text:p>150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9-2010</text:p>
          </table:table-cell>
          <table:table-cell office:value-type="float" office:value="2372517" calcext:value-type="float">
            <text:p>2,372,517 </text:p>
          </table:table-cell>
          <table:table-cell office:value-type="float" office:value="94.285671411458" calcext:value-type="float">
            <text:p>94.29 </text:p>
          </table:table-cell>
          <table:table-cell office:value-type="float" office:value="115.916949611104" calcext:value-type="float">
            <text:p>115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9-2010</text:p>
          </table:table-cell>
          <table:table-cell office:value-type="float" office:value="1910804" calcext:value-type="float">
            <text:p>1,910,804 </text:p>
          </table:table-cell>
          <table:table-cell office:value-type="float" office:value="81.4026843205191" calcext:value-type="float">
            <text:p>81.40 </text:p>
          </table:table-cell>
          <table:table-cell office:value-type="float" office:value="100.078312169112" calcext:value-type="float">
            <text:p>100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9-2010</text:p>
          </table:table-cell>
          <table:table-cell office:value-type="float" office:value="5333012" calcext:value-type="float">
            <text:p>5,333,012 </text:p>
          </table:table-cell>
          <table:table-cell office:value-type="float" office:value="64.2486211558827" calcext:value-type="float">
            <text:p>64.25 </text:p>
          </table:table-cell>
          <table:table-cell office:value-type="float" office:value="78.988716627035" calcext:value-type="float">
            <text:p>78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9-2010</text:p>
          </table:table-cell>
          <table:table-cell office:value-type="float" office:value="20131072" calcext:value-type="float">
            <text:p>20,131,072 </text:p>
          </table:table-cell>
          <table:table-cell office:value-type="float" office:value="46.3409886530193" calcext:value-type="float">
            <text:p>46.34 </text:p>
          </table:table-cell>
          <table:table-cell office:value-type="float" office:value="56.9726657954095" calcext:value-type="float">
            <text:p>56.9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9-2010</text:p>
          </table:table-cell>
          <table:table-cell office:value-type="float" office:value="1911177" calcext:value-type="float">
            <text:p>1,911,177 </text:p>
          </table:table-cell>
          <table:table-cell office:value-type="float" office:value="92.2741225017403" calcext:value-type="float">
            <text:p>92.27 </text:p>
          </table:table-cell>
          <table:table-cell office:value-type="float" office:value="113.443905614944" calcext:value-type="float">
            <text:p>113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9-2010</text:p>
          </table:table-cell>
          <table:table-cell office:value-type="float" office:value="496492" calcext:value-type="float">
            <text:p>496,492 </text:p>
          </table:table-cell>
          <table:table-cell office:value-type="float" office:value="36.5823897692852" calcext:value-type="float">
            <text:p>36.58 </text:p>
          </table:table-cell>
          <table:table-cell office:value-type="float" office:value="44.975222301113" calcext:value-type="float">
            <text:p>44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2013579" calcext:value-type="float">
            <text:p>2,013,579 </text:p>
          </table:table-cell>
          <table:table-cell office:value-type="float" office:value="76.3222123594868" calcext:value-type="float">
            <text:p>76.32 </text:p>
          </table:table-cell>
          <table:table-cell office:value-type="float" office:value="93.832264349846" calcext:value-type="float">
            <text:p>93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2162858" calcext:value-type="float">
            <text:p><text:s/>$2,162,858 </text:p>
          </table:table-cell>
          <table:table-cell table:style-name="ce24" office:value-type="float" office:value="54.6460365018826" calcext:value-type="float">
            <text:p><text:s/>$54.65 </text:p>
          </table:table-cell>
          <table:table-cell office:value-type="float" office:value="76.5268745573657" calcext:value-type="float">
            <text:p>76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9-2010</text:p>
          </table:table-cell>
          <table:table-cell office:value-type="float" office:value="9274082" calcext:value-type="float">
            <text:p>9,274,082 </text:p>
          </table:table-cell>
          <table:table-cell office:value-type="float" office:value="97.3686063859489" calcext:value-type="float">
            <text:p>97.37 </text:p>
          </table:table-cell>
          <table:table-cell office:value-type="float" office:value="136.356003174472" calcext:value-type="float">
            <text:p>136.3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9-2010</text:p>
          </table:table-cell>
          <table:table-cell office:value-type="float" office:value="1579743" calcext:value-type="float">
            <text:p>1,579,743 </text:p>
          </table:table-cell>
          <table:table-cell office:value-type="float" office:value="93.5600390614711" calcext:value-type="float">
            <text:p>93.56 </text:p>
          </table:table-cell>
          <table:table-cell office:value-type="float" office:value="131.022446112679" calcext:value-type="float">
            <text:p>131.0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9-2010</text:p>
          </table:table-cell>
          <table:table-cell office:value-type="float" office:value="1093785" calcext:value-type="float">
            <text:p>1,093,785 </text:p>
          </table:table-cell>
          <table:table-cell office:value-type="float" office:value="83.1934026174628" calcext:value-type="float">
            <text:p>83.19 </text:p>
          </table:table-cell>
          <table:table-cell office:value-type="float" office:value="116.504901245448" calcext:value-type="float">
            <text:p>116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9-2010</text:p>
          </table:table-cell>
          <table:table-cell office:value-type="float" office:value="2075404" calcext:value-type="float">
            <text:p>2,075,404 </text:p>
          </table:table-cell>
          <table:table-cell office:value-type="float" office:value="63.1993882532732" calcext:value-type="float">
            <text:p>63.20 </text:p>
          </table:table-cell>
          <table:table-cell office:value-type="float" office:value="88.5050767916877" calcext:value-type="float">
            <text:p>88.5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9-2010</text:p>
          </table:table-cell>
          <table:table-cell office:value-type="float" office:value="1093729" calcext:value-type="float">
            <text:p>1,093,729 </text:p>
          </table:table-cell>
          <table:table-cell office:value-type="float" office:value="74.6619248122977" calcext:value-type="float">
            <text:p>74.66 </text:p>
          </table:table-cell>
          <table:table-cell office:value-type="float" office:value="104.557331511597" calcext:value-type="float">
            <text:p>104.5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9-2010</text:p>
          </table:table-cell>
          <table:table-cell office:value-type="float" office:value="19448344" calcext:value-type="float">
            <text:p>19,448,344 </text:p>
          </table:table-cell>
          <table:table-cell office:value-type="float" office:value="91.7210905443892" calcext:value-type="float">
            <text:p>91.72 </text:p>
          </table:table-cell>
          <table:table-cell office:value-type="float" office:value="128.447163594627" calcext:value-type="float">
            <text:p>128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9-2010</text:p>
          </table:table-cell>
          <table:table-cell office:value-type="float" office:value="3569487" calcext:value-type="float">
            <text:p>3,569,487 </text:p>
          </table:table-cell>
          <table:table-cell office:value-type="float" office:value="49.4978984400879" calcext:value-type="float">
            <text:p>49.50 </text:p>
          </table:table-cell>
          <table:table-cell office:value-type="float" office:value="69.3173687838703" calcext:value-type="float">
            <text:p>69.3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9-2010</text:p>
          </table:table-cell>
          <table:table-cell office:value-type="float" office:value="380849" calcext:value-type="float">
            <text:p>380,849 </text:p>
          </table:table-cell>
          <table:table-cell office:value-type="float" office:value="80.2575256494271" calcext:value-type="float">
            <text:p>80.26 </text:p>
          </table:table-cell>
          <table:table-cell office:value-type="float" office:value="112.393468782437" calcext:value-type="float">
            <text:p>112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3105261" calcext:value-type="float">
            <text:p>3,105,261 </text:p>
          </table:table-cell>
          <table:table-cell office:value-type="float" office:value="46.446910955705" calcext:value-type="float">
            <text:p>46.45 </text:p>
          </table:table-cell>
          <table:table-cell office:value-type="float" office:value="65.0447343635236" calcext:value-type="float">
            <text:p>65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9-2010</text:p>
          </table:table-cell>
          <table:table-cell office:value-type="float" office:value="509676" calcext:value-type="float">
            <text:p>509,676 </text:p>
          </table:table-cell>
          <table:table-cell office:value-type="float" office:value="71.5689809533807" calcext:value-type="float">
            <text:p>71.57 </text:p>
          </table:table-cell>
          <table:table-cell office:value-type="float" office:value="100.225940950524" calcext:value-type="float">
            <text:p>100.2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9-2010</text:p>
          </table:table-cell>
          <table:table-cell office:value-type="float" office:value="1891625" calcext:value-type="float">
            <text:p>1,891,625 </text:p>
          </table:table-cell>
          <table:table-cell office:value-type="float" office:value="56.806566132405" calcext:value-type="float">
            <text:p>56.81 </text:p>
          </table:table-cell>
          <table:table-cell office:value-type="float" office:value="79.55250259183" calcext:value-type="float">
            <text:p>79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9-2010</text:p>
          </table:table-cell>
          <table:table-cell office:value-type="float" office:value="718476" calcext:value-type="float">
            <text:p>718,476 </text:p>
          </table:table-cell>
          <table:table-cell office:value-type="float" office:value="38.826865571557" calcext:value-type="float">
            <text:p>38.83 </text:p>
          </table:table-cell>
          <table:table-cell office:value-type="float" office:value="54.3735440162778" calcext:value-type="float">
            <text:p>54.3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9-2010</text:p>
          </table:table-cell>
          <table:table-cell office:value-type="float" office:value="1741568" calcext:value-type="float">
            <text:p>1,741,568 </text:p>
          </table:table-cell>
          <table:table-cell office:value-type="float" office:value="70.818956505088" calcext:value-type="float">
            <text:p>70.82 </text:p>
          </table:table-cell>
          <table:table-cell office:value-type="float" office:value="99.1755989578805" calcext:value-type="float">
            <text:p>99.1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9-2010</text:p>
          </table:table-cell>
          <table:table-cell office:value-type="float" office:value="1067141" calcext:value-type="float">
            <text:p>1,067,141 </text:p>
          </table:table-cell>
          <table:table-cell office:value-type="float" office:value="63.4667470921115" calcext:value-type="float">
            <text:p>63.47 </text:p>
          </table:table-cell>
          <table:table-cell office:value-type="float" office:value="88.8794888740878" calcext:value-type="float">
            <text:p>88.8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9-2010</text:p>
          </table:table-cell>
          <table:table-cell office:value-type="float" office:value="3292367" calcext:value-type="float">
            <text:p>3,292,367 </text:p>
          </table:table-cell>
          <table:table-cell office:value-type="float" office:value="61.8433105230681" calcext:value-type="float">
            <text:p>61.84 </text:p>
          </table:table-cell>
          <table:table-cell office:value-type="float" office:value="86.6060115164619" calcext:value-type="float">
            <text:p>86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9-2010</text:p>
          </table:table-cell>
          <table:table-cell office:value-type="float" office:value="1137023" calcext:value-type="float">
            <text:p>1,137,023 </text:p>
          </table:table-cell>
          <table:table-cell office:value-type="float" office:value="40.2553365585589" calcext:value-type="float">
            <text:p>40.26 </text:p>
          </table:table-cell>
          <table:table-cell office:value-type="float" office:value="56.3739895568683" calcext:value-type="float">
            <text:p>56.3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9-2010</text:p>
          </table:table-cell>
          <table:table-cell office:value-type="float" office:value="1534078" calcext:value-type="float">
            <text:p>1,534,078 </text:p>
          </table:table-cell>
          <table:table-cell office:value-type="float" office:value="50.6299468337962" calcext:value-type="float">
            <text:p>50.63 </text:p>
          </table:table-cell>
          <table:table-cell office:value-type="float" office:value="70.9027010598021" calcext:value-type="float">
            <text:p>70.9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9-2010</text:p>
          </table:table-cell>
          <table:table-cell office:value-type="float" office:value="832086" calcext:value-type="float">
            <text:p>832,086 </text:p>
          </table:table-cell>
          <table:table-cell office:value-type="float" office:value="119.001723209773" calcext:value-type="float">
            <text:p>119.00 </text:p>
          </table:table-cell>
          <table:table-cell office:value-type="float" office:value="166.651243661028" calcext:value-type="float">
            <text:p>166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9-2010</text:p>
          </table:table-cell>
          <table:table-cell office:value-type="float" office:value="840917" calcext:value-type="float">
            <text:p>840,917 </text:p>
          </table:table-cell>
          <table:table-cell office:value-type="float" office:value="66.3590633318391" calcext:value-type="float">
            <text:p>66.36 </text:p>
          </table:table-cell>
          <table:table-cell office:value-type="float" office:value="92.9299184427581" calcext:value-type="float">
            <text:p>92.9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9-2010</text:p>
          </table:table-cell>
          <table:table-cell office:value-type="float" office:value="20644576" calcext:value-type="float">
            <text:p>20,644,576 </text:p>
          </table:table-cell>
          <table:table-cell office:value-type="float" office:value="67.1163327792148" calcext:value-type="float">
            <text:p>67.12 </text:p>
          </table:table-cell>
          <table:table-cell office:value-type="float" office:value="93.9904064070307" calcext:value-type="float">
            <text:p>93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9-2010</text:p>
          </table:table-cell>
          <table:table-cell office:value-type="float" office:value="1282211" calcext:value-type="float">
            <text:p>1,282,211 </text:p>
          </table:table-cell>
          <table:table-cell office:value-type="float" office:value="88.6032119488153" calcext:value-type="float">
            <text:p>88.60 </text:p>
          </table:table-cell>
          <table:table-cell office:value-type="float" office:value="124.080854170514" calcext:value-type="float">
            <text:p>124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9-2010</text:p>
          </table:table-cell>
          <table:table-cell office:value-type="float" office:value="442991" calcext:value-type="float">
            <text:p>442,991 </text:p>
          </table:table-cell>
          <table:table-cell office:value-type="float" office:value="85.0166584969497" calcext:value-type="float">
            <text:p>85.02 </text:p>
          </table:table-cell>
          <table:table-cell office:value-type="float" office:value="119.058207631551" calcext:value-type="float">
            <text:p>119.0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9-2010</text:p>
          </table:table-cell>
          <table:table-cell office:value-type="float" office:value="3021850" calcext:value-type="float">
            <text:p>3,021,850 </text:p>
          </table:table-cell>
          <table:table-cell office:value-type="float" office:value="63.0361326547679" calcext:value-type="float">
            <text:p>63.04 </text:p>
          </table:table-cell>
          <table:table-cell office:value-type="float" office:value="88.2764519634777" calcext:value-type="float">
            <text:p>88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9-2010</text:p>
          </table:table-cell>
          <table:table-cell office:value-type="float" office:value="1129821" calcext:value-type="float">
            <text:p>1,129,821 </text:p>
          </table:table-cell>
          <table:table-cell office:value-type="float" office:value="113.035123203291" calcext:value-type="float">
            <text:p>113.04 </text:p>
          </table:table-cell>
          <table:table-cell office:value-type="float" office:value="158.295555317295" calcext:value-type="float">
            <text:p>158.3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9-2010</text:p>
          </table:table-cell>
          <table:table-cell office:value-type="float" office:value="1671182" calcext:value-type="float">
            <text:p>1,671,182 </text:p>
          </table:table-cell>
          <table:table-cell office:value-type="float" office:value="101.413409421738" calcext:value-type="float">
            <text:p>101.41 </text:p>
          </table:table-cell>
          <table:table-cell office:value-type="float" office:value="142.020387169063" calcext:value-type="float">
            <text:p>142.0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9-2010</text:p>
          </table:table-cell>
          <table:table-cell office:value-type="float" office:value="1725765" calcext:value-type="float">
            <text:p>1,725,765 </text:p>
          </table:table-cell>
          <table:table-cell office:value-type="float" office:value="63.4253560970383" calcext:value-type="float">
            <text:p>63.43 </text:p>
          </table:table-cell>
          <table:table-cell office:value-type="float" office:value="88.8215244966044" calcext:value-type="float">
            <text:p>88.8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9-2010</text:p>
          </table:table-cell>
          <table:table-cell office:value-type="float" office:value="1223397" calcext:value-type="float">
            <text:p>1,223,397 </text:p>
          </table:table-cell>
          <table:table-cell office:value-type="float" office:value="111.18912967844" calcext:value-type="float">
            <text:p>111.19 </text:p>
          </table:table-cell>
          <table:table-cell office:value-type="float" office:value="155.710406897516" calcext:value-type="float">
            <text:p>155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75423664" calcext:value-type="float">
            <text:p>75,423,664 </text:p>
          </table:table-cell>
          <table:table-cell office:value-type="float" office:value="72.7695619279971" calcext:value-type="float">
            <text:p>72.77 </text:p>
          </table:table-cell>
          <table:table-cell office:value-type="float" office:value="101.907246961386" calcext:value-type="float">
            <text:p>101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9-2010</text:p>
          </table:table-cell>
          <table:table-cell office:value-type="float" office:value="4445640" calcext:value-type="float">
            <text:p>4,445,640 </text:p>
          </table:table-cell>
          <table:table-cell office:value-type="float" office:value="65.6644259089592" calcext:value-type="float">
            <text:p>65.66 </text:p>
          </table:table-cell>
          <table:table-cell office:value-type="float" office:value="91.9571410132048" calcext:value-type="float">
            <text:p>91.9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9-2010</text:p>
          </table:table-cell>
          <table:table-cell office:value-type="float" office:value="827369" calcext:value-type="float">
            <text:p>827,369 </text:p>
          </table:table-cell>
          <table:table-cell office:value-type="float" office:value="53.6609378272737" calcext:value-type="float">
            <text:p>53.66 </text:p>
          </table:table-cell>
          <table:table-cell office:value-type="float" office:value="75.147332187521" calcext:value-type="float">
            <text:p>75.1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9-2010</text:p>
          </table:table-cell>
          <table:table-cell office:value-type="float" office:value="1337038" calcext:value-type="float">
            <text:p>1,337,038 </text:p>
          </table:table-cell>
          <table:table-cell office:value-type="float" office:value="50.1669814926061" calcext:value-type="float">
            <text:p>50.17 </text:p>
          </table:table-cell>
          <table:table-cell office:value-type="float" office:value="70.2543596089368" calcext:value-type="float">
            <text:p>70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2373770" calcext:value-type="float">
            <text:p>2,373,770 </text:p>
          </table:table-cell>
          <table:table-cell office:value-type="float" office:value="44.4107011782485" calcext:value-type="float">
            <text:p>44.41 </text:p>
          </table:table-cell>
          <table:table-cell office:value-type="float" office:value="62.1932051367602" calcext:value-type="float">
            <text:p>62.1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9-2010</text:p>
          </table:table-cell>
          <table:table-cell office:value-type="float" office:value="5244038" calcext:value-type="float">
            <text:p>5,244,038 </text:p>
          </table:table-cell>
          <table:table-cell office:value-type="float" office:value="69.6037095050531" calcext:value-type="float">
            <text:p>69.60 </text:p>
          </table:table-cell>
          <table:table-cell office:value-type="float" office:value="97.473754493375" calcext:value-type="float">
            <text:p>97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9-2010</text:p>
          </table:table-cell>
          <table:table-cell office:value-type="float" office:value="909089" calcext:value-type="float">
            <text:p>909,089 </text:p>
          </table:table-cell>
          <table:table-cell office:value-type="float" office:value="54.6051659557828" calcext:value-type="float">
            <text:p>54.61 </text:p>
          </table:table-cell>
          <table:table-cell office:value-type="float" office:value="76.4696390220059" calcext:value-type="float">
            <text:p>76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9-2010</text:p>
          </table:table-cell>
          <table:table-cell office:value-type="float" office:value="2228987" calcext:value-type="float">
            <text:p>2,228,987 </text:p>
          </table:table-cell>
          <table:table-cell office:value-type="float" office:value="60.8232993128431" calcext:value-type="float">
            <text:p>60.82 </text:p>
          </table:table-cell>
          <table:table-cell office:value-type="float" office:value="85.1775772707449" calcext:value-type="float">
            <text:p>85.1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9-2010</text:p>
          </table:table-cell>
          <table:table-cell office:value-type="float" office:value="845298" calcext:value-type="float">
            <text:p>845,298 </text:p>
          </table:table-cell>
          <table:table-cell office:value-type="float" office:value="39.4249203911872" calcext:value-type="float">
            <text:p>39.42 </text:p>
          </table:table-cell>
          <table:table-cell office:value-type="float" office:value="55.2110661695761" calcext:value-type="float">
            <text:p>55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9-2010</text:p>
          </table:table-cell>
          <table:table-cell office:value-type="float" office:value="904572" calcext:value-type="float">
            <text:p>904,572 </text:p>
          </table:table-cell>
          <table:table-cell office:value-type="float" office:value="55.6893048036753" calcext:value-type="float">
            <text:p>55.69 </text:p>
          </table:table-cell>
          <table:table-cell office:value-type="float" office:value="77.9878782745925" calcext:value-type="float">
            <text:p>77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9-2010</text:p>
          </table:table-cell>
          <table:table-cell office:value-type="float" office:value="1301503" calcext:value-type="float">
            <text:p>1,301,503 </text:p>
          </table:table-cell>
          <table:table-cell office:value-type="float" office:value="71.8568112389278" calcext:value-type="float">
            <text:p>71.86 </text:p>
          </table:table-cell>
          <table:table-cell office:value-type="float" office:value="100.62902145857" calcext:value-type="float">
            <text:p>100.6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9-2010</text:p>
          </table:table-cell>
          <table:table-cell office:value-type="float" office:value="634162" calcext:value-type="float">
            <text:p>634,162 </text:p>
          </table:table-cell>
          <table:table-cell office:value-type="float" office:value="50.935248804263" calcext:value-type="float">
            <text:p>50.94 </text:p>
          </table:table-cell>
          <table:table-cell office:value-type="float" office:value="71.3302490960667" calcext:value-type="float">
            <text:p>71.3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9-2010</text:p>
          </table:table-cell>
          <table:table-cell office:value-type="float" office:value="2144920" calcext:value-type="float">
            <text:p>2,144,920 </text:p>
          </table:table-cell>
          <table:table-cell office:value-type="float" office:value="59.4458214536469" calcext:value-type="float">
            <text:p>59.45 </text:p>
          </table:table-cell>
          <table:table-cell office:value-type="float" office:value="83.2485430336026" calcext:value-type="float">
            <text:p>83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9-2010</text:p>
          </table:table-cell>
          <table:table-cell office:value-type="float" office:value="9220747" calcext:value-type="float">
            <text:p>9,220,747 </text:p>
          </table:table-cell>
          <table:table-cell office:value-type="float" office:value="93.4937126840122" calcext:value-type="float">
            <text:p>93.49 </text:p>
          </table:table-cell>
          <table:table-cell office:value-type="float" office:value="130.929561967871" calcext:value-type="float">
            <text:p>130.9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9-2010</text:p>
          </table:table-cell>
          <table:table-cell office:value-type="float" office:value="15944811" calcext:value-type="float">
            <text:p>15,944,811 </text:p>
          </table:table-cell>
          <table:table-cell office:value-type="float" office:value="53.7785083472004" calcext:value-type="float">
            <text:p>53.78 </text:p>
          </table:table-cell>
          <table:table-cell office:value-type="float" office:value="75.3119791593057" calcext:value-type="float">
            <text:p>75.3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9-2010</text:p>
          </table:table-cell>
          <table:table-cell office:value-type="float" office:value="2563700" calcext:value-type="float">
            <text:p>2,563,700 </text:p>
          </table:table-cell>
          <table:table-cell office:value-type="float" office:value="47.6565809994721" calcext:value-type="float">
            <text:p>47.66 </text:p>
          </table:table-cell>
          <table:table-cell office:value-type="float" office:value="66.7387688008057" calcext:value-type="float">
            <text:p>66.7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9-2010</text:p>
          </table:table-cell>
          <table:table-cell office:value-type="float" office:value="131564" calcext:value-type="float">
            <text:p>131,564 </text:p>
          </table:table-cell>
          <table:table-cell office:value-type="float" office:value="57.8936814161432" calcext:value-type="float">
            <text:p>57.89 </text:p>
          </table:table-cell>
          <table:table-cell office:value-type="float" office:value="81.0749100759512" calcext:value-type="float">
            <text:p>81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9-2010</text:p>
          </table:table-cell>
          <table:table-cell office:value-type="float" office:value="2388423" calcext:value-type="float">
            <text:p>2,388,423 </text:p>
          </table:table-cell>
          <table:table-cell office:value-type="float" office:value="68.2863111816771" calcext:value-type="float">
            <text:p>68.29 </text:p>
          </table:table-cell>
          <table:table-cell office:value-type="float" office:value="95.6288562594179" calcext:value-type="float">
            <text:p>95.6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9-2010</text:p>
          </table:table-cell>
          <table:table-cell office:value-type="float" office:value="6179667" calcext:value-type="float">
            <text:p>6,179,667 </text:p>
          </table:table-cell>
          <table:table-cell office:value-type="float" office:value="97.01852514655" calcext:value-type="float">
            <text:p>97.02 </text:p>
          </table:table-cell>
          <table:table-cell office:value-type="float" office:value="135.865745786977" calcext:value-type="float">
            <text:p>135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9-2010</text:p>
          </table:table-cell>
          <table:table-cell office:value-type="float" office:value="755514" calcext:value-type="float">
            <text:p>755,514 </text:p>
          </table:table-cell>
          <table:table-cell office:value-type="float" office:value="113.180726251166" calcext:value-type="float">
            <text:p>113.18 </text:p>
          </table:table-cell>
          <table:table-cell office:value-type="float" office:value="158.499459331074" calcext:value-type="float">
            <text:p>158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9-2010</text:p>
          </table:table-cell>
          <table:table-cell office:value-type="float" office:value="1045962" calcext:value-type="float">
            <text:p>1,045,962 </text:p>
          </table:table-cell>
          <table:table-cell office:value-type="float" office:value="43.7802782498701" calcext:value-type="float">
            <text:p>43.78 </text:p>
          </table:table-cell>
          <table:table-cell office:value-type="float" office:value="61.3103543492848" calcext:value-type="float">
            <text:p>61.3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9-2010</text:p>
          </table:table-cell>
          <table:table-cell office:value-type="float" office:value="1255129" calcext:value-type="float">
            <text:p>1,255,129 </text:p>
          </table:table-cell>
          <table:table-cell office:value-type="float" office:value="77.5529552502887" calcext:value-type="float">
            <text:p>77.55 </text:p>
          </table:table-cell>
          <table:table-cell office:value-type="float" office:value="108.60596043022" calcext:value-type="float">
            <text:p>108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719986" calcext:value-type="float">
            <text:p><text:s/>$719,986 </text:p>
          </table:table-cell>
          <table:table-cell table:style-name="ce24" office:value-type="float" office:value="61.0661479781001" calcext:value-type="float">
            <text:p><text:s/>$61.07 </text:p>
          </table:table-cell>
          <table:table-cell office:value-type="float" office:value="85.5176650526265" calcext:value-type="float">
            <text:p>85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9-2010</text:p>
          </table:table-cell>
          <table:table-cell office:value-type="float" office:value="2167743" calcext:value-type="float">
            <text:p>2,167,743 </text:p>
          </table:table-cell>
          <table:table-cell office:value-type="float" office:value="84.693761421188" calcext:value-type="float">
            <text:p>84.69 </text:p>
          </table:table-cell>
          <table:table-cell office:value-type="float" office:value="118.606019227898" calcext:value-type="float">
            <text:p>118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9-2010</text:p>
          </table:table-cell>
          <table:table-cell office:value-type="float" office:value="31399830" calcext:value-type="float">
            <text:p>31,399,830 </text:p>
          </table:table-cell>
          <table:table-cell office:value-type="float" office:value="105.328551699764" calcext:value-type="float">
            <text:p>105.33 </text:p>
          </table:table-cell>
          <table:table-cell office:value-type="float" office:value="147.503192897789" calcext:value-type="float">
            <text:p>147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9-2010</text:p>
          </table:table-cell>
          <table:table-cell office:value-type="float" office:value="1729396" calcext:value-type="float">
            <text:p>1,729,396 </text:p>
          </table:table-cell>
          <table:table-cell office:value-type="float" office:value="52.5238683459112" calcext:value-type="float">
            <text:p>52.52 </text:p>
          </table:table-cell>
          <table:table-cell office:value-type="float" office:value="73.5549683285202" calcext:value-type="float">
            <text:p>73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9-2010</text:p>
          </table:table-cell>
          <table:table-cell office:value-type="float" office:value="656119" calcext:value-type="float">
            <text:p>656,119 </text:p>
          </table:table-cell>
          <table:table-cell office:value-type="float" office:value="49.4526191754959" calcext:value-type="float">
            <text:p>49.45 </text:p>
          </table:table-cell>
          <table:table-cell office:value-type="float" office:value="69.2539592335479" calcext:value-type="float">
            <text:p>69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9-2010</text:p>
          </table:table-cell>
          <table:table-cell office:value-type="float" office:value="734325" calcext:value-type="float">
            <text:p>734,325 </text:p>
          </table:table-cell>
          <table:table-cell office:value-type="float" office:value="52.638821398331" calcext:value-type="float">
            <text:p>52.64 </text:p>
          </table:table-cell>
          <table:table-cell office:value-type="float" office:value="73.7159497717437" calcext:value-type="float">
            <text:p>73.7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9-2010</text:p>
          </table:table-cell>
          <table:table-cell office:value-type="float" office:value="770791" calcext:value-type="float">
            <text:p>770,791 </text:p>
          </table:table-cell>
          <table:table-cell office:value-type="float" office:value="81.124671684563" calcext:value-type="float">
            <text:p>81.12 </text:p>
          </table:table-cell>
          <table:table-cell office:value-type="float" office:value="113.607829056333" calcext:value-type="float">
            <text:p>113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9-2010</text:p>
          </table:table-cell>
          <table:table-cell office:value-type="float" office:value="1495263" calcext:value-type="float">
            <text:p>1,495,263 </text:p>
          </table:table-cell>
          <table:table-cell office:value-type="float" office:value="46.2874865679154" calcext:value-type="float">
            <text:p>46.29 </text:p>
          </table:table-cell>
          <table:table-cell office:value-type="float" office:value="64.8214748024145" calcext:value-type="float">
            <text:p>64.8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9-2010</text:p>
          </table:table-cell>
          <table:table-cell office:value-type="float" office:value="1750703" calcext:value-type="float">
            <text:p>1,750,703 </text:p>
          </table:table-cell>
          <table:table-cell office:value-type="float" office:value="168.149879390319" calcext:value-type="float">
            <text:p>168.15 </text:p>
          </table:table-cell>
          <table:table-cell office:value-type="float" office:value="235.478829768299" calcext:value-type="float">
            <text:p>235.4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9-2010</text:p>
          </table:table-cell>
          <table:table-cell office:value-type="float" office:value="3248442" calcext:value-type="float">
            <text:p>3,248,442 </text:p>
          </table:table-cell>
          <table:table-cell office:value-type="float" office:value="35.5429186640329" calcext:value-type="float">
            <text:p>35.54 </text:p>
          </table:table-cell>
          <table:table-cell office:value-type="float" office:value="49.7746708109633" calcext:value-type="float">
            <text:p>49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9-2010</text:p>
          </table:table-cell>
          <table:table-cell office:value-type="float" office:value="1227677" calcext:value-type="float">
            <text:p>1,227,677 </text:p>
          </table:table-cell>
          <table:table-cell office:value-type="float" office:value="79.1103834750872" calcext:value-type="float">
            <text:p>79.11 </text:p>
          </table:table-cell>
          <table:table-cell office:value-type="float" office:value="110.786999020039" calcext:value-type="float">
            <text:p>110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9-2010</text:p>
          </table:table-cell>
          <table:table-cell office:value-type="float" office:value="1841512" calcext:value-type="float">
            <text:p>1,841,512 </text:p>
          </table:table-cell>
          <table:table-cell office:value-type="float" office:value="103.123994752708" calcext:value-type="float">
            <text:p>103.12 </text:p>
          </table:table-cell>
          <table:table-cell office:value-type="float" office:value="144.41590855401" calcext:value-type="float">
            <text:p>144.4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9-2010</text:p>
          </table:table-cell>
          <table:table-cell office:value-type="float" office:value="2158482" calcext:value-type="float">
            <text:p>2,158,482 </text:p>
          </table:table-cell>
          <table:table-cell office:value-type="float" office:value="161.317655990383" calcext:value-type="float">
            <text:p>161.32 </text:p>
          </table:table-cell>
          <table:table-cell office:value-type="float" office:value="225.910913473826" calcext:value-type="float">
            <text:p>225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9-2010</text:p>
          </table:table-cell>
          <table:table-cell office:value-type="float" office:value="559984" calcext:value-type="float">
            <text:p>559,984 </text:p>
          </table:table-cell>
          <table:table-cell office:value-type="float" office:value="41.7852437972697" calcext:value-type="float">
            <text:p>41.79 </text:p>
          </table:table-cell>
          <table:table-cell office:value-type="float" office:value="58.5164874732028" calcext:value-type="float">
            <text:p>58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9-2010</text:p>
          </table:table-cell>
          <table:table-cell office:value-type="float" office:value="994477" calcext:value-type="float">
            <text:p>994,477 </text:p>
          </table:table-cell>
          <table:table-cell office:value-type="float" office:value="62.5725416807258" calcext:value-type="float">
            <text:p>62.57 </text:p>
          </table:table-cell>
          <table:table-cell office:value-type="float" office:value="87.6272343698975" calcext:value-type="float">
            <text:p>87.6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9-2010</text:p>
          </table:table-cell>
          <table:table-cell office:value-type="float" office:value="1478493" calcext:value-type="float">
            <text:p>1,478,493 </text:p>
          </table:table-cell>
          <table:table-cell office:value-type="float" office:value="43.6331444584413" calcext:value-type="float">
            <text:p>43.63 </text:p>
          </table:table-cell>
          <table:table-cell office:value-type="float" office:value="61.1043066664042" calcext:value-type="float">
            <text:p>61.1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9-2010</text:p>
          </table:table-cell>
          <table:table-cell office:value-type="float" office:value="1684549" calcext:value-type="float">
            <text:p>1,684,549 </text:p>
          </table:table-cell>
          <table:table-cell office:value-type="float" office:value="69.6823845722253" calcext:value-type="float">
            <text:p>69.68 </text:p>
          </table:table-cell>
          <table:table-cell office:value-type="float" office:value="97.5839318709434" calcext:value-type="float">
            <text:p>97.5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9-2010</text:p>
          </table:table-cell>
          <table:table-cell office:value-type="float" office:value="1045453" calcext:value-type="float">
            <text:p>1,045,453 </text:p>
          </table:table-cell>
          <table:table-cell office:value-type="float" office:value="53.6985535966043" calcext:value-type="float">
            <text:p>53.70 </text:p>
          </table:table-cell>
          <table:table-cell office:value-type="float" office:value="75.2000096998387" calcext:value-type="float">
            <text:p>75.2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9-2010</text:p>
          </table:table-cell>
          <table:table-cell office:value-type="float" office:value="3111957" calcext:value-type="float">
            <text:p>3,111,957 </text:p>
          </table:table-cell>
          <table:table-cell office:value-type="float" office:value="49.6219742000776" calcext:value-type="float">
            <text:p>49.62 </text:p>
          </table:table-cell>
          <table:table-cell office:value-type="float" office:value="69.4911257611034" calcext:value-type="float">
            <text:p>69.4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9-2010</text:p>
          </table:table-cell>
          <table:table-cell office:value-type="float" office:value="2344756" calcext:value-type="float">
            <text:p>2,344,756 </text:p>
          </table:table-cell>
          <table:table-cell office:value-type="float" office:value="83.4264788031809" calcext:value-type="float">
            <text:p>83.43 </text:p>
          </table:table-cell>
          <table:table-cell office:value-type="float" office:value="116.831303545936" calcext:value-type="float">
            <text:p>116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9-2010</text:p>
          </table:table-cell>
          <table:table-cell office:value-type="float" office:value="1538657" calcext:value-type="float">
            <text:p>1,538,657 </text:p>
          </table:table-cell>
          <table:table-cell office:value-type="float" office:value="71.5527745881609" calcext:value-type="float">
            <text:p>71.55 </text:p>
          </table:table-cell>
          <table:table-cell office:value-type="float" office:value="100.203245389096" calcext:value-type="float">
            <text:p>100.2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9-2010</text:p>
          </table:table-cell>
          <table:table-cell office:value-type="float" office:value="2959344" calcext:value-type="float">
            <text:p>2,959,344 </text:p>
          </table:table-cell>
          <table:table-cell office:value-type="float" office:value="77.0794980317681" calcext:value-type="float">
            <text:p>77.08 </text:p>
          </table:table-cell>
          <table:table-cell office:value-type="float" office:value="107.942926045855" calcext:value-type="float">
            <text:p>107.9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9-2010</text:p>
          </table:table-cell>
          <table:table-cell office:value-type="float" office:value="32992000" calcext:value-type="float">
            <text:p>32,992,000 </text:p>
          </table:table-cell>
          <table:table-cell office:value-type="float" office:value="85.2652305147942" calcext:value-type="float">
            <text:p>85.27 </text:p>
          </table:table-cell>
          <table:table-cell office:value-type="float" office:value="119.406310455576" calcext:value-type="float">
            <text:p>119.4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9-2010</text:p>
          </table:table-cell>
          <table:table-cell office:value-type="float" office:value="3352857" calcext:value-type="float">
            <text:p>3,352,857 </text:p>
          </table:table-cell>
          <table:table-cell office:value-type="float" office:value="98.132678920884" calcext:value-type="float">
            <text:p>98.13 </text:p>
          </table:table-cell>
          <table:table-cell office:value-type="float" office:value="137.426018252907" calcext:value-type="float">
            <text:p>137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9-2010</text:p>
          </table:table-cell>
          <table:table-cell office:value-type="float" office:value="757630" calcext:value-type="float">
            <text:p>757,630 </text:p>
          </table:table-cell>
          <table:table-cell office:value-type="float" office:value="107.21863323567" calcext:value-type="float">
            <text:p>107.22 </text:p>
          </table:table-cell>
          <table:table-cell office:value-type="float" office:value="150.15008262412" calcext:value-type="float">
            <text:p>150.1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637731" calcext:value-type="float">
            <text:p>637,731 </text:p>
          </table:table-cell>
          <table:table-cell office:value-type="float" office:value="65.0928218098777" calcext:value-type="float">
            <text:p>65.09 </text:p>
          </table:table-cell>
          <table:table-cell office:value-type="float" office:value="91.1566607224635" calcext:value-type="float">
            <text:p>91.1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5262637" calcext:value-type="float">
            <text:p>5,262,637 </text:p>
          </table:table-cell>
          <table:table-cell office:value-type="float" office:value="56.5929188749463" calcext:value-type="float">
            <text:p>56.59 </text:p>
          </table:table-cell>
          <table:table-cell office:value-type="float" office:value="79.2533087633718" calcext:value-type="float">
            <text:p>79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9-2010</text:p>
          </table:table-cell>
          <table:table-cell office:value-type="float" office:value="1200071" calcext:value-type="float">
            <text:p>1,200,071 </text:p>
          </table:table-cell>
          <table:table-cell office:value-type="float" office:value="54.7842201885406" calcext:value-type="float">
            <text:p>54.78 </text:p>
          </table:table-cell>
          <table:table-cell office:value-type="float" office:value="76.7203884209811" calcext:value-type="float">
            <text:p>76.7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9-2010</text:p>
          </table:table-cell>
          <table:table-cell office:value-type="float" office:value="4479263" calcext:value-type="float">
            <text:p>4,479,263 </text:p>
          </table:table-cell>
          <table:table-cell office:value-type="float" office:value="58.9670057605558" calcext:value-type="float">
            <text:p>58.97 </text:p>
          </table:table-cell>
          <table:table-cell office:value-type="float" office:value="82.5780045860426" calcext:value-type="float">
            <text:p>82.5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9-2010</text:p>
          </table:table-cell>
          <table:table-cell office:value-type="float" office:value="768452" calcext:value-type="float">
            <text:p>768,452 </text:p>
          </table:table-cell>
          <table:table-cell office:value-type="float" office:value="26.1001156205297" calcext:value-type="float">
            <text:p>26.10 </text:p>
          </table:table-cell>
          <table:table-cell office:value-type="float" office:value="36.5508717902388" calcext:value-type="float">
            <text:p>36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9-2010</text:p>
          </table:table-cell>
          <table:table-cell office:value-type="float" office:value="1385055" calcext:value-type="float">
            <text:p>1,385,055 </text:p>
          </table:table-cell>
          <table:table-cell office:value-type="float" office:value="57.0039011068653" calcext:value-type="float">
            <text:p>57.00 </text:p>
          </table:table-cell>
          <table:table-cell office:value-type="float" office:value="79.8288525305083" calcext:value-type="float">
            <text:p>79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9-2010</text:p>
          </table:table-cell>
          <table:table-cell office:value-type="float" office:value="2918423" calcext:value-type="float">
            <text:p>2,918,423 </text:p>
          </table:table-cell>
          <table:table-cell office:value-type="float" office:value="70.2644247050918" calcext:value-type="float">
            <text:p>70.26 </text:p>
          </table:table-cell>
          <table:table-cell office:value-type="float" office:value="98.3990268913058" calcext:value-type="float">
            <text:p>98.4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9-2010</text:p>
          </table:table-cell>
          <table:table-cell office:value-type="float" office:value="1687772" calcext:value-type="float">
            <text:p>1,687,772 </text:p>
          </table:table-cell>
          <table:table-cell office:value-type="float" office:value="52.5927799796063" calcext:value-type="float">
            <text:p>52.59 </text:p>
          </table:table-cell>
          <table:table-cell office:value-type="float" office:value="73.6514728928933" calcext:value-type="float">
            <text:p>73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9-2010</text:p>
          </table:table-cell>
          <table:table-cell office:value-type="float" office:value="1547183" calcext:value-type="float">
            <text:p>1,547,183 </text:p>
          </table:table-cell>
          <table:table-cell office:value-type="float" office:value="83.0933017905092" calcext:value-type="float">
            <text:p>83.09 </text:p>
          </table:table-cell>
          <table:table-cell office:value-type="float" office:value="116.36471901234" calcext:value-type="float">
            <text:p>116.3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9-2010</text:p>
          </table:table-cell>
          <table:table-cell office:value-type="float" office:value="8885043" calcext:value-type="float">
            <text:p>8,885,043 </text:p>
          </table:table-cell>
          <table:table-cell office:value-type="float" office:value="72.9425262621574" calcext:value-type="float">
            <text:p>72.94 </text:p>
          </table:table-cell>
          <table:table-cell office:value-type="float" office:value="102.149468003396" calcext:value-type="float">
            <text:p>102.1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9-2010</text:p>
          </table:table-cell>
          <table:table-cell office:value-type="float" office:value="11668649" calcext:value-type="float">
            <text:p>11,668,649 </text:p>
          </table:table-cell>
          <table:table-cell office:value-type="float" office:value="92.6879362674955" calcext:value-type="float">
            <text:p>92.69 </text:p>
          </table:table-cell>
          <table:table-cell office:value-type="float" office:value="129.801144342451" calcext:value-type="float">
            <text:p>129.8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9-2010</text:p>
          </table:table-cell>
          <table:table-cell office:value-type="float" office:value="830747" calcext:value-type="float">
            <text:p>830,747 </text:p>
          </table:table-cell>
          <table:table-cell office:value-type="float" office:value="115.963142490772" calcext:value-type="float">
            <text:p>115.96 </text:p>
          </table:table-cell>
          <table:table-cell office:value-type="float" office:value="162.395983803208" calcext:value-type="float">
            <text:p>162.4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9-2010</text:p>
          </table:table-cell>
          <table:table-cell office:value-type="float" office:value="745815" calcext:value-type="float">
            <text:p>745,815 </text:p>
          </table:table-cell>
          <table:table-cell office:value-type="float" office:value="61.0586237540707" calcext:value-type="float">
            <text:p>61.06 </text:p>
          </table:table-cell>
          <table:table-cell office:value-type="float" office:value="85.5071280514952" calcext:value-type="float">
            <text:p>85.5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9-2010</text:p>
          </table:table-cell>
          <table:table-cell office:value-type="float" office:value="1941586" calcext:value-type="float">
            <text:p>1,941,586 </text:p>
          </table:table-cell>
          <table:table-cell office:value-type="float" office:value="43.5938284304062" calcext:value-type="float">
            <text:p>43.59 </text:p>
          </table:table-cell>
          <table:table-cell office:value-type="float" office:value="61.0492480942161" calcext:value-type="float">
            <text:p>61.0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9-2010</text:p>
          </table:table-cell>
          <table:table-cell office:value-type="float" office:value="1694282" calcext:value-type="float">
            <text:p>1,694,282 </text:p>
          </table:table-cell>
          <table:table-cell office:value-type="float" office:value="46.4539067369956" calcext:value-type="float">
            <text:p>46.45 </text:p>
          </table:table-cell>
          <table:table-cell office:value-type="float" office:value="65.0545313279794" calcext:value-type="float">
            <text:p>65.0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9-2010</text:p>
          </table:table-cell>
          <table:table-cell office:value-type="float" office:value="2763070" calcext:value-type="float">
            <text:p>2,763,070 </text:p>
          </table:table-cell>
          <table:table-cell office:value-type="float" office:value="50.7512805243794" calcext:value-type="float">
            <text:p>50.75 </text:p>
          </table:table-cell>
          <table:table-cell office:value-type="float" office:value="71.0726180146854" calcext:value-type="float">
            <text:p>71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9-2010</text:p>
          </table:table-cell>
          <table:table-cell office:value-type="float" office:value="1155283" calcext:value-type="float">
            <text:p>1,155,283 </text:p>
          </table:table-cell>
          <table:table-cell office:value-type="float" office:value="65.9581819617207" calcext:value-type="float">
            <text:p>65.96 </text:p>
          </table:table-cell>
          <table:table-cell office:value-type="float" office:value="92.3685200269301" calcext:value-type="float">
            <text:p>92.3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9-2010</text:p>
          </table:table-cell>
          <table:table-cell office:value-type="float" office:value="2057218" calcext:value-type="float">
            <text:p>2,057,218 </text:p>
          </table:table-cell>
          <table:table-cell office:value-type="float" office:value="49.4071499589412" calcext:value-type="float">
            <text:p>49.41 </text:p>
          </table:table-cell>
          <table:table-cell office:value-type="float" office:value="69.190283672533" calcext:value-type="float">
            <text:p>69.1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9-2010</text:p>
          </table:table-cell>
          <table:table-cell office:value-type="float" office:value="983319" calcext:value-type="float">
            <text:p>983,319 </text:p>
          </table:table-cell>
          <table:table-cell office:value-type="float" office:value="35.0822210228794" calcext:value-type="float">
            <text:p>35.08 </text:p>
          </table:table-cell>
          <table:table-cell office:value-type="float" office:value="49.1295050706775" calcext:value-type="float">
            <text:p>49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6749788" calcext:value-type="float">
            <text:p>6,749,788 </text:p>
          </table:table-cell>
          <table:table-cell office:value-type="float" office:value="102.32600603903" calcext:value-type="float">
            <text:p>102.33 </text:p>
          </table:table-cell>
          <table:table-cell office:value-type="float" office:value="143.298396908169" calcext:value-type="float">
            <text:p>143.3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17590591" calcext:value-type="float">
            <text:p><text:s/>$17,590,591 </text:p>
          </table:table-cell>
          <table:table-cell table:style-name="ce28" office:value-type="float" office:value="124.106050951762" calcext:value-type="float">
            <text:p><text:s/>$124.11 </text:p>
          </table:table-cell>
          <table:table-cell table:style-name="ce29" office:value-type="float" office:value="148.328520715074" calcext:value-type="float">
            <text:p>148.3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87164" calcext:value-type="float">
            <text:p>687,164 </text:p>
          </table:table-cell>
          <table:table-cell table:style-name="ce29" office:value-type="float" office:value="112.956308064933" calcext:value-type="float">
            <text:p>112.96 </text:p>
          </table:table-cell>
          <table:table-cell table:style-name="ce29" office:value-type="float" office:value="135.002620357488" calcext:value-type="float">
            <text:p>135.0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10611" calcext:value-type="float">
            <text:p>1,310,611 </text:p>
          </table:table-cell>
          <table:table-cell table:style-name="ce29" office:value-type="float" office:value="73.6562849302172" calcext:value-type="float">
            <text:p>73.66 </text:p>
          </table:table-cell>
          <table:table-cell table:style-name="ce29" office:value-type="float" office:value="88.0321926391298" calcext:value-type="float">
            <text:p>88.0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33139" calcext:value-type="float">
            <text:p>433,139 </text:p>
          </table:table-cell>
          <table:table-cell table:style-name="ce29" office:value-type="float" office:value="66.0987605500426" calcext:value-type="float">
            <text:p>66.10 </text:p>
          </table:table-cell>
          <table:table-cell table:style-name="ce29" office:value-type="float" office:value="78.9996240980912" calcext:value-type="float">
            <text:p>79.0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41745" calcext:value-type="float">
            <text:p>4,441,745 </text:p>
          </table:table-cell>
          <table:table-cell table:style-name="ce29" office:value-type="float" office:value="110.169981766216" calcext:value-type="float">
            <text:p>110.17 </text:p>
          </table:table-cell>
          <table:table-cell table:style-name="ce29" office:value-type="float" office:value="131.672471223351" calcext:value-type="float">
            <text:p>131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024485" calcext:value-type="float">
            <text:p>14,024,485 </text:p>
          </table:table-cell>
          <table:table-cell table:style-name="ce29" office:value-type="float" office:value="63.7593225929241" calcext:value-type="float">
            <text:p>63.76 </text:p>
          </table:table-cell>
          <table:table-cell table:style-name="ce29" office:value-type="float" office:value="76.2035849942528" calcext:value-type="float">
            <text:p>76.2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01316" calcext:value-type="float">
            <text:p>1,601,316 </text:p>
          </table:table-cell>
          <table:table-cell table:style-name="ce29" office:value-type="float" office:value="90.7868388532916" calcext:value-type="float">
            <text:p>90.79 </text:p>
          </table:table-cell>
          <table:table-cell table:style-name="ce29" office:value-type="float" office:value="108.506212261485" calcext:value-type="float">
            <text:p>108.5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80265" calcext:value-type="float">
            <text:p>280,265 </text:p>
          </table:table-cell>
          <table:table-cell table:style-name="ce29" office:value-type="float" office:value="47.0495652601204" calcext:value-type="float">
            <text:p>47.05 </text:p>
          </table:table-cell>
          <table:table-cell table:style-name="ce29" office:value-type="float" office:value="56.2324911783195" calcext:value-type="float">
            <text:p>56.2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404282" calcext:value-type="float">
            <text:p>5,404,282 </text:p>
          </table:table-cell>
          <table:table-cell table:style-name="ce29" office:value-type="float" office:value="119.479558178732" calcext:value-type="float">
            <text:p>119.48 </text:p>
          </table:table-cell>
          <table:table-cell table:style-name="ce29" office:value-type="float" office:value="142.799049558271" calcext:value-type="float">
            <text:p>142.8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17971" calcext:value-type="float">
            <text:p>417,971 </text:p>
          </table:table-cell>
          <table:table-cell table:style-name="ce29" office:value-type="float" office:value="71.3134993992545" calcext:value-type="float">
            <text:p>71.31 </text:p>
          </table:table-cell>
          <table:table-cell table:style-name="ce29" office:value-type="float" office:value="85.2321525967998" calcext:value-type="float">
            <text:p>85.2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98294" calcext:value-type="float">
            <text:p>2,098,294 </text:p>
          </table:table-cell>
          <table:table-cell table:style-name="ce29" office:value-type="float" office:value="84.9458028014661" calcext:value-type="float">
            <text:p>84.95 </text:p>
          </table:table-cell>
          <table:table-cell table:style-name="ce29" office:value-type="float" office:value="101.525148643987" calcext:value-type="float">
            <text:p>101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488140" calcext:value-type="float">
            <text:p>3,488,140 </text:p>
          </table:table-cell>
          <table:table-cell table:style-name="ce29" office:value-type="float" office:value="297.8483450755" calcext:value-type="float">
            <text:p>297.85 </text:p>
          </table:table-cell>
          <table:table-cell table:style-name="ce29" office:value-type="float" office:value="355.98106686719" calcext:value-type="float">
            <text:p>355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46638" calcext:value-type="float">
            <text:p>846,638 </text:p>
          </table:table-cell>
          <table:table-cell table:style-name="ce29" office:value-type="float" office:value="101.245131856518" calcext:value-type="float">
            <text:p>101.25 </text:p>
          </table:table-cell>
          <table:table-cell table:style-name="ce29" office:value-type="float" office:value="121.005708607368" calcext:value-type="float">
            <text:p>121.0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84710" calcext:value-type="float">
            <text:p>3,284,710 </text:p>
          </table:table-cell>
          <table:table-cell table:style-name="ce29" office:value-type="float" office:value="143.427258348731" calcext:value-type="float">
            <text:p>143.43 </text:p>
          </table:table-cell>
          <table:table-cell table:style-name="ce29" office:value-type="float" office:value="171.420755861091" calcext:value-type="float">
            <text:p>171.4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28014" calcext:value-type="float">
            <text:p>628,014 </text:p>
          </table:table-cell>
          <table:table-cell table:style-name="ce29" office:value-type="float" office:value="92.3813845011413" calcext:value-type="float">
            <text:p>92.38 </text:p>
          </table:table-cell>
          <table:table-cell table:style-name="ce29" office:value-type="float" office:value="110.411974271834" calcext:value-type="float">
            <text:p>110.4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310598" calcext:value-type="float">
            <text:p>11,310,598 </text:p>
          </table:table-cell>
          <table:table-cell table:style-name="ce29" office:value-type="float" office:value="78.139642602645" calcext:value-type="float">
            <text:p>78.14 </text:p>
          </table:table-cell>
          <table:table-cell table:style-name="ce29" office:value-type="float" office:value="93.3905922198744" calcext:value-type="float">
            <text:p>93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53116" calcext:value-type="float">
            <text:p>3,253,116 </text:p>
          </table:table-cell>
          <table:table-cell table:style-name="ce29" office:value-type="float" office:value="69.368365751298" calcext:value-type="float">
            <text:p>69.37 </text:p>
          </table:table-cell>
          <table:table-cell table:style-name="ce29" office:value-type="float" office:value="82.9073763720962" calcext:value-type="float">
            <text:p>82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66628" calcext:value-type="float">
            <text:p>1,966,628 </text:p>
          </table:table-cell>
          <table:table-cell table:style-name="ce29" office:value-type="float" office:value="84.3108900152541" calcext:value-type="float">
            <text:p>84.31 </text:p>
          </table:table-cell>
          <table:table-cell table:style-name="ce29" office:value-type="float" office:value="100.766316390123" calcext:value-type="float">
            <text:p>100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83385" calcext:value-type="float">
            <text:p>383,385 </text:p>
          </table:table-cell>
          <table:table-cell table:style-name="ce29" office:value-type="float" office:value="52.6473223348325" calcext:value-type="float">
            <text:p>52.65 </text:p>
          </table:table-cell>
          <table:table-cell table:style-name="ce29" office:value-type="float" office:value="62.9227937046412" calcext:value-type="float">
            <text:p>62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438788" calcext:value-type="float">
            <text:p>5,438,788 </text:p>
          </table:table-cell>
          <table:table-cell table:style-name="ce29" office:value-type="float" office:value="75.1513459758449" calcext:value-type="float">
            <text:p>75.15 </text:p>
          </table:table-cell>
          <table:table-cell table:style-name="ce29" office:value-type="float" office:value="89.8190530828875" calcext:value-type="float">
            <text:p>89.8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293633" calcext:value-type="float">
            <text:p>4,293,633 </text:p>
          </table:table-cell>
          <table:table-cell table:style-name="ce29" office:value-type="float" office:value="118.564816894978" calcext:value-type="float">
            <text:p>118.56 </text:p>
          </table:table-cell>
          <table:table-cell table:style-name="ce29" office:value-type="float" office:value="141.705773119164" calcext:value-type="float">
            <text:p>141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23748" calcext:value-type="float">
            <text:p>2,023,748 </text:p>
          </table:table-cell>
          <table:table-cell table:style-name="ce29" office:value-type="float" office:value="144.280819932315" calcext:value-type="float">
            <text:p>144.28 </text:p>
          </table:table-cell>
          <table:table-cell table:style-name="ce29" office:value-type="float" office:value="172.440911816915" calcext:value-type="float">
            <text:p>172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512812" calcext:value-type="float">
            <text:p>5,512,812 </text:p>
          </table:table-cell>
          <table:table-cell table:style-name="ce29" office:value-type="float" office:value="371.447397156939" calcext:value-type="float">
            <text:p>371.45 </text:p>
          </table:table-cell>
          <table:table-cell table:style-name="ce29" office:value-type="float" office:value="443.944856203414" calcext:value-type="float">
            <text:p>443.9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768669" calcext:value-type="float">
            <text:p>20,768,669 </text:p>
          </table:table-cell>
          <table:table-cell table:style-name="ce29" office:value-type="float" office:value="113.744410552937" calcext:value-type="float">
            <text:p>113.74 </text:p>
          </table:table-cell>
          <table:table-cell table:style-name="ce29" office:value-type="float" office:value="135.944541201162" calcext:value-type="float">
            <text:p>135.9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369998" calcext:value-type="float">
            <text:p>13,369,998 </text:p>
          </table:table-cell>
          <table:table-cell table:style-name="ce29" office:value-type="float" office:value="56.2322510557214" calcext:value-type="float">
            <text:p>56.23 </text:p>
          </table:table-cell>
          <table:table-cell table:style-name="ce29" office:value-type="float" office:value="67.207412947301" calcext:value-type="float">
            <text:p>67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14518" calcext:value-type="float">
            <text:p>614,518 </text:p>
          </table:table-cell>
          <table:table-cell table:style-name="ce29" office:value-type="float" office:value="151.582835587846" calcext:value-type="float">
            <text:p>151.58 </text:p>
          </table:table-cell>
          <table:table-cell table:style-name="ce29" office:value-type="float" office:value="181.16810257125" calcext:value-type="float">
            <text:p>181.1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02386" calcext:value-type="float">
            <text:p>3,202,386 </text:p>
          </table:table-cell>
          <table:table-cell table:style-name="ce29" office:value-type="float" office:value="104.950300380661" calcext:value-type="float">
            <text:p>104.95 </text:p>
          </table:table-cell>
          <table:table-cell table:style-name="ce29" office:value-type="float" office:value="125.434035525929" calcext:value-type="float">
            <text:p>125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29794" calcext:value-type="float">
            <text:p>1,329,794 </text:p>
          </table:table-cell>
          <table:table-cell table:style-name="ce29" office:value-type="float" office:value="111.925990035224" calcext:value-type="float">
            <text:p>111.93 </text:p>
          </table:table-cell>
          <table:table-cell table:style-name="ce29" office:value-type="float" office:value="133.771209414662" calcext:value-type="float">
            <text:p>133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203758" calcext:value-type="float">
            <text:p>9,203,758 </text:p>
          </table:table-cell>
          <table:table-cell table:style-name="ce29" office:value-type="float" office:value="93.7976575095756" calcext:value-type="float">
            <text:p>93.80 </text:p>
          </table:table-cell>
          <table:table-cell table:style-name="ce29" office:value-type="float" office:value="112.104669177994" calcext:value-type="float">
            <text:p>112.1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22680" calcext:value-type="float">
            <text:p>1,022,680 </text:p>
          </table:table-cell>
          <table:table-cell table:style-name="ce29" office:value-type="float" office:value="67.5400507694871" calcext:value-type="float">
            <text:p>67.54 </text:p>
          </table:table-cell>
          <table:table-cell table:style-name="ce29" office:value-type="float" office:value="80.7222189637871" calcext:value-type="float">
            <text:p>80.7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285303" calcext:value-type="float">
            <text:p>15,285,303 </text:p>
          </table:table-cell>
          <table:table-cell table:style-name="ce29" office:value-type="float" office:value="77.1586688903928" calcext:value-type="float">
            <text:p>77.16 </text:p>
          </table:table-cell>
          <table:table-cell table:style-name="ce29" office:value-type="float" office:value="92.2181564000021" calcext:value-type="float">
            <text:p>92.2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512862" calcext:value-type="float">
            <text:p>11,512,862 </text:p>
          </table:table-cell>
          <table:table-cell table:style-name="ce29" office:value-type="float" office:value="123.391465419902" calcext:value-type="float">
            <text:p>123.39 </text:p>
          </table:table-cell>
          <table:table-cell table:style-name="ce29" office:value-type="float" office:value="147.474465541678" calcext:value-type="float">
            <text:p>147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421009" calcext:value-type="float">
            <text:p>2,421,009 </text:p>
          </table:table-cell>
          <table:table-cell table:style-name="ce29" office:value-type="float" office:value="96.2127812185044" calcext:value-type="float">
            <text:p>96.21 </text:p>
          </table:table-cell>
          <table:table-cell table:style-name="ce29" office:value-type="float" office:value="114.991166043716" calcext:value-type="float">
            <text:p>114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12271" calcext:value-type="float">
            <text:p>2,112,271 </text:p>
          </table:table-cell>
          <table:table-cell table:style-name="ce29" office:value-type="float" office:value="89.9854351426871" calcext:value-type="float">
            <text:p>89.99 </text:p>
          </table:table-cell>
          <table:table-cell table:style-name="ce29" office:value-type="float" office:value="107.548394121452" calcext:value-type="float">
            <text:p>107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489231" calcext:value-type="float">
            <text:p>7,489,231 </text:p>
          </table:table-cell>
          <table:table-cell table:style-name="ce29" office:value-type="float" office:value="90.2253295638361" calcext:value-type="float">
            <text:p>90.23 </text:p>
          </table:table-cell>
          <table:table-cell table:style-name="ce29" office:value-type="float" office:value="107.83511007401" calcext:value-type="float">
            <text:p>107.8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123437" calcext:value-type="float">
            <text:p>20,123,437 </text:p>
          </table:table-cell>
          <table:table-cell table:style-name="ce29" office:value-type="float" office:value="46.3234131633302" calcext:value-type="float">
            <text:p>46.32 </text:p>
          </table:table-cell>
          <table:table-cell table:style-name="ce29" office:value-type="float" office:value="55.3646119290402" calcext:value-type="float">
            <text:p>55.3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72834" calcext:value-type="float">
            <text:p>1,972,834 </text:p>
          </table:table-cell>
          <table:table-cell table:style-name="ce29" office:value-type="float" office:value="95.2510030162556" calcext:value-type="float">
            <text:p>95.25 </text:p>
          </table:table-cell>
          <table:table-cell table:style-name="ce29" office:value-type="float" office:value="113.841672228535" calcext:value-type="float">
            <text:p>113.8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12065" calcext:value-type="float">
            <text:p>612,065 </text:p>
          </table:table-cell>
          <table:table-cell table:style-name="ce29" office:value-type="float" office:value="45.098008415317" calcext:value-type="float">
            <text:p>45.10 </text:p>
          </table:table-cell>
          <table:table-cell table:style-name="ce29" office:value-type="float" office:value="53.9000381056359" calcext:value-type="float">
            <text:p>53.9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8-2009</text:p>
          </table:table-cell>
          <table:table-cell table:style-name="ce20" office:value-type="float" office:value="2352026" calcext:value-type="float">
            <text:p>2,352,026 </text:p>
          </table:table-cell>
          <table:table-cell table:style-name="ce29" office:value-type="float" office:value="89.1506257499876" calcext:value-type="float">
            <text:p>89.15 </text:p>
          </table:table-cell>
          <table:table-cell table:style-name="ce29" office:value-type="float" office:value="106.550650326137" calcext:value-type="float">
            <text:p>106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2292476" calcext:value-type="float">
            <text:p><text:s/>$2,292,476 </text:p>
          </table:table-cell>
          <table:table-cell table:style-name="ce28" office:value-type="float" office:value="57.920920918382" calcext:value-type="float">
            <text:p><text:s/>$57.92 </text:p>
          </table:table-cell>
          <table:table-cell table:style-name="ce29" office:value-type="float" office:value="78.41288088738" calcext:value-type="float">
            <text:p>78.4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161690" calcext:value-type="float">
            <text:p>11,161,690 </text:p>
          </table:table-cell>
          <table:table-cell table:style-name="ce29" office:value-type="float" office:value="117.186606740374" calcext:value-type="float">
            <text:p>117.19 </text:p>
          </table:table-cell>
          <table:table-cell table:style-name="ce29" office:value-type="float" office:value="158.646293778332" calcext:value-type="float">
            <text:p>158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88286" calcext:value-type="float">
            <text:p>1,988,286 </text:p>
          </table:table-cell>
          <table:table-cell table:style-name="ce29" office:value-type="float" office:value="117.755936139851" calcext:value-type="float">
            <text:p>117.76 </text:p>
          </table:table-cell>
          <table:table-cell table:style-name="ce29" office:value-type="float" office:value="159.417047379605" calcext:value-type="float">
            <text:p>159.4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10342" calcext:value-type="float">
            <text:p>1,110,342 </text:p>
          </table:table-cell>
          <table:table-cell table:style-name="ce29" office:value-type="float" office:value="84.4527297860904" calcext:value-type="float">
            <text:p>84.45 </text:p>
          </table:table-cell>
          <table:table-cell table:style-name="ce29" office:value-type="float" office:value="114.33143217219" calcext:value-type="float">
            <text:p>114.3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36550" calcext:value-type="float">
            <text:p>2,036,550 </text:p>
          </table:table-cell>
          <table:table-cell table:style-name="ce29" office:value-type="float" office:value="62.01622149095" calcext:value-type="float">
            <text:p>62.02 </text:p>
          </table:table-cell>
          <table:table-cell table:style-name="ce29" office:value-type="float" office:value="83.9570661472673" calcext:value-type="float">
            <text:p>83.9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77329" calcext:value-type="float">
            <text:p>1,377,329 </text:p>
          </table:table-cell>
          <table:table-cell table:style-name="ce29" office:value-type="float" office:value="94.0214936604929" calcext:value-type="float">
            <text:p>94.02 </text:p>
          </table:table-cell>
          <table:table-cell table:style-name="ce29" office:value-type="float" office:value="127.285548405602" calcext:value-type="float">
            <text:p>127.2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598334" calcext:value-type="float">
            <text:p>22,598,334 </text:p>
          </table:table-cell>
          <table:table-cell table:style-name="ce29" office:value-type="float" office:value="106.576880734234" calcext:value-type="float">
            <text:p>106.58 </text:p>
          </table:table-cell>
          <table:table-cell table:style-name="ce29" office:value-type="float" office:value="144.282931311435" calcext:value-type="float">
            <text:p>144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604069" calcext:value-type="float">
            <text:p>3,604,069 </text:p>
          </table:table-cell>
          <table:table-cell table:style-name="ce29" office:value-type="float" office:value="49.9774453116286" calcext:value-type="float">
            <text:p>49.98 </text:p>
          </table:table-cell>
          <table:table-cell table:style-name="ce29" office:value-type="float" office:value="67.6590669509291" calcext:value-type="float">
            <text:p>67.6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94087" calcext:value-type="float">
            <text:p>394,087 </text:p>
          </table:table-cell>
          <table:table-cell table:style-name="ce29" office:value-type="float" office:value="83.0472116524024" calcext:value-type="float">
            <text:p>83.05 </text:p>
          </table:table-cell>
          <table:table-cell table:style-name="ce29" office:value-type="float" office:value="112.428652930175" calcext:value-type="float">
            <text:p>112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71273" calcext:value-type="float">
            <text:p>3,271,273 </text:p>
          </table:table-cell>
          <table:table-cell table:style-name="ce29" office:value-type="float" office:value="48.9300338177055" calcext:value-type="float">
            <text:p>48.93 </text:p>
          </table:table-cell>
          <table:table-cell table:style-name="ce29" office:value-type="float" office:value="66.2410896223436" calcext:value-type="float">
            <text:p>66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16726" calcext:value-type="float">
            <text:p>516,726 </text:p>
          </table:table-cell>
          <table:table-cell table:style-name="ce29" office:value-type="float" office:value="72.5589457853942" calcext:value-type="float">
            <text:p>72.56 </text:p>
          </table:table-cell>
          <table:table-cell table:style-name="ce29" office:value-type="float" office:value="98.2297222311311" calcext:value-type="float">
            <text:p>98.2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39848" calcext:value-type="float">
            <text:p>1,939,848 </text:p>
          </table:table-cell>
          <table:table-cell table:style-name="ce29" office:value-type="float" office:value="58.254730033074" calcext:value-type="float">
            <text:p>58.25 </text:p>
          </table:table-cell>
          <table:table-cell table:style-name="ce29" office:value-type="float" office:value="78.8647890051108" calcext:value-type="float">
            <text:p>78.8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30651" calcext:value-type="float">
            <text:p>730,651 </text:p>
          </table:table-cell>
          <table:table-cell table:style-name="ce29" office:value-type="float" office:value="39.4848097316037" calcext:value-type="float">
            <text:p>39.48 </text:p>
          </table:table-cell>
          <table:table-cell table:style-name="ce29" office:value-type="float" office:value="53.4542205692469" calcext:value-type="float">
            <text:p>53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62206" calcext:value-type="float">
            <text:p>1,562,206 </text:p>
          </table:table-cell>
          <table:table-cell table:style-name="ce29" office:value-type="float" office:value="63.5253970938761" calcext:value-type="float">
            <text:p>63.53 </text:p>
          </table:table-cell>
          <table:table-cell table:style-name="ce29" office:value-type="float" office:value="86.0001760445898" calcext:value-type="float">
            <text:p>86.0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91664" calcext:value-type="float">
            <text:p>991,664 </text:p>
          </table:table-cell>
          <table:table-cell table:style-name="ce29" office:value-type="float" office:value="58.9778560549652" calcext:value-type="float">
            <text:p>58.98 </text:p>
          </table:table-cell>
          <table:table-cell table:style-name="ce29" office:value-type="float" office:value="79.8437512474589" calcext:value-type="float">
            <text:p>79.8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63525" calcext:value-type="float">
            <text:p>3,363,525 </text:p>
          </table:table-cell>
          <table:table-cell table:style-name="ce29" office:value-type="float" office:value="63.1799313463847" calcext:value-type="float">
            <text:p>63.18 </text:p>
          </table:table-cell>
          <table:table-cell table:style-name="ce29" office:value-type="float" office:value="85.5324872703232" calcext:value-type="float">
            <text:p>85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39357" calcext:value-type="float">
            <text:p>1,439,357 </text:p>
          </table:table-cell>
          <table:table-cell table:style-name="ce29" office:value-type="float" office:value="50.9592158319732" calcext:value-type="float">
            <text:p>50.96 </text:p>
          </table:table-cell>
          <table:table-cell table:style-name="ce29" office:value-type="float" office:value="68.9881800528945" calcext:value-type="float">
            <text:p>68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60177" calcext:value-type="float">
            <text:p>1,560,177 </text:p>
          </table:table-cell>
          <table:table-cell table:style-name="ce29" office:value-type="float" office:value="51.4913052408754" calcext:value-type="float">
            <text:p>51.49 </text:p>
          </table:table-cell>
          <table:table-cell table:style-name="ce29" office:value-type="float" office:value="69.7085184518727" calcext:value-type="float">
            <text:p>69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71886" calcext:value-type="float">
            <text:p>771,886 </text:p>
          </table:table-cell>
          <table:table-cell table:style-name="ce29" office:value-type="float" office:value="110.392151918791" calcext:value-type="float">
            <text:p>110.39 </text:p>
          </table:table-cell>
          <table:table-cell table:style-name="ce29" office:value-type="float" office:value="149.448015018742" calcext:value-type="float">
            <text:p>149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14418" calcext:value-type="float">
            <text:p>914,418 </text:p>
          </table:table-cell>
          <table:table-cell table:style-name="ce29" office:value-type="float" office:value="72.1592285252571" calcext:value-type="float">
            <text:p>72.16 </text:p>
          </table:table-cell>
          <table:table-cell table:style-name="ce29" office:value-type="float" office:value="97.6885881916374" calcext:value-type="float">
            <text:p>97.6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741936" calcext:value-type="float">
            <text:p>20,741,936 </text:p>
          </table:table-cell>
          <table:table-cell table:style-name="ce29" office:value-type="float" office:value="67.4328539884362" calcext:value-type="float">
            <text:p>67.43 </text:p>
          </table:table-cell>
          <table:table-cell table:style-name="ce29" office:value-type="float" office:value="91.2900600310249" calcext:value-type="float">
            <text:p>91.2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64665" calcext:value-type="float">
            <text:p>1,264,665 </text:p>
          </table:table-cell>
          <table:table-cell table:style-name="ce29" office:value-type="float" office:value="87.39075007097" calcext:value-type="float">
            <text:p>87.39 </text:p>
          </table:table-cell>
          <table:table-cell table:style-name="ce29" office:value-type="float" office:value="118.308900606568" calcext:value-type="float">
            <text:p>118.3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19783" calcext:value-type="float">
            <text:p>419,783 </text:p>
          </table:table-cell>
          <table:table-cell table:style-name="ce29" office:value-type="float" office:value="80.5626930430303" calcext:value-type="float">
            <text:p>80.56 </text:p>
          </table:table-cell>
          <table:table-cell table:style-name="ce29" office:value-type="float" office:value="109.065131447951" calcext:value-type="float">
            <text:p>109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463452" calcext:value-type="float">
            <text:p>3,463,452 </text:p>
          </table:table-cell>
          <table:table-cell table:style-name="ce29" office:value-type="float" office:value="72.2480003029341" calcext:value-type="float">
            <text:p>72.25 </text:p>
          </table:table-cell>
          <table:table-cell table:style-name="ce29" office:value-type="float" office:value="97.8087667164049" calcext:value-type="float">
            <text:p>97.8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00101" calcext:value-type="float">
            <text:p>1,000,101 </text:p>
          </table:table-cell>
          <table:table-cell table:style-name="ce29" office:value-type="float" office:value="100.057035362889" calcext:value-type="float">
            <text:p>100.06 </text:p>
          </table:table-cell>
          <table:table-cell table:style-name="ce29" office:value-type="float" office:value="135.456416635887" calcext:value-type="float">
            <text:p>135.4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78457" calcext:value-type="float">
            <text:p>1,478,457 </text:p>
          </table:table-cell>
          <table:table-cell table:style-name="ce29" office:value-type="float" office:value="89.7181546075978" calcext:value-type="float">
            <text:p>89.72 </text:p>
          </table:table-cell>
          <table:table-cell table:style-name="ce29" office:value-type="float" office:value="121.459722309913" calcext:value-type="float">
            <text:p>121.4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35314" calcext:value-type="float">
            <text:p>1,935,314 </text:p>
          </table:table-cell>
          <table:table-cell table:style-name="ce29" office:value-type="float" office:value="71.1267059011996" calcext:value-type="float">
            <text:p>71.13 </text:p>
          </table:table-cell>
          <table:table-cell table:style-name="ce29" office:value-type="float" office:value="96.2907672963544" calcext:value-type="float">
            <text:p>96.2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48659" calcext:value-type="float">
            <text:p>1,348,659 </text:p>
          </table:table-cell>
          <table:table-cell table:style-name="ce29" office:value-type="float" office:value="122.573637537934" calcext:value-type="float">
            <text:p>122.57 </text:p>
          </table:table-cell>
          <table:table-cell table:style-name="ce29" office:value-type="float" office:value="165.939213116769" calcext:value-type="float">
            <text:p>165.9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7920235" calcext:value-type="float">
            <text:p>77,920,235 </text:p>
          </table:table-cell>
          <table:table-cell table:style-name="ce29" office:value-type="float" office:value="75.1782804701266" calcext:value-type="float">
            <text:p>75.18 </text:p>
          </table:table-cell>
          <table:table-cell table:style-name="ce29" office:value-type="float" office:value="101.775756641177" calcext:value-type="float">
            <text:p>101.7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565625" calcext:value-type="float">
            <text:p>4,565,625 </text:p>
          </table:table-cell>
          <table:table-cell table:style-name="ce29" office:value-type="float" office:value="67.4366670581946" calcext:value-type="float">
            <text:p>67.44 </text:p>
          </table:table-cell>
          <table:table-cell table:style-name="ce29" office:value-type="float" office:value="91.2952221344589" calcext:value-type="float">
            <text:p>91.3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14732" calcext:value-type="float">
            <text:p>814,732 </text:p>
          </table:table-cell>
          <table:table-cell table:style-name="ce29" office:value-type="float" office:value="52.8413358463882" calcext:value-type="float">
            <text:p>52.84 </text:p>
          </table:table-cell>
          <table:table-cell table:style-name="ce29" office:value-type="float" office:value="71.5361791206931" calcext:value-type="float">
            <text:p>71.5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39017" calcext:value-type="float">
            <text:p>1,339,017 </text:p>
          </table:table-cell>
          <table:table-cell table:style-name="ce29" office:value-type="float" office:value="50.2412355200712" calcext:value-type="float">
            <text:p>50.24 </text:p>
          </table:table-cell>
          <table:table-cell table:style-name="ce29" office:value-type="float" office:value="68.0161840316988" calcext:value-type="float">
            <text:p>68.0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447117" calcext:value-type="float">
            <text:p>2,447,117 </text:p>
          </table:table-cell>
          <table:table-cell table:style-name="ce29" office:value-type="float" office:value="45.7829452032892" calcext:value-type="float">
            <text:p>45.78 </text:p>
          </table:table-cell>
          <table:table-cell table:style-name="ce29" office:value-type="float" office:value="61.9805861505153" calcext:value-type="float">
            <text:p>61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187300" calcext:value-type="float">
            <text:p>5,187,300 </text:p>
          </table:table-cell>
          <table:table-cell table:style-name="ce29" office:value-type="float" office:value="68.8506304331818" calcext:value-type="float">
            <text:p>68.85 </text:p>
          </table:table-cell>
          <table:table-cell table:style-name="ce29" office:value-type="float" office:value="93.2094344768045" calcext:value-type="float">
            <text:p>93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13809" calcext:value-type="float">
            <text:p>813,809 </text:p>
          </table:table-cell>
          <table:table-cell table:style-name="ce29" office:value-type="float" office:value="48.8820957038416" calcext:value-type="float">
            <text:p>48.88 </text:p>
          </table:table-cell>
          <table:table-cell table:style-name="ce29" office:value-type="float" office:value="66.1761913860452" calcext:value-type="float">
            <text:p>66.1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69130" calcext:value-type="float">
            <text:p>2,169,130 </text:p>
          </table:table-cell>
          <table:table-cell table:style-name="ce29" office:value-type="float" office:value="59.1899563516824" calcext:value-type="float">
            <text:p>59.19 </text:p>
          </table:table-cell>
          <table:table-cell table:style-name="ce29" office:value-type="float" office:value="80.1308909379015" calcext:value-type="float">
            <text:p>80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86296" calcext:value-type="float">
            <text:p>886,296 </text:p>
          </table:table-cell>
          <table:table-cell table:style-name="ce29" office:value-type="float" office:value="41.3370778625144" calcext:value-type="float">
            <text:p>41.34 </text:p>
          </table:table-cell>
          <table:table-cell table:style-name="ce29" office:value-type="float" office:value="55.9618063951915" calcext:value-type="float">
            <text:p>55.9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16017" calcext:value-type="float">
            <text:p>916,017 </text:p>
          </table:table-cell>
          <table:table-cell table:style-name="ce29" office:value-type="float" office:value="56.3939077468109" calcext:value-type="float">
            <text:p>56.39 </text:p>
          </table:table-cell>
          <table:table-cell table:style-name="ce29" office:value-type="float" office:value="76.3456226318597" calcext:value-type="float">
            <text:p>76.3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73213" calcext:value-type="float">
            <text:p>1,373,213 </text:p>
          </table:table-cell>
          <table:table-cell table:style-name="ce29" office:value-type="float" office:value="75.815966103683" calcext:value-type="float">
            <text:p>75.82 </text:p>
          </table:table-cell>
          <table:table-cell table:style-name="ce29" office:value-type="float" office:value="102.639050367085" calcext:value-type="float">
            <text:p>102.6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03213" calcext:value-type="float">
            <text:p>603,213 </text:p>
          </table:table-cell>
          <table:table-cell table:style-name="ce29" office:value-type="float" office:value="48.4494565063278" calcext:value-type="float">
            <text:p>48.45 </text:p>
          </table:table-cell>
          <table:table-cell table:style-name="ce29" office:value-type="float" office:value="65.5904878902451" calcext:value-type="float">
            <text:p>65.5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675798" calcext:value-type="float">
            <text:p>2,675,798 </text:p>
          </table:table-cell>
          <table:table-cell table:style-name="ce29" office:value-type="float" office:value="74.1589477248687" calcext:value-type="float">
            <text:p>74.16 </text:p>
          </table:table-cell>
          <table:table-cell table:style-name="ce29" office:value-type="float" office:value="100.395792098639" calcext:value-type="float">
            <text:p>100.4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591534" calcext:value-type="float">
            <text:p>9,591,534 </text:p>
          </table:table-cell>
          <table:table-cell table:style-name="ce29" office:value-type="float" office:value="97.253305398677" calcext:value-type="float">
            <text:p>97.25 </text:p>
          </table:table-cell>
          <table:table-cell table:style-name="ce29" office:value-type="float" office:value="131.660749366819" calcext:value-type="float">
            <text:p>131.6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876453" calcext:value-type="float">
            <text:p>16,876,453 </text:p>
          </table:table-cell>
          <table:table-cell table:style-name="ce29" office:value-type="float" office:value="56.9207417091137" calcext:value-type="float">
            <text:p>56.92 </text:p>
          </table:table-cell>
          <table:table-cell table:style-name="ce29" office:value-type="float" office:value="77.0588462491375" calcext:value-type="float">
            <text:p>77.0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567606" calcext:value-type="float">
            <text:p>2,567,606 </text:p>
          </table:table-cell>
          <table:table-cell table:style-name="ce29" office:value-type="float" office:value="47.7291895751182" calcext:value-type="float">
            <text:p>47.73 </text:p>
          </table:table-cell>
          <table:table-cell table:style-name="ce29" office:value-type="float" office:value="64.6153962620639" calcext:value-type="float">
            <text:p>64.6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6858" calcext:value-type="float">
            <text:p>136,858 </text:p>
          </table:table-cell>
          <table:table-cell table:style-name="ce29" office:value-type="float" office:value="60.223263592248" calcext:value-type="float">
            <text:p>60.22 </text:p>
          </table:table-cell>
          <table:table-cell table:style-name="ce29" office:value-type="float" office:value="81.5297740407569" calcext:value-type="float">
            <text:p>81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18560" calcext:value-type="float">
            <text:p>2,018,560 </text:p>
          </table:table-cell>
          <table:table-cell table:style-name="ce29" office:value-type="float" office:value="57.71172706798" calcext:value-type="float">
            <text:p>57.71 </text:p>
          </table:table-cell>
          <table:table-cell table:style-name="ce29" office:value-type="float" office:value="78.1296759207833" calcext:value-type="float">
            <text:p>78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629447" calcext:value-type="float">
            <text:p>6,629,447 </text:p>
          </table:table-cell>
          <table:table-cell table:style-name="ce29" office:value-type="float" office:value="104.079907619168" calcext:value-type="float">
            <text:p>104.08 </text:p>
          </table:table-cell>
          <table:table-cell table:style-name="ce29" office:value-type="float" office:value="140.902549018713" calcext:value-type="float">
            <text:p>140.9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95752" calcext:value-type="float">
            <text:p>795,752 </text:p>
          </table:table-cell>
          <table:table-cell table:style-name="ce29" office:value-type="float" office:value="119.208630516202" calcext:value-type="float">
            <text:p>119.21 </text:p>
          </table:table-cell>
          <table:table-cell table:style-name="ce29" office:value-type="float" office:value="161.383693442762" calcext:value-type="float">
            <text:p>161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80197" calcext:value-type="float">
            <text:p>1,080,197 </text:p>
          </table:table-cell>
          <table:table-cell table:style-name="ce29" office:value-type="float" office:value="45.2132345388025" calcext:value-type="float">
            <text:p>45.21 </text:p>
          </table:table-cell>
          <table:table-cell table:style-name="ce29" office:value-type="float" office:value="61.2093163957126" calcext:value-type="float">
            <text:p>61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34473" calcext:value-type="float">
            <text:p>1,234,473 </text:p>
          </table:table-cell>
          <table:table-cell table:style-name="ce29" office:value-type="float" office:value="76.27664513105" calcext:value-type="float">
            <text:p>76.28 </text:p>
          </table:table-cell>
          <table:table-cell table:style-name="ce29" office:value-type="float" office:value="103.262713960955" calcext:value-type="float">
            <text:p>103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721873" calcext:value-type="float">
            <text:p><text:s/>$721,873 </text:p>
          </table:table-cell>
          <table:table-cell table:style-name="ce28" office:value-type="float" office:value="61.2261952862904" calcext:value-type="float">
            <text:p><text:s/>$61.23 </text:p>
          </table:table-cell>
          <table:table-cell table:style-name="ce29" office:value-type="float" office:value="82.8875349709385" calcext:value-type="float">
            <text:p>82.8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59165" calcext:value-type="float">
            <text:p>1,759,165 </text:p>
          </table:table-cell>
          <table:table-cell table:style-name="ce29" office:value-type="float" office:value="68.7306109674921" calcext:value-type="float">
            <text:p>68.73 </text:p>
          </table:table-cell>
          <table:table-cell table:style-name="ce29" office:value-type="float" office:value="93.0469530811694" calcext:value-type="float">
            <text:p>93.0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0561335" calcext:value-type="float">
            <text:p>30,561,335 </text:p>
          </table:table-cell>
          <table:table-cell table:style-name="ce29" office:value-type="float" office:value="102.515878384096" calcext:value-type="float">
            <text:p>102.52 </text:p>
          </table:table-cell>
          <table:table-cell table:style-name="ce29" office:value-type="float" office:value="138.785178711586" calcext:value-type="float">
            <text:p>138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40618" calcext:value-type="float">
            <text:p>1,740,618 </text:p>
          </table:table-cell>
          <table:table-cell table:style-name="ce29" office:value-type="float" office:value="52.8646941894877" calcext:value-type="float">
            <text:p>52.86 </text:p>
          </table:table-cell>
          <table:table-cell table:style-name="ce29" office:value-type="float" office:value="71.5678014593257" calcext:value-type="float">
            <text:p>71.5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27947" calcext:value-type="float">
            <text:p>727,947 </text:p>
          </table:table-cell>
          <table:table-cell table:style-name="ce29" office:value-type="float" office:value="54.8663973622844" calcext:value-type="float">
            <text:p>54.87 </text:p>
          </table:table-cell>
          <table:table-cell table:style-name="ce29" office:value-type="float" office:value="74.277691253405" calcext:value-type="float">
            <text:p>74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24729" calcext:value-type="float">
            <text:p>724,729 </text:p>
          </table:table-cell>
          <table:table-cell table:style-name="ce29" office:value-type="float" office:value="51.9509486851067" calcext:value-type="float">
            <text:p>51.95 </text:p>
          </table:table-cell>
          <table:table-cell table:style-name="ce29" office:value-type="float" office:value="70.3307800815516" calcext:value-type="float">
            <text:p>70.3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58878" calcext:value-type="float">
            <text:p>858,878 </text:p>
          </table:table-cell>
          <table:table-cell table:style-name="ce29" office:value-type="float" office:value="90.3957048889959" calcext:value-type="float">
            <text:p>90.40 </text:p>
          </table:table-cell>
          <table:table-cell table:style-name="ce29" office:value-type="float" office:value="122.376984478195" calcext:value-type="float">
            <text:p>122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24799" calcext:value-type="float">
            <text:p>1,524,799 </text:p>
          </table:table-cell>
          <table:table-cell table:style-name="ce29" office:value-type="float" office:value="47.20180545581" calcext:value-type="float">
            <text:p>47.20 </text:p>
          </table:table-cell>
          <table:table-cell table:style-name="ce29" office:value-type="float" office:value="63.9014278466189" calcext:value-type="float">
            <text:p>63.9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86464" calcext:value-type="float">
            <text:p>786,464 </text:p>
          </table:table-cell>
          <table:table-cell table:style-name="ce29" office:value-type="float" office:value="75.5375564814978" calcext:value-type="float">
            <text:p>75.54 </text:p>
          </table:table-cell>
          <table:table-cell table:style-name="ce29" office:value-type="float" office:value="102.262141640563" calcext:value-type="float">
            <text:p>102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810940" calcext:value-type="float">
            <text:p>3,810,940 </text:p>
          </table:table-cell>
          <table:table-cell table:style-name="ce29" office:value-type="float" office:value="41.6975062055931" calcext:value-type="float">
            <text:p>41.70 </text:p>
          </table:table-cell>
          <table:table-cell table:style-name="ce29" office:value-type="float" office:value="56.449751412055" calcext:value-type="float">
            <text:p>56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76610" calcext:value-type="float">
            <text:p>1,376,610 </text:p>
          </table:table-cell>
          <table:table-cell table:style-name="ce29" office:value-type="float" office:value="88.7074898329445" calcext:value-type="float">
            <text:p>88.71 </text:p>
          </table:table-cell>
          <table:table-cell table:style-name="ce29" office:value-type="float" office:value="120.091492396863" calcext:value-type="float">
            <text:p>120.0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78685" calcext:value-type="float">
            <text:p>1,778,685 </text:p>
          </table:table-cell>
          <table:table-cell table:style-name="ce29" office:value-type="float" office:value="99.605705858404" calcext:value-type="float">
            <text:p>99.61 </text:p>
          </table:table-cell>
          <table:table-cell table:style-name="ce29" office:value-type="float" office:value="134.845410351542" calcext:value-type="float">
            <text:p>134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66824" calcext:value-type="float">
            <text:p>2,266,824 </text:p>
          </table:table-cell>
          <table:table-cell table:style-name="ce29" office:value-type="float" office:value="169.414771224752" calcext:value-type="float">
            <text:p>169.41 </text:p>
          </table:table-cell>
          <table:table-cell table:style-name="ce29" office:value-type="float" office:value="229.352366398464" calcext:value-type="float">
            <text:p>229.3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9089" calcext:value-type="float">
            <text:p>229,089 </text:p>
          </table:table-cell>
          <table:table-cell table:style-name="ce29" office:value-type="float" office:value="17.0943093307536" calcext:value-type="float">
            <text:p>17.09 </text:p>
          </table:table-cell>
          <table:table-cell table:style-name="ce29" office:value-type="float" office:value="23.1421396647547" calcext:value-type="float">
            <text:p>23.1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79659" calcext:value-type="float">
            <text:p>879,659 </text:p>
          </table:table-cell>
          <table:table-cell table:style-name="ce29" office:value-type="float" office:value="55.3481874817875" calcext:value-type="float">
            <text:p>55.35 </text:p>
          </table:table-cell>
          <table:table-cell table:style-name="ce29" office:value-type="float" office:value="74.9299348754729" calcext:value-type="float">
            <text:p>74.9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14711" calcext:value-type="float">
            <text:p>1,914,711 </text:p>
          </table:table-cell>
          <table:table-cell table:style-name="ce29" office:value-type="float" office:value="56.5067684859966" calcext:value-type="float">
            <text:p>56.51 </text:p>
          </table:table-cell>
          <table:table-cell table:style-name="ce29" office:value-type="float" office:value="76.4984126006363" calcext:value-type="float">
            <text:p>76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26633" calcext:value-type="float">
            <text:p>1,626,633 </text:p>
          </table:table-cell>
          <table:table-cell table:style-name="ce29" office:value-type="float" office:value="67.2866543293621" calcext:value-type="float">
            <text:p>67.29 </text:p>
          </table:table-cell>
          <table:table-cell table:style-name="ce29" office:value-type="float" office:value="91.0921360983424" calcext:value-type="float">
            <text:p>91.0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83182" calcext:value-type="float">
            <text:p>983,182 </text:p>
          </table:table-cell>
          <table:table-cell table:style-name="ce29" office:value-type="float" office:value="50.5000715691825" calcext:value-type="float">
            <text:p>50.50 </text:p>
          </table:table-cell>
          <table:table-cell table:style-name="ce29" office:value-type="float" office:value="68.3665942110696" calcext:value-type="float">
            <text:p>68.3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88603" calcext:value-type="float">
            <text:p>3,388,603 </text:p>
          </table:table-cell>
          <table:table-cell table:style-name="ce29" office:value-type="float" office:value="54.0332564493357" calcext:value-type="float">
            <text:p>54.03 </text:p>
          </table:table-cell>
          <table:table-cell table:style-name="ce29" office:value-type="float" office:value="73.1497917287841" calcext:value-type="float">
            <text:p>73.1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90018" calcext:value-type="float">
            <text:p>2,190,018 </text:p>
          </table:table-cell>
          <table:table-cell table:style-name="ce29" office:value-type="float" office:value="77.9208967822599" calcext:value-type="float">
            <text:p>77.92 </text:p>
          </table:table-cell>
          <table:table-cell table:style-name="ce29" office:value-type="float" office:value="105.48868873537" calcext:value-type="float">
            <text:p>105.4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18467" calcext:value-type="float">
            <text:p>1,518,467 </text:p>
          </table:table-cell>
          <table:table-cell table:style-name="ce29" office:value-type="float" office:value="70.6138710385492" calcext:value-type="float">
            <text:p>70.61 </text:p>
          </table:table-cell>
          <table:table-cell table:style-name="ce29" office:value-type="float" office:value="95.5964955485594" calcext:value-type="float">
            <text:p>95.6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966737" calcext:value-type="float">
            <text:p>2,966,737 </text:p>
          </table:table-cell>
          <table:table-cell table:style-name="ce29" office:value-type="float" office:value="77.2720571695192" calcext:value-type="float">
            <text:p>77.27 </text:p>
          </table:table-cell>
          <table:table-cell table:style-name="ce29" office:value-type="float" office:value="104.610294841382" calcext:value-type="float">
            <text:p>104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2642000" calcext:value-type="float">
            <text:p>32,642,000 </text:p>
          </table:table-cell>
          <table:table-cell table:style-name="ce29" office:value-type="float" office:value="84.3606830281254" calcext:value-type="float">
            <text:p>84.36 </text:p>
          </table:table-cell>
          <table:table-cell table:style-name="ce29" office:value-type="float" office:value="114.206820005223" calcext:value-type="float">
            <text:p>114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623740" calcext:value-type="float">
            <text:p>3,623,740 </text:p>
          </table:table-cell>
          <table:table-cell table:style-name="ce29" office:value-type="float" office:value="106.060984382204" calcext:value-type="float">
            <text:p>106.06 </text:p>
          </table:table-cell>
          <table:table-cell table:style-name="ce29" office:value-type="float" office:value="143.58451494373" calcext:value-type="float">
            <text:p>143.5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61013" calcext:value-type="float">
            <text:p>761,013 </text:p>
          </table:table-cell>
          <table:table-cell table:style-name="ce29" office:value-type="float" office:value="107.697390196504" calcext:value-type="float">
            <text:p>107.70 </text:p>
          </table:table-cell>
          <table:table-cell table:style-name="ce29" office:value-type="float" office:value="145.799868086697" calcext:value-type="float">
            <text:p>145.8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2753" calcext:value-type="float">
            <text:p>582,753 </text:p>
          </table:table-cell>
          <table:table-cell table:style-name="ce29" office:value-type="float" office:value="59.4812502264617" calcext:value-type="float">
            <text:p>59.48 </text:p>
          </table:table-cell>
          <table:table-cell table:style-name="ce29" office:value-type="float" office:value="80.5252422628483" calcext:value-type="float">
            <text:p>80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649673" calcext:value-type="float">
            <text:p>5,649,673 </text:p>
          </table:table-cell>
          <table:table-cell table:style-name="ce29" office:value-type="float" office:value="60.7549952160817" calcext:value-type="float">
            <text:p>60.75 </text:p>
          </table:table-cell>
          <table:table-cell table:style-name="ce29" office:value-type="float" office:value="82.2496280731621" calcext:value-type="float">
            <text:p>82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43113" calcext:value-type="float">
            <text:p>1,243,113 </text:p>
          </table:table-cell>
          <table:table-cell table:style-name="ce29" office:value-type="float" office:value="56.7491226029437" calcext:value-type="float">
            <text:p>56.75 </text:p>
          </table:table-cell>
          <table:table-cell table:style-name="ce29" office:value-type="float" office:value="76.8265096716672" calcext:value-type="float">
            <text:p>76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744291" calcext:value-type="float">
            <text:p>3,744,291 </text:p>
          </table:table-cell>
          <table:table-cell table:style-name="ce29" office:value-type="float" office:value="49.2915082160162" calcext:value-type="float">
            <text:p>49.29 </text:p>
          </table:table-cell>
          <table:table-cell table:style-name="ce29" office:value-type="float" office:value="66.730450780439" calcext:value-type="float">
            <text:p>66.7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94697" calcext:value-type="float">
            <text:p>394,697 </text:p>
          </table:table-cell>
          <table:table-cell table:style-name="ce29" office:value-type="float" office:value="13.4057004667516" calcext:value-type="float">
            <text:p>13.41 </text:p>
          </table:table-cell>
          <table:table-cell table:style-name="ce29" office:value-type="float" office:value="18.1485303970311" calcext:value-type="float">
            <text:p>18.1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91028" calcext:value-type="float">
            <text:p>1,491,028 </text:p>
          </table:table-cell>
          <table:table-cell table:style-name="ce29" office:value-type="float" office:value="61.365370082464" calcext:value-type="float">
            <text:p>61.37 </text:p>
          </table:table-cell>
          <table:table-cell table:style-name="ce29" office:value-type="float" office:value="83.0759487002414" calcext:value-type="float">
            <text:p>83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08386" calcext:value-type="float">
            <text:p>2,008,386 </text:p>
          </table:table-cell>
          <table:table-cell table:style-name="ce29" office:value-type="float" office:value="48.3542265380174" calcext:value-type="float">
            <text:p>48.35 </text:p>
          </table:table-cell>
          <table:table-cell table:style-name="ce29" office:value-type="float" office:value="65.4615663184947" calcext:value-type="float">
            <text:p>65.4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19689" calcext:value-type="float">
            <text:p>1,719,689 </text:p>
          </table:table-cell>
          <table:table-cell table:style-name="ce29" office:value-type="float" office:value="53.587347823254" calcext:value-type="float">
            <text:p>53.59 </text:p>
          </table:table-cell>
          <table:table-cell table:style-name="ce29" office:value-type="float" office:value="72.546124186397" calcext:value-type="float">
            <text:p>72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93769" calcext:value-type="float">
            <text:p>1,493,769 </text:p>
          </table:table-cell>
          <table:table-cell table:style-name="ce29" office:value-type="float" office:value="80.2246394397477" calcext:value-type="float">
            <text:p>80.22 </text:p>
          </table:table-cell>
          <table:table-cell table:style-name="ce29" office:value-type="float" office:value="108.607477175411" calcext:value-type="float">
            <text:p>108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409298" calcext:value-type="float">
            <text:p>9,409,298 </text:p>
          </table:table-cell>
          <table:table-cell table:style-name="ce29" office:value-type="float" office:value="77.2464428673519" calcext:value-type="float">
            <text:p>77.25 </text:p>
          </table:table-cell>
          <table:table-cell table:style-name="ce29" office:value-type="float" office:value="104.575618403352" calcext:value-type="float">
            <text:p>104.5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354175" calcext:value-type="float">
            <text:p>15,354,175 </text:p>
          </table:table-cell>
          <table:table-cell table:style-name="ce29" office:value-type="float" office:value="121.963287595674" calcext:value-type="float">
            <text:p>121.96 </text:p>
          </table:table-cell>
          <table:table-cell table:style-name="ce29" office:value-type="float" office:value="165.112926231767" calcext:value-type="float">
            <text:p>165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62694" calcext:value-type="float">
            <text:p>862,694 </text:p>
          </table:table-cell>
          <table:table-cell table:style-name="ce29" office:value-type="float" office:value="120.422592254843" calcext:value-type="float">
            <text:p>120.42 </text:p>
          </table:table-cell>
          <table:table-cell table:style-name="ce29" office:value-type="float" office:value="163.027145164603" calcext:value-type="float">
            <text:p>163.0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98728" calcext:value-type="float">
            <text:p>698,728 </text:p>
          </table:table-cell>
          <table:table-cell table:style-name="ce29" office:value-type="float" office:value="57.2036900014538" calcext:value-type="float">
            <text:p>57.20 </text:p>
          </table:table-cell>
          <table:table-cell table:style-name="ce29" office:value-type="float" office:value="77.4418993911244" calcext:value-type="float">
            <text:p>77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36117" calcext:value-type="float">
            <text:p>1,936,117 </text:p>
          </table:table-cell>
          <table:table-cell table:style-name="ce29" office:value-type="float" office:value="43.4710346691791" calcext:value-type="float">
            <text:p>43.47 </text:p>
          </table:table-cell>
          <table:table-cell table:style-name="ce29" office:value-type="float" office:value="58.8507401042326" calcext:value-type="float">
            <text:p>58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67877" calcext:value-type="float">
            <text:p>1,767,877 </text:p>
          </table:table-cell>
          <table:table-cell table:style-name="ce29" office:value-type="float" office:value="48.4717380462518" calcext:value-type="float">
            <text:p>48.47 </text:p>
          </table:table-cell>
          <table:table-cell table:style-name="ce29" office:value-type="float" office:value="65.6206524613248" calcext:value-type="float">
            <text:p>65.6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918706" calcext:value-type="float">
            <text:p>2,918,706 </text:p>
          </table:table-cell>
          <table:table-cell table:style-name="ce29" office:value-type="float" office:value="53.6099581169458" calcext:value-type="float">
            <text:p>53.61 </text:p>
          </table:table-cell>
          <table:table-cell table:style-name="ce29" office:value-type="float" office:value="72.5767338217061" calcext:value-type="float">
            <text:p>72.5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80625" calcext:value-type="float">
            <text:p>1,180,625 </text:p>
          </table:table-cell>
          <table:table-cell table:style-name="ce29" office:value-type="float" office:value="67.4050242049407" calcext:value-type="float">
            <text:p>67.41 </text:p>
          </table:table-cell>
          <table:table-cell table:style-name="ce29" office:value-type="float" office:value="91.2523842920387" calcext:value-type="float">
            <text:p>91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76084" calcext:value-type="float">
            <text:p>2,076,084 </text:p>
          </table:table-cell>
          <table:table-cell table:style-name="ce29" office:value-type="float" office:value="49.8602450082386" calcext:value-type="float">
            <text:p>49.86 </text:p>
          </table:table-cell>
          <table:table-cell table:style-name="ce29" office:value-type="float" office:value="67.5004021147358" calcext:value-type="float">
            <text:p>67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54955" calcext:value-type="float">
            <text:p>1,054,955 </text:p>
          </table:table-cell>
          <table:table-cell table:style-name="ce29" office:value-type="float" office:value="37.6380040243215" calcext:value-type="float">
            <text:p>37.64 </text:p>
          </table:table-cell>
          <table:table-cell table:style-name="ce29" office:value-type="float" office:value="50.9540297288542" calcext:value-type="float">
            <text:p>50.9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8-2009</text:p>
          </table:table-cell>
          <table:table-cell table:style-name="ce20" office:value-type="float" office:value="7192907" calcext:value-type="float">
            <text:p>7,192,907 </text:p>
          </table:table-cell>
          <table:table-cell table:style-name="ce29" office:value-type="float" office:value="109.04363886987" calcext:value-type="float">
            <text:p>109.04 </text:p>
          </table:table-cell>
          <table:table-cell table:style-name="ce29" office:value-type="float" office:value="147.622408805934" calcext:value-type="float">
            <text:p>147.6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Alexandria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14881459" calcext:value-type="float">
            <text:p><text:s/>$14,881,459 </text:p>
          </table:table-cell>
          <table:table-cell table:style-name="ce30" office:value-type="float" office:value="107.877807786513" calcext:value-type="float">
            <text:p><text:s/>$107.88 </text:p>
          </table:table-cell>
          <table:table-cell table:style-name="ce31" office:value-type="float" office:value="127.144647592847" calcext:value-type="float">
            <text:p>127.1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23861" calcext:value-type="float">
            <text:p>723,861 </text:p>
          </table:table-cell>
          <table:table-cell table:style-name="ce31" office:value-type="float" office:value="113.894654516573" calcext:value-type="float">
            <text:p>113.89 </text:p>
          </table:table-cell>
          <table:table-cell table:style-name="ce31" office:value-type="float" office:value="134.23609552649" calcext:value-type="float">
            <text:p>134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Bristo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89704" calcext:value-type="float">
            <text:p>1,289,704 </text:p>
          </table:table-cell>
          <table:table-cell table:style-name="ce31" office:value-type="float" office:value="73.9588252712912" calcext:value-type="float">
            <text:p>73.96 </text:p>
          </table:table-cell>
          <table:table-cell table:style-name="ce31" office:value-type="float" office:value="87.1677777704609" calcext:value-type="float">
            <text:p>87.1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Buena Vist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1995" calcext:value-type="float">
            <text:p>411,995 </text:p>
          </table:table-cell>
          <table:table-cell table:style-name="ce31" office:value-type="float" office:value="63.2366763284792" calcext:value-type="float">
            <text:p>63.24 </text:p>
          </table:table-cell>
          <table:table-cell table:style-name="ce31" office:value-type="float" office:value="74.5306666097512" calcext:value-type="float">
            <text:p>74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Charlottes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248933" calcext:value-type="float">
            <text:p>4,248,933 </text:p>
          </table:table-cell>
          <table:table-cell table:style-name="ce31" office:value-type="float" office:value="107.194356133287" calcext:value-type="float">
            <text:p>107.19 </text:p>
          </table:table-cell>
          <table:table-cell table:style-name="ce31" office:value-type="float" office:value="126.339132340181" calcext:value-type="float">
            <text:p>126.3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Chesapea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365004" calcext:value-type="float">
            <text:p>16,365,004 </text:p>
          </table:table-cell>
          <table:table-cell table:style-name="ce31" office:value-type="float" office:value="75.5463642509153" calcext:value-type="float">
            <text:p>75.55 </text:p>
          </table:table-cell>
          <table:table-cell table:style-name="ce31" office:value-type="float" office:value="89.0388492006819" calcext:value-type="float">
            <text:p>89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Colonial Height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16817" calcext:value-type="float">
            <text:p>1,516,817 </text:p>
          </table:table-cell>
          <table:table-cell table:style-name="ce31" office:value-type="float" office:value="85.728828475508" calcext:value-type="float">
            <text:p>85.73 </text:p>
          </table:table-cell>
          <table:table-cell table:style-name="ce31" office:value-type="float" office:value="101.039888636195" calcext:value-type="float">
            <text:p>101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Cov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58720" calcext:value-type="float">
            <text:p>558,720 </text:p>
          </table:table-cell>
          <table:table-cell table:style-name="ce31" office:value-type="float" office:value="94.3706071056718" calcext:value-type="float">
            <text:p>94.37 </text:p>
          </table:table-cell>
          <table:table-cell table:style-name="ce31" office:value-type="float" office:value="111.225077981922" calcext:value-type="float">
            <text:p>111.2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Dan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81407" calcext:value-type="float">
            <text:p>3,681,407 </text:p>
          </table:table-cell>
          <table:table-cell table:style-name="ce31" office:value-type="float" office:value="81.5328993988986" calcext:value-type="float">
            <text:p>81.53 </text:p>
          </table:table-cell>
          <table:table-cell table:style-name="ce31" office:value-type="float" office:value="96.0945719420897" calcext:value-type="float">
            <text:p>96.0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Empor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03320" calcext:value-type="float">
            <text:p>403,320 </text:p>
          </table:table-cell>
          <table:table-cell table:style-name="ce31" office:value-type="float" office:value="72.4655678242095" calcext:value-type="float">
            <text:p>72.47 </text:p>
          </table:table-cell>
          <table:table-cell table:style-name="ce31" office:value-type="float" office:value="85.4078264350544" calcext:value-type="float">
            <text:p>85.4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34454" calcext:value-type="float">
            <text:p>2,234,454 </text:p>
          </table:table-cell>
          <table:table-cell table:style-name="ce31" office:value-type="float" office:value="93.1546120762972" calcext:value-type="float">
            <text:p>93.15 </text:p>
          </table:table-cell>
          <table:table-cell table:style-name="ce31" office:value-type="float" office:value="109.791907780777" calcext:value-type="float">
            <text:p>109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Falls Churc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843269" calcext:value-type="float">
            <text:p>3,843,269 </text:p>
          </table:table-cell>
          <table:table-cell table:style-name="ce31" office:value-type="float" office:value="337.156272987612" calcext:value-type="float">
            <text:p>337.16 </text:p>
          </table:table-cell>
          <table:table-cell table:style-name="ce31" office:value-type="float" office:value="397.371956218848" calcext:value-type="float">
            <text:p>397.3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97304" calcext:value-type="float">
            <text:p>997,304 </text:p>
          </table:table-cell>
          <table:table-cell table:style-name="ce31" office:value-type="float" office:value="120.267285661323" calcext:value-type="float">
            <text:p>120.27 </text:p>
          </table:table-cell>
          <table:table-cell table:style-name="ce31" office:value-type="float" office:value="141.746870520564" calcext:value-type="float">
            <text:p>141.7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Frederick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71547" calcext:value-type="float">
            <text:p>3,071,547 </text:p>
          </table:table-cell>
          <table:table-cell table:style-name="ce31" office:value-type="float" office:value="136.24732760372" calcext:value-type="float">
            <text:p>136.25 </text:p>
          </table:table-cell>
          <table:table-cell table:style-name="ce31" office:value-type="float" office:value="160.580927709655" calcext:value-type="float">
            <text:p>160.5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Gal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12738" calcext:value-type="float">
            <text:p>612,738 </text:p>
          </table:table-cell>
          <table:table-cell table:style-name="ce31" office:value-type="float" office:value="91.3779059761604" calcext:value-type="float">
            <text:p>91.38 </text:p>
          </table:table-cell>
          <table:table-cell table:style-name="ce31" office:value-type="float" office:value="107.697884221965" calcext:value-type="float">
            <text:p>107.7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672434" calcext:value-type="float">
            <text:p>11,672,434 </text:p>
          </table:table-cell>
          <table:table-cell table:style-name="ce31" office:value-type="float" office:value="80.9439731542087" calcext:value-type="float">
            <text:p>80.94 </text:p>
          </table:table-cell>
          <table:table-cell table:style-name="ce31" office:value-type="float" office:value="95.4004642161758" calcext:value-type="float">
            <text:p>95.4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Harriso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51638" calcext:value-type="float">
            <text:p>2,851,638 </text:p>
          </table:table-cell>
          <table:table-cell table:style-name="ce31" office:value-type="float" office:value="62.4923332095531" calcext:value-type="float">
            <text:p>62.49 </text:p>
          </table:table-cell>
          <table:table-cell table:style-name="ce31" office:value-type="float" office:value="73.6533847527513" calcext:value-type="float">
            <text:p>73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Hopew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24588" calcext:value-type="float">
            <text:p>2,024,588 </text:p>
          </table:table-cell>
          <table:table-cell table:style-name="ce31" office:value-type="float" office:value="87.0288944049751" calcext:value-type="float">
            <text:p>87.03 </text:p>
          </table:table-cell>
          <table:table-cell table:style-name="ce31" office:value-type="float" office:value="102.572144693684" calcext:value-type="float">
            <text:p>102.5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Lex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6674" calcext:value-type="float">
            <text:p>366,674 </text:p>
          </table:table-cell>
          <table:table-cell table:style-name="ce31" office:value-type="float" office:value="50.8527146962986" calcext:value-type="float">
            <text:p>50.85 </text:p>
          </table:table-cell>
          <table:table-cell table:style-name="ce31" office:value-type="float" office:value="59.9349451186087" calcext:value-type="float">
            <text:p>59.9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Lynch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952423" calcext:value-type="float">
            <text:p>4,952,423 </text:p>
          </table:table-cell>
          <table:table-cell table:style-name="ce31" office:value-type="float" office:value="70.0148112385073" calcext:value-type="float">
            <text:p>70.01 </text:p>
          </table:table-cell>
          <table:table-cell table:style-name="ce31" office:value-type="float" office:value="82.5193678278717" calcext:value-type="float">
            <text:p>82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Manassa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236972" calcext:value-type="float">
            <text:p>4,236,972 </text:p>
          </table:table-cell>
          <table:table-cell table:style-name="ce31" office:value-type="float" office:value="116.963094088117" calcext:value-type="float">
            <text:p>116.96 </text:p>
          </table:table-cell>
          <table:table-cell table:style-name="ce31" office:value-type="float" office:value="137.852554518279" calcext:value-type="float">
            <text:p>137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Manassas Par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00307" calcext:value-type="float">
            <text:p>2,000,307 </text:p>
          </table:table-cell>
          <table:table-cell table:style-name="ce31" office:value-type="float" office:value="142.369010448287" calcext:value-type="float">
            <text:p>142.37 </text:p>
          </table:table-cell>
          <table:table-cell table:style-name="ce31" office:value-type="float" office:value="167.795935355045" calcext:value-type="float">
            <text:p>167.8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Martins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49011" calcext:value-type="float">
            <text:p>3,649,011 </text:p>
          </table:table-cell>
          <table:table-cell table:style-name="ce31" office:value-type="float" office:value="253.526776395233" calcext:value-type="float">
            <text:p>253.53 </text:p>
          </table:table-cell>
          <table:table-cell table:style-name="ce31" office:value-type="float" office:value="298.806337480584" calcext:value-type="float">
            <text:p>298.8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Newport New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664201" calcext:value-type="float">
            <text:p>28,664,201 </text:p>
          </table:table-cell>
          <table:table-cell table:style-name="ce31" office:value-type="float" office:value="158.385017820821" calcext:value-type="float">
            <text:p>158.39 </text:p>
          </table:table-cell>
          <table:table-cell table:style-name="ce31" office:value-type="float" office:value="186.672381354534" calcext:value-type="float">
            <text:p>186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Norfol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457258" calcext:value-type="float">
            <text:p>13,457,258 </text:p>
          </table:table-cell>
          <table:table-cell table:style-name="ce31" office:value-type="float" office:value="57.2425074995522" calcext:value-type="float">
            <text:p>57.24 </text:p>
          </table:table-cell>
          <table:table-cell table:style-name="ce31" office:value-type="float" office:value="67.4659468216537" calcext:value-type="float">
            <text:p>67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Nor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54857" calcext:value-type="float">
            <text:p>454,857 </text:p>
          </table:table-cell>
          <table:table-cell table:style-name="ce31" office:value-type="float" office:value="109.303581502903" calcext:value-type="float">
            <text:p>109.30 </text:p>
          </table:table-cell>
          <table:table-cell table:style-name="ce31" office:value-type="float" office:value="128.825062688752" calcext:value-type="float">
            <text:p>128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Peter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538608" calcext:value-type="float">
            <text:p>3,538,608 </text:p>
          </table:table-cell>
          <table:table-cell table:style-name="ce31" office:value-type="float" office:value="116.063454597764" calcext:value-type="float">
            <text:p>116.06 </text:p>
          </table:table-cell>
          <table:table-cell table:style-name="ce31" office:value-type="float" office:value="136.792240554651" calcext:value-type="float">
            <text:p>136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Poquo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16022" calcext:value-type="float">
            <text:p>1,316,022 </text:p>
          </table:table-cell>
          <table:table-cell table:style-name="ce31" office:value-type="float" office:value="111.611684888249" calcext:value-type="float">
            <text:p>111.61 </text:p>
          </table:table-cell>
          <table:table-cell table:style-name="ce31" office:value-type="float" office:value="131.545390414713" calcext:value-type="float">
            <text:p>131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Portsmou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540819" calcext:value-type="float">
            <text:p>8,540,819 </text:p>
          </table:table-cell>
          <table:table-cell table:style-name="ce31" office:value-type="float" office:value="87.5095299654383" calcext:value-type="float">
            <text:p>87.51 </text:p>
          </table:table-cell>
          <table:table-cell table:style-name="ce31" office:value-type="float" office:value="103.138621156356" calcext:value-type="float">
            <text:p>103.1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Ra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85621" calcext:value-type="float">
            <text:p>985,621 </text:p>
          </table:table-cell>
          <table:table-cell table:style-name="ce31" office:value-type="float" office:value="63.2437999769467" calcext:value-type="float">
            <text:p>63.24 </text:p>
          </table:table-cell>
          <table:table-cell table:style-name="ce31" office:value-type="float" office:value="74.5390625328104" calcext:value-type="float">
            <text:p>74.5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904375" calcext:value-type="float">
            <text:p>14,904,375 </text:p>
          </table:table-cell>
          <table:table-cell table:style-name="ce31" office:value-type="float" office:value="76.2517038349638" calcext:value-type="float">
            <text:p>76.25 </text:p>
          </table:table-cell>
          <table:table-cell table:style-name="ce31" office:value-type="float" office:value="89.8701615408863" calcext:value-type="float">
            <text:p>89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435862" calcext:value-type="float">
            <text:p>9,435,862 </text:p>
          </table:table-cell>
          <table:table-cell table:style-name="ce31" office:value-type="float" office:value="102.181385777433" calcext:value-type="float">
            <text:p>102.18 </text:p>
          </table:table-cell>
          <table:table-cell table:style-name="ce31" office:value-type="float" office:value="120.430851829423" calcext:value-type="float">
            <text:p>120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Sale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86028" calcext:value-type="float">
            <text:p>2,386,028 </text:p>
          </table:table-cell>
          <table:table-cell table:style-name="ce31" office:value-type="float" office:value="96.4106310379897" calcext:value-type="float">
            <text:p>96.41 </text:p>
          </table:table-cell>
          <table:table-cell table:style-name="ce31" office:value-type="float" office:value="113.62944760416" calcext:value-type="float">
            <text:p>113.6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Staun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84247" calcext:value-type="float">
            <text:p>1,684,247 </text:p>
          </table:table-cell>
          <table:table-cell table:style-name="ce31" office:value-type="float" office:value="72.9194537542135" calcext:value-type="float">
            <text:p>72.92 </text:p>
          </table:table-cell>
          <table:table-cell table:style-name="ce31" office:value-type="float" office:value="85.9427758171546" calcext:value-type="float">
            <text:p>85.9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Suffol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848010" calcext:value-type="float">
            <text:p>6,848,010 </text:p>
          </table:table-cell>
          <table:table-cell table:style-name="ce31" office:value-type="float" office:value="83.6074459036707" calcext:value-type="float">
            <text:p>83.61 </text:p>
          </table:table-cell>
          <table:table-cell table:style-name="ce31" office:value-type="float" office:value="98.5396298244877" calcext:value-type="float">
            <text:p>98.5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Virginia Beac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992319" calcext:value-type="float">
            <text:p>20,992,319 </text:p>
          </table:table-cell>
          <table:table-cell table:style-name="ce31" office:value-type="float" office:value="48.6551273658329" calcext:value-type="float">
            <text:p>48.66 </text:p>
          </table:table-cell>
          <table:table-cell table:style-name="ce31" office:value-type="float" office:value="57.3448714749218" calcext:value-type="float">
            <text:p>57.3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Waynesboro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98665" calcext:value-type="float">
            <text:p>1,898,665 </text:p>
          </table:table-cell>
          <table:table-cell table:style-name="ce31" office:value-type="float" office:value="92.1073615694146" calcext:value-type="float">
            <text:p>92.11 </text:p>
          </table:table-cell>
          <table:table-cell table:style-name="ce31" office:value-type="float" office:value="108.557619660068" calcext:value-type="float">
            <text:p>108.5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William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14984" calcext:value-type="float">
            <text:p>514,984 </text:p>
          </table:table-cell>
          <table:table-cell table:style-name="ce31" office:value-type="float" office:value="38.5636745592394" calcext:value-type="float">
            <text:p>38.56 </text:p>
          </table:table-cell>
          <table:table-cell table:style-name="ce31" office:value-type="float" office:value="45.4510979813656" calcext:value-type="float">
            <text:p>45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Winchester</text:p>
          </table:table-cell>
          <table:table-cell table:style-name="ce11" office:value-type="string" calcext:value-type="string">
            <text:p>2007-2008</text:p>
          </table:table-cell>
          <table:table-cell table:style-name="ce23" office:value-type="float" office:value="2464647" calcext:value-type="float">
            <text:p>2,464,647 </text:p>
          </table:table-cell>
          <table:table-cell table:style-name="ce31" office:value-type="float" office:value="94.0372210451971" calcext:value-type="float">
            <text:p>94.04 </text:p>
          </table:table-cell>
          <table:table-cell table:style-name="ce31" office:value-type="float" office:value="110.832149593394" calcext:value-type="float">
            <text:p>110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ccomack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2363810" calcext:value-type="float">
            <text:p><text:s/>$2,363,810 </text:p>
          </table:table-cell>
          <table:table-cell table:style-name="ce30" office:value-type="float" office:value="60.6600660256678" calcext:value-type="float">
            <text:p><text:s/>$60.66 </text:p>
          </table:table-cell>
          <table:table-cell table:style-name="ce31" office:value-type="float" office:value="83.7412833672684" calcext:value-type="float">
            <text:p>83.7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lbemar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717847" calcext:value-type="float">
            <text:p>9,717,847 </text:p>
          </table:table-cell>
          <table:table-cell table:style-name="ce31" office:value-type="float" office:value="103.748205351756" calcext:value-type="float">
            <text:p>103.75 </text:p>
          </table:table-cell>
          <table:table-cell table:style-name="ce31" office:value-type="float" office:value="143.224503902299" calcext:value-type="float">
            <text:p>143.2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lleghan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56805" calcext:value-type="float">
            <text:p>2,056,805 </text:p>
          </table:table-cell>
          <table:table-cell table:style-name="ce31" office:value-type="float" office:value="122.463217932268" calcext:value-type="float">
            <text:p>122.46 </text:p>
          </table:table-cell>
          <table:table-cell table:style-name="ce31" office:value-type="float" office:value="169.060597965624" calcext:value-type="float">
            <text:p>169.0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mel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28168" calcext:value-type="float">
            <text:p>1,128,168 </text:p>
          </table:table-cell>
          <table:table-cell table:style-name="ce31" office:value-type="float" office:value="86.7625397730301" calcext:value-type="float">
            <text:p>86.76 </text:p>
          </table:table-cell>
          <table:table-cell table:style-name="ce31" office:value-type="float" office:value="119.775775148725" calcext:value-type="float">
            <text:p>119.7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mhers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10154" calcext:value-type="float">
            <text:p>2,010,154 </text:p>
          </table:table-cell>
          <table:table-cell table:style-name="ce31" office:value-type="float" office:value="62.1545927723225" calcext:value-type="float">
            <text:p>62.15 </text:p>
          </table:table-cell>
          <table:table-cell table:style-name="ce31" office:value-type="float" office:value="85.8044790739565" calcext:value-type="float">
            <text:p>85.8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ppomatto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21224" calcext:value-type="float">
            <text:p>1,121,224 </text:p>
          </table:table-cell>
          <table:table-cell table:style-name="ce31" office:value-type="float" office:value="77.7892364730664" calcext:value-type="float">
            <text:p>77.79 </text:p>
          </table:table-cell>
          <table:table-cell table:style-name="ce31" office:value-type="float" office:value="107.388120739237" calcext:value-type="float">
            <text:p>107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rl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301194" calcext:value-type="float">
            <text:p>19,301,194 </text:p>
          </table:table-cell>
          <table:table-cell table:style-name="ce31" office:value-type="float" office:value="93.3226092795272" calcext:value-type="float">
            <text:p>93.32 </text:p>
          </table:table-cell>
          <table:table-cell table:style-name="ce31" office:value-type="float" office:value="128.831957831087" calcext:value-type="float">
            <text:p>128.8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ugust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327423" calcext:value-type="float">
            <text:p>3,327,423 </text:p>
          </table:table-cell>
          <table:table-cell table:style-name="ce31" office:value-type="float" office:value="46.4814755655845" calcext:value-type="float">
            <text:p>46.48 </text:p>
          </table:table-cell>
          <table:table-cell table:style-name="ce31" office:value-type="float" office:value="64.167724694189" calcext:value-type="float">
            <text:p>64.1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a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80484" calcext:value-type="float">
            <text:p>480,484 </text:p>
          </table:table-cell>
          <table:table-cell table:style-name="ce31" office:value-type="float" office:value="101.828782358626" calcext:value-type="float">
            <text:p>101.83 </text:p>
          </table:table-cell>
          <table:table-cell table:style-name="ce31" office:value-type="float" office:value="140.574738491537" calcext:value-type="float">
            <text:p>140.5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39088" calcext:value-type="float">
            <text:p>3,039,088 </text:p>
          </table:table-cell>
          <table:table-cell table:style-name="ce31" office:value-type="float" office:value="45.8566155510925" calcext:value-type="float">
            <text:p>45.86 </text:p>
          </table:table-cell>
          <table:table-cell table:style-name="ce31" office:value-type="float" office:value="63.3051048032658" calcext:value-type="float">
            <text:p>63.3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95961" calcext:value-type="float">
            <text:p>495,961 </text:p>
          </table:table-cell>
          <table:table-cell table:style-name="ce31" office:value-type="float" office:value="70.3383962818848" calcext:value-type="float">
            <text:p>70.34 </text:p>
          </table:table-cell>
          <table:table-cell table:style-name="ce31" office:value-type="float" office:value="97.1022282130081" calcext:value-type="float">
            <text:p>97.1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otetour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93941" calcext:value-type="float">
            <text:p>1,793,941 </text:p>
          </table:table-cell>
          <table:table-cell table:style-name="ce31" office:value-type="float" office:value="54.434379600584" calcext:value-type="float">
            <text:p>54.43 </text:p>
          </table:table-cell>
          <table:table-cell table:style-name="ce31" office:value-type="float" office:value="75.1467168717737" calcext:value-type="float">
            <text:p>75.1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runsw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80213" calcext:value-type="float">
            <text:p>880,213 </text:p>
          </table:table-cell>
          <table:table-cell table:style-name="ce31" office:value-type="float" office:value="47.8046066853004" calcext:value-type="float">
            <text:p>47.80 </text:p>
          </table:table-cell>
          <table:table-cell table:style-name="ce31" office:value-type="float" office:value="65.9943085620881" calcext:value-type="float">
            <text:p>65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uchana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84290" calcext:value-type="float">
            <text:p>1,384,290 </text:p>
          </table:table-cell>
          <table:table-cell table:style-name="ce31" office:value-type="float" office:value="56.938868519703" calcext:value-type="float">
            <text:p>56.94 </text:p>
          </table:table-cell>
          <table:table-cell table:style-name="ce31" office:value-type="float" office:value="78.6041663934637" calcext:value-type="float">
            <text:p>78.6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uckingh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11821" calcext:value-type="float">
            <text:p>911,821 </text:p>
          </table:table-cell>
          <table:table-cell table:style-name="ce31" office:value-type="float" office:value="55.1051690153515" calcext:value-type="float">
            <text:p>55.11 </text:p>
          </table:table-cell>
          <table:table-cell table:style-name="ce31" office:value-type="float" office:value="76.0727423468869" calcext:value-type="float">
            <text:p>76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ampb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20539" calcext:value-type="float">
            <text:p>3,220,539 </text:p>
          </table:table-cell>
          <table:table-cell table:style-name="ce31" office:value-type="float" office:value="61.2323000886557" calcext:value-type="float">
            <text:p>61.23 </text:p>
          </table:table-cell>
          <table:table-cell table:style-name="ce31" office:value-type="float" office:value="84.5312530781618" calcext:value-type="float">
            <text:p>84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arolin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28993" calcext:value-type="float">
            <text:p>1,428,993 </text:p>
          </table:table-cell>
          <table:table-cell table:style-name="ce31" office:value-type="float" office:value="51.3319709564091" calcext:value-type="float">
            <text:p>51.33 </text:p>
          </table:table-cell>
          <table:table-cell table:style-name="ce31" office:value-type="float" office:value="70.8638385563597" calcext:value-type="float">
            <text:p>70.8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arro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09809" calcext:value-type="float">
            <text:p>1,609,809 </text:p>
          </table:table-cell>
          <table:table-cell table:style-name="ce31" office:value-type="float" office:value="53.4384963746012" calcext:value-type="float">
            <text:p>53.44 </text:p>
          </table:table-cell>
          <table:table-cell table:style-name="ce31" office:value-type="float" office:value="73.7718990568303" calcext:value-type="float">
            <text:p>73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harles Cit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78199" calcext:value-type="float">
            <text:p>778,199 </text:p>
          </table:table-cell>
          <table:table-cell table:style-name="ce31" office:value-type="float" office:value="112.654082233895" calcext:value-type="float">
            <text:p>112.65 </text:p>
          </table:table-cell>
          <table:table-cell table:style-name="ce31" office:value-type="float" office:value="155.519076072821" calcext:value-type="float">
            <text:p>155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harlott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96389" calcext:value-type="float">
            <text:p>896,389 </text:p>
          </table:table-cell>
          <table:table-cell table:style-name="ce31" office:value-type="float" office:value="71.9797257446411" calcext:value-type="float">
            <text:p>71.98 </text:p>
          </table:table-cell>
          <table:table-cell table:style-name="ce31" office:value-type="float" office:value="99.3680852198495" calcext:value-type="float">
            <text:p>99.3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hesterfiel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634489" calcext:value-type="float">
            <text:p>20,634,489 </text:p>
          </table:table-cell>
          <table:table-cell table:style-name="ce31" office:value-type="float" office:value="67.9800131689491" calcext:value-type="float">
            <text:p>67.98 </text:p>
          </table:table-cell>
          <table:table-cell table:style-name="ce31" office:value-type="float" office:value="93.8464779066144" calcext:value-type="float">
            <text:p>93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lar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59266" calcext:value-type="float">
            <text:p>1,359,266 </text:p>
          </table:table-cell>
          <table:table-cell table:style-name="ce31" office:value-type="float" office:value="93.5257616500805" calcext:value-type="float">
            <text:p>93.53 </text:p>
          </table:table-cell>
          <table:table-cell table:style-name="ce31" office:value-type="float" office:value="129.112409887008" calcext:value-type="float">
            <text:p>129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rai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52151" calcext:value-type="float">
            <text:p>452,151 </text:p>
          </table:table-cell>
          <table:table-cell table:style-name="ce31" office:value-type="float" office:value="86.26131581689" calcext:value-type="float">
            <text:p>86.26 </text:p>
          </table:table-cell>
          <table:table-cell table:style-name="ce31" office:value-type="float" office:value="119.08383496317" calcext:value-type="float">
            <text:p>119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ulpep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446646" calcext:value-type="float">
            <text:p>3,446,646 </text:p>
          </table:table-cell>
          <table:table-cell table:style-name="ce31" office:value-type="float" office:value="72.5347978258705" calcext:value-type="float">
            <text:p>72.53 </text:p>
          </table:table-cell>
          <table:table-cell table:style-name="ce31" office:value-type="float" office:value="100.134362797322" calcext:value-type="float">
            <text:p>100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umber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59705" calcext:value-type="float">
            <text:p>959,705 </text:p>
          </table:table-cell>
          <table:table-cell table:style-name="ce31" office:value-type="float" office:value="97.7333625379057" calcext:value-type="float">
            <text:p>97.73 </text:p>
          </table:table-cell>
          <table:table-cell table:style-name="ce31" office:value-type="float" office:value="134.921007228373" calcext:value-type="float">
            <text:p>134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Dicken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36088" calcext:value-type="float">
            <text:p>1,336,088 </text:p>
          </table:table-cell>
          <table:table-cell table:style-name="ce31" office:value-type="float" office:value="81.2638076497095" calcext:value-type="float">
            <text:p>81.26 </text:p>
          </table:table-cell>
          <table:table-cell table:style-name="ce31" office:value-type="float" office:value="112.184769812449" calcext:value-type="float">
            <text:p>112.1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Dinwiddi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46883" calcext:value-type="float">
            <text:p>1,546,883 </text:p>
          </table:table-cell>
          <table:table-cell table:style-name="ce31" office:value-type="float" office:value="57.627468057744" calcext:value-type="float">
            <text:p>57.63 </text:p>
          </table:table-cell>
          <table:table-cell table:style-name="ce31" office:value-type="float" office:value="79.5547787620237" calcext:value-type="float">
            <text:p>79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Es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30498" calcext:value-type="float">
            <text:p>1,030,498 </text:p>
          </table:table-cell>
          <table:table-cell table:style-name="ce31" office:value-type="float" office:value="96.0209780418415" calcext:value-type="float">
            <text:p>96.02 </text:p>
          </table:table-cell>
          <table:table-cell table:style-name="ce31" office:value-type="float" office:value="132.55705867517" calcext:value-type="float">
            <text:p>132.5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6826145" calcext:value-type="float">
            <text:p>76,826,145 </text:p>
          </table:table-cell>
          <table:table-cell table:style-name="ce31" office:value-type="float" office:value="75.5183415451194" calcext:value-type="float">
            <text:p>75.52 </text:p>
          </table:table-cell>
          <table:table-cell table:style-name="ce31" office:value-type="float" office:value="104.253147961957" calcext:value-type="float">
            <text:p>104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auqui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482598" calcext:value-type="float">
            <text:p>4,482,598 </text:p>
          </table:table-cell>
          <table:table-cell table:style-name="ce31" office:value-type="float" office:value="67.1040497682819" calcext:value-type="float">
            <text:p>67.10 </text:p>
          </table:table-cell>
          <table:table-cell table:style-name="ce31" office:value-type="float" office:value="92.6372095335205" calcext:value-type="float">
            <text:p>92.6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loy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25786" calcext:value-type="float">
            <text:p>725,786 </text:p>
          </table:table-cell>
          <table:table-cell table:style-name="ce31" office:value-type="float" office:value="48.0834860802505" calcext:value-type="float">
            <text:p>48.08 </text:p>
          </table:table-cell>
          <table:table-cell table:style-name="ce31" office:value-type="float" office:value="66.3793018528623" calcext:value-type="float">
            <text:p>66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luvann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33121" calcext:value-type="float">
            <text:p>1,133,121 </text:p>
          </table:table-cell>
          <table:table-cell table:style-name="ce31" office:value-type="float" office:value="42.9398348360889" calcext:value-type="float">
            <text:p>42.94 </text:p>
          </table:table-cell>
          <table:table-cell table:style-name="ce31" office:value-type="float" office:value="59.2784860344707" calcext:value-type="float">
            <text:p>59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572873" calcext:value-type="float">
            <text:p>2,572,873 </text:p>
          </table:table-cell>
          <table:table-cell table:style-name="ce31" office:value-type="float" office:value="48.6903881117467" calcext:value-type="float">
            <text:p>48.69 </text:p>
          </table:table-cell>
          <table:table-cell table:style-name="ce31" office:value-type="float" office:value="67.2171307298403" calcext:value-type="float">
            <text:p>67.2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reder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302082" calcext:value-type="float">
            <text:p>6,302,082 </text:p>
          </table:table-cell>
          <table:table-cell table:style-name="ce31" office:value-type="float" office:value="85.2937905470521" calcext:value-type="float">
            <text:p>85.29 </text:p>
          </table:table-cell>
          <table:table-cell table:style-name="ce31" office:value-type="float" office:value="117.748165335771" calcext:value-type="float">
            <text:p>117.7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ile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44761" calcext:value-type="float">
            <text:p>744,761 </text:p>
          </table:table-cell>
          <table:table-cell table:style-name="ce31" office:value-type="float" office:value="45.0885247085646" calcext:value-type="float">
            <text:p>45.09 </text:p>
          </table:table-cell>
          <table:table-cell table:style-name="ce31" office:value-type="float" office:value="62.2447546073277" calcext:value-type="float">
            <text:p>62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loucest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516592" calcext:value-type="float">
            <text:p>2,516,592 </text:p>
          </table:table-cell>
          <table:table-cell table:style-name="ce31" office:value-type="float" office:value="69.6949721863698" calcext:value-type="float">
            <text:p>69.69 </text:p>
          </table:table-cell>
          <table:table-cell table:style-name="ce31" office:value-type="float" office:value="96.2139805891916" calcext:value-type="float">
            <text:p>96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ooch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66095" calcext:value-type="float">
            <text:p>766,095 </text:p>
          </table:table-cell>
          <table:table-cell table:style-name="ce31" office:value-type="float" office:value="36.6491565426261" calcext:value-type="float">
            <text:p>36.65 </text:p>
          </table:table-cell>
          <table:table-cell table:style-name="ce31" office:value-type="float" office:value="50.594198198017" calcext:value-type="float">
            <text:p>50.5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ray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42169" calcext:value-type="float">
            <text:p>642,169 </text:p>
          </table:table-cell>
          <table:table-cell table:style-name="ce31" office:value-type="float" office:value="39.7766012812884" calcext:value-type="float">
            <text:p>39.78 </text:p>
          </table:table-cell>
          <table:table-cell table:style-name="ce31" office:value-type="float" office:value="54.9116388675503" calcext:value-type="float">
            <text:p>54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reen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50624" calcext:value-type="float">
            <text:p>1,350,624 </text:p>
          </table:table-cell>
          <table:table-cell table:style-name="ce31" office:value-type="float" office:value="75.5323845910974" calcext:value-type="float">
            <text:p>75.53 </text:p>
          </table:table-cell>
          <table:table-cell table:style-name="ce31" office:value-type="float" office:value="104.272534401333" calcext:value-type="float">
            <text:p>104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reensville</text:p>
          </table:table-cell>
          <table:table-cell table:style-name="ce11"/>
          <table:table-cell table:style-name="ce22" office:value-type="float" office:value="606495" calcext:value-type="float">
            <text:p>606,495 </text:p>
          </table:table-cell>
          <table:table-cell table:style-name="ce31" office:value-type="float" office:value="48.4776197895073" calcext:value-type="float">
            <text:p>48.48 </text:p>
          </table:table-cell>
          <table:table-cell table:style-name="ce31" office:value-type="float" office:value="66.923403842753" calcext:value-type="float">
            <text:p>66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Hali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55368" calcext:value-type="float">
            <text:p>2,155,368 </text:p>
          </table:table-cell>
          <table:table-cell table:style-name="ce31" office:value-type="float" office:value="59.9505812106789" calcext:value-type="float">
            <text:p>59.95 </text:p>
          </table:table-cell>
          <table:table-cell table:style-name="ce31" office:value-type="float" office:value="82.7618388524599" calcext:value-type="float">
            <text:p>82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Hanov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971652" calcext:value-type="float">
            <text:p>8,971,652 </text:p>
          </table:table-cell>
          <table:table-cell table:style-name="ce31" office:value-type="float" office:value="91.7489948082955" calcext:value-type="float">
            <text:p>91.75 </text:p>
          </table:table-cell>
          <table:table-cell table:style-name="ce31" office:value-type="float" office:value="126.6595814395" calcext:value-type="float">
            <text:p>126.6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Henrico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296504" calcext:value-type="float">
            <text:p>14,296,504 </text:p>
          </table:table-cell>
          <table:table-cell table:style-name="ce31" office:value-type="float" office:value="48.999782749727" calcext:value-type="float">
            <text:p>49.00 </text:p>
          </table:table-cell>
          <table:table-cell table:style-name="ce31" office:value-type="float" office:value="67.6442503449172" calcext:value-type="float">
            <text:p>67.6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Hen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08885" calcext:value-type="float">
            <text:p>3,608,885 </text:p>
          </table:table-cell>
          <table:table-cell table:style-name="ce31" office:value-type="float" office:value="66.9941740657764" calcext:value-type="float">
            <text:p>66.99 </text:p>
          </table:table-cell>
          <table:table-cell table:style-name="ce31" office:value-type="float" office:value="92.4855260135125" calcext:value-type="float">
            <text:p>92.4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High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5711" calcext:value-type="float">
            <text:p>195,711 </text:p>
          </table:table-cell>
          <table:table-cell table:style-name="ce31" office:value-type="float" office:value="85.7505806326561" calcext:value-type="float">
            <text:p>85.75 </text:p>
          </table:table-cell>
          <table:table-cell table:style-name="ce31" office:value-type="float" office:value="118.378764517476" calcext:value-type="float">
            <text:p>118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Isle of Wigh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32420" calcext:value-type="float">
            <text:p>1,832,420 </text:p>
          </table:table-cell>
          <table:table-cell table:style-name="ce31" office:value-type="float" office:value="53.3087146119346" calcext:value-type="float">
            <text:p>53.31 </text:p>
          </table:table-cell>
          <table:table-cell table:style-name="ce31" office:value-type="float" office:value="73.5927352003523" calcext:value-type="float">
            <text:p>73.5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James Cit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244224" calcext:value-type="float">
            <text:p>6,244,224 </text:p>
          </table:table-cell>
          <table:table-cell table:style-name="ce31" office:value-type="float" office:value="100.330129289885" calcext:value-type="float">
            <text:p>100.33 </text:p>
          </table:table-cell>
          <table:table-cell table:style-name="ce31" office:value-type="float" office:value="138.505846392976" calcext:value-type="float">
            <text:p>138.5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King &amp; Quee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45215" calcext:value-type="float">
            <text:p>945,215 </text:p>
          </table:table-cell>
          <table:table-cell table:style-name="ce31" office:value-type="float" office:value="136.293477712149" calcext:value-type="float">
            <text:p>136.29 </text:p>
          </table:table-cell>
          <table:table-cell table:style-name="ce31" office:value-type="float" office:value="188.153285777402" calcext:value-type="float">
            <text:p>188.1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King Geor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55783" calcext:value-type="float">
            <text:p>1,355,783 </text:p>
          </table:table-cell>
          <table:table-cell table:style-name="ce31" office:value-type="float" office:value="58.8732748321111" calcext:value-type="float">
            <text:p>58.87 </text:p>
          </table:table-cell>
          <table:table-cell table:style-name="ce31" office:value-type="float" office:value="81.2746162918574" calcext:value-type="float">
            <text:p>81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King Willi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34363" calcext:value-type="float">
            <text:p>1,334,363 </text:p>
          </table:table-cell>
          <table:table-cell table:style-name="ce31" office:value-type="float" office:value="84.6412630756569" calcext:value-type="float">
            <text:p>84.64 </text:p>
          </table:table-cell>
          <table:table-cell table:style-name="ce31" office:value-type="float" office:value="116.847350492215" calcext:value-type="float">
            <text:p>116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Lancaster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736023" calcext:value-type="float">
            <text:p><text:s/>$736,023 </text:p>
          </table:table-cell>
          <table:table-cell table:style-name="ce30" office:value-type="float" office:value="62.6188361640497" calcext:value-type="float">
            <text:p><text:s/>$62.62 </text:p>
          </table:table-cell>
          <table:table-cell table:style-name="ce31" office:value-type="float" office:value="86.4453675524088" calcext:value-type="float">
            <text:p>86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Le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08211" calcext:value-type="float">
            <text:p>1,608,211 </text:p>
          </table:table-cell>
          <table:table-cell table:style-name="ce31" office:value-type="float" office:value="63.536643443466" calcext:value-type="float">
            <text:p>63.54 </text:p>
          </table:table-cell>
          <table:table-cell table:style-name="ce31" office:value-type="float" office:value="87.7124014430349" calcext:value-type="float">
            <text:p>87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Loudou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3155757" calcext:value-type="float">
            <text:p>23,155,757 </text:p>
          </table:table-cell>
          <table:table-cell table:style-name="ce31" office:value-type="float" office:value="80.4890653880118" calcext:value-type="float">
            <text:p>80.49 </text:p>
          </table:table-cell>
          <table:table-cell table:style-name="ce31" office:value-type="float" office:value="111.115237325525" calcext:value-type="float">
            <text:p>111.1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Louis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02588" calcext:value-type="float">
            <text:p>1,702,588 </text:p>
          </table:table-cell>
          <table:table-cell table:style-name="ce31" office:value-type="float" office:value="52.8245892043177" calcext:value-type="float">
            <text:p>52.82 </text:p>
          </table:table-cell>
          <table:table-cell table:style-name="ce31" office:value-type="float" office:value="72.9243995785713" calcext:value-type="float">
            <text:p>72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Lune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31374" calcext:value-type="float">
            <text:p>731,374 </text:p>
          </table:table-cell>
          <table:table-cell table:style-name="ce31" office:value-type="float" office:value="55.5827659566535" calcext:value-type="float">
            <text:p>55.58 </text:p>
          </table:table-cell>
          <table:table-cell table:style-name="ce31" office:value-type="float" office:value="76.7320654142239" calcext:value-type="float">
            <text:p>76.7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Madi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27691" calcext:value-type="float">
            <text:p>727,691 </text:p>
          </table:table-cell>
          <table:table-cell table:style-name="ce31" office:value-type="float" office:value="52.6075285020151" calcext:value-type="float">
            <text:p>52.61 </text:p>
          </table:table-cell>
          <table:table-cell table:style-name="ce31" office:value-type="float" office:value="72.6247470564041" calcext:value-type="float">
            <text:p>72.6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Mathew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95316" calcext:value-type="float">
            <text:p>895,316 </text:p>
          </table:table-cell>
          <table:table-cell table:style-name="ce31" office:value-type="float" office:value="95.0605899338681" calcext:value-type="float">
            <text:p>95.06 </text:p>
          </table:table-cell>
          <table:table-cell table:style-name="ce31" office:value-type="float" office:value="131.231241907045" calcext:value-type="float">
            <text:p>131.2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Meckle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23981" calcext:value-type="float">
            <text:p>1,423,981 </text:p>
          </table:table-cell>
          <table:table-cell table:style-name="ce31" office:value-type="float" office:value="44.2423260041609" calcext:value-type="float">
            <text:p>44.24 </text:p>
          </table:table-cell>
          <table:table-cell table:style-name="ce31" office:value-type="float" office:value="61.0765764279551" calcext:value-type="float">
            <text:p>61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Middle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77688" calcext:value-type="float">
            <text:p>777,688 </text:p>
          </table:table-cell>
          <table:table-cell table:style-name="ce31" office:value-type="float" office:value="75.6695897839479" calcext:value-type="float">
            <text:p>75.67 </text:p>
          </table:table-cell>
          <table:table-cell table:style-name="ce31" office:value-type="float" office:value="104.461946310794" calcext:value-type="float">
            <text:p>104.4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Montgome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456010" calcext:value-type="float">
            <text:p>3,456,010 </text:p>
          </table:table-cell>
          <table:table-cell table:style-name="ce31" office:value-type="float" office:value="38.1807256262776" calcext:value-type="float">
            <text:p>38.18 </text:p>
          </table:table-cell>
          <table:table-cell table:style-name="ce31" office:value-type="float" office:value="52.7085308889234" calcext:value-type="float">
            <text:p>52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Nel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78565" calcext:value-type="float">
            <text:p>1,478,565 </text:p>
          </table:table-cell>
          <table:table-cell table:style-name="ce31" office:value-type="float" office:value="94.9303583077864" calcext:value-type="float">
            <text:p>94.93 </text:p>
          </table:table-cell>
          <table:table-cell table:style-name="ce31" office:value-type="float" office:value="131.051457013661" calcext:value-type="float">
            <text:p>131.0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New Ken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68968" calcext:value-type="float">
            <text:p>1,968,968 </text:p>
          </table:table-cell>
          <table:table-cell table:style-name="ce31" office:value-type="float" office:value="112.900075710339" calcext:value-type="float">
            <text:p>112.90 </text:p>
          </table:table-cell>
          <table:table-cell table:style-name="ce31" office:value-type="float" office:value="155.858670319367" calcext:value-type="float">
            <text:p>155.8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Nort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489469" calcext:value-type="float">
            <text:p>2,489,469 </text:p>
          </table:table-cell>
          <table:table-cell table:style-name="ce31" office:value-type="float" office:value="187.824121224978" calcext:value-type="float">
            <text:p>187.82 </text:p>
          </table:table-cell>
          <table:table-cell table:style-name="ce31" office:value-type="float" office:value="259.291392001678" calcext:value-type="float">
            <text:p>259.2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Northumber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85686" calcext:value-type="float">
            <text:p>585,686 </text:p>
          </table:table-cell>
          <table:table-cell table:style-name="ce31" office:value-type="float" office:value="44.2636821614378" calcext:value-type="float">
            <text:p>44.26 </text:p>
          </table:table-cell>
          <table:table-cell table:style-name="ce31" office:value-type="float" office:value="61.1060586249809" calcext:value-type="float">
            <text:p>61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Nottowa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52652" calcext:value-type="float">
            <text:p>852,652 </text:p>
          </table:table-cell>
          <table:table-cell table:style-name="ce31" office:value-type="float" office:value="54.967963259228" calcext:value-type="float">
            <text:p>54.97 </text:p>
          </table:table-cell>
          <table:table-cell table:style-name="ce31" office:value-type="float" office:value="75.8833296598268" calcext:value-type="float">
            <text:p>75.8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85411" calcext:value-type="float">
            <text:p>1,785,411 </text:p>
          </table:table-cell>
          <table:table-cell table:style-name="ce31" office:value-type="float" office:value="53.9324172632751" calcext:value-type="float">
            <text:p>53.93 </text:p>
          </table:table-cell>
          <table:table-cell table:style-name="ce31" office:value-type="float" office:value="74.4537573502577" calcext:value-type="float">
            <text:p>74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a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23548" calcext:value-type="float">
            <text:p>1,623,548 </text:p>
          </table:table-cell>
          <table:table-cell table:style-name="ce31" office:value-type="float" office:value="67.7433856042284" calcext:value-type="float">
            <text:p>67.74 </text:p>
          </table:table-cell>
          <table:table-cell table:style-name="ce31" office:value-type="float" office:value="93.5198133108093" calcext:value-type="float">
            <text:p>93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atr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80859" calcext:value-type="float">
            <text:p>880,859 </text:p>
          </table:table-cell>
          <table:table-cell table:style-name="ce31" office:value-type="float" office:value="45.8515800450823" calcext:value-type="float">
            <text:p>45.85 </text:p>
          </table:table-cell>
          <table:table-cell table:style-name="ce31" office:value-type="float" office:value="63.2981532820538" calcext:value-type="float">
            <text:p>63.3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ittsylvan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82758" calcext:value-type="float">
            <text:p>3,282,758 </text:p>
          </table:table-cell>
          <table:table-cell table:style-name="ce31" office:value-type="float" office:value="52.7322269946046" calcext:value-type="float">
            <text:p>52.73 </text:p>
          </table:table-cell>
          <table:table-cell table:style-name="ce31" office:value-type="float" office:value="72.7968934533267" calcext:value-type="float">
            <text:p>72.8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owhata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505229" calcext:value-type="float">
            <text:p>2,505,229 </text:p>
          </table:table-cell>
          <table:table-cell table:style-name="ce31" office:value-type="float" office:value="90.9339125651522" calcext:value-type="float">
            <text:p>90.93 </text:p>
          </table:table-cell>
          <table:table-cell table:style-name="ce31" office:value-type="float" office:value="125.534359566813" calcext:value-type="float">
            <text:p>125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rince Edwa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50184" calcext:value-type="float">
            <text:p>1,650,184 </text:p>
          </table:table-cell>
          <table:table-cell table:style-name="ce31" office:value-type="float" office:value="76.7354650884421" calcext:value-type="float">
            <text:p>76.74 </text:p>
          </table:table-cell>
          <table:table-cell table:style-name="ce31" office:value-type="float" office:value="105.933388261913" calcext:value-type="float">
            <text:p>105.9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rince Geor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985502" calcext:value-type="float">
            <text:p>2,985,502 </text:p>
          </table:table-cell>
          <table:table-cell table:style-name="ce31" office:value-type="float" office:value="79.1436104403173" calcext:value-type="float">
            <text:p>79.14 </text:p>
          </table:table-cell>
          <table:table-cell table:style-name="ce31" office:value-type="float" office:value="109.257835390204" calcext:value-type="float">
            <text:p>109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rince Willi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401000" calcext:value-type="float">
            <text:p>30,401,000 </text:p>
          </table:table-cell>
          <table:table-cell table:style-name="ce31" office:value-type="float" office:value="80.2324070033166" calcext:value-type="float">
            <text:p>80.23 </text:p>
          </table:table-cell>
          <table:table-cell table:style-name="ce31" office:value-type="float" office:value="110.7609201622" calcext:value-type="float">
            <text:p>110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ulaski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758477" calcext:value-type="float">
            <text:p>4,758,477 </text:p>
          </table:table-cell>
          <table:table-cell table:style-name="ce31" office:value-type="float" office:value="138.363878729878" calcext:value-type="float">
            <text:p>138.36 </text:p>
          </table:table-cell>
          <table:table-cell table:style-name="ce31" office:value-type="float" office:value="191.011476505981" calcext:value-type="float">
            <text:p>191.0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appahanno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39369" calcext:value-type="float">
            <text:p>739,369 </text:p>
          </table:table-cell>
          <table:table-cell table:style-name="ce31" office:value-type="float" office:value="106.766914197448" calcext:value-type="float">
            <text:p>106.77 </text:p>
          </table:table-cell>
          <table:table-cell table:style-name="ce31" office:value-type="float" office:value="147.391834560056" calcext:value-type="float">
            <text:p>147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23361" calcext:value-type="float">
            <text:p>623,361 </text:p>
          </table:table-cell>
          <table:table-cell table:style-name="ce31" office:value-type="float" office:value="63.7774929924012" calcext:value-type="float">
            <text:p>63.78 </text:p>
          </table:table-cell>
          <table:table-cell table:style-name="ce31" office:value-type="float" office:value="88.0448944923787" calcext:value-type="float">
            <text:p>88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944770" calcext:value-type="float">
            <text:p>5,944,770 </text:p>
          </table:table-cell>
          <table:table-cell table:style-name="ce31" office:value-type="float" office:value="65.1857404810129" calcext:value-type="float">
            <text:p>65.19 </text:p>
          </table:table-cell>
          <table:table-cell table:style-name="ce31" office:value-type="float" office:value="89.988981594842" calcext:value-type="float">
            <text:p>89.9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ockbrid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15002" calcext:value-type="float">
            <text:p>1,415,002 </text:p>
          </table:table-cell>
          <table:table-cell table:style-name="ce31" office:value-type="float" office:value="64.7329105857944" calcext:value-type="float">
            <text:p>64.73 </text:p>
          </table:table-cell>
          <table:table-cell table:style-name="ce31" office:value-type="float" office:value="89.3638494600267" calcext:value-type="float">
            <text:p>89.3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ockingh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607668" calcext:value-type="float">
            <text:p>3,607,668 </text:p>
          </table:table-cell>
          <table:table-cell table:style-name="ce31" office:value-type="float" office:value="48.2081869275655" calcext:value-type="float">
            <text:p>48.21 </text:p>
          </table:table-cell>
          <table:table-cell table:style-name="ce31" office:value-type="float" office:value="66.551451500486" calcext:value-type="float">
            <text:p>66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uss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92276" calcext:value-type="float">
            <text:p>592,276 </text:p>
          </table:table-cell>
          <table:table-cell table:style-name="ce31" office:value-type="float" office:value="20.4318502637502" calcext:value-type="float">
            <text:p>20.43 </text:p>
          </table:table-cell>
          <table:table-cell table:style-name="ce31" office:value-type="float" office:value="28.20619024599" calcext:value-type="float">
            <text:p>28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cot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42473" calcext:value-type="float">
            <text:p>1,542,473 </text:p>
          </table:table-cell>
          <table:table-cell table:style-name="ce31" office:value-type="float" office:value="63.9247499096947" calcext:value-type="float">
            <text:p>63.92 </text:p>
          </table:table-cell>
          <table:table-cell table:style-name="ce31" office:value-type="float" office:value="88.2481828177432" calcext:value-type="float">
            <text:p>88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henandoa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15655" calcext:value-type="float">
            <text:p>2,015,655 </text:p>
          </table:table-cell>
          <table:table-cell table:style-name="ce31" office:value-type="float" office:value="48.8625413916013" calcext:value-type="float">
            <text:p>48.86 </text:p>
          </table:table-cell>
          <table:table-cell table:style-name="ce31" office:value-type="float" office:value="67.4547885092567" calcext:value-type="float">
            <text:p>67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my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71901" calcext:value-type="float">
            <text:p>1,671,901 </text:p>
          </table:table-cell>
          <table:table-cell table:style-name="ce31" office:value-type="float" office:value="52.4627972244683" calcext:value-type="float">
            <text:p>52.46 </text:p>
          </table:table-cell>
          <table:table-cell table:style-name="ce31" office:value-type="float" office:value="72.4249453793003" calcext:value-type="float">
            <text:p>72.4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out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33157" calcext:value-type="float">
            <text:p>1,433,157 </text:p>
          </table:table-cell>
          <table:table-cell table:style-name="ce31" office:value-type="float" office:value="74.4042330288338" calcext:value-type="float">
            <text:p>74.40 </text:p>
          </table:table-cell>
          <table:table-cell table:style-name="ce31" office:value-type="float" office:value="102.715120012487" calcext:value-type="float">
            <text:p>102.7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potsylvan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350958" calcext:value-type="float">
            <text:p>9,350,958 </text:p>
          </table:table-cell>
          <table:table-cell table:style-name="ce31" office:value-type="float" office:value="77.5274757645826" calcext:value-type="float">
            <text:p>77.53 </text:p>
          </table:table-cell>
          <table:table-cell table:style-name="ce31" office:value-type="float" office:value="107.026759812688" calcext:value-type="float">
            <text:p>107.0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taf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833000" calcext:value-type="float">
            <text:p>16,833,000 </text:p>
          </table:table-cell>
          <table:table-cell table:style-name="ce31" office:value-type="float" office:value="136.090200620993" calcext:value-type="float">
            <text:p>136.09 </text:p>
          </table:table-cell>
          <table:table-cell table:style-name="ce31" office:value-type="float" office:value="187.872661544561" calcext:value-type="float">
            <text:p>187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ur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15947" calcext:value-type="float">
            <text:p>815,947 </text:p>
          </table:table-cell>
          <table:table-cell table:style-name="ce31" office:value-type="float" office:value="114.82559404549" calcext:value-type="float">
            <text:p>114.83 </text:p>
          </table:table-cell>
          <table:table-cell table:style-name="ce31" office:value-type="float" office:value="158.51685035604" calcext:value-type="float">
            <text:p>158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us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95508" calcext:value-type="float">
            <text:p>995,508 </text:p>
          </table:table-cell>
          <table:table-cell table:style-name="ce31" office:value-type="float" office:value="82.5614960051632" calcext:value-type="float">
            <text:p>82.56 </text:p>
          </table:table-cell>
          <table:table-cell table:style-name="ce31" office:value-type="float" office:value="113.976229918188" calcext:value-type="float">
            <text:p>113.9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Tazew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99169" calcext:value-type="float">
            <text:p>1,799,169 </text:p>
          </table:table-cell>
          <table:table-cell table:style-name="ce31" office:value-type="float" office:value="40.6903454848299" calcext:value-type="float">
            <text:p>40.69 </text:p>
          </table:table-cell>
          <table:table-cell table:style-name="ce31" office:value-type="float" office:value="56.1730636777637" calcext:value-type="float">
            <text:p>56.1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Warre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85211" calcext:value-type="float">
            <text:p>1,585,211 </text:p>
          </table:table-cell>
          <table:table-cell table:style-name="ce31" office:value-type="float" office:value="43.9106539760897" calcext:value-type="float">
            <text:p>43.91 </text:p>
          </table:table-cell>
          <table:table-cell table:style-name="ce31" office:value-type="float" office:value="60.618702853008" calcext:value-type="float">
            <text:p>60.6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Wash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31974" calcext:value-type="float">
            <text:p>3,131,974 </text:p>
          </table:table-cell>
          <table:table-cell table:style-name="ce31" office:value-type="float" office:value="58.8458414567056" calcext:value-type="float">
            <text:p>58.85 </text:p>
          </table:table-cell>
          <table:table-cell table:style-name="ce31" office:value-type="float" office:value="81.2367444889717" calcext:value-type="float">
            <text:p>81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Westmore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84941" calcext:value-type="float">
            <text:p>1,084,941 </text:p>
          </table:table-cell>
          <table:table-cell table:style-name="ce31" office:value-type="float" office:value="63.0596634696314" calcext:value-type="float">
            <text:p>63.06 </text:p>
          </table:table-cell>
          <table:table-cell table:style-name="ce31" office:value-type="float" office:value="87.0539300999195" calcext:value-type="float">
            <text:p>87.0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Wis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86547" calcext:value-type="float">
            <text:p>1,986,547 </text:p>
          </table:table-cell>
          <table:table-cell table:style-name="ce31" office:value-type="float" office:value="48.3136769094021" calcext:value-type="float">
            <text:p>48.31 </text:p>
          </table:table-cell>
          <table:table-cell table:style-name="ce31" office:value-type="float" office:value="66.6970805286121" calcext:value-type="float">
            <text:p>66.7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Wyth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76737" calcext:value-type="float">
            <text:p>976,737 </text:p>
          </table:table-cell>
          <table:table-cell table:style-name="ce31" office:value-type="float" office:value="34.9750703644338" calcext:value-type="float">
            <text:p>34.98 </text:p>
          </table:table-cell>
          <table:table-cell table:style-name="ce31" office:value-type="float" office:value="48.2831205119177" calcext:value-type="float">
            <text:p>48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York</text:p>
          </table:table-cell>
          <table:table-cell table:style-name="ce11" office:value-type="string" calcext:value-type="string">
            <text:p>2007-2008</text:p>
          </table:table-cell>
          <table:table-cell table:style-name="ce23" office:value-type="float" office:value="9097132" calcext:value-type="float">
            <text:p>9,097,132 </text:p>
          </table:table-cell>
          <table:table-cell table:style-name="ce31" office:value-type="float" office:value="140.983853800178" calcext:value-type="float">
            <text:p>140.98 </text:p>
          </table:table-cell>
          <table:table-cell table:style-name="ce31" office:value-type="float" office:value="194.62835477783" calcext:value-type="float">
            <text:p>194.6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Alexandria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15515910" calcext:value-type="float">
            <text:p><text:s/>$15,515,910 </text:p>
          </table:table-cell>
          <table:table-cell table:style-name="ce30" office:value-type="float" office:value="113.476801333996" calcext:value-type="float">
            <text:p><text:s/>$113.48 </text:p>
          </table:table-cell>
          <table:table-cell table:style-name="ce31" office:value-type="float" office:value="144.557234884641" calcext:value-type="float">
            <text:p>144.5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34665" calcext:value-type="float">
            <text:p>634,665 </text:p>
          </table:table-cell>
          <table:table-cell table:style-name="ce31" office:value-type="float" office:value="103.856161021109" calcext:value-type="float">
            <text:p>103.86 </text:p>
          </table:table-cell>
          <table:table-cell table:style-name="ce31" office:value-type="float" office:value="132.301574299379" calcext:value-type="float">
            <text:p>132.3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Bristo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81566" calcext:value-type="float">
            <text:p>1,181,566 </text:p>
          </table:table-cell>
          <table:table-cell table:style-name="ce31" office:value-type="float" office:value="67.9334214914046" calcext:value-type="float">
            <text:p>67.93 </text:p>
          </table:table-cell>
          <table:table-cell table:style-name="ce31" office:value-type="float" office:value="86.5398693971492" calcext:value-type="float">
            <text:p>86.5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Buena Vist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89679" calcext:value-type="float">
            <text:p>389,679 </text:p>
          </table:table-cell>
          <table:table-cell table:style-name="ce31" office:value-type="float" office:value="59.4748168498168" calcext:value-type="float">
            <text:p>59.47 </text:p>
          </table:table-cell>
          <table:table-cell table:style-name="ce31" office:value-type="float" office:value="75.7645172229953" calcext:value-type="float">
            <text:p>75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Charlotte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216904" calcext:value-type="float">
            <text:p>4,216,904 </text:p>
          </table:table-cell>
          <table:table-cell table:style-name="ce31" office:value-type="float" office:value="102.168532247904" calcext:value-type="float">
            <text:p>102.17 </text:p>
          </table:table-cell>
          <table:table-cell table:style-name="ce31" office:value-type="float" office:value="130.151716829849" calcext:value-type="float">
            <text:p>130.1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Chesapea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399762" calcext:value-type="float">
            <text:p>16,399,762 </text:p>
          </table:table-cell>
          <table:table-cell table:style-name="ce31" office:value-type="float" office:value="75.7256935465997" calcext:value-type="float">
            <text:p>75.73 </text:p>
          </table:table-cell>
          <table:table-cell table:style-name="ce31" office:value-type="float" office:value="96.466385553103" calcext:value-type="float">
            <text:p>96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Colonial Height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55341" calcext:value-type="float">
            <text:p>1,455,341 </text:p>
          </table:table-cell>
          <table:table-cell table:style-name="ce31" office:value-type="float" office:value="83.3385443509134" calcext:value-type="float">
            <text:p>83.34 </text:p>
          </table:table-cell>
          <table:table-cell table:style-name="ce31" office:value-type="float" office:value="106.16433834102" calcext:value-type="float">
            <text:p>106.1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Cov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25317" calcext:value-type="float">
            <text:p>525,317 </text:p>
          </table:table-cell>
          <table:table-cell table:style-name="ce31" office:value-type="float" office:value="89.568115942029" calcext:value-type="float">
            <text:p>89.57 </text:p>
          </table:table-cell>
          <table:table-cell table:style-name="ce31" office:value-type="float" office:value="114.100142251081" calcext:value-type="float">
            <text:p>114.1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Dan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19507" calcext:value-type="float">
            <text:p>2,919,507 </text:p>
          </table:table-cell>
          <table:table-cell table:style-name="ce31" office:value-type="float" office:value="64.3275751900408" calcext:value-type="float">
            <text:p>64.33 </text:p>
          </table:table-cell>
          <table:table-cell table:style-name="ce31" office:value-type="float" office:value="81.9464091954472" calcext:value-type="float">
            <text:p>81.9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Empor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50459" calcext:value-type="float">
            <text:p>350,459 </text:p>
          </table:table-cell>
          <table:table-cell table:style-name="ce31" office:value-type="float" office:value="62.6827043462708" calcext:value-type="float">
            <text:p>62.68 </text:p>
          </table:table-cell>
          <table:table-cell table:style-name="ce31" office:value-type="float" office:value="79.8510207272976" calcext:value-type="float">
            <text:p>79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29913" calcext:value-type="float">
            <text:p>1,929,913 </text:p>
          </table:table-cell>
          <table:table-cell table:style-name="ce31" office:value-type="float" office:value="83.1321559336636" calcext:value-type="float">
            <text:p>83.13 </text:p>
          </table:table-cell>
          <table:table-cell table:style-name="ce31" office:value-type="float" office:value="105.901421704675" calcext:value-type="float">
            <text:p>105.9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Falls Churc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042824" calcext:value-type="float">
            <text:p>3,042,824 </text:p>
          </table:table-cell>
          <table:table-cell table:style-name="ce31" office:value-type="float" office:value="269.75390070922" calcext:value-type="float">
            <text:p>269.75 </text:p>
          </table:table-cell>
          <table:table-cell table:style-name="ce31" office:value-type="float" office:value="343.637444195287" calcext:value-type="float">
            <text:p>343.6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47983" calcext:value-type="float">
            <text:p>1,147,983 </text:p>
          </table:table-cell>
          <table:table-cell table:style-name="ce31" office:value-type="float" office:value="135.040936360428" calcext:value-type="float">
            <text:p>135.04 </text:p>
          </table:table-cell>
          <table:table-cell table:style-name="ce31" office:value-type="float" office:value="172.02762262429" calcext:value-type="float">
            <text:p>172.0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Frederick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95671" calcext:value-type="float">
            <text:p>2,495,671 </text:p>
          </table:table-cell>
          <table:table-cell table:style-name="ce31" office:value-type="float" office:value="112.326537042038" calcext:value-type="float">
            <text:p>112.33 </text:p>
          </table:table-cell>
          <table:table-cell table:style-name="ce31" office:value-type="float" office:value="143.091921944222" calcext:value-type="float">
            <text:p>143.0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Gal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08022" calcext:value-type="float">
            <text:p>508,022 </text:p>
          </table:table-cell>
          <table:table-cell table:style-name="ce31" office:value-type="float" office:value="74.8081284052422" calcext:value-type="float">
            <text:p>74.81 </text:p>
          </table:table-cell>
          <table:table-cell table:style-name="ce31" office:value-type="float" office:value="95.2975062923035" calcext:value-type="float">
            <text:p>95.3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702170" calcext:value-type="float">
            <text:p>13,702,170 </text:p>
          </table:table-cell>
          <table:table-cell table:style-name="ce31" office:value-type="float" office:value="93.9392713660858" calcext:value-type="float">
            <text:p>93.94 </text:p>
          </table:table-cell>
          <table:table-cell table:style-name="ce31" office:value-type="float" office:value="119.668523928432" calcext:value-type="float">
            <text:p>119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Harriso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516090" calcext:value-type="float">
            <text:p>2,516,090 </text:p>
          </table:table-cell>
          <table:table-cell table:style-name="ce31" office:value-type="float" office:value="56.2795535374774" calcext:value-type="float">
            <text:p>56.28 </text:p>
          </table:table-cell>
          <table:table-cell table:style-name="ce31" office:value-type="float" office:value="71.6940955709025" calcext:value-type="float">
            <text:p>71.6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Hopew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44033" calcext:value-type="float">
            <text:p>1,844,033 </text:p>
          </table:table-cell>
          <table:table-cell table:style-name="ce31" office:value-type="float" office:value="81.2528310200485" calcext:value-type="float">
            <text:p>81.25 </text:p>
          </table:table-cell>
          <table:table-cell table:style-name="ce31" office:value-type="float" office:value="103.507363978617" calcext:value-type="float">
            <text:p>103.5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Lex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51750" calcext:value-type="float">
            <text:p>351,750 </text:p>
          </table:table-cell>
          <table:table-cell table:style-name="ce31" office:value-type="float" office:value="48.4437405316072" calcext:value-type="float">
            <text:p>48.44 </text:p>
          </table:table-cell>
          <table:table-cell table:style-name="ce31" office:value-type="float" office:value="61.7121129287609" calcext:value-type="float">
            <text:p>61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Lynch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77647" calcext:value-type="float">
            <text:p>2,977,647 </text:p>
          </table:table-cell>
          <table:table-cell table:style-name="ce31" office:value-type="float" office:value="42.6976253979179" calcext:value-type="float">
            <text:p>42.70 </text:p>
          </table:table-cell>
          <table:table-cell table:style-name="ce31" office:value-type="float" office:value="54.3921805259248" calcext:value-type="float">
            <text:p>54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Manassa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886081" calcext:value-type="float">
            <text:p>3,886,081 </text:p>
          </table:table-cell>
          <table:table-cell table:style-name="ce31" office:value-type="float" office:value="106.386361147613" calcext:value-type="float">
            <text:p>106.39 </text:p>
          </table:table-cell>
          <table:table-cell table:style-name="ce31" office:value-type="float" office:value="135.524777012994" calcext:value-type="float">
            <text:p>135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Manassas Par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23719" calcext:value-type="float">
            <text:p>2,023,719 </text:p>
          </table:table-cell>
          <table:table-cell table:style-name="ce31" office:value-type="float" office:value="145.069462365591" calcext:value-type="float">
            <text:p>145.07 </text:p>
          </table:table-cell>
          <table:table-cell table:style-name="ce31" office:value-type="float" office:value="184.802885693331" calcext:value-type="float">
            <text:p>184.8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Martin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512827" calcext:value-type="float">
            <text:p>3,512,827 </text:p>
          </table:table-cell>
          <table:table-cell table:style-name="ce31" office:value-type="float" office:value="240.423448087058" calcext:value-type="float">
            <text:p>240.42 </text:p>
          </table:table-cell>
          <table:table-cell table:style-name="ce31" office:value-type="float" office:value="306.273603488363" calcext:value-type="float">
            <text:p>306.2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Newport New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3016917" calcext:value-type="float">
            <text:p>23,016,917 </text:p>
          </table:table-cell>
          <table:table-cell table:style-name="ce31" office:value-type="float" office:value="126.135298501737" calcext:value-type="float">
            <text:p>126.14 </text:p>
          </table:table-cell>
          <table:table-cell table:style-name="ce31" office:value-type="float" office:value="160.682798231971" calcext:value-type="float">
            <text:p>160.6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Norfol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835570" calcext:value-type="float">
            <text:p>11,835,570 </text:p>
          </table:table-cell>
          <table:table-cell table:style-name="ce31" office:value-type="float" office:value="50.1534830308449" calcext:value-type="float">
            <text:p>50.15 </text:p>
          </table:table-cell>
          <table:table-cell table:style-name="ce31" office:value-type="float" office:value="63.8901409058371" calcext:value-type="float">
            <text:p>63.8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Nor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69054" calcext:value-type="float">
            <text:p>469,054 </text:p>
          </table:table-cell>
          <table:table-cell table:style-name="ce31" office:value-type="float" office:value="124.450517378615" calcext:value-type="float">
            <text:p>124.45 </text:p>
          </table:table-cell>
          <table:table-cell table:style-name="ce31" office:value-type="float" office:value="158.536568362241" calcext:value-type="float">
            <text:p>158.5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Peter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788770" calcext:value-type="float">
            <text:p>3,788,770 </text:p>
          </table:table-cell>
          <table:table-cell table:style-name="ce31" office:value-type="float" office:value="119.943332911232" calcext:value-type="float">
            <text:p>119.94 </text:p>
          </table:table-cell>
          <table:table-cell table:style-name="ce31" office:value-type="float" office:value="152.794900320311" calcext:value-type="float">
            <text:p>152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Poquo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17338" calcext:value-type="float">
            <text:p>1,617,338 </text:p>
          </table:table-cell>
          <table:table-cell table:style-name="ce31" office:value-type="float" office:value="135.364747238031" calcext:value-type="float">
            <text:p>135.36 </text:p>
          </table:table-cell>
          <table:table-cell table:style-name="ce31" office:value-type="float" office:value="172.44012284056" calcext:value-type="float">
            <text:p>172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Portsmou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966383" calcext:value-type="float">
            <text:p>6,966,383 </text:p>
          </table:table-cell>
          <table:table-cell table:style-name="ce31" office:value-type="float" office:value="70.6938392376932" calcext:value-type="float">
            <text:p>70.69 </text:p>
          </table:table-cell>
          <table:table-cell table:style-name="ce31" office:value-type="float" office:value="90.0563445871353" calcext:value-type="float">
            <text:p>90.0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Ra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33442" calcext:value-type="float">
            <text:p>933,442 </text:p>
          </table:table-cell>
          <table:table-cell table:style-name="ce31" office:value-type="float" office:value="59.8628871929712" calcext:value-type="float">
            <text:p>59.86 </text:p>
          </table:table-cell>
          <table:table-cell table:style-name="ce31" office:value-type="float" office:value="76.2588770841092" calcext:value-type="float">
            <text:p>76.2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396602" calcext:value-type="float">
            <text:p>15,396,602 </text:p>
          </table:table-cell>
          <table:table-cell table:style-name="ce31" office:value-type="float" office:value="78.8356477214542" calcext:value-type="float">
            <text:p>78.84 </text:p>
          </table:table-cell>
          <table:table-cell table:style-name="ce31" office:value-type="float" office:value="100.428132543236" calcext:value-type="float">
            <text:p>100.4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947665" calcext:value-type="float">
            <text:p>6,947,665 </text:p>
          </table:table-cell>
          <table:table-cell table:style-name="ce31" office:value-type="float" office:value="74.3033987850787" calcext:value-type="float">
            <text:p>74.30 </text:p>
          </table:table-cell>
          <table:table-cell table:style-name="ce31" office:value-type="float" office:value="94.6545350647267" calcext:value-type="float">
            <text:p>94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Sale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45596" calcext:value-type="float">
            <text:p>1,645,596 </text:p>
          </table:table-cell>
          <table:table-cell table:style-name="ce31" office:value-type="float" office:value="65.7186900958466" calcext:value-type="float">
            <text:p>65.72 </text:p>
          </table:table-cell>
          <table:table-cell table:style-name="ce31" office:value-type="float" office:value="83.7185399025705" calcext:value-type="float">
            <text:p>83.7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Staun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64872" calcext:value-type="float">
            <text:p>1,764,872 </text:p>
          </table:table-cell>
          <table:table-cell table:style-name="ce31" office:value-type="float" office:value="76.9443257618695" calcext:value-type="float">
            <text:p>76.94 </text:p>
          </table:table-cell>
          <table:table-cell table:style-name="ce31" office:value-type="float" office:value="98.0187918714856" calcext:value-type="float">
            <text:p>98.0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Suffol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683928" calcext:value-type="float">
            <text:p>6,683,928 </text:p>
          </table:table-cell>
          <table:table-cell table:style-name="ce31" office:value-type="float" office:value="82.305261732074" calcext:value-type="float">
            <text:p>82.31 </text:p>
          </table:table-cell>
          <table:table-cell table:style-name="ce31" office:value-type="float" office:value="104.848047465018" calcext:value-type="float">
            <text:p>104.8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Virginia Beac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558582" calcext:value-type="float">
            <text:p>20,558,582 </text:p>
          </table:table-cell>
          <table:table-cell table:style-name="ce31" office:value-type="float" office:value="47.4757859100808" calcext:value-type="float">
            <text:p>47.48 </text:p>
          </table:table-cell>
          <table:table-cell table:style-name="ce31" office:value-type="float" office:value="60.4790428920947" calcext:value-type="float">
            <text:p>60.4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Waynesboro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22123" calcext:value-type="float">
            <text:p>1,822,123 </text:p>
          </table:table-cell>
          <table:table-cell table:style-name="ce31" office:value-type="float" office:value="89.2978681695663" calcext:value-type="float">
            <text:p>89.30 </text:p>
          </table:table-cell>
          <table:table-cell table:style-name="ce31" office:value-type="float" office:value="113.755875667412" calcext:value-type="float">
            <text:p>113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William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02990" calcext:value-type="float">
            <text:p>502,990 </text:p>
          </table:table-cell>
          <table:table-cell table:style-name="ce31" office:value-type="float" office:value="37.9758399395998" calcext:value-type="float">
            <text:p>37.98 </text:p>
          </table:table-cell>
          <table:table-cell table:style-name="ce31" office:value-type="float" office:value="48.3771339124416" calcext:value-type="float">
            <text:p>48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5" office:value-type="string" calcext:value-type="string">
            <text:p>Winchester</text:p>
          </table:table-cell>
          <table:table-cell table:style-name="ce11" office:value-type="string" calcext:value-type="string">
            <text:p>2006-2007</text:p>
          </table:table-cell>
          <table:table-cell table:style-name="ce23" office:value-type="float" office:value="2237409" calcext:value-type="float">
            <text:p>2,237,409 </text:p>
          </table:table-cell>
          <table:table-cell table:style-name="ce31" office:value-type="float" office:value="86.3997914735867" calcext:value-type="float">
            <text:p>86.40 </text:p>
          </table:table-cell>
          <table:table-cell table:style-name="ce31" office:value-type="float" office:value="110.064037787515" calcext:value-type="float">
            <text:p>110.0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ccomack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2308261" calcext:value-type="float">
            <text:p><text:s/>$2,308,261 </text:p>
          </table:table-cell>
          <table:table-cell table:style-name="ce30" office:value-type="float" office:value="59.2773754494093" calcext:value-type="float">
            <text:p><text:s/>$59.28 </text:p>
          </table:table-cell>
          <table:table-cell table:style-name="ce31" office:value-type="float" office:value="84.498213893969" calcext:value-type="float">
            <text:p>84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lbemar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666101" calcext:value-type="float">
            <text:p>9,666,101 </text:p>
          </table:table-cell>
          <table:table-cell table:style-name="ce31" office:value-type="float" office:value="103.269206525571" calcext:value-type="float">
            <text:p>103.27 </text:p>
          </table:table-cell>
          <table:table-cell table:style-name="ce31" office:value-type="float" office:value="147.207318736733" calcext:value-type="float">
            <text:p>147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lleghan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77947" calcext:value-type="float">
            <text:p>1,777,947 </text:p>
          </table:table-cell>
          <table:table-cell table:style-name="ce31" office:value-type="float" office:value="103.609965034965" calcext:value-type="float">
            <text:p>103.61 </text:p>
          </table:table-cell>
          <table:table-cell table:style-name="ce31" office:value-type="float" office:value="147.693060306677" calcext:value-type="float">
            <text:p>147.6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mel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33799" calcext:value-type="float">
            <text:p>1,133,799 </text:p>
          </table:table-cell>
          <table:table-cell table:style-name="ce31" office:value-type="float" office:value="88.8348350701246" calcext:value-type="float">
            <text:p>88.83 </text:p>
          </table:table-cell>
          <table:table-cell table:style-name="ce31" office:value-type="float" office:value="126.63153248742" calcext:value-type="float">
            <text:p>126.6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mhers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18371" calcext:value-type="float">
            <text:p>1,818,371 </text:p>
          </table:table-cell>
          <table:table-cell table:style-name="ce31" office:value-type="float" office:value="55.2159297947285" calcext:value-type="float">
            <text:p>55.22 </text:p>
          </table:table-cell>
          <table:table-cell table:style-name="ce31" office:value-type="float" office:value="78.7087385495209" calcext:value-type="float">
            <text:p>78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ppomatto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75801" calcext:value-type="float">
            <text:p>1,175,801 </text:p>
          </table:table-cell>
          <table:table-cell table:style-name="ce31" office:value-type="float" office:value="80.8499621811181" calcext:value-type="float">
            <text:p>80.85 </text:p>
          </table:table-cell>
          <table:table-cell table:style-name="ce31" office:value-type="float" office:value="115.249323133916" calcext:value-type="float">
            <text:p>115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rl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083762" calcext:value-type="float">
            <text:p>28,083,762 </text:p>
          </table:table-cell>
          <table:table-cell table:style-name="ce31" office:value-type="float" office:value="139.606995322201" calcext:value-type="float">
            <text:p>139.61 </text:p>
          </table:table-cell>
          <table:table-cell table:style-name="ce31" office:value-type="float" office:value="199.005803856777" calcext:value-type="float">
            <text:p>199.0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August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394410" calcext:value-type="float">
            <text:p>3,394,410 </text:p>
          </table:table-cell>
          <table:table-cell table:style-name="ce31" office:value-type="float" office:value="47.9795609707832" calcext:value-type="float">
            <text:p>47.98 </text:p>
          </table:table-cell>
          <table:table-cell table:style-name="ce31" office:value-type="float" office:value="68.3935004664307" calcext:value-type="float">
            <text:p>68.3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a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79427" calcext:value-type="float">
            <text:p>479,427 </text:p>
          </table:table-cell>
          <table:table-cell table:style-name="ce31" office:value-type="float" office:value="96.5807816277196" calcext:value-type="float">
            <text:p>96.58 </text:p>
          </table:table-cell>
          <table:table-cell table:style-name="ce31" office:value-type="float" office:value="137.673159146372" calcext:value-type="float">
            <text:p>137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72716" calcext:value-type="float">
            <text:p>2,872,716 </text:p>
          </table:table-cell>
          <table:table-cell table:style-name="ce31" office:value-type="float" office:value="43.226687933551" calcext:value-type="float">
            <text:p>43.23 </text:p>
          </table:table-cell>
          <table:table-cell table:style-name="ce31" office:value-type="float" office:value="61.6184150402266" calcext:value-type="float">
            <text:p>61.6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34977" calcext:value-type="float">
            <text:p>534,977 </text:p>
          </table:table-cell>
          <table:table-cell table:style-name="ce31" office:value-type="float" office:value="74.7696715583508" calcext:value-type="float">
            <text:p>74.77 </text:p>
          </table:table-cell>
          <table:table-cell table:style-name="ce31" office:value-type="float" office:value="106.582041668012" calcext:value-type="float">
            <text:p>106.5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otetour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45093" calcext:value-type="float">
            <text:p>1,845,093 </text:p>
          </table:table-cell>
          <table:table-cell table:style-name="ce31" office:value-type="float" office:value="55.674029148185" calcext:value-type="float">
            <text:p>55.67 </text:p>
          </table:table-cell>
          <table:table-cell table:style-name="ce31" office:value-type="float" office:value="79.36174615756" calcext:value-type="float">
            <text:p>79.3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runsw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40349" calcext:value-type="float">
            <text:p>740,349 </text:p>
          </table:table-cell>
          <table:table-cell table:style-name="ce31" office:value-type="float" office:value="39.9842838626053" calcext:value-type="float">
            <text:p>39.98 </text:p>
          </table:table-cell>
          <table:table-cell table:style-name="ce31" office:value-type="float" office:value="56.9964601942116" calcext:value-type="float">
            <text:p>57.0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uchana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96999" calcext:value-type="float">
            <text:p>1,296,999 </text:p>
          </table:table-cell>
          <table:table-cell table:style-name="ce31" office:value-type="float" office:value="54.5599444724886" calcext:value-type="float">
            <text:p>54.56 </text:p>
          </table:table-cell>
          <table:table-cell table:style-name="ce31" office:value-type="float" office:value="77.7736501173882" calcext:value-type="float">
            <text:p>77.7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Buckingh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99617" calcext:value-type="float">
            <text:p>899,617 </text:p>
          </table:table-cell>
          <table:table-cell table:style-name="ce31" office:value-type="float" office:value="55.0493819605923" calcext:value-type="float">
            <text:p>55.05 </text:p>
          </table:table-cell>
          <table:table-cell table:style-name="ce31" office:value-type="float" office:value="78.4713293456598" calcext:value-type="float">
            <text:p>78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ampb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99897" calcext:value-type="float">
            <text:p>2,999,897 </text:p>
          </table:table-cell>
          <table:table-cell table:style-name="ce31" office:value-type="float" office:value="57.5663378876267" calcext:value-type="float">
            <text:p>57.57 </text:p>
          </table:table-cell>
          <table:table-cell table:style-name="ce31" office:value-type="float" office:value="82.059178481554" calcext:value-type="float">
            <text:p>82.0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arolin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78637" calcext:value-type="float">
            <text:p>1,378,637 </text:p>
          </table:table-cell>
          <table:table-cell table:style-name="ce31" office:value-type="float" office:value="51.9123771510336" calcext:value-type="float">
            <text:p>51.91 </text:p>
          </table:table-cell>
          <table:table-cell table:style-name="ce31" office:value-type="float" office:value="73.9996181510451" calcext:value-type="float">
            <text:p>74.0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arro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16219" calcext:value-type="float">
            <text:p>1,316,219 </text:p>
          </table:table-cell>
          <table:table-cell table:style-name="ce31" office:value-type="float" office:value="43.5099335559155" calcext:value-type="float">
            <text:p>43.51 </text:p>
          </table:table-cell>
          <table:table-cell table:style-name="ce31" office:value-type="float" office:value="62.0221736243682" calcext:value-type="float">
            <text:p>62.0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harles Cit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89274" calcext:value-type="float">
            <text:p>689,274 </text:p>
          </table:table-cell>
          <table:table-cell table:style-name="ce31" office:value-type="float" office:value="97.4789987271956" calcext:value-type="float">
            <text:p>97.48 </text:p>
          </table:table-cell>
          <table:table-cell table:style-name="ce31" office:value-type="float" office:value="138.95354209213" calcext:value-type="float">
            <text:p>138.9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harlott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05161" calcext:value-type="float">
            <text:p>1,005,161 </text:p>
          </table:table-cell>
          <table:table-cell table:style-name="ce31" office:value-type="float" office:value="79.1714713295526" calcext:value-type="float">
            <text:p>79.17 </text:p>
          </table:table-cell>
          <table:table-cell table:style-name="ce31" office:value-type="float" office:value="112.856682131858" calcext:value-type="float">
            <text:p>112.8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hesterfiel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257273" calcext:value-type="float">
            <text:p>18,257,273 </text:p>
          </table:table-cell>
          <table:table-cell table:style-name="ce31" office:value-type="float" office:value="61.1181436859143" calcext:value-type="float">
            <text:p>61.12 </text:p>
          </table:table-cell>
          <table:table-cell table:style-name="ce31" office:value-type="float" office:value="87.1221766959349" calcext:value-type="float">
            <text:p>87.1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lar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95701" calcext:value-type="float">
            <text:p>1,195,701 </text:p>
          </table:table-cell>
          <table:table-cell table:style-name="ce31" office:value-type="float" office:value="84.3528042328042" calcext:value-type="float">
            <text:p>84.35 </text:p>
          </table:table-cell>
          <table:table-cell table:style-name="ce31" office:value-type="float" office:value="120.242524919187" calcext:value-type="float">
            <text:p>120.2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rai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76633" calcext:value-type="float">
            <text:p>376,633 </text:p>
          </table:table-cell>
          <table:table-cell table:style-name="ce31" office:value-type="float" office:value="71.3996208530806" calcext:value-type="float">
            <text:p>71.40 </text:p>
          </table:table-cell>
          <table:table-cell table:style-name="ce31" office:value-type="float" office:value="101.778130172799" calcext:value-type="float">
            <text:p>101.7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ulpep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12904" calcext:value-type="float">
            <text:p>3,212,904 </text:p>
          </table:table-cell>
          <table:table-cell table:style-name="ce31" office:value-type="float" office:value="70.6055158773761" calcext:value-type="float">
            <text:p>70.61 </text:p>
          </table:table-cell>
          <table:table-cell table:style-name="ce31" office:value-type="float" office:value="100.646156100354" calcext:value-type="float">
            <text:p>100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Cumber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59476" calcext:value-type="float">
            <text:p>1,059,476 </text:p>
          </table:table-cell>
          <table:table-cell table:style-name="ce31" office:value-type="float" office:value="107.900600875853" calcext:value-type="float">
            <text:p>107.90 </text:p>
          </table:table-cell>
          <table:table-cell table:style-name="ce31" office:value-type="float" office:value="153.809239747413" calcext:value-type="float">
            <text:p>153.8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Dicken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70747" calcext:value-type="float">
            <text:p>1,370,747 </text:p>
          </table:table-cell>
          <table:table-cell table:style-name="ce31" office:value-type="float" office:value="86.761630482942" calcext:value-type="float">
            <text:p>86.76 </text:p>
          </table:table-cell>
          <table:table-cell table:style-name="ce31" office:value-type="float" office:value="123.676238273977" calcext:value-type="float">
            <text:p>123.6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Dinwiddi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81297" calcext:value-type="float">
            <text:p>1,781,297 </text:p>
          </table:table-cell>
          <table:table-cell table:style-name="ce31" office:value-type="float" office:value="68.1966692189893" calcext:value-type="float">
            <text:p>68.20 </text:p>
          </table:table-cell>
          <table:table-cell table:style-name="ce31" office:value-type="float" office:value="97.2124136541849" calcext:value-type="float">
            <text:p>97.2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Es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17663" calcext:value-type="float">
            <text:p>917,663 </text:p>
          </table:table-cell>
          <table:table-cell table:style-name="ce31" office:value-type="float" office:value="85.2133902869347" calcext:value-type="float">
            <text:p>85.21 </text:p>
          </table:table-cell>
          <table:table-cell table:style-name="ce31" office:value-type="float" office:value="121.469265879372" calcext:value-type="float">
            <text:p>121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2104593" calcext:value-type="float">
            <text:p>72,104,593 </text:p>
          </table:table-cell>
          <table:table-cell table:style-name="ce31" office:value-type="float" office:value="71.2135688268386" calcext:value-type="float">
            <text:p>71.21 </text:p>
          </table:table-cell>
          <table:table-cell table:style-name="ce31" office:value-type="float" office:value="101.512918297449" calcext:value-type="float">
            <text:p>101.5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auqui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191937" calcext:value-type="float">
            <text:p>4,191,937 </text:p>
          </table:table-cell>
          <table:table-cell table:style-name="ce31" office:value-type="float" office:value="64.1763805324638" calcext:value-type="float">
            <text:p>64.18 </text:p>
          </table:table-cell>
          <table:table-cell table:style-name="ce31" office:value-type="float" office:value="91.4816063980597" calcext:value-type="float">
            <text:p>91.4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loy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93588" calcext:value-type="float">
            <text:p>693,588 </text:p>
          </table:table-cell>
          <table:table-cell table:style-name="ce31" office:value-type="float" office:value="45.9086576648133" calcext:value-type="float">
            <text:p>45.91 </text:p>
          </table:table-cell>
          <table:table-cell table:style-name="ce31" office:value-type="float" office:value="65.4414866639486" calcext:value-type="float">
            <text:p>65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luvann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80337" calcext:value-type="float">
            <text:p>1,180,337 </text:p>
          </table:table-cell>
          <table:table-cell table:style-name="ce31" office:value-type="float" office:value="45.2982691791073" calcext:value-type="float">
            <text:p>45.30 </text:p>
          </table:table-cell>
          <table:table-cell table:style-name="ce31" office:value-type="float" office:value="64.5713952263205" calcext:value-type="float">
            <text:p>64.5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19135" calcext:value-type="float">
            <text:p>1,119,135 </text:p>
          </table:table-cell>
          <table:table-cell table:style-name="ce31" office:value-type="float" office:value="21.4385464158461" calcext:value-type="float">
            <text:p>21.44 </text:p>
          </table:table-cell>
          <table:table-cell table:style-name="ce31" office:value-type="float" office:value="30.5600385794408" calcext:value-type="float">
            <text:p>30.5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Freder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445600" calcext:value-type="float">
            <text:p>6,445,600 </text:p>
          </table:table-cell>
          <table:table-cell table:style-name="ce31" office:value-type="float" office:value="88.3576197069185" calcext:value-type="float">
            <text:p>88.36 </text:p>
          </table:table-cell>
          <table:table-cell table:style-name="ce31" office:value-type="float" office:value="125.951275550807" calcext:value-type="float">
            <text:p>125.9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ile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73501" calcext:value-type="float">
            <text:p>473,501 </text:p>
          </table:table-cell>
          <table:table-cell table:style-name="ce31" office:value-type="float" office:value="28.5172849915683" calcext:value-type="float">
            <text:p>28.52 </text:p>
          </table:table-cell>
          <table:table-cell table:style-name="ce31" office:value-type="float" office:value="40.6505792239292" calcext:value-type="float">
            <text:p>40.6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loucest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372287" calcext:value-type="float">
            <text:p>2,372,287 </text:p>
          </table:table-cell>
          <table:table-cell table:style-name="ce31" office:value-type="float" office:value="65.0137575707748" calcext:value-type="float">
            <text:p>65.01 </text:p>
          </table:table-cell>
          <table:table-cell table:style-name="ce31" office:value-type="float" office:value="92.6752635658519" calcext:value-type="float">
            <text:p>92.6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ooch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94667" calcext:value-type="float">
            <text:p>694,667 </text:p>
          </table:table-cell>
          <table:table-cell table:style-name="ce31" office:value-type="float" office:value="33.9856653620352" calcext:value-type="float">
            <text:p>33.99 </text:p>
          </table:table-cell>
          <table:table-cell table:style-name="ce31" office:value-type="float" office:value="48.4456000171769" calcext:value-type="float">
            <text:p>48.4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ray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59617" calcext:value-type="float">
            <text:p>659,617 </text:p>
          </table:table-cell>
          <table:table-cell table:style-name="ce31" office:value-type="float" office:value="40.7447649638644" calcext:value-type="float">
            <text:p>40.74 </text:p>
          </table:table-cell>
          <table:table-cell table:style-name="ce31" office:value-type="float" office:value="58.0805043893085" calcext:value-type="float">
            <text:p>58.0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reen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71136" calcext:value-type="float">
            <text:p>1,271,136 </text:p>
          </table:table-cell>
          <table:table-cell table:style-name="ce31" office:value-type="float" office:value="71.7588348199164" calcext:value-type="float">
            <text:p>71.76 </text:p>
          </table:table-cell>
          <table:table-cell table:style-name="ce31" office:value-type="float" office:value="102.290179472777" calcext:value-type="float">
            <text:p>102.2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Green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68417" calcext:value-type="float">
            <text:p>568,417 </text:p>
          </table:table-cell>
          <table:table-cell table:style-name="ce31" office:value-type="float" office:value="47.1363297122481" calcext:value-type="float">
            <text:p>47.14 </text:p>
          </table:table-cell>
          <table:table-cell table:style-name="ce31" office:value-type="float" office:value="67.1914982741004" calcext:value-type="float">
            <text:p>67.1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Hali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81763" calcext:value-type="float">
            <text:p>2,481,763 </text:p>
          </table:table-cell>
          <table:table-cell table:style-name="ce31" office:value-type="float" office:value="67.6395573846447" calcext:value-type="float">
            <text:p>67.64 </text:p>
          </table:table-cell>
          <table:table-cell table:style-name="ce31" office:value-type="float" office:value="96.4182665688187" calcext:value-type="float">
            <text:p>96.4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Hanov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262347" calcext:value-type="float">
            <text:p>8,262,347 </text:p>
          </table:table-cell>
          <table:table-cell table:style-name="ce31" office:value-type="float" office:value="84.682091647962" calcext:value-type="float">
            <text:p>84.68 </text:p>
          </table:table-cell>
          <table:table-cell table:style-name="ce31" office:value-type="float" office:value="120.711914770334" calcext:value-type="float">
            <text:p>120.7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Henrico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196977" calcext:value-type="float">
            <text:p>13,196,977 </text:p>
          </table:table-cell>
          <table:table-cell table:style-name="ce31" office:value-type="float" office:value="45.5401086311372" calcext:value-type="float">
            <text:p>45.54 </text:p>
          </table:table-cell>
          <table:table-cell table:style-name="ce31" office:value-type="float" office:value="64.9161304915156" calcext:value-type="float">
            <text:p>64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Hen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470920" calcext:value-type="float">
            <text:p>3,470,920 </text:p>
          </table:table-cell>
          <table:table-cell table:style-name="ce31" office:value-type="float" office:value="62.7891242605691" calcext:value-type="float">
            <text:p>62.79 </text:p>
          </table:table-cell>
          <table:table-cell table:style-name="ce31" office:value-type="float" office:value="89.5041120117175" calcext:value-type="float">
            <text:p>89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High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1436" calcext:value-type="float">
            <text:p>191,436 </text:p>
          </table:table-cell>
          <table:table-cell table:style-name="ce31" office:value-type="float" office:value="80.3003355704698" calcext:value-type="float">
            <text:p>80.30 </text:p>
          </table:table-cell>
          <table:table-cell table:style-name="ce31" office:value-type="float" office:value="114.46584602218" calcext:value-type="float">
            <text:p>114.4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Isle of Wigh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26294" calcext:value-type="float">
            <text:p>1,926,294 </text:p>
          </table:table-cell>
          <table:table-cell table:style-name="ce31" office:value-type="float" office:value="57.3097108175652" calcext:value-type="float">
            <text:p>57.31 </text:p>
          </table:table-cell>
          <table:table-cell table:style-name="ce31" office:value-type="float" office:value="81.6933638871554" calcext:value-type="float">
            <text:p>81.6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James Cit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929044" calcext:value-type="float">
            <text:p>5,929,044 </text:p>
          </table:table-cell>
          <table:table-cell table:style-name="ce31" office:value-type="float" office:value="96.0340141563679" calcext:value-type="float">
            <text:p>96.03 </text:p>
          </table:table-cell>
          <table:table-cell table:style-name="ce31" office:value-type="float" office:value="136.89375765644" calcext:value-type="float">
            <text:p>136.8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King &amp; Quee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67440" calcext:value-type="float">
            <text:p>767,440 </text:p>
          </table:table-cell>
          <table:table-cell table:style-name="ce31" office:value-type="float" office:value="110.232691755243" calcext:value-type="float">
            <text:p>110.23 </text:p>
          </table:table-cell>
          <table:table-cell table:style-name="ce31" office:value-type="float" office:value="157.13356901221" calcext:value-type="float">
            <text:p>157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King Geor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72719" calcext:value-type="float">
            <text:p>972,719 </text:p>
          </table:table-cell>
          <table:table-cell table:style-name="ce31" office:value-type="float" office:value="43.8063048862869" calcext:value-type="float">
            <text:p>43.81 </text:p>
          </table:table-cell>
          <table:table-cell table:style-name="ce31" office:value-type="float" office:value="62.4446425322086" calcext:value-type="float">
            <text:p>62.4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King Willi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63749" calcext:value-type="float">
            <text:p>1,163,749 </text:p>
          </table:table-cell>
          <table:table-cell table:style-name="ce31" office:value-type="float" office:value="75.9875285667646" calcext:value-type="float">
            <text:p>75.99 </text:p>
          </table:table-cell>
          <table:table-cell table:style-name="ce31" office:value-type="float" office:value="108.318062219007" calcext:value-type="float">
            <text:p>108.3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Lancaster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881275" calcext:value-type="float">
            <text:p><text:s/>$881,275 </text:p>
          </table:table-cell>
          <table:table-cell table:style-name="ce30" office:value-type="float" office:value="74.7476675148431" calcext:value-type="float">
            <text:p><text:s/>$74.75 </text:p>
          </table:table-cell>
          <table:table-cell table:style-name="ce31" office:value-type="float" office:value="106.550675529401" calcext:value-type="float">
            <text:p>106.5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Le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08293" calcext:value-type="float">
            <text:p>1,308,293 </text:p>
          </table:table-cell>
          <table:table-cell table:style-name="ce31" office:value-type="float" office:value="54.8090909090909" calcext:value-type="float">
            <text:p>54.81 </text:p>
          </table:table-cell>
          <table:table-cell table:style-name="ce31" office:value-type="float" office:value="78.1288012814087" calcext:value-type="float">
            <text:p>78.1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Loudou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435368" calcext:value-type="float">
            <text:p>19,435,368 </text:p>
          </table:table-cell>
          <table:table-cell table:style-name="ce31" office:value-type="float" office:value="70.5212267231745" calcext:value-type="float">
            <text:p>70.52 </text:p>
          </table:table-cell>
          <table:table-cell table:style-name="ce31" office:value-type="float" office:value="100.526004306745" calcext:value-type="float">
            <text:p>100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Louis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82361" calcext:value-type="float">
            <text:p>1,682,361 </text:p>
          </table:table-cell>
          <table:table-cell table:style-name="ce31" office:value-type="float" office:value="53.9616063123456" calcext:value-type="float">
            <text:p>53.96 </text:p>
          </table:table-cell>
          <table:table-cell table:style-name="ce31" office:value-type="float" office:value="76.9207360763501" calcext:value-type="float">
            <text:p>76.9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Lune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22295" calcext:value-type="float">
            <text:p>722,295 </text:p>
          </table:table-cell>
          <table:table-cell table:style-name="ce31" office:value-type="float" office:value="54.4635047504147" calcext:value-type="float">
            <text:p>54.46 </text:p>
          </table:table-cell>
          <table:table-cell table:style-name="ce31" office:value-type="float" office:value="77.6361780346265" calcext:value-type="float">
            <text:p>77.6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Madi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33703" calcext:value-type="float">
            <text:p>633,703 </text:p>
          </table:table-cell>
          <table:table-cell table:style-name="ce31" office:value-type="float" office:value="45.8275238646225" calcext:value-type="float">
            <text:p>45.83 </text:p>
          </table:table-cell>
          <table:table-cell table:style-name="ce31" office:value-type="float" office:value="65.3258327377992" calcext:value-type="float">
            <text:p>65.3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Mathew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79958" calcext:value-type="float">
            <text:p>779,958 </text:p>
          </table:table-cell>
          <table:table-cell table:style-name="ce31" office:value-type="float" office:value="81.9283613445378" calcext:value-type="float">
            <text:p>81.93 </text:p>
          </table:table-cell>
          <table:table-cell table:style-name="ce31" office:value-type="float" office:value="116.786550490607" calcext:value-type="float">
            <text:p>116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Meckle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04674" calcext:value-type="float">
            <text:p>1,404,674 </text:p>
          </table:table-cell>
          <table:table-cell table:style-name="ce31" office:value-type="float" office:value="42.7030461482337" calcext:value-type="float">
            <text:p>42.70 </text:p>
          </table:table-cell>
          <table:table-cell table:style-name="ce31" office:value-type="float" office:value="60.8719785584474" calcext:value-type="float">
            <text:p>60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Middle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99170" calcext:value-type="float">
            <text:p>699,170 </text:p>
          </table:table-cell>
          <table:table-cell table:style-name="ce31" office:value-type="float" office:value="67.972972972973" calcext:value-type="float">
            <text:p>67.97 </text:p>
          </table:table-cell>
          <table:table-cell table:style-name="ce31" office:value-type="float" office:value="96.8935410134875" calcext:value-type="float">
            <text:p>96.8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Montgome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282183" calcext:value-type="float">
            <text:p>3,282,183 </text:p>
          </table:table-cell>
          <table:table-cell table:style-name="ce31" office:value-type="float" office:value="36.9473737532927" calcext:value-type="float">
            <text:p>36.95 </text:p>
          </table:table-cell>
          <table:table-cell table:style-name="ce31" office:value-type="float" office:value="52.6674311498595" calcext:value-type="float">
            <text:p>52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Nel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68007" calcext:value-type="float">
            <text:p>1,468,007 </text:p>
          </table:table-cell>
          <table:table-cell table:style-name="ce31" office:value-type="float" office:value="96.7576456630635" calcext:value-type="float">
            <text:p>96.76 </text:p>
          </table:table-cell>
          <table:table-cell table:style-name="ce31" office:value-type="float" office:value="137.925273801843" calcext:value-type="float">
            <text:p>137.9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New Ken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61786" calcext:value-type="float">
            <text:p>1,561,786 </text:p>
          </table:table-cell>
          <table:table-cell table:style-name="ce31" office:value-type="float" office:value="91.3966526217229" calcext:value-type="float">
            <text:p>91.40 </text:p>
          </table:table-cell>
          <table:table-cell table:style-name="ce31" office:value-type="float" office:value="130.283330594052" calcext:value-type="float">
            <text:p>130.2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Nort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63080" calcext:value-type="float">
            <text:p>1,563,080 </text:p>
          </table:table-cell>
          <table:table-cell table:style-name="ce31" office:value-type="float" office:value="118.334468922704" calcext:value-type="float">
            <text:p>118.33 </text:p>
          </table:table-cell>
          <table:table-cell table:style-name="ce31" office:value-type="float" office:value="168.682422091944" calcext:value-type="float">
            <text:p>168.6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Northumber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57475" calcext:value-type="float">
            <text:p>557,475 </text:p>
          </table:table-cell>
          <table:table-cell table:style-name="ce31" office:value-type="float" office:value="42.264973464746" calcext:value-type="float">
            <text:p>42.26 </text:p>
          </table:table-cell>
          <table:table-cell table:style-name="ce31" office:value-type="float" office:value="60.2475183992415" calcext:value-type="float">
            <text:p>60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Nottowa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82586" calcext:value-type="float">
            <text:p>882,586 </text:p>
          </table:table-cell>
          <table:table-cell table:style-name="ce31" office:value-type="float" office:value="56.485504" calcext:value-type="float">
            <text:p>56.49 </text:p>
          </table:table-cell>
          <table:table-cell table:style-name="ce31" office:value-type="float" office:value="80.5184804947062" calcext:value-type="float">
            <text:p>80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90699" calcext:value-type="float">
            <text:p>1,790,699 </text:p>
          </table:table-cell>
          <table:table-cell table:style-name="ce31" office:value-type="float" office:value="55.3299653936473" calcext:value-type="float">
            <text:p>55.33 </text:p>
          </table:table-cell>
          <table:table-cell table:style-name="ce31" office:value-type="float" office:value="78.8712930546066" calcext:value-type="float">
            <text:p>78.8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a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16361" calcext:value-type="float">
            <text:p>1,716,361 </text:p>
          </table:table-cell>
          <table:table-cell table:style-name="ce31" office:value-type="float" office:value="70.3109663676212" calcext:value-type="float">
            <text:p>70.31 </text:p>
          </table:table-cell>
          <table:table-cell table:style-name="ce31" office:value-type="float" office:value="100.226284146022" calcext:value-type="float">
            <text:p>100.2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atr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54173" calcext:value-type="float">
            <text:p>1,254,173 </text:p>
          </table:table-cell>
          <table:table-cell table:style-name="ce31" office:value-type="float" office:value="64.5682145799012" calcext:value-type="float">
            <text:p>64.57 </text:p>
          </table:table-cell>
          <table:table-cell table:style-name="ce31" office:value-type="float" office:value="92.0401546957919" calcext:value-type="float">
            <text:p>92.0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ittsylvan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177576" calcext:value-type="float">
            <text:p>3,177,576 </text:p>
          </table:table-cell>
          <table:table-cell table:style-name="ce31" office:value-type="float" office:value="51.4745589736113" calcext:value-type="float">
            <text:p>51.47 </text:p>
          </table:table-cell>
          <table:table-cell table:style-name="ce31" office:value-type="float" office:value="73.3755207830017" calcext:value-type="float">
            <text:p>73.38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owhata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203197" calcext:value-type="float">
            <text:p>2,203,197 </text:p>
          </table:table-cell>
          <table:table-cell table:style-name="ce31" office:value-type="float" office:value="80.2680341008452" calcext:value-type="float">
            <text:p>80.27 </text:p>
          </table:table-cell>
          <table:table-cell table:style-name="ce31" office:value-type="float" office:value="114.419801195318" calcext:value-type="float">
            <text:p>114.4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rince Edwa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66247" calcext:value-type="float">
            <text:p>1,466,247 </text:p>
          </table:table-cell>
          <table:table-cell table:style-name="ce31" office:value-type="float" office:value="68.9868730591889" calcext:value-type="float">
            <text:p>68.99 </text:p>
          </table:table-cell>
          <table:table-cell table:style-name="ce31" office:value-type="float" office:value="98.338826768848" calcext:value-type="float">
            <text:p>98.3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rince Geor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793709" calcext:value-type="float">
            <text:p>2,793,709 </text:p>
          </table:table-cell>
          <table:table-cell table:style-name="ce31" office:value-type="float" office:value="76.232952219827" calcext:value-type="float">
            <text:p>76.23 </text:p>
          </table:table-cell>
          <table:table-cell table:style-name="ce31" office:value-type="float" office:value="108.667906660902" calcext:value-type="float">
            <text:p>108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rince Willi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8633000" calcext:value-type="float">
            <text:p>28,633,000 </text:p>
          </table:table-cell>
          <table:table-cell table:style-name="ce31" office:value-type="float" office:value="76.9830536727797" calcext:value-type="float">
            <text:p>76.98 </text:p>
          </table:table-cell>
          <table:table-cell table:style-name="ce31" office:value-type="float" office:value="109.737154962353" calcext:value-type="float">
            <text:p>109.7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Pulaski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764260" calcext:value-type="float">
            <text:p>4,764,260 </text:p>
          </table:table-cell>
          <table:table-cell table:style-name="ce31" office:value-type="float" office:value="136.133382861388" calcext:value-type="float">
            <text:p>136.13 </text:p>
          </table:table-cell>
          <table:table-cell table:style-name="ce31" office:value-type="float" office:value="194.054268022519" calcext:value-type="float">
            <text:p>194.0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appahanno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10259" calcext:value-type="float">
            <text:p>710,259 </text:p>
          </table:table-cell>
          <table:table-cell table:style-name="ce31" office:value-type="float" office:value="98.7430835534548" calcext:value-type="float">
            <text:p>98.74 </text:p>
          </table:table-cell>
          <table:table-cell table:style-name="ce31" office:value-type="float" office:value="140.755459083555" calcext:value-type="float">
            <text:p>140.7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48076" calcext:value-type="float">
            <text:p>548,076 </text:p>
          </table:table-cell>
          <table:table-cell table:style-name="ce31" office:value-type="float" office:value="60.2678689245657" calcext:value-type="float">
            <text:p>60.27 </text:p>
          </table:table-cell>
          <table:table-cell table:style-name="ce31" office:value-type="float" office:value="85.9101341905376" calcext:value-type="float">
            <text:p>85.9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644589" calcext:value-type="float">
            <text:p>5,644,589 </text:p>
          </table:table-cell>
          <table:table-cell table:style-name="ce31" office:value-type="float" office:value="62.0953224351499" calcext:value-type="float">
            <text:p>62.10 </text:p>
          </table:table-cell>
          <table:table-cell table:style-name="ce31" office:value-type="float" office:value="88.515117229141" calcext:value-type="float">
            <text:p>88.52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ockbrid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21757" calcext:value-type="float">
            <text:p>1,421,757 </text:p>
          </table:table-cell>
          <table:table-cell table:style-name="ce31" office:value-type="float" office:value="64.3649327719679" calcext:value-type="float">
            <text:p>64.36 </text:p>
          </table:table-cell>
          <table:table-cell table:style-name="ce31" office:value-type="float" office:value="91.7503822563534" calcext:value-type="float">
            <text:p>91.7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ockingh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929615" calcext:value-type="float">
            <text:p>3,929,615 </text:p>
          </table:table-cell>
          <table:table-cell table:style-name="ce31" office:value-type="float" office:value="52.988336030205" calcext:value-type="float">
            <text:p>52.99 </text:p>
          </table:table-cell>
          <table:table-cell table:style-name="ce31" office:value-type="float" office:value="75.5333669518997" calcext:value-type="float">
            <text:p>75.5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Russ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02718" calcext:value-type="float">
            <text:p>702,718 </text:p>
          </table:table-cell>
          <table:table-cell table:style-name="ce31" office:value-type="float" office:value="24.4041673901719" calcext:value-type="float">
            <text:p>24.40 </text:p>
          </table:table-cell>
          <table:table-cell table:style-name="ce31" office:value-type="float" office:value="34.7874469880821" calcext:value-type="float">
            <text:p>34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cot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232869" calcext:value-type="float">
            <text:p>4,232,869 </text:p>
          </table:table-cell>
          <table:table-cell table:style-name="ce31" office:value-type="float" office:value="177.255820770519" calcext:value-type="float">
            <text:p>177.26 </text:p>
          </table:table-cell>
          <table:table-cell table:style-name="ce31" office:value-type="float" office:value="252.673134460909" calcext:value-type="float">
            <text:p>252.6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henandoa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80420" calcext:value-type="float">
            <text:p>1,880,420 </text:p>
          </table:table-cell>
          <table:table-cell table:style-name="ce31" office:value-type="float" office:value="46.1860784987965" calcext:value-type="float">
            <text:p>46.19 </text:p>
          </table:table-cell>
          <table:table-cell table:style-name="ce31" office:value-type="float" office:value="65.8369421778075" calcext:value-type="float">
            <text:p>65.8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my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72603" calcext:value-type="float">
            <text:p>1,472,603 </text:p>
          </table:table-cell>
          <table:table-cell table:style-name="ce31" office:value-type="float" office:value="45.6748549982941" calcext:value-type="float">
            <text:p>45.67 </text:p>
          </table:table-cell>
          <table:table-cell table:style-name="ce31" office:value-type="float" office:value="65.1082076080737" calcext:value-type="float">
            <text:p>65.1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out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08521" calcext:value-type="float">
            <text:p>1,308,521 </text:p>
          </table:table-cell>
          <table:table-cell table:style-name="ce31" office:value-type="float" office:value="71.3673847832015" calcext:value-type="float">
            <text:p>71.37 </text:p>
          </table:table-cell>
          <table:table-cell table:style-name="ce31" office:value-type="float" office:value="101.732178571415" calcext:value-type="float">
            <text:p>101.73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potsylvan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827200" calcext:value-type="float">
            <text:p>8,827,200 </text:p>
          </table:table-cell>
          <table:table-cell table:style-name="ce31" office:value-type="float" office:value="73.6170532162426" calcext:value-type="float">
            <text:p>73.62 </text:p>
          </table:table-cell>
          <table:table-cell table:style-name="ce31" office:value-type="float" office:value="104.939016981592" calcext:value-type="float">
            <text:p>104.94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taf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895867" calcext:value-type="float">
            <text:p>12,895,867 </text:p>
          </table:table-cell>
          <table:table-cell table:style-name="ce31" office:value-type="float" office:value="107.120096023657" calcext:value-type="float">
            <text:p>107.12 </text:p>
          </table:table-cell>
          <table:table-cell table:style-name="ce31" office:value-type="float" office:value="152.69665226448" calcext:value-type="float">
            <text:p>152.7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ur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87448" calcext:value-type="float">
            <text:p>787,448 </text:p>
          </table:table-cell>
          <table:table-cell table:style-name="ce31" office:value-type="float" office:value="109.291880638446" calcext:value-type="float">
            <text:p>109.29 </text:p>
          </table:table-cell>
          <table:table-cell table:style-name="ce31" office:value-type="float" office:value="155.792469505387" calcext:value-type="float">
            <text:p>155.7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Sus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91861" calcext:value-type="float">
            <text:p>891,861 </text:p>
          </table:table-cell>
          <table:table-cell table:style-name="ce31" office:value-type="float" office:value="73.3740024681201" calcext:value-type="float">
            <text:p>73.37 </text:p>
          </table:table-cell>
          <table:table-cell table:style-name="ce31" office:value-type="float" office:value="104.592555048245" calcext:value-type="float">
            <text:p>104.59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Tazew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61014" calcext:value-type="float">
            <text:p>1,661,014 </text:p>
          </table:table-cell>
          <table:table-cell table:style-name="ce31" office:value-type="float" office:value="38.6327247354343" calcext:value-type="float">
            <text:p>38.63 </text:p>
          </table:table-cell>
          <table:table-cell table:style-name="ce31" office:value-type="float" office:value="55.0698510730722" calcext:value-type="float">
            <text:p>55.07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Warre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84134" calcext:value-type="float">
            <text:p>1,684,134 </text:p>
          </table:table-cell>
          <table:table-cell table:style-name="ce31" office:value-type="float" office:value="47.0047726701834" calcext:value-type="float">
            <text:p>47.00 </text:p>
          </table:table-cell>
          <table:table-cell table:style-name="ce31" office:value-type="float" office:value="67.0039674498126" calcext:value-type="float">
            <text:p>67.0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Wash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75394" calcext:value-type="float">
            <text:p>2,475,394 </text:p>
          </table:table-cell>
          <table:table-cell table:style-name="ce31" office:value-type="float" office:value="46.7284705704685" calcext:value-type="float">
            <text:p>46.73 </text:p>
          </table:table-cell>
          <table:table-cell table:style-name="ce31" office:value-type="float" office:value="66.610106659856" calcext:value-type="float">
            <text:p>66.61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Westmore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35295" calcext:value-type="float">
            <text:p>935,295 </text:p>
          </table:table-cell>
          <table:table-cell table:style-name="ce31" office:value-type="float" office:value="55.3920639620965" calcext:value-type="float">
            <text:p>55.39 </text:p>
          </table:table-cell>
          <table:table-cell table:style-name="ce31" office:value-type="float" office:value="78.9598127989366" calcext:value-type="float">
            <text:p>78.96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Wis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66106" calcext:value-type="float">
            <text:p>1,666,106 </text:p>
          </table:table-cell>
          <table:table-cell table:style-name="ce31" office:value-type="float" office:value="40.8619708637857" calcext:value-type="float">
            <text:p>40.86 </text:p>
          </table:table-cell>
          <table:table-cell table:style-name="ce31" office:value-type="float" office:value="58.2475780683657" calcext:value-type="float">
            <text:p>58.25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Wyth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46393" calcext:value-type="float">
            <text:p>946,393 </text:p>
          </table:table-cell>
          <table:table-cell table:style-name="ce31" office:value-type="float" office:value="34.0221087823992" calcext:value-type="float">
            <text:p>34.02 </text:p>
          </table:table-cell>
          <table:table-cell table:style-name="ce31" office:value-type="float" office:value="48.4975490770939" calcext:value-type="float">
            <text:p>48.50 </text:p>
          </table:table-cell>
          <table:table-cell office:value-type="string" calcext:value-type="string">
            <text:p>AAH</text:p>
          </table:table-cell>
        </table:table-row>
        <table:table-row table:style-name="ro1">
          <table:table-cell table:style-name="ce6" office:value-type="string" calcext:value-type="string">
            <text:p>York</text:p>
          </table:table-cell>
          <table:table-cell table:style-name="ce11" office:value-type="string" calcext:value-type="string">
            <text:p>2006-2007</text:p>
          </table:table-cell>
          <table:table-cell table:style-name="ce23" office:value-type="float" office:value="8469089" calcext:value-type="float">
            <text:p>8,469,089 </text:p>
          </table:table-cell>
          <table:table-cell table:style-name="ce31" office:value-type="float" office:value="134.038506583945" calcext:value-type="float">
            <text:p>134.04 </text:p>
          </table:table-cell>
          <table:table-cell table:style-name="ce31" office:value-type="float" office:value="191.068081430573" calcext:value-type="float">
            <text:p>191.07 </text:p>
          </table:table-cell>
          <table:table-cell office:value-type="string" calcext:value-type="string">
            <text:p>AAH</text:p>
          </table:table-cell>
        </table:table-row>
      </table:table>
      <table:named-expressions/>
      <table:database-ranges>
        <table:database-range table:name="__Anonymous_Sheet_DB__0" table:target-range-address="Sheet1.A1:Sheet1.E93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min-integer-digits="1"/>
      <number:text> </number:text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$</number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/>
    </number:number-style>
    <number:number-style style:name="N149P1" style:volatile="true">
      <number:text/>
    </number:number-style>
    <number:number-style style:name="N149P2" style:volatile="true">
      <number:text/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integer-digits="1"/>
      <number:text> </number:text>
    </number:number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58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min-integer-digits="1"/>
      <number:text> </number:text>
    </number:number-style>
    <number:number-style style:name="N159">
      <style:text-properties fo:color="#ff0000"/>
      <number:text>-</number:text>
      <number:number number:min-integer-digits="1"/>
      <number:text> </number:text>
      <style:map style:condition="value()&gt;=0" style:apply-style-name="N159P0"/>
    </number:number-style>
    <number:number-style style:name="N160">
      <number:number number:decimal-places="3" number:min-integer-digits="1"/>
    </number:number-style>
    <number:number-style style:name="N161">
      <number:number number:decimal-places="1" number:min-integer-digits="1"/>
    </number:number-style>
    <number:number-style style:name="N162">
      <number:number number:decimal-places="1" number:min-integer-digits="1" number:grouping="true"/>
    </number:number-style>
    <number:number-style style:name="N165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4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">
      <number:text>(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">
      <number:text>(</number:text>
      <number:number number:decimal-places="2" number:min-integer-digits="1" number:grouping="true"/>
      <number:text>)</number:text>
      <style:map style:condition="value()&gt;=0" style:apply-style-name="N170P0"/>
    </number:number-style>
    <number:date-style style:name="N171">
      <number:month/>
      <number:text>/</number:text>
      <number:day/>
      <number:text>/</number:text>
      <number:year number:style="long"/>
    </number:date-style>
    <number:number-style style:name="N174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size-complex="8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28">
      <style:table-cell-properties fo:padding="0.028in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Currency_20_3" style:display-name="Currency 3" style:family="table-cell" style:parent-style-name="Default" style:data-style-name="N128">
      <style:table-cell-properties fo:padding="0.028in"/>
    </style:style>
    <style:style style:name="Comma_20_3" style:display-name="Comma 3" style:family="table-cell" style:parent-style-name="Default" style:data-style-name="N124">
      <style:table-cell-properties fo:padding="0.028in"/>
    </style:style>
    <style:style style:name="Currency_20_2" style:display-name="Currency 2" style:family="table-cell" style:parent-style-name="Default" style:data-style-name="N128">
      <style:table-cell-properties fo:padding="0.028in"/>
    </style:style>
    <style:style style:name="Comma_20_2" style:display-name="Comma 2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6:12:31.258739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2-22T19:41:50.338283617</meta:creation-date>
    <dc:date>2015-02-22T19:43:02.067209908</dc:date>
    <dc:creator>Martin </dc:creator>
    <meta:editing-duration>P0D</meta:editing-duration>
    <meta:editing-cycles>1</meta:editing-cycles>
    <meta:generator>LibreOffice/4.2.7.2$Linux_X86_64 LibreOffice_project/420m0$Build-2</meta:generator>
    <meta:document-statistic meta:table-count="1" meta:cell-count="5626" meta:object-count="0"/>
  </office:meta>
</office:document-meta>
</file>